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2.738cm"/>
    </style:style>
    <style:style style:name="co3" style:family="table-column">
      <style:table-column-properties fo:break-before="auto" style:column-width="1.674cm"/>
    </style:style>
    <style:style style:name="co4" style:family="table-column">
      <style:table-column-properties fo:break-before="auto" style:column-width="2.521cm"/>
    </style:style>
    <style:style style:name="co5" style:family="table-column">
      <style:table-column-properties fo:break-before="auto" style:column-width="1.124cm"/>
    </style:style>
    <style:style style:name="co6" style:family="table-column">
      <style:table-column-properties fo:break-before="auto" style:column-width="1.242cm"/>
    </style:style>
    <style:style style:name="co7" style:family="table-column">
      <style:table-column-properties fo:break-before="auto" style:column-width="1.143cm"/>
    </style:style>
    <style:style style:name="co8" style:family="table-column">
      <style:table-column-properties fo:break-before="auto" style:column-width="1.222cm"/>
    </style:style>
    <style:style style:name="co9" style:family="table-column">
      <style:table-column-properties fo:break-before="auto" style:column-width="1.418cm"/>
    </style:style>
    <style:style style:name="co10" style:family="table-column">
      <style:table-column-properties fo:break-before="auto" style:column-width="1.341cm"/>
    </style:style>
    <style:style style:name="co11" style:family="table-column">
      <style:table-column-properties fo:break-before="auto" style:column-width="2.54cm"/>
    </style:style>
    <style:style style:name="co12" style:family="table-column">
      <style:table-column-properties fo:break-before="auto" style:column-width="2.482cm"/>
    </style:style>
    <style:style style:name="co13" style:family="table-column">
      <style:table-column-properties fo:break-before="auto" style:column-width="1.852cm"/>
    </style:style>
    <style:style style:name="co14" style:family="table-column">
      <style:table-column-properties fo:break-before="auto" style:column-width="2.127cm"/>
    </style:style>
    <style:style style:name="co15" style:family="table-column">
      <style:table-column-properties fo:break-before="auto" style:column-width="1.104cm"/>
    </style:style>
    <style:style style:name="co16" style:family="table-column">
      <style:table-column-properties fo:break-before="auto" style:column-width="1.655cm"/>
    </style:style>
    <style:style style:name="co17" style:family="table-column">
      <style:table-column-properties fo:break-before="auto" style:column-width="0.848cm"/>
    </style:style>
    <style:style style:name="co18" style:family="table-column">
      <style:table-column-properties fo:break-before="auto" style:column-width="0.67cm"/>
    </style:style>
    <style:style style:name="co19" style:family="table-column">
      <style:table-column-properties fo:break-before="auto" style:column-width="2.147cm"/>
    </style:style>
    <style:style style:name="co20" style:family="table-column">
      <style:table-column-properties fo:break-before="auto" style:column-width="2.501cm"/>
    </style:style>
    <style:style style:name="co21" style:family="table-column">
      <style:table-column-properties fo:break-before="auto" style:column-width="2.935cm"/>
    </style:style>
    <style:style style:name="co22" style:family="table-column">
      <style:table-column-properties fo:break-before="auto" style:column-width="2.757cm"/>
    </style:style>
    <style:style style:name="co23" style:family="table-column">
      <style:table-column-properties fo:break-before="auto" style:column-width="3.191cm"/>
    </style:style>
    <style:style style:name="co24" style:family="table-column">
      <style:table-column-properties fo:break-before="auto" style:column-width="3.053cm"/>
    </style:style>
    <style:style style:name="co25" style:family="table-column">
      <style:table-column-properties fo:break-before="auto" style:column-width="3.131cm"/>
    </style:style>
    <style:style style:name="co26" style:family="table-column">
      <style:table-column-properties fo:break-before="auto" style:column-width="2.344cm"/>
    </style:style>
    <style:style style:name="co27" style:family="table-column">
      <style:table-column-properties fo:break-before="auto" style:column-width="2.639cm"/>
    </style:style>
    <style:style style:name="co28" style:family="table-column">
      <style:table-column-properties fo:break-before="auto" style:column-width="2.284cm"/>
    </style:style>
    <style:style style:name="co29" style:family="table-column">
      <style:table-column-properties fo:break-before="auto" style:column-width="1.792cm"/>
    </style:style>
    <style:style style:name="co30" style:family="table-column">
      <style:table-column-properties fo:break-before="auto" style:column-width="1.498cm"/>
    </style:style>
    <style:style style:name="co3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column table:style-name="co6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4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3" table:default-cell-style-name="Default"/>
        <table:table-column table:style-name="co30" table:default-cell-style-name="Default"/>
        <table:table-row table:style-name="ro1">
          <table:table-cell office:value-type="string">
            <text:p>lat</text:p>
          </table:table-cell>
          <table:table-cell office:value-type="string">
            <text:p>long</text:p>
          </table:table-cell>
          <table:table-cell office:value-type="string">
            <text:p>buildings</text:p>
          </table:table-cell>
          <table:table-cell office:value-type="string">
            <text:p>livestock_pres</text:p>
          </table:table-cell>
          <table:table-cell office:value-type="string">
            <text:p>cattle</text:p>
          </table:table-cell>
          <table:table-cell office:value-type="string">
            <text:p>sheep</text:p>
          </table:table-cell>
          <table:table-cell office:value-type="string">
            <text:p>goats</text:p>
          </table:table-cell>
          <table:table-cell office:value-type="string">
            <text:p>camel</text:p>
          </table:table-cell>
          <table:table-cell office:value-type="string">
            <text:p>donkey</text:p>
          </table:table-cell>
          <table:table-cell office:value-type="string">
            <text:p>poultry</text:p>
          </table:table-cell>
          <table:table-cell office:value-type="string">
            <text:p>livestock/other</text:p>
          </table:table-cell>
          <table:table-cell office:value-type="string">
            <text:p>livestock_sign</text:p>
          </table:table-cell>
          <table:table-cell office:value-type="string">
            <text:p>crop_pres</text:p>
          </table:table-cell>
          <table:table-cell office:value-type="string">
            <text:p>cereal_pres</text:p>
          </table:table-cell>
          <table:table-cell office:value-type="string">
            <text:p>maize</text:p>
          </table:table-cell>
          <table:table-cell office:value-type="string">
            <text:p>barley</text:p>
          </table:table-cell>
          <table:table-cell office:value-type="string">
            <text:p>millet</text:p>
          </table:table-cell>
          <table:table-cell office:value-type="string">
            <text:p>wheat</text:p>
          </table:table-cell>
          <table:table-cell office:value-type="string">
            <text:p>sorghum</text:p>
          </table:table-cell>
          <table:table-cell office:value-type="string">
            <text:p>rice</text:p>
          </table:table-cell>
          <table:table-cell office:value-type="string">
            <text:p>tef</text:p>
          </table:table-cell>
          <table:table-cell office:value-type="string">
            <text:p>cereal/other</text:p>
          </table:table-cell>
          <table:table-cell office:value-type="string">
            <text:p>legumes_pres</text:p>
          </table:table-cell>
          <table:table-cell office:value-type="string">
            <text:p>legume/beans</text:p>
          </table:table-cell>
          <table:table-cell office:value-type="string">
            <text:p>legume/chickpea</text:p>
          </table:table-cell>
          <table:table-cell office:value-type="string">
            <text:p>legume/cowpea</text:p>
          </table:table-cell>
          <table:table-cell office:value-type="string">
            <text:p>legume/pigeonpea</text:p>
          </table:table-cell>
          <table:table-cell office:value-type="string">
            <text:p>legume/soybeans</text:p>
          </table:table-cell>
          <table:table-cell office:value-type="string">
            <text:p>legume/groundnut</text:p>
          </table:table-cell>
          <table:table-cell office:value-type="string">
            <text:p>legume/other</text:p>
          </table:table-cell>
          <table:table-cell office:value-type="string">
            <text:p>rootcrops_pres</text:p>
          </table:table-cell>
          <table:table-cell office:value-type="string">
            <text:p>root/potatoes</text:p>
          </table:table-cell>
          <table:table-cell office:value-type="string">
            <text:p>root/spotatoes</text:p>
          </table:table-cell>
          <table:table-cell office:value-type="string">
            <text:p>root/cassava</text:p>
          </table:table-cell>
          <table:table-cell office:value-type="string">
            <text:p>root/other</text:p>
          </table:table-cell>
          <table:table-cell office:value-type="string">
            <text:p>otherc_pa</text:p>
          </table:table-cell>
          <table:table-cell office:value-type="string">
            <text:p>Banana</text:p>
          </table:table-cell>
        </table:table-row>
        <table:table-row table:style-name="ro1">
          <table:table-cell office:value-type="float" office:value="-3.4424709221">
            <text:p>-3.4424709221</text:p>
          </table:table-cell>
          <table:table-cell office:value-type="float" office:value="36.5590300572">
            <text:p>36.5590300572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086559048">
            <text:p>-3.4086559048</text:p>
          </table:table-cell>
          <table:table-cell office:value-type="float" office:value="36.5512937476">
            <text:p>36.5512937476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416129346">
            <text:p>-3.4416129346</text:p>
          </table:table-cell>
          <table:table-cell office:value-type="float" office:value="36.5582355536">
            <text:p>36.5582355536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415827914">
            <text:p>-3.4415827914</text:p>
          </table:table-cell>
          <table:table-cell office:value-type="float" office:value="36.5509959843">
            <text:p>36.5509959843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416078095">
            <text:p>-3.4416078095</text:p>
          </table:table-cell>
          <table:table-cell office:value-type="float" office:value="36.5526963717">
            <text:p>36.5526963717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424612021">
            <text:p>-3.4424612021</text:p>
          </table:table-cell>
          <table:table-cell office:value-type="float" office:value="36.5535623158">
            <text:p>36.5535623158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415742302">
            <text:p>-3.4415742302</text:p>
          </table:table-cell>
          <table:table-cell office:value-type="float" office:value="36.5536289271">
            <text:p>36.5536289271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406147782">
            <text:p>-3.4406147782</text:p>
          </table:table-cell>
          <table:table-cell office:value-type="float" office:value="36.5491570138">
            <text:p>36.5491570138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732225711">
            <text:p>-3.4732225711</text:p>
          </table:table-cell>
          <table:table-cell office:value-type="float" office:value="36.5562484279">
            <text:p>36.5562484279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732556546">
            <text:p>-3.4732556546</text:p>
          </table:table-cell>
          <table:table-cell office:value-type="float" office:value="36.5553236615">
            <text:p>36.5553236615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742197208">
            <text:p>-3.4742197208</text:p>
          </table:table-cell>
          <table:table-cell office:value-type="float" office:value="36.5553885116">
            <text:p>36.5553885116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750497727">
            <text:p>-3.4750497727</text:p>
          </table:table-cell>
          <table:table-cell office:value-type="float" office:value="36.5544487632">
            <text:p>36.5544487632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758275438">
            <text:p>-3.4758275438</text:p>
          </table:table-cell>
          <table:table-cell office:value-type="float" office:value="36.5543166923">
            <text:p>36.5543166923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759658203">
            <text:p>-3.4759658203</text:p>
          </table:table-cell>
          <table:table-cell office:value-type="float" office:value="36.5544562141">
            <text:p>36.5544562141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778462211">
            <text:p>-3.4778462211</text:p>
          </table:table-cell>
          <table:table-cell office:value-type="float" office:value="36.5553662423">
            <text:p>36.5553662423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4786920799">
            <text:p>-3.4786920799</text:p>
          </table:table-cell>
          <table:table-cell office:value-type="float" office:value="36.5553299541">
            <text:p>36.5553299541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4660286374">
            <text:p>-3.4660286374</text:p>
          </table:table-cell>
          <table:table-cell office:value-type="float" office:value="36.5634596375">
            <text:p>36.5634596375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679066354">
            <text:p>-3.4679066354</text:p>
          </table:table-cell>
          <table:table-cell office:value-type="float" office:value="36.5643386948">
            <text:p>36.5643386948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012758331">
            <text:p>-3.4012758331</text:p>
          </table:table-cell>
          <table:table-cell office:value-type="float" office:value="36.5559616782">
            <text:p>36.5559616782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4091171318">
            <text:p>-3.4091171318</text:p>
          </table:table-cell>
          <table:table-cell office:value-type="float" office:value="36.5584861669">
            <text:p>36.5584861669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4121890819">
            <text:p>-3.4121890819</text:p>
          </table:table-cell>
          <table:table-cell office:value-type="float" office:value="36.5599318344">
            <text:p>36.5599318344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4136199176">
            <text:p>-3.4136199176</text:p>
          </table:table-cell>
          <table:table-cell office:value-type="float" office:value="36.56102684">
            <text:p>36.56102684</text:p>
          </table:table-cell>
          <table:table-cell table:number-columns-repeated="35" office:value-type="string">
            <text:p>N</text:p>
          </table:table-cell>
        </table:table-row>
        <table:table-row table:style-name="ro1">
          <table:table-cell office:value-type="float" office:value="-3.4172089295">
            <text:p>-3.4172089295</text:p>
          </table:table-cell>
          <table:table-cell office:value-type="float" office:value="36.5607291198">
            <text:p>36.5607291198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243312071">
            <text:p>-3.4243312071</text:p>
          </table:table-cell>
          <table:table-cell office:value-type="float" office:value="36.5624908674">
            <text:p>36.5624908674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4299849607">
            <text:p>-3.4299849607</text:p>
          </table:table-cell>
          <table:table-cell office:value-type="float" office:value="36.5584762686">
            <text:p>36.5584762686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4285357613">
            <text:p>-3.4285357613</text:p>
          </table:table-cell>
          <table:table-cell office:value-type="float" office:value="36.5533279527">
            <text:p>36.5533279527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4285307394">
            <text:p>-3.4285307394</text:p>
          </table:table-cell>
          <table:table-cell office:value-type="float" office:value="36.5501897872">
            <text:p>36.5501897872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4333897937">
            <text:p>-3.4333897937</text:p>
          </table:table-cell>
          <table:table-cell office:value-type="float" office:value="36.5466106515">
            <text:p>36.5466106515</text:p>
          </table:table-cell>
          <table:table-cell table:number-columns-repeated="5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4367447555">
            <text:p>-3.4367447555</text:p>
          </table:table-cell>
          <table:table-cell office:value-type="float" office:value="36.5460238181">
            <text:p>36.5460238181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4696879374">
            <text:p>-3.4696879374</text:p>
          </table:table-cell>
          <table:table-cell office:value-type="float" office:value="36.5643470661">
            <text:p>36.5643470661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706086179">
            <text:p>-3.4706086179</text:p>
          </table:table-cell>
          <table:table-cell office:value-type="float" office:value="36.5652287755">
            <text:p>36.5652287755</text:p>
          </table:table-cell>
          <table:table-cell table:number-columns-repeated="5"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661138442">
            <text:p>-3.4661138442</text:p>
          </table:table-cell>
          <table:table-cell office:value-type="float" office:value="36.5716118419">
            <text:p>36.5716118419</text:p>
          </table:table-cell>
          <table:table-cell table:number-columns-repeated="4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642166736">
            <text:p>-3.4642166736</text:p>
          </table:table-cell>
          <table:table-cell office:value-type="float" office:value="36.5706843401">
            <text:p>36.5706843401</text:p>
          </table:table-cell>
          <table:table-cell table:number-columns-repeated="3" office:value-type="string">
            <text:p>Y</text:p>
          </table:table-cell>
          <table:table-cell table:number-columns-repeated="6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624280124">
            <text:p>-3.4624280124</text:p>
          </table:table-cell>
          <table:table-cell office:value-type="float" office:value="36.5715322362">
            <text:p>36.5715322362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6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624222394">
            <text:p>-3.4624222394</text:p>
          </table:table-cell>
          <table:table-cell office:value-type="float" office:value="36.5698236666">
            <text:p>36.5698236666</text:p>
          </table:table-cell>
          <table:table-cell table:number-columns-repeated="10" office:value-type="string">
            <text:p>N</text:p>
          </table:table-cell>
          <table:table-cell office:value-type="string">
            <text:p>Y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12" office:value-type="string">
            <text:p>N</text:p>
          </table:table-cell>
        </table:table-row>
        <table:table-row table:style-name="ro1">
          <table:table-cell office:value-type="float" office:value="-3.4642593408">
            <text:p>-3.4642593408</text:p>
          </table:table-cell>
          <table:table-cell office:value-type="float" office:value="36.5679994236">
            <text:p>36.5679994236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660424553">
            <text:p>-3.4660424553</text:p>
          </table:table-cell>
          <table:table-cell office:value-type="float" office:value="36.5688721574">
            <text:p>36.5688721574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651004793">
            <text:p>-3.4651004793</text:p>
          </table:table-cell>
          <table:table-cell office:value-type="float" office:value="36.5698228666">
            <text:p>36.5698228666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666588232">
            <text:p>-3.4666588232</text:p>
          </table:table-cell>
          <table:table-cell office:value-type="float" office:value="36.5690012291">
            <text:p>36.5690012291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5" office:value-type="string">
            <text:p>N</text:p>
          </table:table-cell>
          <table:table-cell office:value-type="string">
            <text:p>Y</text:p>
          </table:table-cell>
          <table:table-cell table:number-columns-repeated="5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669037063">
            <text:p>-3.4669037063</text:p>
          </table:table-cell>
          <table:table-cell office:value-type="float" office:value="36.566159532">
            <text:p>36.566159532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5" office:value-type="string">
            <text:p>N</text:p>
          </table:table-cell>
          <table:table-cell office:value-type="string">
            <text:p>Y</text:p>
          </table:table-cell>
          <table:table-cell table:number-columns-repeated="5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669250141">
            <text:p>-3.4669250141</text:p>
          </table:table-cell>
          <table:table-cell office:value-type="float" office:value="36.5670951024">
            <text:p>36.5670951024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5" office:value-type="string">
            <text:p>N</text:p>
          </table:table-cell>
          <table:table-cell office:value-type="string">
            <text:p>Y</text:p>
          </table:table-cell>
          <table:table-cell table:number-columns-repeated="5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678040513">
            <text:p>-3.4678040513</text:p>
          </table:table-cell>
          <table:table-cell office:value-type="float" office:value="36.5679977304">
            <text:p>36.5679977304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5" office:value-type="string">
            <text:p>N</text:p>
          </table:table-cell>
          <table:table-cell office:value-type="string">
            <text:p>Y</text:p>
          </table:table-cell>
          <table:table-cell table:number-columns-repeated="5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731682531">
            <text:p>-3.4731682531</text:p>
          </table:table-cell>
          <table:table-cell office:value-type="float" office:value="36.5562943931">
            <text:p>36.5562943931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849502815">
            <text:p>-3.4849502815</text:p>
          </table:table-cell>
          <table:table-cell office:value-type="float" office:value="36.5399866556">
            <text:p>36.5399866556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6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85875425">
            <text:p>-3.485875425</text:p>
          </table:table-cell>
          <table:table-cell office:value-type="float" office:value="36.5408883535">
            <text:p>36.5408883535</text:p>
          </table:table-cell>
          <table:table-cell table:number-columns-repeated="2"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642814676">
            <text:p>-3.4642814676</text:p>
          </table:table-cell>
          <table:table-cell office:value-type="float" office:value="36.5922990752">
            <text:p>36.5922990752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633697582">
            <text:p>-3.4633697582</text:p>
          </table:table-cell>
          <table:table-cell office:value-type="float" office:value="36.5922505225">
            <text:p>36.5922505225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634027504">
            <text:p>-3.4634027504</text:p>
          </table:table-cell>
          <table:table-cell office:value-type="float" office:value="36.5913716333">
            <text:p>36.5913716333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272700717">
            <text:p>-3.4272700717</text:p>
          </table:table-cell>
          <table:table-cell office:value-type="float" office:value="36.5406342676">
            <text:p>36.5406342676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2337287">
            <text:p>-3.42337287</text:p>
          </table:table-cell>
          <table:table-cell office:value-type="float" office:value="36.5458014262">
            <text:p>36.5458014262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47321096">
            <text:p>-3.47321096</text:p>
          </table:table-cell>
          <table:table-cell office:value-type="float" office:value="36.55633086">
            <text:p>36.55633086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7321665">
            <text:p>-3.47321665</text:p>
          </table:table-cell>
          <table:table-cell office:value-type="float" office:value="36.55537657">
            <text:p>36.55537657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5" office:value-type="string">
            <text:p>N</text:p>
          </table:table-cell>
          <table:table-cell office:value-type="string">
            <text:p>Y</text:p>
          </table:table-cell>
          <table:table-cell table:number-columns-repeated="5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7417068">
            <text:p>-3.47417068</text:p>
          </table:table-cell>
          <table:table-cell office:value-type="float" office:value="36.55534668">
            <text:p>36.55534668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6" office:value-type="string">
            <text:p>N</text:p>
          </table:table-cell>
          <table:table-cell office:value-type="string">
            <text:p>Y</text:p>
          </table:table-cell>
          <table:table-cell table:number-columns-repeated="5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750194">
            <text:p>-3.4750194</text:p>
          </table:table-cell>
          <table:table-cell office:value-type="float" office:value="36.55448444">
            <text:p>36.55448444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7582748">
            <text:p>-3.47582748</text:p>
          </table:table-cell>
          <table:table-cell office:value-type="float" office:value="36.55439982">
            <text:p>36.55439982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47594724">
            <text:p>-3.47594724</text:p>
          </table:table-cell>
          <table:table-cell office:value-type="float" office:value="36.55447822">
            <text:p>36.55447822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47790936">
            <text:p>-3.47790936</text:p>
          </table:table-cell>
          <table:table-cell office:value-type="float" office:value="36.55533493">
            <text:p>36.55533493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47868145">
            <text:p>-3.47868145</text:p>
          </table:table-cell>
          <table:table-cell office:value-type="float" office:value="36.55539246">
            <text:p>36.55539246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46554283">
            <text:p>-3.46554283</text:p>
          </table:table-cell>
          <table:table-cell office:value-type="float" office:value="36.56407227">
            <text:p>36.56407227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2742026">
            <text:p>-3.42742026</text:p>
          </table:table-cell>
          <table:table-cell office:value-type="float" office:value="36.54065892">
            <text:p>36.54065892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813527369">
            <text:p>-3.4813527369</text:p>
          </table:table-cell>
          <table:table-cell office:value-type="float" office:value="36.5445512412">
            <text:p>36.5445512412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6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803934844">
            <text:p>-3.4803934844</text:p>
          </table:table-cell>
          <table:table-cell office:value-type="float" office:value="36.5433560113">
            <text:p>36.5433560113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813445042">
            <text:p>-3.4813445042</text:p>
          </table:table-cell>
          <table:table-cell office:value-type="float" office:value="36.541906797">
            <text:p>36.541906797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813454493">
            <text:p>-3.4813454493</text:p>
          </table:table-cell>
          <table:table-cell office:value-type="float" office:value="36.5391463696">
            <text:p>36.5391463696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804680217">
            <text:p>-3.4804680217</text:p>
          </table:table-cell>
          <table:table-cell office:value-type="float" office:value="36.53920872">
            <text:p>36.53920872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4803894917">
            <text:p>-3.4803894917</text:p>
          </table:table-cell>
          <table:table-cell office:value-type="float" office:value="36.5365309015">
            <text:p>36.5365309015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4867649265">
            <text:p>-3.4867649265</text:p>
          </table:table-cell>
          <table:table-cell office:value-type="float" office:value="36.5401183209">
            <text:p>36.5401183209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876195011">
            <text:p>-3.4876195011</text:p>
          </table:table-cell>
          <table:table-cell office:value-type="float" office:value="36.5408296517">
            <text:p>36.5408296517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642950486">
            <text:p>-3.4642950486</text:p>
          </table:table-cell>
          <table:table-cell office:value-type="float" office:value="36.594008051">
            <text:p>36.594008051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651794026">
            <text:p>-3.4651794026</text:p>
          </table:table-cell>
          <table:table-cell office:value-type="float" office:value="36.5949061968">
            <text:p>36.5949061968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77006521">
            <text:p>-3.477006521</text:p>
          </table:table-cell>
          <table:table-cell office:value-type="float" office:value="36.6111652344">
            <text:p>36.6111652344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12" office:value-type="string">
            <text:p>N</text:p>
          </table:table-cell>
        </table:table-row>
        <table:table-row table:style-name="ro1">
          <table:table-cell office:value-type="float" office:value="-3.4778757746">
            <text:p>-3.4778757746</text:p>
          </table:table-cell>
          <table:table-cell office:value-type="float" office:value="36.6102533149">
            <text:p>36.6102533149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479696556">
            <text:p>-3.479696556</text:p>
          </table:table-cell>
          <table:table-cell office:value-type="float" office:value="36.61199588">
            <text:p>36.61199588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669555309">
            <text:p>-3.4669555309</text:p>
          </table:table-cell>
          <table:table-cell office:value-type="float" office:value="36.5922269817">
            <text:p>36.5922269817</text:p>
          </table:table-cell>
          <table:table-cell office:value-type="string">
            <text:p>Y</text:p>
          </table:table-cell>
          <table:table-cell table:number-columns-repeated="9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652075186">
            <text:p>-3.4652075186</text:p>
          </table:table-cell>
          <table:table-cell office:value-type="float" office:value="36.5913753786">
            <text:p>36.5913753786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68822504">
            <text:p>-3.468822504</text:p>
          </table:table-cell>
          <table:table-cell office:value-type="float" office:value="36.593185017">
            <text:p>36.593185017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4687946493">
            <text:p>-3.4687946493</text:p>
          </table:table-cell>
          <table:table-cell office:value-type="float" office:value="36.5950076078">
            <text:p>36.5950076078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697693789">
            <text:p>-3.4697693789</text:p>
          </table:table-cell>
          <table:table-cell office:value-type="float" office:value="36.5957699992">
            <text:p>36.5957699992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4688290811">
            <text:p>-3.4688290811</text:p>
          </table:table-cell>
          <table:table-cell office:value-type="float" office:value="36.5985332074">
            <text:p>36.5985332074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67021666">
            <text:p>-3.467021666</text:p>
          </table:table-cell>
          <table:table-cell office:value-type="float" office:value="36.5976886036">
            <text:p>36.5976886036</text:p>
          </table:table-cell>
          <table:table-cell office:value-type="string">
            <text:p>Y</text:p>
          </table:table-cell>
          <table:table-cell table:number-columns-repeated="9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670692159">
            <text:p>-3.4670692159</text:p>
          </table:table-cell>
          <table:table-cell office:value-type="float" office:value="36.5959678201">
            <text:p>36.5959678201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4662260708">
            <text:p>-3.4662260708</text:p>
          </table:table-cell>
          <table:table-cell office:value-type="float" office:value="36.5958352372">
            <text:p>36.5958352372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46428406">
            <text:p>-3.46428406</text:p>
          </table:table-cell>
          <table:table-cell office:value-type="float" office:value="36.59405546">
            <text:p>36.59405546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652158">
            <text:p>-3.4652158</text:p>
          </table:table-cell>
          <table:table-cell office:value-type="float" office:value="36.59502393">
            <text:p>36.59502393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790554">
            <text:p>-3.4790554</text:p>
          </table:table-cell>
          <table:table-cell office:value-type="float" office:value="36.61978656">
            <text:p>36.61978656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7651479">
            <text:p>-3.47651479</text:p>
          </table:table-cell>
          <table:table-cell office:value-type="float" office:value="36.6123863">
            <text:p>36.6123863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7647907">
            <text:p>-3.47647907</text:p>
          </table:table-cell>
          <table:table-cell office:value-type="float" office:value="36.6114515">
            <text:p>36.6114515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12" office:value-type="string">
            <text:p>N</text:p>
          </table:table-cell>
        </table:table-row>
        <table:table-row table:style-name="ro1">
          <table:table-cell office:value-type="float" office:value="-3.49000339">
            <text:p>-3.49000339</text:p>
          </table:table-cell>
          <table:table-cell office:value-type="float" office:value="36.61212748">
            <text:p>36.61212748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9061687">
            <text:p>-3.49061687</text:p>
          </table:table-cell>
          <table:table-cell office:value-type="float" office:value="36.61196789">
            <text:p>36.61196789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79663383">
            <text:p>-3.479663383</text:p>
          </table:table-cell>
          <table:table-cell office:value-type="float" office:value="36.6129587328">
            <text:p>36.6129587328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6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796971702">
            <text:p>-3.4796971702</text:p>
          </table:table-cell>
          <table:table-cell office:value-type="float" office:value="36.6155849818">
            <text:p>36.6155849818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4780188963">
            <text:p>-3.4780188963</text:p>
          </table:table-cell>
          <table:table-cell office:value-type="float" office:value="36.6127759425">
            <text:p>36.6127759425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4743349567">
            <text:p>-3.4743349567</text:p>
          </table:table-cell>
          <table:table-cell office:value-type="float" office:value="36.6120546327">
            <text:p>36.6120546327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770402532">
            <text:p>-3.4770402532</text:p>
          </table:table-cell>
          <table:table-cell office:value-type="float" office:value="36.6165257258">
            <text:p>36.6165257258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4788851764">
            <text:p>-3.4788851764</text:p>
          </table:table-cell>
          <table:table-cell office:value-type="float" office:value="36.6164935879">
            <text:p>36.6164935879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789029169">
            <text:p>-3.4789029169</text:p>
          </table:table-cell>
          <table:table-cell office:value-type="float" office:value="36.6146620323">
            <text:p>36.6146620323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4770597332">
            <text:p>-3.4770597332</text:p>
          </table:table-cell>
          <table:table-cell office:value-type="float" office:value="36.6147280122">
            <text:p>36.6147280122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4716165368">
            <text:p>-3.4716165368</text:p>
          </table:table-cell>
          <table:table-cell office:value-type="float" office:value="36.6165333572">
            <text:p>36.6165333572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724908496">
            <text:p>-3.4724908496</text:p>
          </table:table-cell>
          <table:table-cell office:value-type="float" office:value="36.6138273129">
            <text:p>36.6138273129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733578251">
            <text:p>-3.4733578251</text:p>
          </table:table-cell>
          <table:table-cell office:value-type="float" office:value="36.6093892723">
            <text:p>36.6093892723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5" office:value-type="string">
            <text:p>N</text:p>
          </table:table-cell>
          <table:table-cell office:value-type="string">
            <text:p>Y</text:p>
          </table:table-cell>
          <table:table-cell table:number-columns-repeated="5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516731909">
            <text:p>-3.4516731909</text:p>
          </table:table-cell>
          <table:table-cell office:value-type="float" office:value="36.5949530064">
            <text:p>36.5949530064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4515935918">
            <text:p>-3.4515935918</text:p>
          </table:table-cell>
          <table:table-cell office:value-type="float" office:value="36.5956241797">
            <text:p>36.5956241797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508184165">
            <text:p>-3.4508184165</text:p>
          </table:table-cell>
          <table:table-cell office:value-type="float" office:value="36.5985435032">
            <text:p>36.5985435032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489557217">
            <text:p>-3.4489557217</text:p>
          </table:table-cell>
          <table:table-cell office:value-type="float" office:value="36.5986444765">
            <text:p>36.5986444765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498565657">
            <text:p>-3.4498565657</text:p>
          </table:table-cell>
          <table:table-cell office:value-type="float" office:value="36.5923037314">
            <text:p>36.5923037314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489388513">
            <text:p>-3.4489388513</text:p>
          </table:table-cell>
          <table:table-cell office:value-type="float" office:value="36.5923362832">
            <text:p>36.5923362832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498341075">
            <text:p>-3.4498341075</text:p>
          </table:table-cell>
          <table:table-cell office:value-type="float" office:value="36.591371952">
            <text:p>36.591371952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516437624">
            <text:p>-3.4516437624</text:p>
          </table:table-cell>
          <table:table-cell office:value-type="float" office:value="36.5913881907">
            <text:p>36.5913881907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525118083">
            <text:p>-3.4525118083</text:p>
          </table:table-cell>
          <table:table-cell office:value-type="float" office:value="36.5914499544">
            <text:p>36.5914499544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516155999">
            <text:p>-3.4516155999</text:p>
          </table:table-cell>
          <table:table-cell office:value-type="float" office:value="36.590458083">
            <text:p>36.590458083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290023068">
            <text:p>-3.4290023068</text:p>
          </table:table-cell>
          <table:table-cell office:value-type="float" office:value="36.5878836984">
            <text:p>36.5878836984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6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299479927">
            <text:p>-3.4299479927</text:p>
          </table:table-cell>
          <table:table-cell office:value-type="float" office:value="36.5878891248">
            <text:p>36.5878891248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291166563">
            <text:p>-3.4291166563</text:p>
          </table:table-cell>
          <table:table-cell office:value-type="float" office:value="36.5880885678">
            <text:p>36.5880885678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12" office:value-type="string">
            <text:p>N</text:p>
          </table:table-cell>
        </table:table-row>
        <table:table-row table:style-name="ro1">
          <table:table-cell office:value-type="float" office:value="-3.4493633165">
            <text:p>-3.4493633165</text:p>
          </table:table-cell>
          <table:table-cell office:value-type="float" office:value="36.5971923784">
            <text:p>36.5971923784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4480548121">
            <text:p>-3.4480548121</text:p>
          </table:table-cell>
          <table:table-cell office:value-type="float" office:value="36.5968380177">
            <text:p>36.5968380177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462770802">
            <text:p>-3.4462770802</text:p>
          </table:table-cell>
          <table:table-cell office:value-type="float" office:value="36.5967792175">
            <text:p>36.5967792175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465305457">
            <text:p>-3.4465305457</text:p>
          </table:table-cell>
          <table:table-cell office:value-type="float" office:value="36.5981207771">
            <text:p>36.5981207771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47148636">
            <text:p>-3.447148636</text:p>
          </table:table-cell>
          <table:table-cell office:value-type="float" office:value="36.5940843792">
            <text:p>36.5940843792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6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408539462">
            <text:p>-3.4408539462</text:p>
          </table:table-cell>
          <table:table-cell office:value-type="float" office:value="36.5922686685">
            <text:p>36.5922686685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417183024">
            <text:p>-3.4417183024</text:p>
          </table:table-cell>
          <table:table-cell office:value-type="float" office:value="36.5932065056">
            <text:p>36.5932065056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4390088059">
            <text:p>-3.4390088059</text:p>
          </table:table-cell>
          <table:table-cell office:value-type="float" office:value="36.5914463594">
            <text:p>36.5914463594</text:p>
          </table:table-cell>
          <table:table-cell table:number-columns-repeated="3" office:value-type="string">
            <text:p>Y</text:p>
          </table:table-cell>
          <table:table-cell table:number-columns-repeated="6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914962405">
            <text:p>-3.4914962405</text:p>
          </table:table-cell>
          <table:table-cell office:value-type="float" office:value="36.6119329703">
            <text:p>36.6119329703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914677361">
            <text:p>-3.4914677361</text:p>
          </table:table-cell>
          <table:table-cell office:value-type="float" office:value="36.6110116023">
            <text:p>36.6110116023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914322655">
            <text:p>-3.4914322655</text:p>
          </table:table-cell>
          <table:table-cell office:value-type="float" office:value="36.6101999177">
            <text:p>36.6101999177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933113422">
            <text:p>-3.4933113422</text:p>
          </table:table-cell>
          <table:table-cell office:value-type="float" office:value="36.6092745513">
            <text:p>36.6092745513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4906022726">
            <text:p>-3.4906022726</text:p>
          </table:table-cell>
          <table:table-cell office:value-type="float" office:value="36.6083356747">
            <text:p>36.6083356747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490557837">
            <text:p>-3.490557837</text:p>
          </table:table-cell>
          <table:table-cell office:value-type="float" office:value="36.611105209">
            <text:p>36.611105209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896538004">
            <text:p>-3.4896538004</text:p>
          </table:table-cell>
          <table:table-cell office:value-type="float" office:value="36.6129452627">
            <text:p>36.6129452627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915348921">
            <text:p>-3.4915348921</text:p>
          </table:table-cell>
          <table:table-cell office:value-type="float" office:value="36.6155546575">
            <text:p>36.6155546575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968563616">
            <text:p>-3.4968563616</text:p>
          </table:table-cell>
          <table:table-cell office:value-type="float" office:value="36.6137840327">
            <text:p>36.6137840327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959977686">
            <text:p>-3.4959977686</text:p>
          </table:table-cell>
          <table:table-cell office:value-type="float" office:value="36.6137817328">
            <text:p>36.6137817328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969004714">
            <text:p>-3.4969004714</text:p>
          </table:table-cell>
          <table:table-cell office:value-type="float" office:value="36.6128679164">
            <text:p>36.6128679164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4977298325">
            <text:p>-3.4977298325</text:p>
          </table:table-cell>
          <table:table-cell office:value-type="float" office:value="36.6137204774">
            <text:p>36.6137204774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4968328353">
            <text:p>-3.4968328353</text:p>
          </table:table-cell>
          <table:table-cell office:value-type="float" office:value="36.6092270596">
            <text:p>36.6092270596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959656624">
            <text:p>-3.4959656624</text:p>
          </table:table-cell>
          <table:table-cell office:value-type="float" office:value="36.6092316826">
            <text:p>36.6092316826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977842385">
            <text:p>-3.4977842385</text:p>
          </table:table-cell>
          <table:table-cell office:value-type="float" office:value="36.6164038912">
            <text:p>36.6164038912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272236944">
            <text:p>-3.4272236944</text:p>
          </table:table-cell>
          <table:table-cell office:value-type="float" office:value="36.5896116621">
            <text:p>36.5896116621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271960791">
            <text:p>-3.4271960791</text:p>
          </table:table-cell>
          <table:table-cell office:value-type="float" office:value="36.5878489746">
            <text:p>36.5878489746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12" office:value-type="string">
            <text:p>N</text:p>
          </table:table-cell>
        </table:table-row>
        <table:table-row table:style-name="ro1">
          <table:table-cell office:value-type="float" office:value="-3.4262891261">
            <text:p>-3.4262891261</text:p>
          </table:table-cell>
          <table:table-cell office:value-type="float" office:value="36.5860386384">
            <text:p>36.5860386384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281889279">
            <text:p>-3.4281889279</text:p>
          </table:table-cell>
          <table:table-cell office:value-type="float" office:value="36.5860650429">
            <text:p>36.5860650429</text:p>
          </table:table-cell>
          <table:table-cell table:number-columns-repeated="3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281582203">
            <text:p>-3.4281582203</text:p>
          </table:table-cell>
          <table:table-cell office:value-type="float" office:value="36.5851327853">
            <text:p>36.5851327853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6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299113719">
            <text:p>-3.4299113719</text:p>
          </table:table-cell>
          <table:table-cell office:value-type="float" office:value="36.5842675304">
            <text:p>36.5842675304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4317561225">
            <text:p>-3.4317561225</text:p>
          </table:table-cell>
          <table:table-cell office:value-type="float" office:value="36.5824350586">
            <text:p>36.5824350586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4326588882">
            <text:p>-3.4326588882</text:p>
          </table:table-cell>
          <table:table-cell office:value-type="float" office:value="36.5841947084">
            <text:p>36.5841947084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34025314">
            <text:p>-3.434025314</text:p>
          </table:table-cell>
          <table:table-cell office:value-type="float" office:value="36.5834195189">
            <text:p>36.5834195189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4344389299">
            <text:p>-3.4344389299</text:p>
          </table:table-cell>
          <table:table-cell office:value-type="float" office:value="36.5824435303">
            <text:p>36.5824435303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4344583539">
            <text:p>-3.4344583539</text:p>
          </table:table-cell>
          <table:table-cell office:value-type="float" office:value="36.581569302">
            <text:p>36.581569302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335472344">
            <text:p>-3.4335472344</text:p>
          </table:table-cell>
          <table:table-cell office:value-type="float" office:value="36.5896747505">
            <text:p>36.5896747505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36262455">
            <text:p>-3.436262455</text:p>
          </table:table-cell>
          <table:table-cell office:value-type="float" office:value="36.5941309632">
            <text:p>36.5941309632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35368195">
            <text:p>-3.435368195</text:p>
          </table:table-cell>
          <table:table-cell office:value-type="float" office:value="36.5959542596">
            <text:p>36.5959542596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372346155">
            <text:p>-3.4372346155</text:p>
          </table:table-cell>
          <table:table-cell office:value-type="float" office:value="36.5986642713">
            <text:p>36.5986642713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398853937">
            <text:p>-3.4398853937</text:p>
          </table:table-cell>
          <table:table-cell office:value-type="float" office:value="36.5950150038">
            <text:p>36.5950150038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398839856">
            <text:p>-3.4398839856</text:p>
          </table:table-cell>
          <table:table-cell office:value-type="float" office:value="36.5941468075">
            <text:p>36.5941468075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389951691">
            <text:p>-3.4389951691</text:p>
          </table:table-cell>
          <table:table-cell office:value-type="float" office:value="36.5941327084">
            <text:p>36.5941327084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390212868">
            <text:p>-3.4390212868</text:p>
          </table:table-cell>
          <table:table-cell office:value-type="float" office:value="36.5931989951">
            <text:p>36.5931989951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371405239">
            <text:p>-3.4371405239</text:p>
          </table:table-cell>
          <table:table-cell office:value-type="float" office:value="36.5914131678">
            <text:p>36.5914131678</text:p>
          </table:table-cell>
          <table:table-cell table:number-columns-repeated="5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426305935">
            <text:p>-3.4426305935</text:p>
          </table:table-cell>
          <table:table-cell office:value-type="float" office:value="36.5949127204">
            <text:p>36.5949127204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434852186">
            <text:p>-3.4434852186</text:p>
          </table:table-cell>
          <table:table-cell office:value-type="float" office:value="36.5950150325">
            <text:p>36.5950150325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425747771">
            <text:p>-3.4425747771</text:p>
          </table:table-cell>
          <table:table-cell office:value-type="float" office:value="36.5967948061">
            <text:p>36.5967948061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417588892">
            <text:p>-3.4417588892</text:p>
          </table:table-cell>
          <table:table-cell office:value-type="float" office:value="36.5959047853">
            <text:p>36.5959047853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190053271">
            <text:p>-3.4190053271</text:p>
          </table:table-cell>
          <table:table-cell office:value-type="float" office:value="36.5383888408">
            <text:p>36.5383888408</text:p>
          </table:table-cell>
          <table:table-cell table:number-columns-repeated="35" office:value-type="string">
            <text:p>N</text:p>
          </table:table-cell>
        </table:table-row>
        <table:table-row table:style-name="ro1">
          <table:table-cell office:value-type="float" office:value="-3.418063101">
            <text:p>-3.418063101</text:p>
          </table:table-cell>
          <table:table-cell office:value-type="float" office:value="36.538386016">
            <text:p>36.538386016</text:p>
          </table:table-cell>
          <table:table-cell table:number-columns-repeated="35" office:value-type="string">
            <text:p>N</text:p>
          </table:table-cell>
        </table:table-row>
        <table:table-row table:style-name="ro1">
          <table:table-cell office:value-type="float" office:value="-3.418065991">
            <text:p>-3.418065991</text:p>
          </table:table-cell>
          <table:table-cell office:value-type="float" office:value="36.5366060002">
            <text:p>36.5366060002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4" office:value-type="string">
            <text:p>N</text:p>
          </table:table-cell>
        </table:table-row>
        <table:table-row table:style-name="ro1">
          <table:table-cell office:value-type="float" office:value="-3.4840854534">
            <text:p>-3.4840854534</text:p>
          </table:table-cell>
          <table:table-cell office:value-type="float" office:value="36.5418833182">
            <text:p>36.5418833182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4" office:value-type="string">
            <text:p>N</text:p>
          </table:table-cell>
        </table:table-row>
        <table:table-row table:style-name="ro1">
          <table:table-cell office:value-type="float" office:value="-3.4840344286">
            <text:p>-3.4840344286</text:p>
          </table:table-cell>
          <table:table-cell office:value-type="float" office:value="36.5408906463">
            <text:p>36.5408906463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4858408206">
            <text:p>-3.4858408206</text:p>
          </table:table-cell>
          <table:table-cell office:value-type="float" office:value="36.5417860127">
            <text:p>36.5417860127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487711333">
            <text:p>-3.487711333</text:p>
          </table:table-cell>
          <table:table-cell office:value-type="float" office:value="36.5427654425">
            <text:p>36.5427654425</text:p>
          </table:table-cell>
          <table:table-cell table:number-columns-repeated="2"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4885864668">
            <text:p>-3.4885864668</text:p>
          </table:table-cell>
          <table:table-cell office:value-type="float" office:value="36.5444996111">
            <text:p>36.5444996111</text:p>
          </table:table-cell>
          <table:table-cell table:number-columns-repeated="35" office:value-type="string">
            <text:p>N</text:p>
          </table:table-cell>
        </table:table-row>
        <table:table-row table:style-name="ro1">
          <table:table-cell office:value-type="float" office:value="-3.4389150234">
            <text:p>-3.4389150234</text:p>
          </table:table-cell>
          <table:table-cell office:value-type="float" office:value="36.5590707179">
            <text:p>36.5590707179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4" office:value-type="string">
            <text:p>N</text:p>
          </table:table-cell>
        </table:table-row>
        <table:table-row table:style-name="ro1">
          <table:table-cell office:value-type="float" office:value="-3.4397790036">
            <text:p>-3.4397790036</text:p>
          </table:table-cell>
          <table:table-cell office:value-type="float" office:value="36.5590562002">
            <text:p>36.5590562002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4388731807">
            <text:p>-3.4388731807</text:p>
          </table:table-cell>
          <table:table-cell office:value-type="float" office:value="36.5563355497">
            <text:p>36.5563355497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4" office:value-type="string">
            <text:p>N</text:p>
          </table:table-cell>
        </table:table-row>
        <table:table-row table:style-name="ro1">
          <table:table-cell office:value-type="float" office:value="-3.4370655127">
            <text:p>-3.4370655127</text:p>
          </table:table-cell>
          <table:table-cell office:value-type="float" office:value="36.5563714257">
            <text:p>36.5563714257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4380060964">
            <text:p>-3.4380060964</text:p>
          </table:table-cell>
          <table:table-cell office:value-type="float" office:value="36.5544880892">
            <text:p>36.5544880892</text:p>
          </table:table-cell>
          <table:table-cell table:number-columns-repeated="10" office:value-type="string">
            <text:p>N</text:p>
          </table:table-cell>
          <table:table-cell office:value-type="string">
            <text:p>Y</text:p>
          </table:table-cell>
          <table:table-cell table:number-columns-repeated="24" office:value-type="string">
            <text:p>N</text:p>
          </table:table-cell>
        </table:table-row>
        <table:table-row table:style-name="ro1">
          <table:table-cell office:value-type="float" office:value="-3.4416138754">
            <text:p>-3.4416138754</text:p>
          </table:table-cell>
          <table:table-cell office:value-type="float" office:value="36.5536400953">
            <text:p>36.5536400953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4" office:value-type="string">
            <text:p>N</text:p>
          </table:table-cell>
        </table:table-row>
        <table:table-row table:style-name="ro1">
          <table:table-cell office:value-type="float" office:value="-3.4424530415">
            <text:p>-3.4424530415</text:p>
          </table:table-cell>
          <table:table-cell office:value-type="float" office:value="36.5536508102">
            <text:p>36.5536508102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4" office:value-type="string">
            <text:p>N</text:p>
          </table:table-cell>
        </table:table-row>
        <table:table-row table:style-name="ro1">
          <table:table-cell office:value-type="float" office:value="-3.4416174577">
            <text:p>-3.4416174577</text:p>
          </table:table-cell>
          <table:table-cell office:value-type="float" office:value="36.5527481211">
            <text:p>36.5527481211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4379992341">
            <text:p>-3.4379992341</text:p>
          </table:table-cell>
          <table:table-cell office:value-type="float" office:value="36.550945129">
            <text:p>36.550945129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370830588">
            <text:p>-3.4370830588</text:p>
          </table:table-cell>
          <table:table-cell office:value-type="float" office:value="36.5500621783">
            <text:p>36.5500621783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406662353">
            <text:p>-3.4406662353</text:p>
          </table:table-cell>
          <table:table-cell office:value-type="float" office:value="36.5464212683">
            <text:p>36.5464212683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4416287558">
            <text:p>-3.4416287558</text:p>
          </table:table-cell>
          <table:table-cell office:value-type="float" office:value="36.5455605013">
            <text:p>36.5455605013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4415785264">
            <text:p>-3.4415785264</text:p>
          </table:table-cell>
          <table:table-cell office:value-type="float" office:value="36.5473153348">
            <text:p>36.5473153348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4379893444">
            <text:p>-3.4379893444</text:p>
          </table:table-cell>
          <table:table-cell office:value-type="float" office:value="36.5581587641">
            <text:p>36.5581587641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4425295928">
            <text:p>-3.4425295928</text:p>
          </table:table-cell>
          <table:table-cell office:value-type="float" office:value="36.5625339239">
            <text:p>36.5625339239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441586435">
            <text:p>-3.441586435</text:p>
          </table:table-cell>
          <table:table-cell office:value-type="float" office:value="36.5616846407">
            <text:p>36.5616846407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4371014821">
            <text:p>-3.4371014821</text:p>
          </table:table-cell>
          <table:table-cell office:value-type="float" office:value="36.5599122782">
            <text:p>36.5599122782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4624632376">
            <text:p>-3.4624632376</text:p>
          </table:table-cell>
          <table:table-cell office:value-type="float" office:value="36.5715503488">
            <text:p>36.5715503488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742669528">
            <text:p>-3.4742669528</text:p>
          </table:table-cell>
          <table:table-cell office:value-type="float" office:value="36.5573734962">
            <text:p>36.5573734962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678304429">
            <text:p>-3.4678304429</text:p>
          </table:table-cell>
          <table:table-cell office:value-type="float" office:value="36.5643555339">
            <text:p>36.5643555339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696390096">
            <text:p>-3.4696390096</text:p>
          </table:table-cell>
          <table:table-cell office:value-type="float" office:value="36.564371558">
            <text:p>36.564371558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69636666">
            <text:p>-3.469636666</text:p>
          </table:table-cell>
          <table:table-cell office:value-type="float" office:value="36.5643521331">
            <text:p>36.5643521331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670228224">
            <text:p>-3.4670228224</text:p>
          </table:table-cell>
          <table:table-cell office:value-type="float" office:value="36.5670301641">
            <text:p>36.5670301641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5" office:value-type="string">
            <text:p>N</text:p>
          </table:table-cell>
          <table:table-cell office:value-type="string">
            <text:p>Y</text:p>
          </table:table-cell>
          <table:table-cell table:number-columns-repeated="5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669173305">
            <text:p>-3.4669173305</text:p>
          </table:table-cell>
          <table:table-cell office:value-type="float" office:value="36.5660683723">
            <text:p>36.5660683723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5" office:value-type="string">
            <text:p>N</text:p>
          </table:table-cell>
          <table:table-cell office:value-type="string">
            <text:p>Y</text:p>
          </table:table-cell>
          <table:table-cell table:number-columns-repeated="5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643741042">
            <text:p>-3.4643741042</text:p>
          </table:table-cell>
          <table:table-cell office:value-type="float" office:value="36.5679728443">
            <text:p>36.5679728443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660399509">
            <text:p>-3.4660399509</text:p>
          </table:table-cell>
          <table:table-cell office:value-type="float" office:value="36.5634984142">
            <text:p>36.5634984142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5" office:value-type="string">
            <text:p>N</text:p>
          </table:table-cell>
          <table:table-cell office:value-type="string">
            <text:p>Y</text:p>
          </table:table-cell>
          <table:table-cell table:number-columns-repeated="5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4142">
            <text:p>-3.44142</text:p>
          </table:table-cell>
          <table:table-cell office:value-type="float" office:value="36.5473536708">
            <text:p>36.5473536708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4703976852">
            <text:p>-3.4703976852</text:p>
          </table:table-cell>
          <table:table-cell office:value-type="float" office:value="36.5661913307">
            <text:p>36.5661913307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657968234">
            <text:p>-3.4657968234</text:p>
          </table:table-cell>
          <table:table-cell office:value-type="float" office:value="36.5687962863">
            <text:p>36.5687962863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671448316">
            <text:p>-3.4671448316</text:p>
          </table:table-cell>
          <table:table-cell office:value-type="float" office:value="36.5687188936">
            <text:p>36.5687188936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41411413">
            <text:p>-3.441411413</text:p>
          </table:table-cell>
          <table:table-cell office:value-type="float" office:value="36.5472964662">
            <text:p>36.5472964662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4217538096">
            <text:p>-3.4217538096</text:p>
          </table:table-cell>
          <table:table-cell office:value-type="float" office:value="36.5401798793">
            <text:p>36.5401798793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4634016954">
            <text:p>-3.4634016954</text:p>
          </table:table-cell>
          <table:table-cell office:value-type="float" office:value="36.5922342803">
            <text:p>36.5922342803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198279293">
            <text:p>-3.4198279293</text:p>
          </table:table-cell>
          <table:table-cell office:value-type="float" office:value="36.5411218584">
            <text:p>36.5411218584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4660870325">
            <text:p>-3.4660870325</text:p>
          </table:table-cell>
          <table:table-cell office:value-type="float" office:value="36.5929383568">
            <text:p>36.5929383568</text:p>
          </table:table-cell>
          <table:table-cell office:value-type="string">
            <text:p>Y</text:p>
          </table:table-cell>
          <table:table-cell table:number-columns-repeated="9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427349628">
            <text:p>-3.4427349628</text:p>
          </table:table-cell>
          <table:table-cell office:value-type="float" office:value="36.5580320839">
            <text:p>36.5580320839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218499647">
            <text:p>-3.4218499647</text:p>
          </table:table-cell>
          <table:table-cell office:value-type="float" office:value="36.5402556932">
            <text:p>36.5402556932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755951921">
            <text:p>-3.4755951921</text:p>
          </table:table-cell>
          <table:table-cell office:value-type="float" office:value="36.5544626887">
            <text:p>36.5544626887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417245128">
            <text:p>-3.4417245128</text:p>
          </table:table-cell>
          <table:table-cell office:value-type="float" office:value="36.5933611353">
            <text:p>36.5933611353</text:p>
          </table:table-cell>
          <table:table-cell table:number-columns-repeated="5"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4873029947">
            <text:p>-3.4873029947</text:p>
          </table:table-cell>
          <table:table-cell office:value-type="float" office:value="36.5406682211">
            <text:p>36.5406682211</text:p>
          </table:table-cell>
          <table:table-cell table:number-columns-repeated="5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1587683243">
            <text:p>-3.1587683243</text:p>
          </table:table-cell>
          <table:table-cell office:value-type="float" office:value="37.6197172285">
            <text:p>37.6197172285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6" office:value-type="string">
            <text:p>Y</text:p>
          </table:table-cell>
          <table:table-cell table:number-columns-repeated="6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1571574808">
            <text:p>-3.1571574808</text:p>
          </table:table-cell>
          <table:table-cell office:value-type="float" office:value="37.622416975">
            <text:p>37.622416975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6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154423756">
            <text:p>-3.154423756</text:p>
          </table:table-cell>
          <table:table-cell office:value-type="float" office:value="37.6189049567">
            <text:p>37.6189049567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6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6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1526608328">
            <text:p>-3.1526608328</text:p>
          </table:table-cell>
          <table:table-cell office:value-type="float" office:value="37.6187222272">
            <text:p>37.6187222272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6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5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154397971">
            <text:p>-3.154397971</text:p>
          </table:table-cell>
          <table:table-cell office:value-type="float" office:value="37.6152415166">
            <text:p>37.6152415166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6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0693964715">
            <text:p>-3.0693964715</text:p>
          </table:table-cell>
          <table:table-cell office:value-type="float" office:value="37.5810782076">
            <text:p>37.5810782076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6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6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0714088294">
            <text:p>-3.0714088294</text:p>
          </table:table-cell>
          <table:table-cell office:value-type="float" office:value="37.5810477704">
            <text:p>37.5810477704</text:p>
          </table:table-cell>
          <table:table-cell office:value-type="string">
            <text:p>Y</text:p>
          </table:table-cell>
          <table:table-cell table:number-columns-repeated="9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6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0723741991">
            <text:p>-3.0723741991</text:p>
          </table:table-cell>
          <table:table-cell office:value-type="float" office:value="37.5826606065">
            <text:p>37.5826606065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6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6" office:value-type="string">
            <text:p>N</text:p>
          </table:table-cell>
          <table:table-cell table:number-columns-repeated="4"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0776570561">
            <text:p>-3.0776570561</text:p>
          </table:table-cell>
          <table:table-cell office:value-type="float" office:value="37.5828030648">
            <text:p>37.5828030648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6" office:value-type="string">
            <text:p>Y</text:p>
          </table:table-cell>
          <table:table-cell table:number-columns-repeated="6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6"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0751468213">
            <text:p>-3.0751468213</text:p>
          </table:table-cell>
          <table:table-cell office:value-type="float" office:value="37.5856540248">
            <text:p>37.5856540248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13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0849348002">
            <text:p>-3.0849348002</text:p>
          </table:table-cell>
          <table:table-cell office:value-type="float" office:value="37.6370093516">
            <text:p>37.6370093516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6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0848645792">
            <text:p>-3.0848645792</text:p>
          </table:table-cell>
          <table:table-cell office:value-type="float" office:value="37.6393223669">
            <text:p>37.6393223669</text:p>
          </table:table-cell>
          <table:table-cell table:number-columns-repeated="5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0830028639">
            <text:p>-3.0830028639</text:p>
          </table:table-cell>
          <table:table-cell office:value-type="float" office:value="37.640268442">
            <text:p>37.640268442</text:p>
          </table:table-cell>
          <table:table-cell office:value-type="string">
            <text:p>Y</text:p>
          </table:table-cell>
          <table:table-cell table:number-columns-repeated="9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6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0850222897">
            <text:p>-3.0850222897</text:p>
          </table:table-cell>
          <table:table-cell office:value-type="float" office:value="37.6331822426">
            <text:p>37.6331822426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0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0812490325">
            <text:p>-3.0812490325</text:p>
          </table:table-cell>
          <table:table-cell office:value-type="float" office:value="37.6319842977">
            <text:p>37.6319842977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6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7436655542">
            <text:p>-3.7436655542</text:p>
          </table:table-cell>
          <table:table-cell office:value-type="float" office:value="37.6003570296">
            <text:p>37.6003570296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15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</table:table-row>
        <table:table-row table:style-name="ro1">
          <table:table-cell office:value-type="float" office:value="-3.7419484999">
            <text:p>-3.7419484999</text:p>
          </table:table-cell>
          <table:table-cell office:value-type="float" office:value="37.6039692084">
            <text:p>37.6039692084</text:p>
          </table:table-cell>
          <table:table-cell table:number-columns-repeated="3"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15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</table:table-row>
        <table:table-row table:style-name="ro1">
          <table:table-cell office:value-type="float" office:value="-3.741994406">
            <text:p>-3.741994406</text:p>
          </table:table-cell>
          <table:table-cell office:value-type="float" office:value="37.6085071656">
            <text:p>37.6085071656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4" office:value-type="string">
            <text:p>N</text:p>
          </table:table-cell>
        </table:table-row>
        <table:table-row table:style-name="ro1">
          <table:table-cell office:value-type="float" office:value="-3.7468131021">
            <text:p>-3.7468131021</text:p>
          </table:table-cell>
          <table:table-cell office:value-type="float" office:value="37.6085119843">
            <text:p>37.6085119843</text:p>
          </table:table-cell>
          <table:table-cell office:value-type="string">
            <text:p>Y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4" office:value-type="string">
            <text:p>N</text:p>
          </table:table-cell>
        </table:table-row>
        <table:table-row table:style-name="ro1">
          <table:table-cell office:value-type="float" office:value="-3.7482058846">
            <text:p>-3.7482058846</text:p>
          </table:table-cell>
          <table:table-cell office:value-type="float" office:value="37.6013528778">
            <text:p>37.6013528778</text:p>
          </table:table-cell>
          <table:table-cell table:number-columns-repeated="2" office:value-type="string">
            <text:p>Y</text:p>
          </table:table-cell>
          <table:table-cell table:number-columns-repeated="5" office:value-type="string">
            <text:p>N</text:p>
          </table:table-cell>
          <table:table-cell table:number-columns-repeated="6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7441738908">
            <text:p>-3.7441738908</text:p>
          </table:table-cell>
          <table:table-cell office:value-type="float" office:value="37.6201489665">
            <text:p>37.6201489665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7431032175">
            <text:p>-3.7431032175</text:p>
          </table:table-cell>
          <table:table-cell office:value-type="float" office:value="37.6267242686">
            <text:p>37.6267242686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6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7469226622">
            <text:p>-3.7469226622</text:p>
          </table:table-cell>
          <table:table-cell office:value-type="float" office:value="37.6339225003">
            <text:p>37.6339225003</text:p>
          </table:table-cell>
          <table:table-cell table:number-columns-repeated="3"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6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6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3" office:value-type="string">
            <text:p>Y</text:p>
          </table:table-cell>
        </table:table-row>
        <table:table-row table:style-name="ro1">
          <table:table-cell office:value-type="float" office:value="-3.7486396334">
            <text:p>-3.7486396334</text:p>
          </table:table-cell>
          <table:table-cell office:value-type="float" office:value="37.6358123656">
            <text:p>37.6358123656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6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6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3" office:value-type="string">
            <text:p>Y</text:p>
          </table:table-cell>
        </table:table-row>
        <table:table-row table:style-name="ro1">
          <table:table-cell office:value-type="float" office:value="-3.7497420004">
            <text:p>-3.7497420004</text:p>
          </table:table-cell>
          <table:table-cell office:value-type="float" office:value="37.6329486063">
            <text:p>37.6329486063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6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4" office:value-type="string">
            <text:p>N</text:p>
          </table:table-cell>
        </table:table-row>
        <table:table-row table:style-name="ro1">
          <table:table-cell office:value-type="float" office:value="-3.7502237174">
            <text:p>-3.7502237174</text:p>
          </table:table-cell>
          <table:table-cell office:value-type="float" office:value="37.6286071948">
            <text:p>37.6286071948</text:p>
          </table:table-cell>
          <table:table-cell table:number-columns-repeated="3"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6"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7495872016">
            <text:p>-3.7495872016</text:p>
          </table:table-cell>
          <table:table-cell office:value-type="float" office:value="37.6251528307">
            <text:p>37.6251528307</text:p>
          </table:table-cell>
          <table:table-cell table:number-columns-repeated="2" office:value-type="string">
            <text:p>Y</text:p>
          </table:table-cell>
          <table:table-cell table:number-columns-repeated="5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6"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7492169893">
            <text:p>-3.7492169893</text:p>
          </table:table-cell>
          <table:table-cell office:value-type="float" office:value="37.6233733687">
            <text:p>37.6233733687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6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7494538642">
            <text:p>-3.7494538642</text:p>
          </table:table-cell>
          <table:table-cell office:value-type="float" office:value="37.6218726656">
            <text:p>37.6218726656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7487314485">
            <text:p>-3.7487314485</text:p>
          </table:table-cell>
          <table:table-cell office:value-type="float" office:value="37.6210132304">
            <text:p>37.6210132304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6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4657662232">
            <text:p>-3.4657662232</text:p>
          </table:table-cell>
          <table:table-cell office:value-type="float" office:value="37.4156808879">
            <text:p>37.4156808879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4669177392">
            <text:p>-3.4669177392</text:p>
          </table:table-cell>
          <table:table-cell office:value-type="float" office:value="37.4120185424">
            <text:p>37.4120185424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4656919928">
            <text:p>-3.4656919928</text:p>
          </table:table-cell>
          <table:table-cell office:value-type="float" office:value="37.411083607">
            <text:p>37.411083607</text:p>
          </table:table-cell>
          <table:table-cell table:number-columns-repeated="5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4637761886">
            <text:p>-3.4637761886</text:p>
          </table:table-cell>
          <table:table-cell office:value-type="float" office:value="37.4109591405">
            <text:p>37.4109591405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4647250234">
            <text:p>-3.4647250234</text:p>
          </table:table-cell>
          <table:table-cell office:value-type="float" office:value="37.4085762604">
            <text:p>37.4085762604</text:p>
          </table:table-cell>
          <table:table-cell table:number-columns-repeated="5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11" office:value-type="string">
            <text:p>N</text:p>
          </table:table-cell>
        </table:table-row>
        <table:table-row table:style-name="ro1">
          <table:table-cell office:value-type="float" office:value="-3.4537953013">
            <text:p>-3.4537953013</text:p>
          </table:table-cell>
          <table:table-cell office:value-type="float" office:value="37.3993258826">
            <text:p>37.3993258826</text:p>
          </table:table-cell>
          <table:table-cell office:value-type="string">
            <text:p>Y</text:p>
          </table:table-cell>
          <table:table-cell table:number-columns-repeated="9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4575897523">
            <text:p>-3.4575897523</text:p>
          </table:table-cell>
          <table:table-cell office:value-type="float" office:value="37.4020317763">
            <text:p>37.4020317763</text:p>
          </table:table-cell>
          <table:table-cell office:value-type="string">
            <text:p>Y</text:p>
          </table:table-cell>
          <table:table-cell table:number-columns-repeated="9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576243425">
            <text:p>-3.4576243425</text:p>
          </table:table-cell>
          <table:table-cell office:value-type="float" office:value="37.4036257499">
            <text:p>37.4036257499</text:p>
          </table:table-cell>
          <table:table-cell office:value-type="string">
            <text:p>Y</text:p>
          </table:table-cell>
          <table:table-cell table:number-columns-repeated="34" office:value-type="string">
            <text:p>N</text:p>
          </table:table-cell>
        </table:table-row>
        <table:table-row table:style-name="ro1">
          <table:table-cell office:value-type="float" office:value="-3.4545309462">
            <text:p>-3.4545309462</text:p>
          </table:table-cell>
          <table:table-cell office:value-type="float" office:value="37.4041359052">
            <text:p>37.4041359052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574814208">
            <text:p>-3.4574814208</text:p>
          </table:table-cell>
          <table:table-cell office:value-type="float" office:value="37.4056532147">
            <text:p>37.4056532147</text:p>
          </table:table-cell>
          <table:table-cell table:number-columns-repeated="5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493795206">
            <text:p>-3.4493795206</text:p>
          </table:table-cell>
          <table:table-cell office:value-type="float" office:value="37.3982924904">
            <text:p>37.3982924904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6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475109325">
            <text:p>-3.4475109325</text:p>
          </table:table-cell>
          <table:table-cell office:value-type="float" office:value="37.398415804">
            <text:p>37.398415804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table:number-columns-repeated="17" office:value-type="string">
            <text:p>N</text:p>
          </table:table-cell>
        </table:table-row>
        <table:table-row table:style-name="ro1">
          <table:table-cell office:value-type="float" office:value="-3.4467553168">
            <text:p>-3.4467553168</text:p>
          </table:table-cell>
          <table:table-cell office:value-type="float" office:value="37.3983650656">
            <text:p>37.3983650656</text:p>
          </table:table-cell>
          <table:table-cell table:number-columns-repeated="35" office:value-type="string">
            <text:p>N</text:p>
          </table:table-cell>
        </table:table-row>
        <table:table-row table:style-name="ro1">
          <table:table-cell office:value-type="float" office:value="-3.4467293315">
            <text:p>-3.4467293315</text:p>
          </table:table-cell>
          <table:table-cell office:value-type="float" office:value="37.4029193559">
            <text:p>37.4029193559</text:p>
          </table:table-cell>
          <table:table-cell table:number-columns-repeated="5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6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4485181539">
            <text:p>-3.4485181539</text:p>
          </table:table-cell>
          <table:table-cell office:value-type="float" office:value="37.4036950275">
            <text:p>37.4036950275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6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</table:table-row>
        <table:table-row table:style-name="ro1">
          <table:table-cell office:value-type="float" office:value="-3.4492998487">
            <text:p>-3.4492998487</text:p>
          </table:table-cell>
          <table:table-cell office:value-type="float" office:value="37.4032111919">
            <text:p>37.4032111919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503530599">
            <text:p>-3.4503530599</text:p>
          </table:table-cell>
          <table:table-cell office:value-type="float" office:value="37.4028739679">
            <text:p>37.4028739679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6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6"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503502688">
            <text:p>-3.4503502688</text:p>
          </table:table-cell>
          <table:table-cell office:value-type="float" office:value="37.4046357003">
            <text:p>37.4046357003</text:p>
          </table:table-cell>
          <table:table-cell table:number-columns-repeated="5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477925476">
            <text:p>-3.4477925476</text:p>
          </table:table-cell>
          <table:table-cell office:value-type="float" office:value="37.4057368825">
            <text:p>37.4057368825</text:p>
          </table:table-cell>
          <table:table-cell table:number-columns-repeated="5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6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2386715466">
            <text:p>-3.2386715466</text:p>
          </table:table-cell>
          <table:table-cell office:value-type="float" office:value="37.0928655105">
            <text:p>37.0928655105</text:p>
          </table:table-cell>
          <table:table-cell table:number-columns-repeated="4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5" office:value-type="string">
            <text:p>N</text:p>
          </table:table-cell>
          <table:table-cell office:value-type="string">
            <text:p>Y</text:p>
          </table:table-cell>
          <table:table-cell table:number-columns-repeated="5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2376587301">
            <text:p>-3.2376587301</text:p>
          </table:table-cell>
          <table:table-cell office:value-type="float" office:value="37.0927814306">
            <text:p>37.0927814306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5" office:value-type="string">
            <text:p>N</text:p>
          </table:table-cell>
          <table:table-cell office:value-type="string">
            <text:p>Y</text:p>
          </table:table-cell>
          <table:table-cell table:number-columns-repeated="7" office:value-type="string">
            <text:p>N</text:p>
          </table:table-cell>
        </table:table-row>
        <table:table-row table:style-name="ro1">
          <table:table-cell office:value-type="float" office:value="-3.2359775548">
            <text:p>-3.2359775548</text:p>
          </table:table-cell>
          <table:table-cell office:value-type="float" office:value="37.0944609262">
            <text:p>37.0944609262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5" office:value-type="string">
            <text:p>N</text:p>
          </table:table-cell>
          <table:table-cell office:value-type="string">
            <text:p>Y</text:p>
          </table:table-cell>
          <table:table-cell table:number-columns-repeated="5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2375016204">
            <text:p>-3.2375016204</text:p>
          </table:table-cell>
          <table:table-cell office:value-type="float" office:value="37.0882196624">
            <text:p>37.0882196624</text:p>
          </table:table-cell>
          <table:table-cell table:number-columns-repeated="3"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5" office:value-type="string">
            <text:p>N</text:p>
          </table:table-cell>
          <table:table-cell office:value-type="string">
            <text:p>Y</text:p>
          </table:table-cell>
          <table:table-cell table:number-columns-repeated="5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2358114328">
            <text:p>-3.2358114328</text:p>
          </table:table-cell>
          <table:table-cell office:value-type="float" office:value="37.0883306463">
            <text:p>37.0883306463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2376108961">
            <text:p>-3.2376108961</text:p>
          </table:table-cell>
          <table:table-cell office:value-type="float" office:value="37.0874013765">
            <text:p>37.0874013765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5" office:value-type="string">
            <text:p>N</text:p>
          </table:table-cell>
          <table:table-cell office:value-type="string">
            <text:p>Y</text:p>
          </table:table-cell>
          <table:table-cell table:number-columns-repeated="5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2402497036">
            <text:p>-3.2402497036</text:p>
          </table:table-cell>
          <table:table-cell office:value-type="float" office:value="37.0855816939">
            <text:p>37.0855816939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2384592366">
            <text:p>-3.2384592366</text:p>
          </table:table-cell>
          <table:table-cell office:value-type="float" office:value="37.0788327144">
            <text:p>37.0788327144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6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235663617">
            <text:p>-3.235663617</text:p>
          </table:table-cell>
          <table:table-cell office:value-type="float" office:value="37.0810005811">
            <text:p>37.0810005811</text:p>
          </table:table-cell>
          <table:table-cell table:number-columns-repeated="5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2331843449">
            <text:p>-3.2331843449</text:p>
          </table:table-cell>
          <table:table-cell office:value-type="float" office:value="37.0820221154">
            <text:p>37.0820221154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6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1228524638">
            <text:p>-3.1228524638</text:p>
          </table:table-cell>
          <table:table-cell office:value-type="float" office:value="37.605027055">
            <text:p>37.605027055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3" office:value-type="string">
            <text:p>Y</text:p>
          </table:table-cell>
        </table:table-row>
        <table:table-row table:style-name="ro1">
          <table:table-cell office:value-type="float" office:value="-3.1181652656">
            <text:p>-3.1181652656</text:p>
          </table:table-cell>
          <table:table-cell office:value-type="float" office:value="37.6092393342">
            <text:p>37.6092393342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0897008627">
            <text:p>-3.0897008627</text:p>
          </table:table-cell>
          <table:table-cell office:value-type="float" office:value="37.6066810266">
            <text:p>37.6066810266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6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0897821984">
            <text:p>-3.0897821984</text:p>
          </table:table-cell>
          <table:table-cell office:value-type="float" office:value="37.6111374123">
            <text:p>37.6111374123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0878297444">
            <text:p>-3.0878297444</text:p>
          </table:table-cell>
          <table:table-cell office:value-type="float" office:value="37.6096669801">
            <text:p>37.6096669801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4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0914695538">
            <text:p>-3.0914695538</text:p>
          </table:table-cell>
          <table:table-cell office:value-type="float" office:value="37.6067009167">
            <text:p>37.6067009167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0942724199">
            <text:p>-3.0942724199</text:p>
          </table:table-cell>
          <table:table-cell office:value-type="float" office:value="37.6094766737">
            <text:p>37.6094766737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0987627212">
            <text:p>-3.0987627212</text:p>
          </table:table-cell>
          <table:table-cell office:value-type="float" office:value="37.6139652677">
            <text:p>37.6139652677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7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1024261668">
            <text:p>-3.1024261668</text:p>
          </table:table-cell>
          <table:table-cell office:value-type="float" office:value="37.6175906227">
            <text:p>37.6175906227</text:p>
          </table:table-cell>
          <table:table-cell office:value-type="string">
            <text:p>Y</text:p>
          </table:table-cell>
          <table:table-cell table:number-columns-repeated="9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6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4" office:value-type="string">
            <text:p>Y</text:p>
          </table:table-cell>
        </table:table-row>
        <table:table-row table:style-name="ro1">
          <table:table-cell office:value-type="float" office:value="-3.1024246347">
            <text:p>-3.1024246347</text:p>
          </table:table-cell>
          <table:table-cell office:value-type="float" office:value="37.6167026547">
            <text:p>37.6167026547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7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</table:table-row>
        <table:table-row table:style-name="ro1">
          <table:table-cell office:value-type="float" office:value="-3.103353215">
            <text:p>-3.103353215</text:p>
          </table:table-cell>
          <table:table-cell office:value-type="float" office:value="37.6165496531">
            <text:p>37.6165496531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15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4" office:value-type="string">
            <text:p>Y</text:p>
          </table:table-cell>
        </table:table-row>
        <table:table-row table:style-name="ro1">
          <table:table-cell office:value-type="float" office:value="-3.1050093226">
            <text:p>-3.1050093226</text:p>
          </table:table-cell>
          <table:table-cell office:value-type="float" office:value="37.6149930733">
            <text:p>37.6149930733</text:p>
          </table:table-cell>
          <table:table-cell office:value-type="string">
            <text:p>Y</text:p>
          </table:table-cell>
          <table:table-cell table:number-columns-repeated="9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0974027973">
            <text:p>-3.0974027973</text:p>
          </table:table-cell>
          <table:table-cell office:value-type="float" office:value="37.6393967151">
            <text:p>37.6393967151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0982118845">
            <text:p>-3.0982118845</text:p>
          </table:table-cell>
          <table:table-cell office:value-type="float" office:value="37.6357607136">
            <text:p>37.6357607136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7761490553">
            <text:p>-3.7761490553</text:p>
          </table:table-cell>
          <table:table-cell office:value-type="float" office:value="37.6141839159">
            <text:p>37.6141839159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4" office:value-type="string">
            <text:p>N</text:p>
          </table:table-cell>
        </table:table-row>
        <table:table-row table:style-name="ro1">
          <table:table-cell office:value-type="float" office:value="-3.7771048367">
            <text:p>-3.7771048367</text:p>
          </table:table-cell>
          <table:table-cell office:value-type="float" office:value="37.6168867402">
            <text:p>37.6168867402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7752644951">
            <text:p>-3.7752644951</text:p>
          </table:table-cell>
          <table:table-cell office:value-type="float" office:value="37.6160401587">
            <text:p>37.6160401587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4" office:value-type="string">
            <text:p>N</text:p>
          </table:table-cell>
        </table:table-row>
        <table:table-row table:style-name="ro1">
          <table:table-cell office:value-type="float" office:value="-3.771784241">
            <text:p>-3.771784241</text:p>
          </table:table-cell>
          <table:table-cell office:value-type="float" office:value="37.6178335512">
            <text:p>37.6178335512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7686724283">
            <text:p>-3.7686724283</text:p>
          </table:table-cell>
          <table:table-cell office:value-type="float" office:value="37.6177195123">
            <text:p>37.6177195123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5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7070409607">
            <text:p>-3.7070409607</text:p>
          </table:table-cell>
          <table:table-cell office:value-type="float" office:value="37.6691972458">
            <text:p>37.6691972458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3" office:value-type="string">
            <text:p>Y</text:p>
          </table:table-cell>
        </table:table-row>
        <table:table-row table:style-name="ro1">
          <table:table-cell office:value-type="float" office:value="-3.7082716609">
            <text:p>-3.7082716609</text:p>
          </table:table-cell>
          <table:table-cell office:value-type="float" office:value="37.6692346881">
            <text:p>37.6692346881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6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7080372671">
            <text:p>-3.7080372671</text:p>
          </table:table-cell>
          <table:table-cell office:value-type="float" office:value="37.6717398451">
            <text:p>37.6717398451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7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7151968079">
            <text:p>-3.7151968079</text:p>
          </table:table-cell>
          <table:table-cell office:value-type="float" office:value="37.6709143695">
            <text:p>37.6709143695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7150639831">
            <text:p>-3.7150639831</text:p>
          </table:table-cell>
          <table:table-cell office:value-type="float" office:value="37.6636558417">
            <text:p>37.6636558417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15"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7437525246">
            <text:p>-3.7437525246</text:p>
          </table:table-cell>
          <table:table-cell office:value-type="float" office:value="37.6611734442">
            <text:p>37.6611734442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6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7677732002">
            <text:p>-3.7677732002</text:p>
          </table:table-cell>
          <table:table-cell office:value-type="float" office:value="37.6567866409">
            <text:p>37.6567866409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2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7669446987">
            <text:p>-3.7669446987</text:p>
          </table:table-cell>
          <table:table-cell office:value-type="float" office:value="37.6577657068">
            <text:p>37.6577657068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6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7660398429">
            <text:p>-3.7660398429</text:p>
          </table:table-cell>
          <table:table-cell office:value-type="float" office:value="37.6613738542">
            <text:p>37.6613738542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6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7689922973">
            <text:p>-3.7689922973</text:p>
          </table:table-cell>
          <table:table-cell office:value-type="float" office:value="37.6631264674">
            <text:p>37.6631264674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15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</table:table-row>
        <table:table-row table:style-name="ro1">
          <table:table-cell office:value-type="float" office:value="-3.7632440164">
            <text:p>-3.7632440164</text:p>
          </table:table-cell>
          <table:table-cell office:value-type="float" office:value="37.6550237612">
            <text:p>37.6550237612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6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4857972887">
            <text:p>-3.4857972887</text:p>
          </table:table-cell>
          <table:table-cell office:value-type="float" office:value="37.4348471817">
            <text:p>37.4348471817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4858594027">
            <text:p>-3.4858594027</text:p>
          </table:table-cell>
          <table:table-cell office:value-type="float" office:value="37.4366486907">
            <text:p>37.4366486907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4875695552">
            <text:p>-3.4875695552</text:p>
          </table:table-cell>
          <table:table-cell office:value-type="float" office:value="37.4367803757">
            <text:p>37.4367803757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4848887685">
            <text:p>-3.4848887685</text:p>
          </table:table-cell>
          <table:table-cell office:value-type="float" office:value="37.4393787689">
            <text:p>37.4393787689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831656561">
            <text:p>-3.4831656561</text:p>
          </table:table-cell>
          <table:table-cell office:value-type="float" office:value="37.4430498648">
            <text:p>37.4430498648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4853414552">
            <text:p>-3.4853414552</text:p>
          </table:table-cell>
          <table:table-cell office:value-type="float" office:value="37.4647109594">
            <text:p>37.4647109594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880424373">
            <text:p>-3.4880424373</text:p>
          </table:table-cell>
          <table:table-cell office:value-type="float" office:value="37.4657085299">
            <text:p>37.4657085299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4844724734">
            <text:p>-3.4844724734</text:p>
          </table:table-cell>
          <table:table-cell office:value-type="float" office:value="37.4683906568">
            <text:p>37.4683906568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863100201">
            <text:p>-3.4863100201</text:p>
          </table:table-cell>
          <table:table-cell office:value-type="float" office:value="37.469305443">
            <text:p>37.469305443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4825995137">
            <text:p>-3.4825995137</text:p>
          </table:table-cell>
          <table:table-cell office:value-type="float" office:value="37.4620844434">
            <text:p>37.4620844434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2197763185">
            <text:p>-3.2197763185</text:p>
          </table:table-cell>
          <table:table-cell office:value-type="float" office:value="37.0944711027">
            <text:p>37.0944711027</text:p>
          </table:table-cell>
          <table:table-cell table:number-columns-repeated="5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2197678846">
            <text:p>-3.2197678846</text:p>
          </table:table-cell>
          <table:table-cell office:value-type="float" office:value="37.0935625628">
            <text:p>37.0935625628</text:p>
          </table:table-cell>
          <table:table-cell table:number-columns-repeated="5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2179838984">
            <text:p>-3.2179838984</text:p>
          </table:table-cell>
          <table:table-cell office:value-type="float" office:value="37.0926452136">
            <text:p>37.0926452136</text:p>
          </table:table-cell>
          <table:table-cell office:value-type="string">
            <text:p>Y</text:p>
          </table:table-cell>
          <table:table-cell table:number-columns-repeated="9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2161170072">
            <text:p>-3.2161170072</text:p>
          </table:table-cell>
          <table:table-cell office:value-type="float" office:value="37.0899496443">
            <text:p>37.0899496443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2143853142">
            <text:p>-3.2143853142</text:p>
          </table:table-cell>
          <table:table-cell office:value-type="float" office:value="37.0945053692">
            <text:p>37.0945053692</text:p>
          </table:table-cell>
          <table:table-cell table:number-columns-repeated="5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2003929995">
            <text:p>-3.2003929995</text:p>
          </table:table-cell>
          <table:table-cell office:value-type="float" office:value="37.1170009624">
            <text:p>37.1170009624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1986714509">
            <text:p>-3.1986714509</text:p>
          </table:table-cell>
          <table:table-cell office:value-type="float" office:value="37.1206317291">
            <text:p>37.1206317291</text:p>
          </table:table-cell>
          <table:table-cell table:number-columns-repeated="10" office:value-type="string">
            <text:p>N</text:p>
          </table:table-cell>
          <table:table-cell office:value-type="string">
            <text:p>Y</text:p>
          </table:table-cell>
          <table:table-cell table:number-columns-repeated="22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2014566348">
            <text:p>-3.2014566348</text:p>
          </table:table-cell>
          <table:table-cell office:value-type="float" office:value="37.1225317389">
            <text:p>37.1225317389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2023059543">
            <text:p>-3.2023059543</text:p>
          </table:table-cell>
          <table:table-cell office:value-type="float" office:value="37.1233600242">
            <text:p>37.1233600242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2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2040287046">
            <text:p>-3.2040287046</text:p>
          </table:table-cell>
          <table:table-cell office:value-type="float" office:value="37.1180560344">
            <text:p>37.1180560344</text:p>
          </table:table-cell>
          <table:table-cell office:value-type="string">
            <text:p>Y</text:p>
          </table:table-cell>
          <table:table-cell table:number-columns-repeated="9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1958633262">
            <text:p>-3.1958633262</text:p>
          </table:table-cell>
          <table:table-cell office:value-type="float" office:value="37.1161824529">
            <text:p>37.1161824529</text:p>
          </table:table-cell>
          <table:table-cell table:number-columns-repeated="3"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192364062">
            <text:p>-3.192364062</text:p>
          </table:table-cell>
          <table:table-cell office:value-type="float" office:value="37.1179485512">
            <text:p>37.1179485512</text:p>
          </table:table-cell>
          <table:table-cell office:value-type="string">
            <text:p>Y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1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3" office:value-type="string">
            <text:p>Y</text:p>
          </table:table-cell>
        </table:table-row>
        <table:table-row table:style-name="ro1">
          <table:table-cell office:value-type="float" office:value="-3.1895614985">
            <text:p>-3.1895614985</text:p>
          </table:table-cell>
          <table:table-cell office:value-type="float" office:value="37.1180475338">
            <text:p>37.1180475338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6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6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1888484685">
            <text:p>-3.1888484685</text:p>
          </table:table-cell>
          <table:table-cell office:value-type="float" office:value="37.1177726084">
            <text:p>37.1177726084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7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4" office:value-type="string">
            <text:p>Y</text:p>
          </table:table-cell>
        </table:table-row>
        <table:table-row table:style-name="ro1">
          <table:table-cell office:value-type="float" office:value="-3.1950628385">
            <text:p>-3.1950628385</text:p>
          </table:table-cell>
          <table:table-cell office:value-type="float" office:value="37.120643298">
            <text:p>37.120643298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2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1869290958">
            <text:p>-3.1869290958</text:p>
          </table:table-cell>
          <table:table-cell office:value-type="float" office:value="37.0772598363">
            <text:p>37.0772598363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1891066535">
            <text:p>-3.1891066535</text:p>
          </table:table-cell>
          <table:table-cell office:value-type="float" office:value="37.0778747584">
            <text:p>37.0778747584</text:p>
          </table:table-cell>
          <table:table-cell table:number-columns-repeated="2" office:value-type="string">
            <text:p>Y</text:p>
          </table:table-cell>
          <table:table-cell table:number-columns-repeated="5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6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</table:table-row>
        <table:table-row table:style-name="ro1">
          <table:table-cell office:value-type="float" office:value="-3.1891078888">
            <text:p>-3.1891078888</text:p>
          </table:table-cell>
          <table:table-cell office:value-type="float" office:value="37.0717016267">
            <text:p>37.0717016267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1543810909">
            <text:p>-3.1543810909</text:p>
          </table:table-cell>
          <table:table-cell office:value-type="float" office:value="37.6152698075">
            <text:p>37.6152698075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2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1540148735">
            <text:p>-3.1540148735</text:p>
          </table:table-cell>
          <table:table-cell office:value-type="float" office:value="37.6515061069">
            <text:p>37.6515061069</text:p>
          </table:table-cell>
          <table:table-cell office:value-type="string">
            <text:p>Y</text:p>
          </table:table-cell>
          <table:table-cell table:number-columns-repeated="9" office:value-type="string">
            <text:p>N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5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</table:table-row>
        <table:table-row table:style-name="ro1">
          <table:table-cell office:value-type="float" office:value="-3.1545442922">
            <text:p>-3.1545442922</text:p>
          </table:table-cell>
          <table:table-cell office:value-type="float" office:value="37.6522459202">
            <text:p>37.6522459202</text:p>
          </table:table-cell>
          <table:table-cell office:value-type="string">
            <text:p>Y</text:p>
          </table:table-cell>
          <table:table-cell table:number-columns-repeated="9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</table:table-row>
        <table:table-row table:style-name="ro1">
          <table:table-cell office:value-type="float" office:value="-3.1533063413">
            <text:p>-3.1533063413</text:p>
          </table:table-cell>
          <table:table-cell office:value-type="float" office:value="37.6586449503">
            <text:p>37.6586449503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1522839879">
            <text:p>-3.1522839879</text:p>
          </table:table-cell>
          <table:table-cell office:value-type="float" office:value="37.656009941">
            <text:p>37.656009941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157332864">
            <text:p>-3.157332864</text:p>
          </table:table-cell>
          <table:table-cell office:value-type="float" office:value="37.6554395995">
            <text:p>37.6554395995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1396657246">
            <text:p>-3.1396657246</text:p>
          </table:table-cell>
          <table:table-cell office:value-type="float" office:value="37.6505497705">
            <text:p>37.6505497705</text:p>
          </table:table-cell>
          <table:table-cell office:value-type="string">
            <text:p>Y</text:p>
          </table:table-cell>
          <table:table-cell table:number-columns-repeated="9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6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</table:table-row>
        <table:table-row table:style-name="ro1">
          <table:table-cell office:value-type="float" office:value="-3.1387626445">
            <text:p>-3.1387626445</text:p>
          </table:table-cell>
          <table:table-cell office:value-type="float" office:value="37.6513985267">
            <text:p>37.6513985267</text:p>
          </table:table-cell>
          <table:table-cell office:value-type="string">
            <text:p>Y</text:p>
          </table:table-cell>
          <table:table-cell table:number-columns-repeated="9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1412083239">
            <text:p>-3.1412083239</text:p>
          </table:table-cell>
          <table:table-cell office:value-type="float" office:value="37.6314771685">
            <text:p>37.6314771685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6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1384080995">
            <text:p>-3.1384080995</text:p>
          </table:table-cell>
          <table:table-cell office:value-type="float" office:value="37.6278459227">
            <text:p>37.6278459227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6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1392709992">
            <text:p>-3.1392709992</text:p>
          </table:table-cell>
          <table:table-cell office:value-type="float" office:value="37.6268842689">
            <text:p>37.6268842689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1337173545">
            <text:p>-3.1337173545</text:p>
          </table:table-cell>
          <table:table-cell office:value-type="float" office:value="37.6295090664">
            <text:p>37.6295090664</text:p>
          </table:table-cell>
          <table:table-cell office:value-type="string">
            <text:p>Y</text:p>
          </table:table-cell>
          <table:table-cell table:number-columns-repeated="9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15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</table:table-row>
        <table:table-row table:style-name="ro1">
          <table:table-cell office:value-type="float" office:value="-3.1336300178">
            <text:p>-3.1336300178</text:p>
          </table:table-cell>
          <table:table-cell office:value-type="float" office:value="37.62954465">
            <text:p>37.62954465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15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</table:table-row>
        <table:table-row table:style-name="ro1">
          <table:table-cell office:value-type="float" office:value="-3.1348686218">
            <text:p>-3.1348686218</text:p>
          </table:table-cell>
          <table:table-cell office:value-type="float" office:value="37.6314780736">
            <text:p>37.6314780736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6977667063">
            <text:p>-3.6977667063</text:p>
          </table:table-cell>
          <table:table-cell office:value-type="float" office:value="37.6471919728">
            <text:p>37.6471919728</text:p>
          </table:table-cell>
          <table:table-cell table:number-columns-repeated="3" office:value-type="string">
            <text:p>Y</text:p>
          </table:table-cell>
          <table:table-cell table:number-columns-repeated="6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7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7050134269">
            <text:p>-3.7050134269</text:p>
          </table:table-cell>
          <table:table-cell office:value-type="float" office:value="37.6472357421">
            <text:p>37.6472357421</text:p>
          </table:table-cell>
          <table:table-cell table:number-columns-repeated="3" office:value-type="string">
            <text:p>Y</text:p>
          </table:table-cell>
          <table:table-cell table:number-columns-repeated="6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15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704872505">
            <text:p>-3.704872505</text:p>
          </table:table-cell>
          <table:table-cell office:value-type="float" office:value="37.6455684718">
            <text:p>37.6455684718</text:p>
          </table:table-cell>
          <table:table-cell table:number-columns-repeated="3" office:value-type="string">
            <text:p>Y</text:p>
          </table:table-cell>
          <table:table-cell table:number-columns-repeated="6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0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7004976925">
            <text:p>-3.7004976925</text:p>
          </table:table-cell>
          <table:table-cell office:value-type="float" office:value="37.651789104">
            <text:p>37.651789104</text:p>
          </table:table-cell>
          <table:table-cell table:number-columns-repeated="3" office:value-type="string">
            <text:p>Y</text:p>
          </table:table-cell>
          <table:table-cell table:number-columns-repeated="6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2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697825572">
            <text:p>-3.697825572</text:p>
          </table:table-cell>
          <table:table-cell office:value-type="float" office:value="37.6490308107">
            <text:p>37.6490308107</text:p>
          </table:table-cell>
          <table:table-cell table:number-columns-repeated="5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7101966295">
            <text:p>-3.7101966295</text:p>
          </table:table-cell>
          <table:table-cell office:value-type="float" office:value="37.6485548451">
            <text:p>37.6485548451</text:p>
          </table:table-cell>
          <table:table-cell table:number-columns-repeated="10" office:value-type="string">
            <text:p>N</text:p>
          </table:table-cell>
          <table:table-cell office:value-type="string">
            <text:p>Y</text:p>
          </table:table-cell>
          <table:table-cell table:number-columns-repeated="17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3" office:value-type="string">
            <text:p>N</text:p>
          </table:table-cell>
        </table:table-row>
        <table:table-row table:style-name="ro1">
          <table:table-cell office:value-type="float" office:value="-3.7112966184">
            <text:p>-3.7112966184</text:p>
          </table:table-cell>
          <table:table-cell office:value-type="float" office:value="37.6482269502">
            <text:p>37.6482269502</text:p>
          </table:table-cell>
          <table:table-cell table:number-columns-repeated="10" office:value-type="string">
            <text:p>N</text:p>
          </table:table-cell>
          <table:table-cell office:value-type="string">
            <text:p>Y</text:p>
          </table:table-cell>
          <table:table-cell table:number-columns-repeated="17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7118358775">
            <text:p>-3.7118358775</text:p>
          </table:table-cell>
          <table:table-cell office:value-type="float" office:value="37.6496936839">
            <text:p>37.6496936839</text:p>
          </table:table-cell>
          <table:table-cell table:number-columns-repeated="35" office:value-type="string">
            <text:p>N</text:p>
          </table:table-cell>
        </table:table-row>
        <table:table-row table:style-name="ro1">
          <table:table-cell office:value-type="float" office:value="-3.7130257548">
            <text:p>-3.7130257548</text:p>
          </table:table-cell>
          <table:table-cell office:value-type="float" office:value="37.6490503844">
            <text:p>37.6490503844</text:p>
          </table:table-cell>
          <table:table-cell table:number-columns-repeated="10" office:value-type="string">
            <text:p>N</text:p>
          </table:table-cell>
          <table:table-cell office:value-type="string">
            <text:p>Y</text:p>
          </table:table-cell>
          <table:table-cell table:number-columns-repeated="22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7148263551">
            <text:p>-3.7148263551</text:p>
          </table:table-cell>
          <table:table-cell office:value-type="float" office:value="37.6472967823">
            <text:p>37.6472967823</text:p>
          </table:table-cell>
          <table:table-cell table:number-columns-repeated="5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7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5" office:value-type="string">
            <text:p>Y</text:p>
          </table:table-cell>
        </table:table-row>
        <table:table-row table:style-name="ro1">
          <table:table-cell office:value-type="float" office:value="-3.7103911471">
            <text:p>-3.7103911471</text:p>
          </table:table-cell>
          <table:table-cell office:value-type="float" office:value="37.6465463779">
            <text:p>37.6465463779</text:p>
          </table:table-cell>
          <table:table-cell table:number-columns-repeated="5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2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7089957789">
            <text:p>-3.7089957789</text:p>
          </table:table-cell>
          <table:table-cell office:value-type="float" office:value="37.6465519819">
            <text:p>37.6465519819</text:p>
          </table:table-cell>
          <table:table-cell office:value-type="string">
            <text:p>Y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17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713814103">
            <text:p>-3.713814103</text:p>
          </table:table-cell>
          <table:table-cell office:value-type="float" office:value="37.6533217316">
            <text:p>37.6533217316</text:p>
          </table:table-cell>
          <table:table-cell table:number-columns-repeated="10" office:value-type="string">
            <text:p>N</text:p>
          </table:table-cell>
          <table:table-cell office:value-type="string">
            <text:p>Y</text:p>
          </table:table-cell>
          <table:table-cell table:number-columns-repeated="2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7121955099">
            <text:p>-3.7121955099</text:p>
          </table:table-cell>
          <table:table-cell office:value-type="float" office:value="37.6535572624">
            <text:p>37.6535572624</text:p>
          </table:table-cell>
          <table:table-cell table:number-columns-repeated="35" office:value-type="string">
            <text:p>N</text:p>
          </table:table-cell>
        </table:table-row>
        <table:table-row table:style-name="ro1">
          <table:table-cell office:value-type="float" office:value="-3.7103179014">
            <text:p>-3.7103179014</text:p>
          </table:table-cell>
          <table:table-cell office:value-type="float" office:value="37.6500207924">
            <text:p>37.6500207924</text:p>
          </table:table-cell>
          <table:table-cell table:number-columns-repeated="35" office:value-type="string">
            <text:p>N</text:p>
          </table:table-cell>
        </table:table-row>
        <table:table-row table:style-name="ro1">
          <table:table-cell office:value-type="float" office:value="-3.7561773204">
            <text:p>-3.7561773204</text:p>
          </table:table-cell>
          <table:table-cell office:value-type="float" office:value="37.6031540856">
            <text:p>37.6031540856</text:p>
          </table:table-cell>
          <table:table-cell table:number-columns-repeated="5"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7580551873">
            <text:p>-3.7580551873</text:p>
          </table:table-cell>
          <table:table-cell office:value-type="float" office:value="37.6041101018">
            <text:p>37.6041101018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7589554195">
            <text:p>-3.7589554195</text:p>
          </table:table-cell>
          <table:table-cell office:value-type="float" office:value="37.6013414483">
            <text:p>37.6013414483</text:p>
          </table:table-cell>
          <table:table-cell table:number-columns-repeated="5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7589901184">
            <text:p>-3.7589901184</text:p>
          </table:table-cell>
          <table:table-cell office:value-type="float" office:value="37.6086832652">
            <text:p>37.6086832652</text:p>
          </table:table-cell>
          <table:table-cell table:number-columns-repeated="5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7555790511">
            <text:p>-3.7555790511</text:p>
          </table:table-cell>
          <table:table-cell office:value-type="float" office:value="37.6077212467">
            <text:p>37.6077212467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4939374672">
            <text:p>-3.4939374672</text:p>
          </table:table-cell>
          <table:table-cell office:value-type="float" office:value="37.4457291686">
            <text:p>37.4457291686</text:p>
          </table:table-cell>
          <table:table-cell table:number-columns-repeated="3" office:value-type="string">
            <text:p>Y</text:p>
          </table:table-cell>
          <table:table-cell table:number-columns-repeated="6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4949462457">
            <text:p>-3.4949462457</text:p>
          </table:table-cell>
          <table:table-cell office:value-type="float" office:value="37.4494401791">
            <text:p>37.4494401791</text:p>
          </table:table-cell>
          <table:table-cell table:number-columns-repeated="5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6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4914083757">
            <text:p>-3.4914083757</text:p>
          </table:table-cell>
          <table:table-cell office:value-type="float" office:value="37.4458125373">
            <text:p>37.4458125373</text:p>
          </table:table-cell>
          <table:table-cell table:number-columns-repeated="5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914316579">
            <text:p>-3.4914316579</text:p>
          </table:table-cell>
          <table:table-cell office:value-type="float" office:value="37.4511585174">
            <text:p>37.4511585174</text:p>
          </table:table-cell>
          <table:table-cell table:number-columns-repeated="5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5124542619">
            <text:p>-3.5124542619</text:p>
          </table:table-cell>
          <table:table-cell office:value-type="float" office:value="37.482240938">
            <text:p>37.482240938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5098812564">
            <text:p>-3.5098812564</text:p>
          </table:table-cell>
          <table:table-cell office:value-type="float" office:value="37.4840455883">
            <text:p>37.4840455883</text:p>
          </table:table-cell>
          <table:table-cell table:number-columns-repeated="5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5071901729">
            <text:p>-3.5071901729</text:p>
          </table:table-cell>
          <table:table-cell office:value-type="float" office:value="37.4867539776">
            <text:p>37.4867539776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5080982781">
            <text:p>-3.5080982781</text:p>
          </table:table-cell>
          <table:table-cell office:value-type="float" office:value="37.4876551898">
            <text:p>37.4876551898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5152511744">
            <text:p>-3.5152511744</text:p>
          </table:table-cell>
          <table:table-cell office:value-type="float" office:value="37.4877347286">
            <text:p>37.4877347286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1697271038">
            <text:p>-3.1697271038</text:p>
          </table:table-cell>
          <table:table-cell office:value-type="float" office:value="37.0460718244">
            <text:p>37.0460718244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1714902794">
            <text:p>-3.1714902794</text:p>
          </table:table-cell>
          <table:table-cell office:value-type="float" office:value="37.0452569073">
            <text:p>37.0452569073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1724238182">
            <text:p>-3.1724238182</text:p>
          </table:table-cell>
          <table:table-cell office:value-type="float" office:value="37.04695037">
            <text:p>37.04695037</text:p>
          </table:table-cell>
          <table:table-cell office:value-type="string">
            <text:p>Y</text:p>
          </table:table-cell>
          <table:table-cell table:number-columns-repeated="9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1733252256">
            <text:p>-3.1733252256</text:p>
          </table:table-cell>
          <table:table-cell office:value-type="float" office:value="37.0460705232">
            <text:p>37.0460705232</text:p>
          </table:table-cell>
          <table:table-cell table:number-columns-repeated="2" office:value-type="string">
            <text:p>Y</text:p>
          </table:table-cell>
          <table:table-cell table:number-columns-repeated="5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0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1769112549">
            <text:p>-3.1769112549</text:p>
          </table:table-cell>
          <table:table-cell office:value-type="float" office:value="37.0442692199">
            <text:p>37.0442692199</text:p>
          </table:table-cell>
          <table:table-cell office:value-type="string">
            <text:p>Y</text:p>
          </table:table-cell>
          <table:table-cell table:number-columns-repeated="9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175439228">
            <text:p>-3.175439228</text:p>
          </table:table-cell>
          <table:table-cell office:value-type="float" office:value="37.0706537656">
            <text:p>37.0706537656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1764263096">
            <text:p>-3.1764263096</text:p>
          </table:table-cell>
          <table:table-cell office:value-type="float" office:value="37.0751924361">
            <text:p>37.0751924361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1755275743">
            <text:p>-3.1755275743</text:p>
          </table:table-cell>
          <table:table-cell office:value-type="float" office:value="37.077884677">
            <text:p>37.077884677</text:p>
          </table:table-cell>
          <table:table-cell table:number-columns-repeated="10" office:value-type="string">
            <text:p>N</text:p>
          </table:table-cell>
          <table:table-cell office:value-type="string">
            <text:p>Y</text:p>
          </table:table-cell>
          <table:table-cell table:number-columns-repeated="2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172822049">
            <text:p>-3.172822049</text:p>
          </table:table-cell>
          <table:table-cell office:value-type="float" office:value="37.0724121021">
            <text:p>37.0724121021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1728814593">
            <text:p>-3.1728814593</text:p>
          </table:table-cell>
          <table:table-cell office:value-type="float" office:value="37.0733243213">
            <text:p>37.0733243213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1710517629">
            <text:p>-3.1710517629</text:p>
          </table:table-cell>
          <table:table-cell office:value-type="float" office:value="37.0760916488">
            <text:p>37.0760916488</text:p>
          </table:table-cell>
          <table:table-cell table:number-columns-repeated="35" office:value-type="string">
            <text:p>N</text:p>
          </table:table-cell>
        </table:table-row>
        <table:table-row table:style-name="ro1">
          <table:table-cell office:value-type="float" office:value="-3.1702163153">
            <text:p>-3.1702163153</text:p>
          </table:table-cell>
          <table:table-cell office:value-type="float" office:value="37.0769808274">
            <text:p>37.0769808274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20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1701507127">
            <text:p>-3.1701507127</text:p>
          </table:table-cell>
          <table:table-cell office:value-type="float" office:value="37.0742291165">
            <text:p>37.0742291165</text:p>
          </table:table-cell>
          <table:table-cell table:number-columns-repeated="10" office:value-type="string">
            <text:p>N</text:p>
          </table:table-cell>
          <table:table-cell office:value-type="string">
            <text:p>Y</text:p>
          </table:table-cell>
          <table:table-cell table:number-columns-repeated="2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1692374041">
            <text:p>-3.1692374041</text:p>
          </table:table-cell>
          <table:table-cell office:value-type="float" office:value="37.0733469214">
            <text:p>37.0733469214</text:p>
          </table:table-cell>
          <table:table-cell table:number-columns-repeated="10" office:value-type="string">
            <text:p>N</text:p>
          </table:table-cell>
          <table:table-cell office:value-type="string">
            <text:p>Y</text:p>
          </table:table-cell>
          <table:table-cell table:number-columns-repeated="2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1763977717">
            <text:p>-3.1763977717</text:p>
          </table:table-cell>
          <table:table-cell office:value-type="float" office:value="37.071564451">
            <text:p>37.071564451</text:p>
          </table:table-cell>
          <table:table-cell table:number-columns-repeated="35" office:value-type="string">
            <text:p>N</text:p>
          </table:table-cell>
        </table:table-row>
        <table:table-row table:style-name="ro1">
          <table:table-cell office:value-type="float" office:value="-3.1359602996">
            <text:p>-3.1359602996</text:p>
          </table:table-cell>
          <table:table-cell office:value-type="float" office:value="37.6524104048">
            <text:p>37.6524104048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1411812225">
            <text:p>-3.1411812225</text:p>
          </table:table-cell>
          <table:table-cell office:value-type="float" office:value="37.654924918">
            <text:p>37.654924918</text:p>
          </table:table-cell>
          <table:table-cell office:value-type="string">
            <text:p>Y</text:p>
          </table:table-cell>
          <table:table-cell table:number-columns-repeated="9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6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</table:table-row>
        <table:table-row table:style-name="ro1">
          <table:table-cell office:value-type="float" office:value="-3.1406288175">
            <text:p>-3.1406288175</text:p>
          </table:table-cell>
          <table:table-cell office:value-type="float" office:value="37.6541459741">
            <text:p>37.6541459741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5"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1186931284">
            <text:p>-3.1186931284</text:p>
          </table:table-cell>
          <table:table-cell office:value-type="float" office:value="37.6097235846">
            <text:p>37.6097235846</text:p>
          </table:table-cell>
          <table:table-cell office:value-type="string">
            <text:p>Y</text:p>
          </table:table-cell>
          <table:table-cell table:number-columns-repeated="9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1175860453">
            <text:p>-3.1175860453</text:p>
          </table:table-cell>
          <table:table-cell office:value-type="float" office:value="37.6113163403">
            <text:p>37.6113163403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117589338">
            <text:p>-3.117589338</text:p>
          </table:table-cell>
          <table:table-cell office:value-type="float" office:value="37.6123027288">
            <text:p>37.6123027288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115687696">
            <text:p>-3.115687696</text:p>
          </table:table-cell>
          <table:table-cell office:value-type="float" office:value="37.6086014696">
            <text:p>37.6086014696</text:p>
          </table:table-cell>
          <table:table-cell office:value-type="string">
            <text:p>Y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1215070094">
            <text:p>-3.1215070094</text:p>
          </table:table-cell>
          <table:table-cell office:value-type="float" office:value="37.635002303">
            <text:p>37.635002303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2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1196501302">
            <text:p>-3.1196501302</text:p>
          </table:table-cell>
          <table:table-cell office:value-type="float" office:value="37.6322461024">
            <text:p>37.6322461024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1170340825">
            <text:p>-3.1170340825</text:p>
          </table:table-cell>
          <table:table-cell office:value-type="float" office:value="37.6332014581">
            <text:p>37.6332014581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2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1171119384">
            <text:p>-3.1171119384</text:p>
          </table:table-cell>
          <table:table-cell office:value-type="float" office:value="37.6377349871">
            <text:p>37.6377349871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2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1180069068">
            <text:p>-3.1180069068</text:p>
          </table:table-cell>
          <table:table-cell office:value-type="float" office:value="37.6395336771">
            <text:p>37.6395336771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0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1144369693">
            <text:p>-3.1144369693</text:p>
          </table:table-cell>
          <table:table-cell office:value-type="float" office:value="37.6403918713">
            <text:p>37.6403918713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1108762658">
            <text:p>-3.1108762658</text:p>
          </table:table-cell>
          <table:table-cell office:value-type="float" office:value="37.6377198587">
            <text:p>37.6377198587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2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1089347735">
            <text:p>-3.1089347735</text:p>
          </table:table-cell>
          <table:table-cell office:value-type="float" office:value="37.6349587508">
            <text:p>37.6349587508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1080741063">
            <text:p>-3.1080741063</text:p>
          </table:table-cell>
          <table:table-cell office:value-type="float" office:value="37.6321705439">
            <text:p>37.6321705439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7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1134169252">
            <text:p>-3.1134169252</text:p>
          </table:table-cell>
          <table:table-cell office:value-type="float" office:value="37.6331542147">
            <text:p>37.6331542147</text:p>
          </table:table-cell>
          <table:table-cell office:value-type="string">
            <text:p>Y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2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1054554583">
            <text:p>-3.1054554583</text:p>
          </table:table-cell>
          <table:table-cell office:value-type="float" office:value="37.6403447541">
            <text:p>37.6403447541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0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1026607909">
            <text:p>-3.1026607909</text:p>
          </table:table-cell>
          <table:table-cell office:value-type="float" office:value="37.633972397">
            <text:p>37.633972397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2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1027074754">
            <text:p>-3.1027074754</text:p>
          </table:table-cell>
          <table:table-cell office:value-type="float" office:value="37.6329856653">
            <text:p>37.6329856653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2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1030744489">
            <text:p>-3.1030744489</text:p>
          </table:table-cell>
          <table:table-cell office:value-type="float" office:value="37.6603115152">
            <text:p>37.6603115152</text:p>
          </table:table-cell>
          <table:table-cell table:number-columns-repeated="35" office:value-type="string">
            <text:p>N</text:p>
          </table:table-cell>
        </table:table-row>
        <table:table-row table:style-name="ro1">
          <table:table-cell office:value-type="float" office:value="-3.1040326229">
            <text:p>-3.1040326229</text:p>
          </table:table-cell>
          <table:table-cell office:value-type="float" office:value="37.6612187327">
            <text:p>37.6612187327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1022279377">
            <text:p>-3.1022279377</text:p>
          </table:table-cell>
          <table:table-cell office:value-type="float" office:value="37.6630558296">
            <text:p>37.6630558296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0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1049675429">
            <text:p>-3.1049675429</text:p>
          </table:table-cell>
          <table:table-cell office:value-type="float" office:value="37.6648967644">
            <text:p>37.6648967644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0977008344">
            <text:p>-3.0977008344</text:p>
          </table:table-cell>
          <table:table-cell office:value-type="float" office:value="37.6593897126">
            <text:p>37.6593897126</text:p>
          </table:table-cell>
          <table:table-cell table:number-columns-repeated="9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3.7255858841">
            <text:p>-3.7255858841</text:p>
          </table:table-cell>
          <table:table-cell office:value-type="float" office:value="37.5901702853">
            <text:p>37.5901702853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1367523719">
            <text:p>-3.1367523719</text:p>
          </table:table-cell>
          <table:table-cell office:value-type="float" office:value="37.584230334">
            <text:p>37.584230334</text:p>
          </table:table-cell>
          <table:table-cell table:number-columns-repeated="35" office:value-type="string">
            <text:p>N</text:p>
          </table:table-cell>
        </table:table-row>
        <table:table-row table:style-name="ro1">
          <table:table-cell office:value-type="float" office:value="-3.7246026598">
            <text:p>-3.7246026598</text:p>
          </table:table-cell>
          <table:table-cell office:value-type="float" office:value="37.5847362404">
            <text:p>37.5847362404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1385997503">
            <text:p>-3.1385997503</text:p>
          </table:table-cell>
          <table:table-cell office:value-type="float" office:value="37.5833377653">
            <text:p>37.5833377653</text:p>
          </table:table-cell>
          <table:table-cell table:number-columns-repeated="5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2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7291296454">
            <text:p>-3.7291296454</text:p>
          </table:table-cell>
          <table:table-cell office:value-type="float" office:value="37.5875270249">
            <text:p>37.5875270249</text:p>
          </table:table-cell>
          <table:table-cell table:number-columns-repeated="5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1402584348">
            <text:p>-3.1402584348</text:p>
          </table:table-cell>
          <table:table-cell office:value-type="float" office:value="37.5815561247">
            <text:p>37.5815561247</text:p>
          </table:table-cell>
          <table:table-cell table:number-columns-repeated="35" office:value-type="string">
            <text:p>N</text:p>
          </table:table-cell>
        </table:table-row>
        <table:table-row table:style-name="ro1">
          <table:table-cell office:value-type="float" office:value="-3.1403093747">
            <text:p>-3.1403093747</text:p>
          </table:table-cell>
          <table:table-cell office:value-type="float" office:value="37.579811201">
            <text:p>37.579811201</text:p>
          </table:table-cell>
          <table:table-cell table:number-columns-repeated="35" office:value-type="string">
            <text:p>N</text:p>
          </table:table-cell>
        </table:table-row>
        <table:table-row table:style-name="ro1">
          <table:table-cell office:value-type="float" office:value="-3.136733826">
            <text:p>-3.136733826</text:p>
          </table:table-cell>
          <table:table-cell office:value-type="float" office:value="37.577972722">
            <text:p>37.577972722</text:p>
          </table:table-cell>
          <table:table-cell table:number-columns-repeated="35" office:value-type="string">
            <text:p>N</text:p>
          </table:table-cell>
        </table:table-row>
        <table:table-row table:style-name="ro1">
          <table:table-cell office:value-type="float" office:value="-3.1135524783">
            <text:p>-3.1135524783</text:p>
          </table:table-cell>
          <table:table-cell office:value-type="float" office:value="37.5850157278">
            <text:p>37.5850157278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2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7282456444">
            <text:p>-3.7282456444</text:p>
          </table:table-cell>
          <table:table-cell office:value-type="float" office:value="37.5875129002">
            <text:p>37.5875129002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1117298516">
            <text:p>-3.1117298516</text:p>
          </table:table-cell>
          <table:table-cell office:value-type="float" office:value="37.5813229074">
            <text:p>37.5813229074</text:p>
          </table:table-cell>
          <table:table-cell table:number-columns-repeated="35" office:value-type="string">
            <text:p>N</text:p>
          </table:table-cell>
        </table:table-row>
        <table:table-row table:style-name="ro1">
          <table:table-cell office:value-type="float" office:value="-3.7299941592">
            <text:p>-3.7299941592</text:p>
          </table:table-cell>
          <table:table-cell office:value-type="float" office:value="37.5905030637">
            <text:p>37.5905030637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0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1053818778">
            <text:p>-3.1053818778</text:p>
          </table:table-cell>
          <table:table-cell office:value-type="float" office:value="37.5849521358">
            <text:p>37.5849521358</text:p>
          </table:table-cell>
          <table:table-cell office:value-type="string">
            <text:p>Y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2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7302437766">
            <text:p>-3.7302437766</text:p>
          </table:table-cell>
          <table:table-cell office:value-type="float" office:value="37.5984263353">
            <text:p>37.5984263353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1073060914">
            <text:p>-3.1073060914</text:p>
          </table:table-cell>
          <table:table-cell office:value-type="float" office:value="37.584954594">
            <text:p>37.584954594</text:p>
          </table:table-cell>
          <table:table-cell office:value-type="string">
            <text:p>Y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2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7320598143">
            <text:p>-3.7320598143</text:p>
          </table:table-cell>
          <table:table-cell office:value-type="float" office:value="37.5992694076">
            <text:p>37.5992694076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0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107171433">
            <text:p>-3.107171433</text:p>
          </table:table-cell>
          <table:table-cell office:value-type="float" office:value="37.5776879052">
            <text:p>37.5776879052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2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1207958738">
            <text:p>-3.1207958738</text:p>
          </table:table-cell>
          <table:table-cell office:value-type="float" office:value="37.5914171663">
            <text:p>37.5914171663</text:p>
          </table:table-cell>
          <table:table-cell office:value-type="string">
            <text:p>Y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2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7257189249">
            <text:p>-3.7257189249</text:p>
          </table:table-cell>
          <table:table-cell office:value-type="float" office:value="37.5983832045">
            <text:p>37.5983832045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7256355306">
            <text:p>-3.7256355306</text:p>
          </table:table-cell>
          <table:table-cell office:value-type="float" office:value="37.5956487385">
            <text:p>37.5956487385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1190193126">
            <text:p>-3.1190193126</text:p>
          </table:table-cell>
          <table:table-cell office:value-type="float" office:value="37.5905170294">
            <text:p>37.5905170294</text:p>
          </table:table-cell>
          <table:table-cell office:value-type="string">
            <text:p>Y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2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1145288887">
            <text:p>-3.1145288887</text:p>
          </table:table-cell>
          <table:table-cell office:value-type="float" office:value="37.5922318542">
            <text:p>37.5922318542</text:p>
          </table:table-cell>
          <table:table-cell office:value-type="string">
            <text:p>Y</text:p>
          </table:table-cell>
          <table:table-cell table:number-columns-repeated="9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15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7310204907">
            <text:p>-3.7310204907</text:p>
          </table:table-cell>
          <table:table-cell office:value-type="float" office:value="37.5929327244">
            <text:p>37.5929327244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0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7588238138">
            <text:p>-3.7588238138</text:p>
          </table:table-cell>
          <table:table-cell office:value-type="float" office:value="37.654031474">
            <text:p>37.654031474</text:p>
          </table:table-cell>
          <table:table-cell table:number-columns-repeated="35" office:value-type="string">
            <text:p>N</text:p>
          </table:table-cell>
        </table:table-row>
        <table:table-row table:style-name="ro1">
          <table:table-cell office:value-type="float" office:value="-3.1155456388">
            <text:p>-3.1155456388</text:p>
          </table:table-cell>
          <table:table-cell office:value-type="float" office:value="37.5940577471">
            <text:p>37.5940577471</text:p>
          </table:table-cell>
          <table:table-cell office:value-type="string">
            <text:p>Y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17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7596943103">
            <text:p>-3.7596943103</text:p>
          </table:table-cell>
          <table:table-cell office:value-type="float" office:value="37.6503704937">
            <text:p>37.6503704937</text:p>
          </table:table-cell>
          <table:table-cell table:number-columns-repeated="35" office:value-type="string">
            <text:p>N</text:p>
          </table:table-cell>
        </table:table-row>
        <table:table-row table:style-name="ro1">
          <table:table-cell office:value-type="float" office:value="-3.1146029116">
            <text:p>-3.1146029116</text:p>
          </table:table-cell>
          <table:table-cell office:value-type="float" office:value="37.5949905532">
            <text:p>37.5949905532</text:p>
          </table:table-cell>
          <table:table-cell office:value-type="string">
            <text:p>Y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1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3" office:value-type="string">
            <text:p>Y</text:p>
          </table:table-cell>
        </table:table-row>
        <table:table-row table:style-name="ro1">
          <table:table-cell office:value-type="float" office:value="-3.7567986455">
            <text:p>-3.7567986455</text:p>
          </table:table-cell>
          <table:table-cell office:value-type="float" office:value="37.649342832">
            <text:p>37.649342832</text:p>
          </table:table-cell>
          <table:table-cell table:number-columns-repeated="35" office:value-type="string">
            <text:p>N</text:p>
          </table:table-cell>
        </table:table-row>
        <table:table-row table:style-name="ro1">
          <table:table-cell office:value-type="float" office:value="-3.753282458">
            <text:p>-3.753282458</text:p>
          </table:table-cell>
          <table:table-cell office:value-type="float" office:value="37.6486051703">
            <text:p>37.6486051703</text:p>
          </table:table-cell>
          <table:table-cell table:number-columns-repeated="35" office:value-type="string">
            <text:p>N</text:p>
          </table:table-cell>
        </table:table-row>
        <table:table-row table:style-name="ro1">
          <table:table-cell office:value-type="float" office:value="-3.7076520275">
            <text:p>-3.7076520275</text:p>
          </table:table-cell>
          <table:table-cell office:value-type="float" office:value="37.5864790009">
            <text:p>37.5864790009</text:p>
          </table:table-cell>
          <table:table-cell table:number-columns-repeated="3" office:value-type="string">
            <text:p>Y</text:p>
          </table:table-cell>
          <table:table-cell table:number-columns-repeated="6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7533304605">
            <text:p>-3.7533304605</text:p>
          </table:table-cell>
          <table:table-cell office:value-type="float" office:value="37.6477031558">
            <text:p>37.6477031558</text:p>
          </table:table-cell>
          <table:table-cell table:number-columns-repeated="35" office:value-type="string">
            <text:p>N</text:p>
          </table:table-cell>
        </table:table-row>
        <table:table-row table:style-name="ro1">
          <table:table-cell office:value-type="float" office:value="-3.7057827661">
            <text:p>-3.7057827661</text:p>
          </table:table-cell>
          <table:table-cell office:value-type="float" office:value="37.5836193096">
            <text:p>37.5836193096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4264050728">
            <text:p>-3.4264050728</text:p>
          </table:table-cell>
          <table:table-cell office:value-type="float" office:value="37.479812086">
            <text:p>37.479812086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7124908126">
            <text:p>-3.7124908126</text:p>
          </table:table-cell>
          <table:table-cell office:value-type="float" office:value="37.5836613376">
            <text:p>37.5836613376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4282221187">
            <text:p>-3.4282221187</text:p>
          </table:table-cell>
          <table:table-cell office:value-type="float" office:value="37.4798386156">
            <text:p>37.4798386156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8" office:value-type="string">
            <text:p>N</text:p>
          </table:table-cell>
        </table:table-row>
        <table:table-row table:style-name="ro1">
          <table:table-cell office:value-type="float" office:value="-3.7141337814">
            <text:p>-3.7141337814</text:p>
          </table:table-cell>
          <table:table-cell office:value-type="float" office:value="37.582129335">
            <text:p>37.582129335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7120986498">
            <text:p>-3.7120986498</text:p>
          </table:table-cell>
          <table:table-cell office:value-type="float" office:value="37.590237461">
            <text:p>37.590237461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4282824925">
            <text:p>-3.4282824925</text:p>
          </table:table-cell>
          <table:table-cell office:value-type="float" office:value="37.4853227675">
            <text:p>37.4853227675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7088712125">
            <text:p>-3.7088712125</text:p>
          </table:table-cell>
          <table:table-cell office:value-type="float" office:value="37.6109808043">
            <text:p>37.6109808043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7106968781">
            <text:p>-3.7106968781</text:p>
          </table:table-cell>
          <table:table-cell office:value-type="float" office:value="37.6125262302">
            <text:p>37.6125262302</text:p>
          </table:table-cell>
          <table:table-cell table:number-columns-repeated="10" office:value-type="string">
            <text:p>N</text:p>
          </table:table-cell>
          <table:table-cell office:value-type="string">
            <text:p>Y</text:p>
          </table:table-cell>
          <table:table-cell table:number-columns-repeated="2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283033957">
            <text:p>-3.4283033957</text:p>
          </table:table-cell>
          <table:table-cell office:value-type="float" office:value="37.486180232">
            <text:p>37.486180232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7134311001">
            <text:p>-3.7134311001</text:p>
          </table:table-cell>
          <table:table-cell office:value-type="float" office:value="37.6109600603">
            <text:p>37.6109600603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4274234294">
            <text:p>-3.4274234294</text:p>
          </table:table-cell>
          <table:table-cell office:value-type="float" office:value="37.4870930742">
            <text:p>37.4870930742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7118157896">
            <text:p>-3.7118157896</text:p>
          </table:table-cell>
          <table:table-cell office:value-type="float" office:value="37.6159841308">
            <text:p>37.6159841308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7098680286">
            <text:p>-3.7098680286</text:p>
          </table:table-cell>
          <table:table-cell office:value-type="float" office:value="37.6172644782">
            <text:p>37.6172644782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5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445348808">
            <text:p>-3.445348808</text:p>
          </table:table-cell>
          <table:table-cell office:value-type="float" office:value="37.4880940507">
            <text:p>37.4880940507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704039959">
            <text:p>-3.4704039959</text:p>
          </table:table-cell>
          <table:table-cell office:value-type="float" office:value="37.4247685281">
            <text:p>37.4247685281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446203209">
            <text:p>-3.446203209</text:p>
          </table:table-cell>
          <table:table-cell office:value-type="float" office:value="37.4854348654">
            <text:p>37.4854348654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775545491">
            <text:p>-3.4775545491</text:p>
          </table:table-cell>
          <table:table-cell office:value-type="float" office:value="37.4239135487">
            <text:p>37.4239135487</text:p>
          </table:table-cell>
          <table:table-cell table:number-columns-repeated="35" office:value-type="string">
            <text:p>N</text:p>
          </table:table-cell>
        </table:table-row>
        <table:table-row table:style-name="ro1">
          <table:table-cell office:value-type="float" office:value="-3.4488832481">
            <text:p>-3.4488832481</text:p>
          </table:table-cell>
          <table:table-cell office:value-type="float" office:value="37.4845130227">
            <text:p>37.4845130227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801817987">
            <text:p>-3.4801817987</text:p>
          </table:table-cell>
          <table:table-cell office:value-type="float" office:value="37.4220693274">
            <text:p>37.4220693274</text:p>
          </table:table-cell>
          <table:table-cell office:value-type="string">
            <text:p>Y</text:p>
          </table:table-cell>
          <table:table-cell table:number-columns-repeated="9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445288285">
            <text:p>-3.445288285</text:p>
          </table:table-cell>
          <table:table-cell office:value-type="float" office:value="37.4827003041">
            <text:p>37.4827003041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804441163">
            <text:p>-3.4804441163</text:p>
          </table:table-cell>
          <table:table-cell office:value-type="float" office:value="37.4202010313">
            <text:p>37.4202010313</text:p>
          </table:table-cell>
          <table:table-cell office:value-type="string">
            <text:p>Y</text:p>
          </table:table-cell>
          <table:table-cell table:number-columns-repeated="9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4507387629">
            <text:p>-3.4507387629</text:p>
          </table:table-cell>
          <table:table-cell office:value-type="float" office:value="37.4881911195">
            <text:p>37.4881911195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4574589857">
            <text:p>-3.4574589857</text:p>
          </table:table-cell>
          <table:table-cell office:value-type="float" office:value="37.4601056484">
            <text:p>37.4601056484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4583363147">
            <text:p>-3.4583363147</text:p>
          </table:table-cell>
          <table:table-cell office:value-type="float" office:value="37.4582800034">
            <text:p>37.4582800034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4792889944">
            <text:p>-3.4792889944</text:p>
          </table:table-cell>
          <table:table-cell office:value-type="float" office:value="37.4193845032">
            <text:p>37.4193845032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4565419267">
            <text:p>-3.4565419267</text:p>
          </table:table-cell>
          <table:table-cell office:value-type="float" office:value="37.4582289752">
            <text:p>37.4582289752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4600788791">
            <text:p>-3.4600788791</text:p>
          </table:table-cell>
          <table:table-cell office:value-type="float" office:value="37.4555392503">
            <text:p>37.4555392503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4829057476">
            <text:p>-3.4829057476</text:p>
          </table:table-cell>
          <table:table-cell office:value-type="float" office:value="37.4194361487">
            <text:p>37.4194361487</text:p>
          </table:table-cell>
          <table:table-cell office:value-type="string">
            <text:p>Y</text:p>
          </table:table-cell>
          <table:table-cell table:number-columns-repeated="34" office:value-type="string">
            <text:p>N</text:p>
          </table:table-cell>
        </table:table-row>
        <table:table-row table:style-name="ro1">
          <table:table-cell office:value-type="float" office:value="-3.4529124533">
            <text:p>-3.4529124533</text:p>
          </table:table-cell>
          <table:table-cell office:value-type="float" office:value="37.4546009233">
            <text:p>37.4546009233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828011156">
            <text:p>-3.4828011156</text:p>
          </table:table-cell>
          <table:table-cell office:value-type="float" office:value="37.4184590353">
            <text:p>37.4184590353</text:p>
          </table:table-cell>
          <table:table-cell office:value-type="string">
            <text:p>Y</text:p>
          </table:table-cell>
          <table:table-cell table:number-columns-repeated="34" office:value-type="string">
            <text:p>N</text:p>
          </table:table-cell>
        </table:table-row>
        <table:table-row table:style-name="ro1">
          <table:table-cell office:value-type="float" office:value="-3.4492655505">
            <text:p>-3.4492655505</text:p>
          </table:table-cell>
          <table:table-cell office:value-type="float" office:value="37.4518627218">
            <text:p>37.4518627218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4747428837">
            <text:p>-3.4747428837</text:p>
          </table:table-cell>
          <table:table-cell office:value-type="float" office:value="37.4174788226">
            <text:p>37.4174788226</text:p>
          </table:table-cell>
          <table:table-cell table:number-columns-repeated="35" office:value-type="string">
            <text:p>N</text:p>
          </table:table-cell>
        </table:table-row>
        <table:table-row table:style-name="ro1">
          <table:table-cell office:value-type="float" office:value="-3.4501418279">
            <text:p>-3.4501418279</text:p>
          </table:table-cell>
          <table:table-cell office:value-type="float" office:value="37.4500207852">
            <text:p>37.4500207852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4738993444">
            <text:p>-3.4738993444</text:p>
          </table:table-cell>
          <table:table-cell office:value-type="float" office:value="37.4165443167">
            <text:p>37.4165443167</text:p>
          </table:table-cell>
          <table:table-cell table:number-columns-repeated="35" office:value-type="string">
            <text:p>N</text:p>
          </table:table-cell>
        </table:table-row>
        <table:table-row table:style-name="ro1">
          <table:table-cell office:value-type="float" office:value="-3.4775527609">
            <text:p>-3.4775527609</text:p>
          </table:table-cell>
          <table:table-cell office:value-type="float" office:value="37.4210903993">
            <text:p>37.4210903993</text:p>
          </table:table-cell>
          <table:table-cell table:number-columns-repeated="35" office:value-type="string">
            <text:p>N</text:p>
          </table:table-cell>
        </table:table-row>
        <table:table-row table:style-name="ro1">
          <table:table-cell office:value-type="float" office:value="-3.4518763546">
            <text:p>-3.4518763546</text:p>
          </table:table-cell>
          <table:table-cell office:value-type="float" office:value="37.4473039321">
            <text:p>37.4473039321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489075914">
            <text:p>-3.489075914</text:p>
          </table:table-cell>
          <table:table-cell office:value-type="float" office:value="37.4149443434">
            <text:p>37.4149443434</text:p>
          </table:table-cell>
          <table:table-cell table:number-columns-repeated="35" office:value-type="string">
            <text:p>N</text:p>
          </table:table-cell>
        </table:table-row>
        <table:table-row table:style-name="ro1">
          <table:table-cell office:value-type="float" office:value="-3.4889737816">
            <text:p>-3.4889737816</text:p>
          </table:table-cell>
          <table:table-cell office:value-type="float" office:value="37.4138840022">
            <text:p>37.4138840022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4917210103">
            <text:p>-3.4917210103</text:p>
          </table:table-cell>
          <table:table-cell office:value-type="float" office:value="37.414928588">
            <text:p>37.414928588</text:p>
          </table:table-cell>
          <table:table-cell table:number-columns-repeated="10" office:value-type="string">
            <text:p>N</text:p>
          </table:table-cell>
          <table:table-cell office:value-type="string">
            <text:p>Y</text:p>
          </table:table-cell>
          <table:table-cell table:number-columns-repeated="2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50239887">
            <text:p>-3.450239887</text:p>
          </table:table-cell>
          <table:table-cell office:value-type="float" office:value="37.443739992">
            <text:p>37.443739992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473783486">
            <text:p>-3.4473783486</text:p>
          </table:table-cell>
          <table:table-cell office:value-type="float" office:value="37.4454674615">
            <text:p>37.4454674615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4944232564">
            <text:p>-3.4944232564</text:p>
          </table:table-cell>
          <table:table-cell office:value-type="float" office:value="37.4158557371">
            <text:p>37.4158557371</text:p>
          </table:table-cell>
          <table:table-cell table:number-columns-repeated="10" office:value-type="string">
            <text:p>N</text:p>
          </table:table-cell>
          <table:table-cell office:value-type="string">
            <text:p>Y</text:p>
          </table:table-cell>
          <table:table-cell table:number-columns-repeated="2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868778318">
            <text:p>-3.4868778318</text:p>
          </table:table-cell>
          <table:table-cell office:value-type="float" office:value="37.4466822615">
            <text:p>37.4466822615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4916831302">
            <text:p>-3.4916831302</text:p>
          </table:table-cell>
          <table:table-cell office:value-type="float" office:value="37.4076002444">
            <text:p>37.4076002444</text:p>
          </table:table-cell>
          <table:table-cell table:number-columns-repeated="35" office:value-type="string">
            <text:p>N</text:p>
          </table:table-cell>
        </table:table-row>
        <table:table-row table:style-name="ro1">
          <table:table-cell office:value-type="float" office:value="-3.4877887379">
            <text:p>-3.4877887379</text:p>
          </table:table-cell>
          <table:table-cell office:value-type="float" office:value="37.4494249782">
            <text:p>37.4494249782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2235416913">
            <text:p>-3.2235416913</text:p>
          </table:table-cell>
          <table:table-cell office:value-type="float" office:value="37.049178734">
            <text:p>37.049178734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2223740839">
            <text:p>-3.2223740839</text:p>
          </table:table-cell>
          <table:table-cell office:value-type="float" office:value="37.0508559799">
            <text:p>37.0508559799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0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844495474">
            <text:p>-3.4844495474</text:p>
          </table:table-cell>
          <table:table-cell office:value-type="float" office:value="37.4496991075">
            <text:p>37.4496991075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2236281643">
            <text:p>-3.2236281643</text:p>
          </table:table-cell>
          <table:table-cell office:value-type="float" office:value="37.0536559817">
            <text:p>37.0536559817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483366016">
            <text:p>-3.483366016</text:p>
          </table:table-cell>
          <table:table-cell office:value-type="float" office:value="37.4466184203">
            <text:p>37.4466184203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2245295241">
            <text:p>-3.2245295241</text:p>
          </table:table-cell>
          <table:table-cell office:value-type="float" office:value="37.0536810812">
            <text:p>37.0536810812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4868443484">
            <text:p>-3.4868443484</text:p>
          </table:table-cell>
          <table:table-cell office:value-type="float" office:value="37.4438848838">
            <text:p>37.4438848838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225403523">
            <text:p>-3.225403523</text:p>
          </table:table-cell>
          <table:table-cell office:value-type="float" office:value="37.05273494">
            <text:p>37.05273494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2280825106">
            <text:p>-3.2280825106</text:p>
          </table:table-cell>
          <table:table-cell office:value-type="float" office:value="37.0510308305">
            <text:p>37.0510308305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1836566428">
            <text:p>-3.1836566428</text:p>
          </table:table-cell>
          <table:table-cell office:value-type="float" office:value="37.080669423">
            <text:p>37.080669423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2199642911">
            <text:p>-3.2199642911</text:p>
          </table:table-cell>
          <table:table-cell office:value-type="float" office:value="37.0481798236">
            <text:p>37.0481798236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1818231904">
            <text:p>-3.1818231904</text:p>
          </table:table-cell>
          <table:table-cell office:value-type="float" office:value="37.0806788447">
            <text:p>37.0806788447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219068081">
            <text:p>-3.219068081</text:p>
          </table:table-cell>
          <table:table-cell office:value-type="float" office:value="37.0500403046">
            <text:p>37.0500403046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2255075817">
            <text:p>-3.2255075817</text:p>
          </table:table-cell>
          <table:table-cell office:value-type="float" office:value="37.0564397167">
            <text:p>37.0564397167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1801031997">
            <text:p>-3.1801031997</text:p>
          </table:table-cell>
          <table:table-cell office:value-type="float" office:value="37.0797374435">
            <text:p>37.0797374435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2254724419">
            <text:p>-3.2254724419</text:p>
          </table:table-cell>
          <table:table-cell office:value-type="float" office:value="37.0582150865">
            <text:p>37.0582150865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1800628277">
            <text:p>-3.1800628277</text:p>
          </table:table-cell>
          <table:table-cell office:value-type="float" office:value="37.0806049151">
            <text:p>37.0806049151</text:p>
          </table:table-cell>
          <table:table-cell table:number-columns-repeated="35" office:value-type="string">
            <text:p>N</text:p>
          </table:table-cell>
        </table:table-row>
        <table:table-row table:style-name="ro1">
          <table:table-cell office:value-type="float" office:value="-3.2216995807">
            <text:p>-3.2216995807</text:p>
          </table:table-cell>
          <table:table-cell office:value-type="float" office:value="37.0455054588">
            <text:p>37.0455054588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2163580991">
            <text:p>-3.2163580991</text:p>
          </table:table-cell>
          <table:table-cell office:value-type="float" office:value="37.0445413866">
            <text:p>37.0445413866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1831263221">
            <text:p>-3.1831263221</text:p>
          </table:table-cell>
          <table:table-cell office:value-type="float" office:value="37.0979207741">
            <text:p>37.0979207741</text:p>
          </table:table-cell>
          <table:table-cell table:number-columns-repeated="3" office:value-type="string">
            <text:p>Y</text:p>
          </table:table-cell>
          <table:table-cell table:number-columns-repeated="6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2119589996">
            <text:p>-3.2119589996</text:p>
          </table:table-cell>
          <table:table-cell office:value-type="float" office:value="37.0508863132">
            <text:p>37.0508863132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1848524406">
            <text:p>-3.1848524406</text:p>
          </table:table-cell>
          <table:table-cell office:value-type="float" office:value="37.0997388442">
            <text:p>37.0997388442</text:p>
          </table:table-cell>
          <table:table-cell table:number-columns-repeated="35" office:value-type="string">
            <text:p>N</text:p>
          </table:table-cell>
        </table:table-row>
        <table:table-row table:style-name="ro1">
          <table:table-cell office:value-type="float" office:value="-3.2110813128">
            <text:p>-3.2110813128</text:p>
          </table:table-cell>
          <table:table-cell office:value-type="float" office:value="37.0493621902">
            <text:p>37.0493621902</text:p>
          </table:table-cell>
          <table:table-cell table:number-columns-repeated="5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2109365934">
            <text:p>-3.2109365934</text:p>
          </table:table-cell>
          <table:table-cell office:value-type="float" office:value="37.0454425692">
            <text:p>37.0454425692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2064467022">
            <text:p>-3.2064467022</text:p>
          </table:table-cell>
          <table:table-cell office:value-type="float" office:value="37.0444886152">
            <text:p>37.0444886152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0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1867118597">
            <text:p>-3.1867118597</text:p>
          </table:table-cell>
          <table:table-cell office:value-type="float" office:value="37.1006750081">
            <text:p>37.1006750081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205590267">
            <text:p>-3.205590267</text:p>
          </table:table-cell>
          <table:table-cell office:value-type="float" office:value="37.0445298288">
            <text:p>37.0445298288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1814244389">
            <text:p>-3.1814244389</text:p>
          </table:table-cell>
          <table:table-cell office:value-type="float" office:value="37.1042262052">
            <text:p>37.1042262052</text:p>
          </table:table-cell>
          <table:table-cell office:value-type="string">
            <text:p>Y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15" office:value-type="string">
            <text:p>N</text:p>
          </table:table-cell>
        </table:table-row>
        <table:table-row table:style-name="ro1">
          <table:table-cell office:value-type="float" office:value="-3.2136809243">
            <text:p>-3.2136809243</text:p>
          </table:table-cell>
          <table:table-cell office:value-type="float" office:value="37.0490937156">
            <text:p>37.0490937156</text:p>
          </table:table-cell>
          <table:table-cell table:number-columns-repeated="5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2252810091">
            <text:p>-3.2252810091</text:p>
          </table:table-cell>
          <table:table-cell office:value-type="float" office:value="37.0455116722">
            <text:p>37.0455116722</text:p>
          </table:table-cell>
          <table:table-cell office:value-type="string">
            <text:p>Y</text:p>
          </table:table-cell>
          <table:table-cell table:number-columns-repeated="9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1821915998">
            <text:p>-3.1821915998</text:p>
          </table:table-cell>
          <table:table-cell office:value-type="float" office:value="37.1024390958">
            <text:p>37.1024390958</text:p>
          </table:table-cell>
          <table:table-cell office:value-type="string">
            <text:p>Y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13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2297762766">
            <text:p>-3.2297762766</text:p>
          </table:table-cell>
          <table:table-cell office:value-type="float" office:value="37.045534014">
            <text:p>37.045534014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3.1819084507">
            <text:p>-3.1819084507</text:p>
          </table:table-cell>
          <table:table-cell office:value-type="float" office:value="37.0833815395">
            <text:p>37.0833815395</text:p>
          </table:table-cell>
          <table:table-cell table:number-columns-repeated="3" office:value-type="string">
            <text:p>Y</text:p>
          </table:table-cell>
          <table:table-cell table:number-columns-repeated="6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1696777683">
            <text:p>-3.1696777683</text:p>
          </table:table-cell>
          <table:table-cell office:value-type="float" office:value="37.099700638">
            <text:p>37.099700638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0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1731723382">
            <text:p>-3.1731723382</text:p>
          </table:table-cell>
          <table:table-cell office:value-type="float" office:value="37.0977654968">
            <text:p>37.0977654968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2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1750046656">
            <text:p>-3.1750046656</text:p>
          </table:table-cell>
          <table:table-cell office:value-type="float" office:value="37.1024030495">
            <text:p>37.1024030495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1751109127">
            <text:p>-3.1751109127</text:p>
          </table:table-cell>
          <table:table-cell office:value-type="float" office:value="37.1033022343">
            <text:p>37.1033022343</text:p>
          </table:table-cell>
          <table:table-cell table:number-columns-repeated="35" office:value-type="string">
            <text:p>N</text:p>
          </table:table-cell>
        </table:table-row>
        <table:table-row table:style-name="ro1">
          <table:table-cell office:value-type="float" office:value="-3.1760392631">
            <text:p>-3.1760392631</text:p>
          </table:table-cell>
          <table:table-cell office:value-type="float" office:value="37.1034238884">
            <text:p>37.1034238884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2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1943299145">
            <text:p>-3.1943299145</text:p>
          </table:table-cell>
          <table:table-cell office:value-type="float" office:value="37.0716169227">
            <text:p>37.0716169227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0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1907028044">
            <text:p>-3.1907028044</text:p>
          </table:table-cell>
          <table:table-cell office:value-type="float" office:value="37.0697869559">
            <text:p>37.0697869559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0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4370431318">
            <text:p>-3.4370431318</text:p>
          </table:table-cell>
          <table:table-cell office:value-type="float" office:value="36.9370722081">
            <text:p>36.9370722081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407142083">
            <text:p>-3.4407142083</text:p>
          </table:table-cell>
          <table:table-cell office:value-type="float" office:value="36.9388797829">
            <text:p>36.9388797829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4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5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380380129">
            <text:p>-3.4380380129</text:p>
          </table:table-cell>
          <table:table-cell office:value-type="float" office:value="36.9407435724">
            <text:p>36.9407435724</text:p>
          </table:table-cell>
          <table:table-cell office:value-type="string">
            <text:p>Y</text:p>
          </table:table-cell>
          <table:table-cell table:number-columns-repeated="9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415096515">
            <text:p>-3.4415096515</text:p>
          </table:table-cell>
          <table:table-cell office:value-type="float" office:value="36.9380468164">
            <text:p>36.9380468164</text:p>
          </table:table-cell>
          <table:table-cell table:number-columns-repeated="3" office:value-type="string">
            <text:p>Y</text:p>
          </table:table-cell>
          <table:table-cell table:number-columns-repeated="6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425806049">
            <text:p>-3.4425806049</text:p>
          </table:table-cell>
          <table:table-cell office:value-type="float" office:value="36.9366207273">
            <text:p>36.9366207273</text:p>
          </table:table-cell>
          <table:table-cell table:number-columns-repeated="3" office:value-type="string">
            <text:p>Y</text:p>
          </table:table-cell>
          <table:table-cell table:number-columns-repeated="6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655154488">
            <text:p>-3.4655154488</text:p>
          </table:table-cell>
          <table:table-cell office:value-type="float" office:value="36.918178552">
            <text:p>36.918178552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673133799">
            <text:p>-3.4673133799</text:p>
          </table:table-cell>
          <table:table-cell office:value-type="float" office:value="36.9182815144">
            <text:p>36.9182815144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664697298">
            <text:p>-3.4664697298</text:p>
          </table:table-cell>
          <table:table-cell office:value-type="float" office:value="36.9200471823">
            <text:p>36.9200471823</text:p>
          </table:table-cell>
          <table:table-cell table:number-columns-repeated="3" office:value-type="string">
            <text:p>Y</text:p>
          </table:table-cell>
          <table:table-cell table:number-columns-repeated="6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6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673477735">
            <text:p>-3.4673477735</text:p>
          </table:table-cell>
          <table:table-cell office:value-type="float" office:value="36.9218069056">
            <text:p>36.9218069056</text:p>
          </table:table-cell>
          <table:table-cell office:value-type="string">
            <text:p>Y</text:p>
          </table:table-cell>
          <table:table-cell table:number-columns-repeated="9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691782791">
            <text:p>-3.4691782791</text:p>
          </table:table-cell>
          <table:table-cell office:value-type="float" office:value="36.925516703">
            <text:p>36.925516703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89087811">
            <text:p>-3.489087811</text:p>
          </table:table-cell>
          <table:table-cell office:value-type="float" office:value="36.8766588455">
            <text:p>36.8766588455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4907880688">
            <text:p>-3.4907880688</text:p>
          </table:table-cell>
          <table:table-cell office:value-type="float" office:value="36.8730160668">
            <text:p>36.8730160668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4935878554">
            <text:p>-3.4935878554</text:p>
          </table:table-cell>
          <table:table-cell office:value-type="float" office:value="36.8766646535">
            <text:p>36.8766646535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495316115">
            <text:p>-3.495316115</text:p>
          </table:table-cell>
          <table:table-cell office:value-type="float" office:value="36.8757945862">
            <text:p>36.8757945862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4964991619">
            <text:p>-3.4964991619</text:p>
          </table:table-cell>
          <table:table-cell office:value-type="float" office:value="36.8794507394">
            <text:p>36.8794507394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992202752">
            <text:p>-3.4992202752</text:p>
          </table:table-cell>
          <table:table-cell office:value-type="float" office:value="36.8741660142">
            <text:p>36.8741660142</text:p>
          </table:table-cell>
          <table:table-cell table:number-columns-repeated="2" office:value-type="string">
            <text:p>Y</text:p>
          </table:table-cell>
          <table:table-cell table:number-columns-repeated="5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7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5042932023">
            <text:p>-3.5042932023</text:p>
          </table:table-cell>
          <table:table-cell office:value-type="float" office:value="36.8722323595">
            <text:p>36.8722323595</text:p>
          </table:table-cell>
          <table:table-cell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5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5062123145">
            <text:p>-3.5062123145</text:p>
          </table:table-cell>
          <table:table-cell office:value-type="float" office:value="36.880413195">
            <text:p>36.880413195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5026256617">
            <text:p>-3.5026256617</text:p>
          </table:table-cell>
          <table:table-cell office:value-type="float" office:value="36.8794902999">
            <text:p>36.8794902999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716310966">
            <text:p>-3.4716310966</text:p>
          </table:table-cell>
          <table:table-cell office:value-type="float" office:value="36.909176303">
            <text:p>36.909176303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72612332">
            <text:p>-3.472612332</text:p>
          </table:table-cell>
          <table:table-cell office:value-type="float" office:value="36.9119120139">
            <text:p>36.9119120139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771357478">
            <text:p>-3.4771357478</text:p>
          </table:table-cell>
          <table:table-cell office:value-type="float" office:value="36.9147414922">
            <text:p>36.9147414922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797317096">
            <text:p>-3.4797317096</text:p>
          </table:table-cell>
          <table:table-cell office:value-type="float" office:value="36.9083417382">
            <text:p>36.9083417382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4788102283">
            <text:p>-3.4788102283</text:p>
          </table:table-cell>
          <table:table-cell office:value-type="float" office:value="36.9102091406">
            <text:p>36.9102091406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0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090145938">
            <text:p>-3.4090145938</text:p>
          </table:table-cell>
          <table:table-cell office:value-type="float" office:value="36.7962598649">
            <text:p>36.7962598649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099316154">
            <text:p>-3.4099316154</text:p>
          </table:table-cell>
          <table:table-cell office:value-type="float" office:value="36.7953192257">
            <text:p>36.7953192257</text:p>
          </table:table-cell>
          <table:table-cell table:number-columns-repeated="3"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411704621">
            <text:p>-3.411704621</text:p>
          </table:table-cell>
          <table:table-cell office:value-type="float" office:value="36.7971721393">
            <text:p>36.7971721393</text:p>
          </table:table-cell>
          <table:table-cell table:number-columns-repeated="3"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0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116525942">
            <text:p>-3.4116525942</text:p>
          </table:table-cell>
          <table:table-cell office:value-type="float" office:value="36.7935902524">
            <text:p>36.7935902524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4152212221">
            <text:p>-3.4152212221</text:p>
          </table:table-cell>
          <table:table-cell office:value-type="float" office:value="36.7917506736">
            <text:p>36.7917506736</text:p>
          </table:table-cell>
          <table:table-cell table:number-columns-repeated="35" office:value-type="string">
            <text:p>N</text:p>
          </table:table-cell>
        </table:table-row>
        <table:table-row table:style-name="ro1">
          <table:table-cell office:value-type="float" office:value="-3.4077831205">
            <text:p>-3.4077831205</text:p>
          </table:table-cell>
          <table:table-cell office:value-type="float" office:value="36.8334499726">
            <text:p>36.8334499726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table:number-columns-repeated="17" office:value-type="string">
            <text:p>N</text:p>
          </table:table-cell>
        </table:table-row>
        <table:table-row table:style-name="ro1">
          <table:table-cell office:value-type="float" office:value="-3.4105028992">
            <text:p>-3.4105028992</text:p>
          </table:table-cell>
          <table:table-cell office:value-type="float" office:value="36.8343668425">
            <text:p>36.8343668425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4122649418">
            <text:p>-3.4122649418</text:p>
          </table:table-cell>
          <table:table-cell office:value-type="float" office:value="36.8343754115">
            <text:p>36.8343754115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4113381023">
            <text:p>-3.4113381023</text:p>
          </table:table-cell>
          <table:table-cell office:value-type="float" office:value="36.8325770427">
            <text:p>36.8325770427</text:p>
          </table:table-cell>
          <table:table-cell table:number-columns-repeated="3" office:value-type="string">
            <text:p>Y</text:p>
          </table:table-cell>
          <table:table-cell table:number-columns-repeated="6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4077106333">
            <text:p>-3.4077106333</text:p>
          </table:table-cell>
          <table:table-cell office:value-type="float" office:value="36.8270683148">
            <text:p>36.8270683148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3308130441">
            <text:p>-3.3308130441</text:p>
          </table:table-cell>
          <table:table-cell office:value-type="float" office:value="36.9055109877">
            <text:p>36.9055109877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3315988439">
            <text:p>-3.3315988439</text:p>
          </table:table-cell>
          <table:table-cell office:value-type="float" office:value="36.9029026857">
            <text:p>36.9029026857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3343951337">
            <text:p>-3.3343951337</text:p>
          </table:table-cell>
          <table:table-cell office:value-type="float" office:value="36.9046504095">
            <text:p>36.9046504095</text:p>
          </table:table-cell>
          <table:table-cell table:number-columns-repeated="5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6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3352691573">
            <text:p>-3.3352691573</text:p>
          </table:table-cell>
          <table:table-cell office:value-type="float" office:value="36.9056699436">
            <text:p>36.9056699436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3361088734">
            <text:p>-3.3361088734</text:p>
          </table:table-cell>
          <table:table-cell office:value-type="float" office:value="36.9018791788">
            <text:p>36.9018791788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2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3399797343">
            <text:p>-3.3399797343</text:p>
          </table:table-cell>
          <table:table-cell office:value-type="float" office:value="36.9219755751">
            <text:p>36.9219755751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15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3" office:value-type="string">
            <text:p>Y</text:p>
          </table:table-cell>
        </table:table-row>
        <table:table-row table:style-name="ro1">
          <table:table-cell office:value-type="float" office:value="-3.4529628853">
            <text:p>-3.4529628853</text:p>
          </table:table-cell>
          <table:table-cell office:value-type="float" office:value="36.8573572653">
            <text:p>36.8573572653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3400356319">
            <text:p>-3.3400356319</text:p>
          </table:table-cell>
          <table:table-cell office:value-type="float" office:value="36.9237494938">
            <text:p>36.9237494938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4564457105">
            <text:p>-3.4564457105</text:p>
          </table:table-cell>
          <table:table-cell office:value-type="float" office:value="36.8537194264">
            <text:p>36.8537194264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3409431425">
            <text:p>-3.3409431425</text:p>
          </table:table-cell>
          <table:table-cell office:value-type="float" office:value="36.9237291492">
            <text:p>36.9237291492</text:p>
          </table:table-cell>
          <table:table-cell table:number-columns-repeated="2" office:value-type="string">
            <text:p>Y</text:p>
          </table:table-cell>
          <table:table-cell table:number-columns-repeated="5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4601156888">
            <text:p>-3.4601156888</text:p>
          </table:table-cell>
          <table:table-cell office:value-type="float" office:value="36.856527582">
            <text:p>36.856527582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3391735433">
            <text:p>-3.3391735433</text:p>
          </table:table-cell>
          <table:table-cell office:value-type="float" office:value="36.9246947297">
            <text:p>36.9246947297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4566038045">
            <text:p>-3.4566038045</text:p>
          </table:table-cell>
          <table:table-cell office:value-type="float" office:value="36.8627376535">
            <text:p>36.8627376535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3426953175">
            <text:p>-3.3426953175</text:p>
          </table:table-cell>
          <table:table-cell office:value-type="float" office:value="36.9191912792">
            <text:p>36.9191912792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351461203">
            <text:p>-3.351461203</text:p>
          </table:table-cell>
          <table:table-cell office:value-type="float" office:value="36.8421650648">
            <text:p>36.8421650648</text:p>
          </table:table-cell>
          <table:table-cell table:number-columns-repeated="3"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3504885472">
            <text:p>-3.3504885472</text:p>
          </table:table-cell>
          <table:table-cell office:value-type="float" office:value="36.8412317067">
            <text:p>36.8412317067</text:p>
          </table:table-cell>
          <table:table-cell table:number-columns-repeated="3"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556633909">
            <text:p>-3.4556633909</text:p>
          </table:table-cell>
          <table:table-cell office:value-type="float" office:value="36.8633186389">
            <text:p>36.8633186389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3486652018">
            <text:p>-3.3486652018</text:p>
          </table:table-cell>
          <table:table-cell office:value-type="float" office:value="36.839365616">
            <text:p>36.839365616</text:p>
          </table:table-cell>
          <table:table-cell table:number-columns-repeated="3" office:value-type="string">
            <text:p>Y</text:p>
          </table:table-cell>
          <table:table-cell table:number-columns-repeated="6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3" office:value-type="string">
            <text:p>Y</text:p>
          </table:table-cell>
        </table:table-row>
        <table:table-row table:style-name="ro1">
          <table:table-cell office:value-type="float" office:value="-3.346879778">
            <text:p>-3.346879778</text:p>
          </table:table-cell>
          <table:table-cell office:value-type="float" office:value="36.8404469553">
            <text:p>36.8404469553</text:p>
          </table:table-cell>
          <table:table-cell table:number-columns-repeated="2" office:value-type="string">
            <text:p>Y</text:p>
          </table:table-cell>
          <table:table-cell table:number-columns-repeated="5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604134726">
            <text:p>-3.4604134726</text:p>
          </table:table-cell>
          <table:table-cell office:value-type="float" office:value="36.8618494608">
            <text:p>36.8618494608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3470145383">
            <text:p>-3.3470145383</text:p>
          </table:table-cell>
          <table:table-cell office:value-type="float" office:value="36.842940054">
            <text:p>36.842940054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461088475">
            <text:p>-3.461088475</text:p>
          </table:table-cell>
          <table:table-cell office:value-type="float" office:value="36.8619282748">
            <text:p>36.8619282748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597717717">
            <text:p>-3.4597717717</text:p>
          </table:table-cell>
          <table:table-cell office:value-type="float" office:value="36.8701078393">
            <text:p>36.8701078393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3339171552">
            <text:p>-3.3339171552</text:p>
          </table:table-cell>
          <table:table-cell office:value-type="float" office:value="36.8821576896">
            <text:p>36.8821576896</text:p>
          </table:table-cell>
          <table:table-cell office:value-type="string">
            <text:p>Y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4" office:value-type="string">
            <text:p>N</text:p>
          </table:table-cell>
        </table:table-row>
        <table:table-row table:style-name="ro1">
          <table:table-cell office:value-type="float" office:value="-3.4606450971">
            <text:p>-3.4606450971</text:p>
          </table:table-cell>
          <table:table-cell office:value-type="float" office:value="36.8711338694">
            <text:p>36.8711338694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3346563464">
            <text:p>-3.3346563464</text:p>
          </table:table-cell>
          <table:table-cell office:value-type="float" office:value="36.8830089674">
            <text:p>36.8830089674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4549392779">
            <text:p>-3.4549392779</text:p>
          </table:table-cell>
          <table:table-cell office:value-type="float" office:value="36.8691769914">
            <text:p>36.8691769914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3348823894">
            <text:p>-3.3348823894</text:p>
          </table:table-cell>
          <table:table-cell office:value-type="float" office:value="36.8819269866">
            <text:p>36.8819269866</text:p>
          </table:table-cell>
          <table:table-cell office:value-type="string">
            <text:p>Y</text:p>
          </table:table-cell>
          <table:table-cell table:number-columns-repeated="9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20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4446841199">
            <text:p>-3.4446841199</text:p>
          </table:table-cell>
          <table:table-cell office:value-type="float" office:value="36.9107930663">
            <text:p>36.9107930663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3314298093">
            <text:p>-3.3314298093</text:p>
          </table:table-cell>
          <table:table-cell office:value-type="float" office:value="36.8847008428">
            <text:p>36.8847008428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3331798499">
            <text:p>-3.3331798499</text:p>
          </table:table-cell>
          <table:table-cell office:value-type="float" office:value="36.880825119">
            <text:p>36.880825119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4475555369">
            <text:p>-3.4475555369</text:p>
          </table:table-cell>
          <table:table-cell office:value-type="float" office:value="36.9119311371">
            <text:p>36.9119311371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3.4214959768">
            <text:p>-3.4214959768</text:p>
          </table:table-cell>
          <table:table-cell office:value-type="float" office:value="36.9097982139">
            <text:p>36.9097982139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178329249">
            <text:p>-3.4178329249</text:p>
          </table:table-cell>
          <table:table-cell office:value-type="float" office:value="36.9099146639">
            <text:p>36.9099146639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189877801">
            <text:p>-3.4189877801</text:p>
          </table:table-cell>
          <table:table-cell office:value-type="float" office:value="36.9160277803">
            <text:p>36.9160277803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153988284">
            <text:p>-3.4153988284</text:p>
          </table:table-cell>
          <table:table-cell office:value-type="float" office:value="36.9260978644">
            <text:p>36.9260978644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14498802">
            <text:p>-3.414498802</text:p>
          </table:table-cell>
          <table:table-cell office:value-type="float" office:value="36.9269311005">
            <text:p>36.9269311005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3.4127853443">
            <text:p>-3.4127853443</text:p>
          </table:table-cell>
          <table:table-cell office:value-type="float" office:value="36.9295919017">
            <text:p>36.9295919017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4" office:value-type="string">
            <text:p>N</text:p>
          </table:table-cell>
        </table:table-row>
        <table:table-row table:style-name="ro1">
          <table:table-cell office:value-type="float" office:value="-3.4155222637">
            <text:p>-3.4155222637</text:p>
          </table:table-cell>
          <table:table-cell office:value-type="float" office:value="36.9324155855">
            <text:p>36.9324155855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155222913">
            <text:p>-3.4155222913</text:p>
          </table:table-cell>
          <table:table-cell office:value-type="float" office:value="36.9332764883">
            <text:p>36.9332764883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030274491">
            <text:p>-3.4030274491</text:p>
          </table:table-cell>
          <table:table-cell office:value-type="float" office:value="36.9378225367">
            <text:p>36.9378225367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056514604">
            <text:p>-3.4056514604</text:p>
          </table:table-cell>
          <table:table-cell office:value-type="float" office:value="36.9378271246">
            <text:p>36.9378271246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065793282">
            <text:p>-3.4065793282</text:p>
          </table:table-cell>
          <table:table-cell office:value-type="float" office:value="36.9350458683">
            <text:p>36.9350458683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3.4075115928">
            <text:p>-3.4075115928</text:p>
          </table:table-cell>
          <table:table-cell office:value-type="float" office:value="36.935071532">
            <text:p>36.935071532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06672309">
            <text:p>-3.406672309</text:p>
          </table:table-cell>
          <table:table-cell office:value-type="float" office:value="36.9396665483">
            <text:p>36.9396665483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5018756168">
            <text:p>-3.5018756168</text:p>
          </table:table-cell>
          <table:table-cell office:value-type="float" office:value="36.8921427459">
            <text:p>36.8921427459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5064105737">
            <text:p>-3.5064105737</text:p>
          </table:table-cell>
          <table:table-cell office:value-type="float" office:value="36.8930942372">
            <text:p>36.8930942372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5047418858">
            <text:p>-3.5047418858</text:p>
          </table:table-cell>
          <table:table-cell office:value-type="float" office:value="36.8940277519">
            <text:p>36.8940277519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0924365">
            <text:p>-3.40924365</text:p>
          </table:table-cell>
          <table:table-cell office:value-type="float" office:value="36.9332320877">
            <text:p>36.9332320877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5029071049">
            <text:p>-3.5029071049</text:p>
          </table:table-cell>
          <table:table-cell office:value-type="float" office:value="36.8985413267">
            <text:p>36.8985413267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5001523585">
            <text:p>-3.5001523585</text:p>
          </table:table-cell>
          <table:table-cell office:value-type="float" office:value="36.8922054535">
            <text:p>36.8922054535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999136987">
            <text:p>-3.4999136987</text:p>
          </table:table-cell>
          <table:table-cell office:value-type="float" office:value="36.8721485344">
            <text:p>36.8721485344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3512633898">
            <text:p>-3.3512633898</text:p>
          </table:table-cell>
          <table:table-cell office:value-type="float" office:value="36.7623889799">
            <text:p>36.7623889799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344852375">
            <text:p>-3.344852375</text:p>
          </table:table-cell>
          <table:table-cell office:value-type="float" office:value="36.7631990485">
            <text:p>36.7631990485</text:p>
          </table:table-cell>
          <table:table-cell office:value-type="string">
            <text:p>Y</text:p>
          </table:table-cell>
          <table:table-cell table:number-columns-repeated="9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6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3" office:value-type="string">
            <text:p>Y</text:p>
          </table:table-cell>
        </table:table-row>
        <table:table-row table:style-name="ro1">
          <table:table-cell office:value-type="float" office:value="-3.3458808284">
            <text:p>-3.3458808284</text:p>
          </table:table-cell>
          <table:table-cell office:value-type="float" office:value="36.7693621431">
            <text:p>36.7693621431</text:p>
          </table:table-cell>
          <table:table-cell table:number-columns-repeated="3" office:value-type="string">
            <text:p>Y</text:p>
          </table:table-cell>
          <table:table-cell table:number-columns-repeated="6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345979734">
            <text:p>-3.345979734</text:p>
          </table:table-cell>
          <table:table-cell office:value-type="float" office:value="36.7700610933">
            <text:p>36.7700610933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347517596">
            <text:p>-3.347517596</text:p>
          </table:table-cell>
          <table:table-cell office:value-type="float" office:value="36.7689579227">
            <text:p>36.7689579227</text:p>
          </table:table-cell>
          <table:table-cell table:number-columns-repeated="5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6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3260941923">
            <text:p>-3.3260941923</text:p>
          </table:table-cell>
          <table:table-cell office:value-type="float" office:value="36.7685126258">
            <text:p>36.7685126258</text:p>
          </table:table-cell>
          <table:table-cell table:number-columns-repeated="5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3260328509">
            <text:p>-3.3260328509</text:p>
          </table:table-cell>
          <table:table-cell office:value-type="float" office:value="36.7675521707">
            <text:p>36.7675521707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6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3" office:value-type="string">
            <text:p>Y</text:p>
          </table:table-cell>
        </table:table-row>
        <table:table-row table:style-name="ro1">
          <table:table-cell office:value-type="float" office:value="-3.3269059602">
            <text:p>-3.3269059602</text:p>
          </table:table-cell>
          <table:table-cell office:value-type="float" office:value="36.7658178168">
            <text:p>36.7658178168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0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3304009794">
            <text:p>-3.3304009794</text:p>
          </table:table-cell>
          <table:table-cell office:value-type="float" office:value="36.7677201929">
            <text:p>36.7677201929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6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3333657905">
            <text:p>-3.3333657905</text:p>
          </table:table-cell>
          <table:table-cell office:value-type="float" office:value="36.7665936225">
            <text:p>36.7665936225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6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3" office:value-type="string">
            <text:p>Y</text:p>
          </table:table-cell>
        </table:table-row>
        <table:table-row table:style-name="ro1">
          <table:table-cell office:value-type="float" office:value="-3.3347089371">
            <text:p>-3.3347089371</text:p>
          </table:table-cell>
          <table:table-cell office:value-type="float" office:value="36.8050089322">
            <text:p>36.8050089322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3342951437">
            <text:p>-3.3342951437</text:p>
          </table:table-cell>
          <table:table-cell office:value-type="float" office:value="36.8052048056">
            <text:p>36.8052048056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6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3" office:value-type="string">
            <text:p>Y</text:p>
          </table:table-cell>
        </table:table-row>
        <table:table-row table:style-name="ro1">
          <table:table-cell office:value-type="float" office:value="-3.3263161289">
            <text:p>-3.3263161289</text:p>
          </table:table-cell>
          <table:table-cell office:value-type="float" office:value="36.7993260899">
            <text:p>36.7993260899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6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3265660337">
            <text:p>-3.3265660337</text:p>
          </table:table-cell>
          <table:table-cell office:value-type="float" office:value="36.8038384083">
            <text:p>36.8038384083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6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3" office:value-type="string">
            <text:p>Y</text:p>
          </table:table-cell>
        </table:table-row>
        <table:table-row table:style-name="ro1">
          <table:table-cell office:value-type="float" office:value="-3.327579881">
            <text:p>-3.327579881</text:p>
          </table:table-cell>
          <table:table-cell office:value-type="float" office:value="36.8044104647">
            <text:p>36.8044104647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3292417056">
            <text:p>-3.3292417056</text:p>
          </table:table-cell>
          <table:table-cell office:value-type="float" office:value="36.8021562317">
            <text:p>36.8021562317</text:p>
          </table:table-cell>
          <table:table-cell table:number-columns-repeated="5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6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3" office:value-type="string">
            <text:p>Y</text:p>
          </table:table-cell>
        </table:table-row>
        <table:table-row table:style-name="ro1">
          <table:table-cell office:value-type="float" office:value="-3.3310988916">
            <text:p>-3.3310988916</text:p>
          </table:table-cell>
          <table:table-cell office:value-type="float" office:value="36.8013317643">
            <text:p>36.8013317643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6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3" office:value-type="string">
            <text:p>Y</text:p>
          </table:table-cell>
        </table:table-row>
        <table:table-row table:style-name="ro1">
          <table:table-cell office:value-type="float" office:value="-3.3310091612">
            <text:p>-3.3310091612</text:p>
          </table:table-cell>
          <table:table-cell office:value-type="float" office:value="36.8056641655">
            <text:p>36.8056641655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6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3" office:value-type="string">
            <text:p>Y</text:p>
          </table:table-cell>
        </table:table-row>
        <table:table-row table:style-name="ro1">
          <table:table-cell office:value-type="float" office:value="-3.332861102">
            <text:p>-3.332861102</text:p>
          </table:table-cell>
          <table:table-cell office:value-type="float" office:value="36.8030138049">
            <text:p>36.8030138049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6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3" office:value-type="string">
            <text:p>Y</text:p>
          </table:table-cell>
        </table:table-row>
        <table:table-row table:style-name="ro1">
          <table:table-cell office:value-type="float" office:value="-3.3319883877">
            <text:p>-3.3319883877</text:p>
          </table:table-cell>
          <table:table-cell office:value-type="float" office:value="36.8047643802">
            <text:p>36.8047643802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15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3" office:value-type="string">
            <text:p>Y</text:p>
          </table:table-cell>
        </table:table-row>
        <table:table-row table:style-name="ro1">
          <table:table-cell office:value-type="float" office:value="-3.3779497028">
            <text:p>-3.3779497028</text:p>
          </table:table-cell>
          <table:table-cell office:value-type="float" office:value="36.7801620064">
            <text:p>36.7801620064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3724956728">
            <text:p>-3.3724956728</text:p>
          </table:table-cell>
          <table:table-cell office:value-type="float" office:value="36.7744847828">
            <text:p>36.7744847828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15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4107136429">
            <text:p>-3.4107136429</text:p>
          </table:table-cell>
          <table:table-cell office:value-type="float" office:value="36.93211999">
            <text:p>36.93211999</text:p>
          </table:table-cell>
          <table:table-cell table:number-columns-repeated="5"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374190848">
            <text:p>-3.374190848</text:p>
          </table:table-cell>
          <table:table-cell office:value-type="float" office:value="36.7715779754">
            <text:p>36.7715779754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2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3741926484">
            <text:p>-3.3741926484</text:p>
          </table:table-cell>
          <table:table-cell office:value-type="float" office:value="36.7734546227">
            <text:p>36.7734546227</text:p>
          </table:table-cell>
          <table:table-cell table:number-columns-repeated="3"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7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3772369526">
            <text:p>-3.3772369526</text:p>
          </table:table-cell>
          <table:table-cell office:value-type="float" office:value="36.7678312204">
            <text:p>36.7678312204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371695275">
            <text:p>-3.371695275</text:p>
          </table:table-cell>
          <table:table-cell office:value-type="float" office:value="36.7624001347">
            <text:p>36.7624001347</text:p>
          </table:table-cell>
          <table:table-cell office:value-type="string">
            <text:p>Y</text:p>
          </table:table-cell>
          <table:table-cell table:number-columns-repeated="9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20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3708054087">
            <text:p>-3.3708054087</text:p>
          </table:table-cell>
          <table:table-cell office:value-type="float" office:value="36.7652541873">
            <text:p>36.7652541873</text:p>
          </table:table-cell>
          <table:table-cell table:number-columns-repeated="4" office:value-type="string">
            <text:p>Y</text:p>
          </table:table-cell>
          <table:table-cell table:number-columns-repeated="5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2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4109675472">
            <text:p>-3.4109675472</text:p>
          </table:table-cell>
          <table:table-cell office:value-type="float" office:value="36.928724025">
            <text:p>36.928724025</text:p>
          </table:table-cell>
          <table:table-cell table:number-columns-repeated="5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100611477">
            <text:p>-3.4100611477</text:p>
          </table:table-cell>
          <table:table-cell office:value-type="float" office:value="36.927857053">
            <text:p>36.927857053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091461376">
            <text:p>-3.4091461376</text:p>
          </table:table-cell>
          <table:table-cell office:value-type="float" office:value="36.928813206">
            <text:p>36.928813206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3680560394">
            <text:p>-3.3680560394</text:p>
          </table:table-cell>
          <table:table-cell office:value-type="float" office:value="36.936606803">
            <text:p>36.936606803</text:p>
          </table:table-cell>
          <table:table-cell office:value-type="string">
            <text:p>Y</text:p>
          </table:table-cell>
          <table:table-cell table:number-columns-repeated="9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5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3707151233">
            <text:p>-3.3707151233</text:p>
          </table:table-cell>
          <table:table-cell office:value-type="float" office:value="36.9365821655">
            <text:p>36.9365821655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3708223397">
            <text:p>-3.3708223397</text:p>
          </table:table-cell>
          <table:table-cell office:value-type="float" office:value="36.9376794554">
            <text:p>36.9376794554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369981111">
            <text:p>-3.369981111</text:p>
          </table:table-cell>
          <table:table-cell office:value-type="float" office:value="36.9392529518">
            <text:p>36.9392529518</text:p>
          </table:table-cell>
          <table:table-cell office:value-type="string">
            <text:p>Y</text:p>
          </table:table-cell>
          <table:table-cell table:number-columns-repeated="9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3708266053">
            <text:p>-3.3708266053</text:p>
          </table:table-cell>
          <table:table-cell office:value-type="float" office:value="36.9412208786">
            <text:p>36.9412208786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3761721256">
            <text:p>-3.3761721256</text:p>
          </table:table-cell>
          <table:table-cell office:value-type="float" office:value="36.9420746014">
            <text:p>36.9420746014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377199041">
            <text:p>-3.377199041</text:p>
          </table:table-cell>
          <table:table-cell office:value-type="float" office:value="36.9419874383">
            <text:p>36.9419874383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3806303226">
            <text:p>-3.3806303226</text:p>
          </table:table-cell>
          <table:table-cell office:value-type="float" office:value="36.9412277207">
            <text:p>36.9412277207</text:p>
          </table:table-cell>
          <table:table-cell table:number-columns-repeated="3"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3769928588">
            <text:p>-3.3769928588</text:p>
          </table:table-cell>
          <table:table-cell office:value-type="float" office:value="36.9357897529">
            <text:p>36.9357897529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376064959">
            <text:p>-3.376064959</text:p>
          </table:table-cell>
          <table:table-cell office:value-type="float" office:value="36.9367350151">
            <text:p>36.9367350151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3367569501">
            <text:p>-3.3367569501</text:p>
          </table:table-cell>
          <table:table-cell office:value-type="float" office:value="36.9400765491">
            <text:p>36.9400765491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3346882779">
            <text:p>-3.3346882779</text:p>
          </table:table-cell>
          <table:table-cell office:value-type="float" office:value="36.934564526">
            <text:p>36.934564526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332198062">
            <text:p>-3.332198062</text:p>
          </table:table-cell>
          <table:table-cell office:value-type="float" office:value="36.9408832572">
            <text:p>36.9408832572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3295247741">
            <text:p>-3.3295247741</text:p>
          </table:table-cell>
          <table:table-cell office:value-type="float" office:value="36.9399350799">
            <text:p>36.9399350799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3286353813">
            <text:p>-3.3286353813</text:p>
          </table:table-cell>
          <table:table-cell office:value-type="float" office:value="36.9391263814">
            <text:p>36.9391263814</text:p>
          </table:table-cell>
          <table:table-cell table:number-columns-repeated="35" office:value-type="string">
            <text:p>N</text:p>
          </table:table-cell>
        </table:table-row>
        <table:table-row table:style-name="ro1">
          <table:table-cell office:value-type="float" office:value="-3.3295549428">
            <text:p>-3.3295549428</text:p>
          </table:table-cell>
          <table:table-cell office:value-type="float" office:value="36.8783085759">
            <text:p>36.8783085759</text:p>
          </table:table-cell>
          <table:table-cell table:number-columns-repeated="3" office:value-type="string">
            <text:p>Y</text:p>
          </table:table-cell>
          <table:table-cell table:number-columns-repeated="6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2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4866119571">
            <text:p>-3.4866119571</text:p>
          </table:table-cell>
          <table:table-cell office:value-type="float" office:value="36.890249876">
            <text:p>36.890249876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858375185">
            <text:p>-3.4858375185</text:p>
          </table:table-cell>
          <table:table-cell office:value-type="float" office:value="36.8965392906">
            <text:p>36.8965392906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867083443">
            <text:p>-3.4867083443</text:p>
          </table:table-cell>
          <table:table-cell office:value-type="float" office:value="36.8974994931">
            <text:p>36.8974994931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822672132">
            <text:p>-3.4822672132</text:p>
          </table:table-cell>
          <table:table-cell office:value-type="float" office:value="36.8974931609">
            <text:p>36.8974931609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813131603">
            <text:p>-3.4813131603</text:p>
          </table:table-cell>
          <table:table-cell office:value-type="float" office:value="36.8956484876">
            <text:p>36.8956484876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4861488433">
            <text:p>-3.4861488433</text:p>
          </table:table-cell>
          <table:table-cell office:value-type="float" office:value="36.9192963436">
            <text:p>36.9192963436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8" office:value-type="string">
            <text:p>N</text:p>
          </table:table-cell>
        </table:table-row>
        <table:table-row table:style-name="ro1">
          <table:table-cell office:value-type="float" office:value="-3.5004657315">
            <text:p>-3.5004657315</text:p>
          </table:table-cell>
          <table:table-cell office:value-type="float" office:value="36.9175952835">
            <text:p>36.9175952835</text:p>
          </table:table-cell>
          <table:table-cell table:number-columns-repeated="5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4996367034">
            <text:p>-3.4996367034</text:p>
          </table:table-cell>
          <table:table-cell office:value-type="float" office:value="36.9221043083">
            <text:p>36.9221043083</text:p>
          </table:table-cell>
          <table:table-cell table:number-columns-repeated="5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987588436">
            <text:p>-3.4987588436</text:p>
          </table:table-cell>
          <table:table-cell office:value-type="float" office:value="36.9229911805">
            <text:p>36.9229911805</text:p>
          </table:table-cell>
          <table:table-cell table:number-columns-repeated="5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5006096677">
            <text:p>-3.5006096677</text:p>
          </table:table-cell>
          <table:table-cell office:value-type="float" office:value="36.9248333781">
            <text:p>36.9248333781</text:p>
          </table:table-cell>
          <table:table-cell table:number-columns-repeated="5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505943031">
            <text:p>-3.505943031</text:p>
          </table:table-cell>
          <table:table-cell office:value-type="float" office:value="36.9230715396">
            <text:p>36.9230715396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5001295017">
            <text:p>-3.5001295017</text:p>
          </table:table-cell>
          <table:table-cell office:value-type="float" office:value="36.892210648">
            <text:p>36.892210648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835320137">
            <text:p>-3.4835320137</text:p>
          </table:table-cell>
          <table:table-cell office:value-type="float" office:value="36.922855688">
            <text:p>36.922855688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4808144968">
            <text:p>-3.4808144968</text:p>
          </table:table-cell>
          <table:table-cell office:value-type="float" office:value="36.9237686226">
            <text:p>36.9237686226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4826333356">
            <text:p>-3.4826333356</text:p>
          </table:table-cell>
          <table:table-cell office:value-type="float" office:value="36.9256176197">
            <text:p>36.9256176197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482540463">
            <text:p>-3.482540463</text:p>
          </table:table-cell>
          <table:table-cell office:value-type="float" office:value="36.9201780774">
            <text:p>36.9201780774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3745098925">
            <text:p>-3.3745098925</text:p>
          </table:table-cell>
          <table:table-cell office:value-type="float" office:value="36.832290208">
            <text:p>36.832290208</text:p>
          </table:table-cell>
          <table:table-cell table:number-columns-repeated="10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5" office:value-type="string">
            <text:p>N</text:p>
          </table:table-cell>
          <table:table-cell office:value-type="string">
            <text:p>Y</text:p>
          </table:table-cell>
          <table:table-cell table:number-columns-repeated="15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374581441">
            <text:p>-3.374581441</text:p>
          </table:table-cell>
          <table:table-cell office:value-type="float" office:value="36.833196151">
            <text:p>36.833196151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3727866144">
            <text:p>-3.3727866144</text:p>
          </table:table-cell>
          <table:table-cell office:value-type="float" office:value="36.8331695">
            <text:p>36.8331695</text:p>
          </table:table-cell>
          <table:table-cell table:number-columns-repeated="35" office:value-type="string">
            <text:p>N</text:p>
          </table:table-cell>
        </table:table-row>
        <table:table-row table:style-name="ro1">
          <table:table-cell office:value-type="float" office:value="-3.3727334847">
            <text:p>-3.3727334847</text:p>
          </table:table-cell>
          <table:table-cell office:value-type="float" office:value="36.8340701705">
            <text:p>36.8340701705</text:p>
          </table:table-cell>
          <table:table-cell table:number-columns-repeated="10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5" office:value-type="string">
            <text:p>N</text:p>
          </table:table-cell>
          <table:table-cell office:value-type="string">
            <text:p>Y</text:p>
          </table:table-cell>
          <table:table-cell table:number-columns-repeated="17" office:value-type="string">
            <text:p>N</text:p>
          </table:table-cell>
        </table:table-row>
        <table:table-row table:style-name="ro1">
          <table:table-cell office:value-type="float" office:value="-3.383621822">
            <text:p>-3.383621822</text:p>
          </table:table-cell>
          <table:table-cell office:value-type="float" office:value="36.8360340548">
            <text:p>36.8360340548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3871953156">
            <text:p>-3.3871953156</text:p>
          </table:table-cell>
          <table:table-cell office:value-type="float" office:value="36.8351652787">
            <text:p>36.8351652787</text:p>
          </table:table-cell>
          <table:table-cell office:value-type="string">
            <text:p>Y</text:p>
          </table:table-cell>
          <table:table-cell table:number-columns-repeated="9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3888841472">
            <text:p>-3.3888841472</text:p>
          </table:table-cell>
          <table:table-cell office:value-type="float" office:value="36.8357233291">
            <text:p>36.8357233291</text:p>
          </table:table-cell>
          <table:table-cell office:value-type="string">
            <text:p>Y</text:p>
          </table:table-cell>
          <table:table-cell table:number-columns-repeated="9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3891059997">
            <text:p>-3.3891059997</text:p>
          </table:table-cell>
          <table:table-cell office:value-type="float" office:value="36.8424583957">
            <text:p>36.8424583957</text:p>
          </table:table-cell>
          <table:table-cell office:value-type="string">
            <text:p>Y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5" office:value-type="string">
            <text:p>N</text:p>
          </table:table-cell>
          <table:table-cell office:value-type="string">
            <text:p>Y</text:p>
          </table:table-cell>
          <table:table-cell table:number-columns-repeated="17" office:value-type="string">
            <text:p>N</text:p>
          </table:table-cell>
        </table:table-row>
        <table:table-row table:style-name="ro1">
          <table:table-cell office:value-type="float" office:value="-3.3810020636">
            <text:p>-3.3810020636</text:p>
          </table:table-cell>
          <table:table-cell office:value-type="float" office:value="36.8415105702">
            <text:p>36.8415105702</text:p>
          </table:table-cell>
          <table:table-cell table:number-columns-repeated="35" office:value-type="string">
            <text:p>N</text:p>
          </table:table-cell>
        </table:table-row>
        <table:table-row table:style-name="ro1">
          <table:table-cell office:value-type="float" office:value="-3.3908816074">
            <text:p>-3.3908816074</text:p>
          </table:table-cell>
          <table:table-cell office:value-type="float" office:value="36.8451342781">
            <text:p>36.8451342781</text:p>
          </table:table-cell>
          <table:table-cell office:value-type="string">
            <text:p>Y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4" office:value-type="string">
            <text:p>N</text:p>
          </table:table-cell>
        </table:table-row>
        <table:table-row table:style-name="ro1">
          <table:table-cell office:value-type="float" office:value="-3.3954230203">
            <text:p>-3.3954230203</text:p>
          </table:table-cell>
          <table:table-cell office:value-type="float" office:value="36.848792044">
            <text:p>36.848792044</text:p>
          </table:table-cell>
          <table:table-cell office:value-type="string">
            <text:p>Y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4" office:value-type="string">
            <text:p>N</text:p>
          </table:table-cell>
        </table:table-row>
        <table:table-row table:style-name="ro1">
          <table:table-cell office:value-type="float" office:value="-3.3963322561">
            <text:p>-3.3963322561</text:p>
          </table:table-cell>
          <table:table-cell office:value-type="float" office:value="36.8488112017">
            <text:p>36.8488112017</text:p>
          </table:table-cell>
          <table:table-cell table:number-columns-repeated="10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5" office:value-type="string">
            <text:p>N</text:p>
          </table:table-cell>
          <table:table-cell office:value-type="string">
            <text:p>Y</text:p>
          </table:table-cell>
          <table:table-cell table:number-columns-repeated="17" office:value-type="string">
            <text:p>N</text:p>
          </table:table-cell>
        </table:table-row>
        <table:table-row table:style-name="ro1">
          <table:table-cell office:value-type="float" office:value="-3.3962677677">
            <text:p>-3.3962677677</text:p>
          </table:table-cell>
          <table:table-cell office:value-type="float" office:value="36.8478964465">
            <text:p>36.8478964465</text:p>
          </table:table-cell>
          <table:table-cell office:value-type="string">
            <text:p>Y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5" office:value-type="string">
            <text:p>N</text:p>
          </table:table-cell>
          <table:table-cell office:value-type="string">
            <text:p>Y</text:p>
          </table:table-cell>
          <table:table-cell table:number-columns-repeated="17" office:value-type="string">
            <text:p>N</text:p>
          </table:table-cell>
        </table:table-row>
        <table:table-row table:style-name="ro1">
          <table:table-cell office:value-type="float" office:value="-3.3962663152">
            <text:p>-3.3962663152</text:p>
          </table:table-cell>
          <table:table-cell office:value-type="float" office:value="36.8506131477">
            <text:p>36.8506131477</text:p>
          </table:table-cell>
          <table:table-cell table:number-columns-repeated="35" office:value-type="string">
            <text:p>N</text:p>
          </table:table-cell>
        </table:table-row>
        <table:table-row table:style-name="ro1">
          <table:table-cell office:value-type="float" office:value="-3.3430873271">
            <text:p>-3.3430873271</text:p>
          </table:table-cell>
          <table:table-cell office:value-type="float" office:value="36.8284572922">
            <text:p>36.8284572922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0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3421822644">
            <text:p>-3.3421822644</text:p>
          </table:table-cell>
          <table:table-cell office:value-type="float" office:value="36.8285030259">
            <text:p>36.8285030259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2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341194506">
            <text:p>-3.341194506</text:p>
          </table:table-cell>
          <table:table-cell office:value-type="float" office:value="36.8257211595">
            <text:p>36.8257211595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2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3388804593">
            <text:p>-3.3388804593</text:p>
          </table:table-cell>
          <table:table-cell office:value-type="float" office:value="36.8268350267">
            <text:p>36.8268350267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2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3329618178">
            <text:p>-3.3329618178</text:p>
          </table:table-cell>
          <table:table-cell office:value-type="float" office:value="36.8231256504">
            <text:p>36.8231256504</text:p>
          </table:table-cell>
          <table:table-cell office:value-type="string">
            <text:p>Y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2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3322143502">
            <text:p>-3.3322143502</text:p>
          </table:table-cell>
          <table:table-cell office:value-type="float" office:value="36.8221198909">
            <text:p>36.8221198909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20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3313584506">
            <text:p>-3.3313584506</text:p>
          </table:table-cell>
          <table:table-cell office:value-type="float" office:value="36.8221078514">
            <text:p>36.8221078514</text:p>
          </table:table-cell>
          <table:table-cell table:number-columns-repeated="3" office:value-type="string">
            <text:p>Y</text:p>
          </table:table-cell>
          <table:table-cell table:number-columns-repeated="6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2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3341408969">
            <text:p>-3.3341408969</text:p>
          </table:table-cell>
          <table:table-cell office:value-type="float" office:value="36.823876164">
            <text:p>36.823876164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0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329524377">
            <text:p>-3.329524377</text:p>
          </table:table-cell>
          <table:table-cell office:value-type="float" office:value="36.8184011414">
            <text:p>36.8184011414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3436998987">
            <text:p>-3.3436998987</text:p>
          </table:table-cell>
          <table:table-cell office:value-type="float" office:value="36.8103536386">
            <text:p>36.8103536386</text:p>
          </table:table-cell>
          <table:table-cell table:number-columns-repeated="3" office:value-type="string">
            <text:p>Y</text:p>
          </table:table-cell>
          <table:table-cell table:number-columns-repeated="6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6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3410313635">
            <text:p>-3.3410313635</text:p>
          </table:table-cell>
          <table:table-cell office:value-type="float" office:value="36.8094750757">
            <text:p>36.8094750757</text:p>
          </table:table-cell>
          <table:table-cell table:number-columns-repeated="3" office:value-type="string">
            <text:p>Y</text:p>
          </table:table-cell>
          <table:table-cell table:number-columns-repeated="6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6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3374732353">
            <text:p>-3.3374732353</text:p>
          </table:table-cell>
          <table:table-cell office:value-type="float" office:value="36.8093987281">
            <text:p>36.8093987281</text:p>
          </table:table-cell>
          <table:table-cell table:number-columns-repeated="3" office:value-type="string">
            <text:p>Y</text:p>
          </table:table-cell>
          <table:table-cell table:number-columns-repeated="6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341041182">
            <text:p>-3.341041182</text:p>
          </table:table-cell>
          <table:table-cell office:value-type="float" office:value="36.813047622">
            <text:p>36.813047622</text:p>
          </table:table-cell>
          <table:table-cell table:number-columns-repeated="3" office:value-type="string">
            <text:p>Y</text:p>
          </table:table-cell>
          <table:table-cell table:number-columns-repeated="6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2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3438390367">
            <text:p>-3.3438390367</text:p>
          </table:table-cell>
          <table:table-cell office:value-type="float" office:value="36.8157814094">
            <text:p>36.8157814094</text:p>
          </table:table-cell>
          <table:table-cell table:number-columns-repeated="3" office:value-type="string">
            <text:p>Y</text:p>
          </table:table-cell>
          <table:table-cell table:number-columns-repeated="6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2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3302787124">
            <text:p>-3.3302787124</text:p>
          </table:table-cell>
          <table:table-cell office:value-type="float" office:value="36.8746866802">
            <text:p>36.8746866802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2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3294337712">
            <text:p>-3.3294337712</text:p>
          </table:table-cell>
          <table:table-cell office:value-type="float" office:value="36.8747049357">
            <text:p>36.8747049357</text:p>
          </table:table-cell>
          <table:table-cell table:number-columns-repeated="3" office:value-type="string">
            <text:p>Y</text:p>
          </table:table-cell>
          <table:table-cell table:number-columns-repeated="6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15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3287206892">
            <text:p>-3.3287206892</text:p>
          </table:table-cell>
          <table:table-cell office:value-type="float" office:value="36.8737832369">
            <text:p>36.8737832369</text:p>
          </table:table-cell>
          <table:table-cell office:value-type="string">
            <text:p>Y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17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537036289">
            <text:p>-3.4537036289</text:p>
          </table:table-cell>
          <table:table-cell office:value-type="float" office:value="36.8910615402">
            <text:p>36.8910615402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4" office:value-type="string">
            <text:p>N</text:p>
          </table:table-cell>
        </table:table-row>
        <table:table-row table:style-name="ro1">
          <table:table-cell office:value-type="float" office:value="-3.4561705114">
            <text:p>-3.4561705114</text:p>
          </table:table-cell>
          <table:table-cell office:value-type="float" office:value="36.8936702732">
            <text:p>36.8936702732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6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570845128">
            <text:p>-3.4570845128</text:p>
          </table:table-cell>
          <table:table-cell office:value-type="float" office:value="36.895497222">
            <text:p>36.895497222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597034405">
            <text:p>-3.4597034405</text:p>
          </table:table-cell>
          <table:table-cell office:value-type="float" office:value="36.894577833">
            <text:p>36.894577833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0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597165494">
            <text:p>-3.4597165494</text:p>
          </table:table-cell>
          <table:table-cell office:value-type="float" office:value="36.8900772002">
            <text:p>36.8900772002</text:p>
          </table:table-cell>
          <table:table-cell table:number-columns-repeated="3" office:value-type="string">
            <text:p>Y</text:p>
          </table:table-cell>
          <table:table-cell table:number-columns-repeated="6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54478979">
            <text:p>-3.454478979</text:p>
          </table:table-cell>
          <table:table-cell office:value-type="float" office:value="36.9009404193">
            <text:p>36.9009404193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545473386">
            <text:p>-3.4545473386</text:p>
          </table:table-cell>
          <table:table-cell office:value-type="float" office:value="36.9036676588">
            <text:p>36.9036676588</text:p>
          </table:table-cell>
          <table:table-cell table:number-columns-repeated="3" office:value-type="string">
            <text:p>Y</text:p>
          </table:table-cell>
          <table:table-cell table:number-columns-repeated="6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592552703">
            <text:p>-3.4592552703</text:p>
          </table:table-cell>
          <table:table-cell office:value-type="float" office:value="36.9055521253">
            <text:p>36.9055521253</text:p>
          </table:table-cell>
          <table:table-cell table:number-columns-repeated="5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6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573329026">
            <text:p>-3.4573329026</text:p>
          </table:table-cell>
          <table:table-cell office:value-type="float" office:value="36.9072965417">
            <text:p>36.9072965417</text:p>
          </table:table-cell>
          <table:table-cell table:number-columns-repeated="3" office:value-type="string">
            <text:p>Y</text:p>
          </table:table-cell>
          <table:table-cell table:number-columns-repeated="6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598854621">
            <text:p>-3.4598854621</text:p>
          </table:table-cell>
          <table:table-cell office:value-type="float" office:value="36.9027614516">
            <text:p>36.9027614516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482825656">
            <text:p>-3.4482825656</text:p>
          </table:table-cell>
          <table:table-cell office:value-type="float" office:value="36.9091423245">
            <text:p>36.9091423245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519241238">
            <text:p>-3.4519241238</text:p>
          </table:table-cell>
          <table:table-cell office:value-type="float" office:value="36.9129698566">
            <text:p>36.9129698566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511272423">
            <text:p>-3.4511272423</text:p>
          </table:table-cell>
          <table:table-cell office:value-type="float" office:value="36.9153885739">
            <text:p>36.9153885739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223215421">
            <text:p>-3.4223215421</text:p>
          </table:table-cell>
          <table:table-cell office:value-type="float" office:value="36.9097778746">
            <text:p>36.9097778746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249944917">
            <text:p>-3.4249944917</text:p>
          </table:table-cell>
          <table:table-cell office:value-type="float" office:value="36.9111532027">
            <text:p>36.9111532027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184740526">
            <text:p>-3.4184740526</text:p>
          </table:table-cell>
          <table:table-cell office:value-type="float" office:value="36.8851606837">
            <text:p>36.8851606837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201532961">
            <text:p>-3.4201532961</text:p>
          </table:table-cell>
          <table:table-cell office:value-type="float" office:value="36.8852362233">
            <text:p>36.8852362233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228720185">
            <text:p>-3.4228720185</text:p>
          </table:table-cell>
          <table:table-cell office:value-type="float" office:value="36.8888439015">
            <text:p>36.8888439015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218949769">
            <text:p>-3.4218949769</text:p>
          </table:table-cell>
          <table:table-cell office:value-type="float" office:value="36.8833499763">
            <text:p>36.8833499763</text:p>
          </table:table-cell>
          <table:table-cell table:number-columns-repeated="5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4" office:value-type="string">
            <text:p>N</text:p>
          </table:table-cell>
        </table:table-row>
        <table:table-row table:style-name="ro1">
          <table:table-cell office:value-type="float" office:value="-3.4219287831">
            <text:p>-3.4219287831</text:p>
          </table:table-cell>
          <table:table-cell office:value-type="float" office:value="36.8825352811">
            <text:p>36.8825352811</text:p>
          </table:table-cell>
          <table:table-cell table:number-columns-repeated="35" office:value-type="string">
            <text:p>N</text:p>
          </table:table-cell>
        </table:table-row>
        <table:table-row table:style-name="ro1">
          <table:table-cell office:value-type="float" office:value="-3.4148810949">
            <text:p>-3.4148810949</text:p>
          </table:table-cell>
          <table:table-cell office:value-type="float" office:value="36.8916148402">
            <text:p>36.8916148402</text:p>
          </table:table-cell>
          <table:table-cell table:number-columns-repeated="5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167226236">
            <text:p>-3.4167226236</text:p>
          </table:table-cell>
          <table:table-cell office:value-type="float" office:value="36.8933609984">
            <text:p>36.8933609984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150090483">
            <text:p>-3.4150090483</text:p>
          </table:table-cell>
          <table:table-cell office:value-type="float" office:value="36.8970099123">
            <text:p>36.8970099123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104312666">
            <text:p>-3.4104312666</text:p>
          </table:table-cell>
          <table:table-cell office:value-type="float" office:value="36.8942679153">
            <text:p>36.8942679153</text:p>
          </table:table-cell>
          <table:table-cell office:value-type="string">
            <text:p>Y</text:p>
          </table:table-cell>
          <table:table-cell table:number-columns-repeated="9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076414863">
            <text:p>-3.4076414863</text:p>
          </table:table-cell>
          <table:table-cell office:value-type="float" office:value="36.890613125">
            <text:p>36.890613125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068115327">
            <text:p>-3.4068115327</text:p>
          </table:table-cell>
          <table:table-cell office:value-type="float" office:value="36.8906095373">
            <text:p>36.8906095373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05952845">
            <text:p>-3.405952845</text:p>
          </table:table-cell>
          <table:table-cell office:value-type="float" office:value="36.8915606073">
            <text:p>36.8915606073</text:p>
          </table:table-cell>
          <table:table-cell table:number-columns-repeated="5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4023855069">
            <text:p>-3.4023855069</text:p>
          </table:table-cell>
          <table:table-cell office:value-type="float" office:value="36.8923765816">
            <text:p>36.8923765816</text:p>
          </table:table-cell>
          <table:table-cell office:value-type="string">
            <text:p>Y</text:p>
          </table:table-cell>
          <table:table-cell table:number-columns-repeated="9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3996196877">
            <text:p>-3.3996196877</text:p>
          </table:table-cell>
          <table:table-cell office:value-type="float" office:value="36.8969716533">
            <text:p>36.8969716533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5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11315972">
            <text:p>-3.411315972</text:p>
          </table:table-cell>
          <table:table-cell office:value-type="float" office:value="36.892343499">
            <text:p>36.892343499</text:p>
          </table:table-cell>
          <table:table-cell office:value-type="string">
            <text:p>Y</text:p>
          </table:table-cell>
          <table:table-cell table:number-columns-repeated="9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3501051008">
            <text:p>-3.3501051008</text:p>
          </table:table-cell>
          <table:table-cell office:value-type="float" office:value="36.8790460966">
            <text:p>36.8790460966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3511160555">
            <text:p>-3.3511160555</text:p>
          </table:table-cell>
          <table:table-cell office:value-type="float" office:value="36.8791074242">
            <text:p>36.8791074242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3500998064">
            <text:p>-3.3500998064</text:p>
          </table:table-cell>
          <table:table-cell office:value-type="float" office:value="36.8767521518">
            <text:p>36.8767521518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3483421666">
            <text:p>-3.3483421666</text:p>
          </table:table-cell>
          <table:table-cell office:value-type="float" office:value="36.877525229">
            <text:p>36.877525229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3491790437">
            <text:p>-3.3491790437</text:p>
          </table:table-cell>
          <table:table-cell office:value-type="float" office:value="36.8721102224">
            <text:p>36.8721102224</text:p>
          </table:table-cell>
          <table:table-cell office:value-type="string">
            <text:p>Y</text:p>
          </table:table-cell>
          <table:table-cell table:number-columns-repeated="9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3339671223">
            <text:p>-3.3339671223</text:p>
          </table:table-cell>
          <table:table-cell office:value-type="float" office:value="36.8774651103">
            <text:p>36.8774651103</text:p>
          </table:table-cell>
          <table:table-cell table:number-columns-repeated="2" office:value-type="string">
            <text:p>Y</text:p>
          </table:table-cell>
          <table:table-cell table:number-columns-repeated="5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3339717755">
            <text:p>-3.3339717755</text:p>
          </table:table-cell>
          <table:table-cell office:value-type="float" office:value="36.8764953762">
            <text:p>36.8764953762</text:p>
          </table:table-cell>
          <table:table-cell table:number-columns-repeated="2" office:value-type="string">
            <text:p>Y</text:p>
          </table:table-cell>
          <table:table-cell table:number-columns-repeated="5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3330731601">
            <text:p>-3.3330731601</text:p>
          </table:table-cell>
          <table:table-cell office:value-type="float" office:value="36.8738261149">
            <text:p>36.8738261149</text:p>
          </table:table-cell>
          <table:table-cell office:value-type="string">
            <text:p>Y</text:p>
          </table:table-cell>
          <table:table-cell table:number-columns-repeated="34" office:value-type="string">
            <text:p>N</text:p>
          </table:table-cell>
        </table:table-row>
        <table:table-row table:style-name="ro1">
          <table:table-cell office:value-type="float" office:value="-3.3302587782">
            <text:p>-3.3302587782</text:p>
          </table:table-cell>
          <table:table-cell office:value-type="float" office:value="36.8710382413">
            <text:p>36.8710382413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2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3320901592">
            <text:p>-3.3320901592</text:p>
          </table:table-cell>
          <table:table-cell office:value-type="float" office:value="36.8710424914">
            <text:p>36.8710424914</text:p>
          </table:table-cell>
          <table:table-cell table:number-columns-repeated="35" office:value-type="string">
            <text:p>N</text:p>
          </table:table-cell>
        </table:table-row>
        <table:table-row table:style-name="ro1">
          <table:table-cell office:value-type="float" office:value="-3.3329754627">
            <text:p>-3.3329754627</text:p>
          </table:table-cell>
          <table:table-cell office:value-type="float" office:value="36.8710656458">
            <text:p>36.8710656458</text:p>
          </table:table-cell>
          <table:table-cell office:value-type="string">
            <text:p>Y</text:p>
          </table:table-cell>
          <table:table-cell table:number-columns-repeated="9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3470189465">
            <text:p>-3.3470189465</text:p>
          </table:table-cell>
          <table:table-cell office:value-type="float" office:value="36.3568899434">
            <text:p>36.3568899434</text:p>
          </table:table-cell>
          <table:table-cell table:number-columns-repeated="4" office:value-type="string">
            <text:p>Y</text:p>
          </table:table-cell>
          <table:table-cell table:number-columns-repeated="5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347881251">
            <text:p>-3.347881251</text:p>
          </table:table-cell>
          <table:table-cell office:value-type="float" office:value="36.3550929771">
            <text:p>36.3550929771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3469507614">
            <text:p>-3.3469507614</text:p>
          </table:table-cell>
          <table:table-cell office:value-type="float" office:value="36.3541590311">
            <text:p>36.3541590311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346922804">
            <text:p>-3.346922804</text:p>
          </table:table-cell>
          <table:table-cell office:value-type="float" office:value="36.3532548394">
            <text:p>36.3532548394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3496834603">
            <text:p>-3.3496834603</text:p>
          </table:table-cell>
          <table:table-cell office:value-type="float" office:value="36.3559555452">
            <text:p>36.3559555452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3541774147">
            <text:p>-3.3541774147</text:p>
          </table:table-cell>
          <table:table-cell office:value-type="float" office:value="36.3569216714">
            <text:p>36.3569216714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3532591686">
            <text:p>-3.3532591686</text:p>
          </table:table-cell>
          <table:table-cell office:value-type="float" office:value="36.3532897098">
            <text:p>36.3532897098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3549602375">
            <text:p>-3.3549602375</text:p>
          </table:table-cell>
          <table:table-cell office:value-type="float" office:value="36.3505767323">
            <text:p>36.3505767323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3522268482">
            <text:p>-3.3522268482</text:p>
          </table:table-cell>
          <table:table-cell office:value-type="float" office:value="36.3478323537">
            <text:p>36.3478323537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3495692896">
            <text:p>-3.3495692896</text:p>
          </table:table-cell>
          <table:table-cell office:value-type="float" office:value="36.3478435025">
            <text:p>36.3478435025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3502564289">
            <text:p>-3.3502564289</text:p>
          </table:table-cell>
          <table:table-cell office:value-type="float" office:value="36.3342588575">
            <text:p>36.3342588575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3520124458">
            <text:p>-3.3520124458</text:p>
          </table:table-cell>
          <table:table-cell office:value-type="float" office:value="36.3324548997">
            <text:p>36.3324548997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9" office:value-type="string">
            <text:p>N</text:p>
          </table:table-cell>
        </table:table-row>
        <table:table-row table:style-name="ro1">
          <table:table-cell office:value-type="float" office:value="-3.3520170289">
            <text:p>-3.3520170289</text:p>
          </table:table-cell>
          <table:table-cell office:value-type="float" office:value="36.3315139658">
            <text:p>36.3315139658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9" office:value-type="string">
            <text:p>N</text:p>
          </table:table-cell>
        </table:table-row>
        <table:table-row table:style-name="ro1">
          <table:table-cell office:value-type="float" office:value="-3.3501823511">
            <text:p>-3.3501823511</text:p>
          </table:table-cell>
          <table:table-cell office:value-type="float" office:value="36.3279136582">
            <text:p>36.3279136582</text:p>
          </table:table-cell>
          <table:table-cell table:number-columns-repeated="5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3546295219">
            <text:p>-3.3546295219</text:p>
          </table:table-cell>
          <table:table-cell office:value-type="float" office:value="36.3270459028">
            <text:p>36.3270459028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3564107954">
            <text:p>-3.3564107954</text:p>
          </table:table-cell>
          <table:table-cell office:value-type="float" office:value="36.3234371918">
            <text:p>36.3234371918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3600013403">
            <text:p>-3.3600013403</text:p>
          </table:table-cell>
          <table:table-cell office:value-type="float" office:value="36.3252453734">
            <text:p>36.3252453734</text:p>
          </table:table-cell>
          <table:table-cell table:number-columns-repeated="5"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3617943606">
            <text:p>-3.3617943606</text:p>
          </table:table-cell>
          <table:table-cell office:value-type="float" office:value="36.3252513763">
            <text:p>36.3252513763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3608673115">
            <text:p>-3.3608673115</text:p>
          </table:table-cell>
          <table:table-cell office:value-type="float" office:value="36.321614707">
            <text:p>36.321614707</text:p>
          </table:table-cell>
          <table:table-cell table:number-columns-repeated="5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3608046562">
            <text:p>-3.3608046562</text:p>
          </table:table-cell>
          <table:table-cell office:value-type="float" office:value="36.3198558661">
            <text:p>36.3198558661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4060520719">
            <text:p>-3.4060520719</text:p>
          </table:table-cell>
          <table:table-cell office:value-type="float" office:value="36.3445598436">
            <text:p>36.3445598436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4042682111">
            <text:p>-3.4042682111</text:p>
          </table:table-cell>
          <table:table-cell office:value-type="float" office:value="36.3418153876">
            <text:p>36.3418153876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4033524853">
            <text:p>-3.4033524853</text:p>
          </table:table-cell>
          <table:table-cell office:value-type="float" office:value="36.3399918344">
            <text:p>36.3399918344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4015014209">
            <text:p>-3.4015014209</text:p>
          </table:table-cell>
          <table:table-cell office:value-type="float" office:value="36.3390645967">
            <text:p>36.3390645967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4023374684">
            <text:p>-3.4023374684</text:p>
          </table:table-cell>
          <table:table-cell office:value-type="float" office:value="36.3364001945">
            <text:p>36.3364001945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4053044544">
            <text:p>-3.4053044544</text:p>
          </table:table-cell>
          <table:table-cell office:value-type="float" office:value="36.3554974123">
            <text:p>36.3554974123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4025995384">
            <text:p>-3.4025995384</text:p>
          </table:table-cell>
          <table:table-cell office:value-type="float" office:value="36.3554238953">
            <text:p>36.3554238953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402661425">
            <text:p>-3.402661425</text:p>
          </table:table-cell>
          <table:table-cell office:value-type="float" office:value="36.3581346393">
            <text:p>36.3581346393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408019353">
            <text:p>-3.408019353</text:p>
          </table:table-cell>
          <table:table-cell office:value-type="float" office:value="36.3591233441">
            <text:p>36.3591233441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4072431423">
            <text:p>-3.4072431423</text:p>
          </table:table-cell>
          <table:table-cell office:value-type="float" office:value="36.3626838141">
            <text:p>36.3626838141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3866674683">
            <text:p>-3.3866674683</text:p>
          </table:table-cell>
          <table:table-cell office:value-type="float" office:value="36.3698704032">
            <text:p>36.3698704032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3856264656">
            <text:p>-3.3856264656</text:p>
          </table:table-cell>
          <table:table-cell office:value-type="float" office:value="36.3652824848">
            <text:p>36.3652824848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3865787408">
            <text:p>-3.3865787408</text:p>
          </table:table-cell>
          <table:table-cell office:value-type="float" office:value="36.3644181097">
            <text:p>36.3644181097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3839197683">
            <text:p>-3.3839197683</text:p>
          </table:table-cell>
          <table:table-cell office:value-type="float" office:value="36.3653439527">
            <text:p>36.3653439527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391062011">
            <text:p>-3.391062011</text:p>
          </table:table-cell>
          <table:table-cell office:value-type="float" office:value="36.3653724743">
            <text:p>36.3653724743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3776592303">
            <text:p>-3.3776592303</text:p>
          </table:table-cell>
          <table:table-cell office:value-type="float" office:value="36.3689004494">
            <text:p>36.3689004494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3768004308">
            <text:p>-3.3768004308</text:p>
          </table:table-cell>
          <table:table-cell office:value-type="float" office:value="36.3707145351">
            <text:p>36.3707145351</text:p>
          </table:table-cell>
          <table:table-cell table:number-columns-repeated="35" office:value-type="string">
            <text:p>N</text:p>
          </table:table-cell>
        </table:table-row>
        <table:table-row table:style-name="ro1">
          <table:table-cell office:value-type="float" office:value="-3.375819051">
            <text:p>-3.375819051</text:p>
          </table:table-cell>
          <table:table-cell office:value-type="float" office:value="36.3661402672">
            <text:p>36.3661402672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3758217396">
            <text:p>-3.3758217396</text:p>
          </table:table-cell>
          <table:table-cell office:value-type="float" office:value="36.3653070543">
            <text:p>36.3653070543</text:p>
          </table:table-cell>
          <table:table-cell table:number-columns-repeated="35" office:value-type="string">
            <text:p>N</text:p>
          </table:table-cell>
        </table:table-row>
        <table:table-row table:style-name="ro1">
          <table:table-cell office:value-type="float" office:value="-3.3739867752">
            <text:p>-3.3739867752</text:p>
          </table:table-cell>
          <table:table-cell office:value-type="float" office:value="36.363401563">
            <text:p>36.363401563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362786973">
            <text:p>-3.362786973</text:p>
          </table:table-cell>
          <table:table-cell office:value-type="float" office:value="36.3288994318">
            <text:p>36.3288994318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3645460473">
            <text:p>-3.3645460473</text:p>
          </table:table-cell>
          <table:table-cell office:value-type="float" office:value="36.3288533288">
            <text:p>36.3288533288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3663614021">
            <text:p>-3.3663614021</text:p>
          </table:table-cell>
          <table:table-cell office:value-type="float" office:value="36.3288856345">
            <text:p>36.3288856345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3664208935">
            <text:p>-3.3664208935</text:p>
          </table:table-cell>
          <table:table-cell office:value-type="float" office:value="36.3343422258">
            <text:p>36.3343422258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3681841146">
            <text:p>-3.3681841146</text:p>
          </table:table-cell>
          <table:table-cell office:value-type="float" office:value="36.3307502603">
            <text:p>36.3307502603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3698795051">
            <text:p>-3.3698795051</text:p>
          </table:table-cell>
          <table:table-cell office:value-type="float" office:value="36.3279978209">
            <text:p>36.3279978209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11" office:value-type="string">
            <text:p>N</text:p>
          </table:table-cell>
        </table:table-row>
        <table:table-row table:style-name="ro1">
          <table:table-cell office:value-type="float" office:value="-3.3555946599">
            <text:p>-3.3555946599</text:p>
          </table:table-cell>
          <table:table-cell office:value-type="float" office:value="36.3315808804">
            <text:p>36.3315808804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3571756647">
            <text:p>-3.3571756647</text:p>
          </table:table-cell>
          <table:table-cell office:value-type="float" office:value="36.3308282408">
            <text:p>36.3308282408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3582932983">
            <text:p>-3.3582932983</text:p>
          </table:table-cell>
          <table:table-cell office:value-type="float" office:value="36.3324905983">
            <text:p>36.3324905983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3600507551">
            <text:p>-3.3600507551</text:p>
          </table:table-cell>
          <table:table-cell office:value-type="float" office:value="36.3289170938">
            <text:p>36.3289170938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3647033206">
            <text:p>-3.3647033206</text:p>
          </table:table-cell>
          <table:table-cell office:value-type="float" office:value="36.3406752526">
            <text:p>36.3406752526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3691940425">
            <text:p>-3.3691940425</text:p>
          </table:table-cell>
          <table:table-cell office:value-type="float" office:value="36.3416725459">
            <text:p>36.3416725459</text:p>
          </table:table-cell>
          <table:table-cell table:number-columns-repeated="5"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3700732219">
            <text:p>-3.3700732219</text:p>
          </table:table-cell>
          <table:table-cell office:value-type="float" office:value="36.3416486454">
            <text:p>36.3416486454</text:p>
          </table:table-cell>
          <table:table-cell table:number-columns-repeated="5"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3719509498">
            <text:p>-3.3719509498</text:p>
          </table:table-cell>
          <table:table-cell office:value-type="float" office:value="36.3407009213">
            <text:p>36.3407009213</text:p>
          </table:table-cell>
          <table:table-cell table:number-columns-repeated="5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3709777551">
            <text:p>-3.3709777551</text:p>
          </table:table-cell>
          <table:table-cell office:value-type="float" office:value="36.3370887259">
            <text:p>36.3370887259</text:p>
          </table:table-cell>
          <table:table-cell table:number-columns-repeated="5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3869290591">
            <text:p>-3.3869290591</text:p>
          </table:table-cell>
          <table:table-cell office:value-type="float" office:value="36.3253956188">
            <text:p>36.3253956188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3896034855">
            <text:p>-3.3896034855</text:p>
          </table:table-cell>
          <table:table-cell office:value-type="float" office:value="36.3254432244">
            <text:p>36.3254432244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3" office:value-type="string">
            <text:p>N</text:p>
          </table:table-cell>
          <table:table-cell/>
          <table:table-cell office:value-type="string">
            <text:p>N</text:p>
          </table:table-cell>
        </table:table-row>
        <table:table-row table:style-name="ro1">
          <table:table-cell office:value-type="float" office:value="-3.3859283766">
            <text:p>-3.3859283766</text:p>
          </table:table-cell>
          <table:table-cell office:value-type="float" office:value="36.3190542775">
            <text:p>36.3190542775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38776791">
            <text:p>-3.38776791</text:p>
          </table:table-cell>
          <table:table-cell office:value-type="float" office:value="36.3199714293">
            <text:p>36.3199714293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3894775145">
            <text:p>-3.3894775145</text:p>
          </table:table-cell>
          <table:table-cell office:value-type="float" office:value="36.3181739404">
            <text:p>36.3181739404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6850045">
            <text:p>-3.46850045</text:p>
          </table:table-cell>
          <table:table-cell office:value-type="float" office:value="36.56471147">
            <text:p>36.56471147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6771404">
            <text:p>-3.46771404</text:p>
          </table:table-cell>
          <table:table-cell office:value-type="float" office:value="36.56427083">
            <text:p>36.56427083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6773601">
            <text:p>-3.46773601</text:p>
          </table:table-cell>
          <table:table-cell office:value-type="float" office:value="36.56429836">
            <text:p>36.56429836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6959378">
            <text:p>-3.46959378</text:p>
          </table:table-cell>
          <table:table-cell office:value-type="float" office:value="36.5642945">
            <text:p>36.5642945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694329">
            <text:p>-3.4694329</text:p>
          </table:table-cell>
          <table:table-cell office:value-type="float" office:value="36.56430744">
            <text:p>36.56430744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38211561">
            <text:p>-3.438211561</text:p>
          </table:table-cell>
          <table:table-cell office:value-type="float" office:value="36.5609683541">
            <text:p>36.5609683541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3607001727">
            <text:p>-3.3607001727</text:p>
          </table:table-cell>
          <table:table-cell office:value-type="float" office:value="36.3198756796">
            <text:p>36.3198756796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3" office:value-type="string">
            <text:p>N</text:p>
          </table:table-cell>
          <table:table-cell/>
          <table:table-cell office:value-type="string">
            <text:p>N</text:p>
          </table:table-cell>
        </table:table-row>
        <table:table-row table:style-name="ro1">
          <table:table-cell office:value-type="float" office:value="-3.3608917877">
            <text:p>-3.3608917877</text:p>
          </table:table-cell>
          <table:table-cell office:value-type="float" office:value="36.3215750473">
            <text:p>36.3215750473</text:p>
          </table:table-cell>
          <table:table-cell table:number-columns-repeated="3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382263077">
            <text:p>-3.4382263077</text:p>
          </table:table-cell>
          <table:table-cell office:value-type="float" office:value="36.5609729266">
            <text:p>36.5609729266</text:p>
          </table:table-cell>
          <table:table-cell table:number-columns-repeated="5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3599980069">
            <text:p>-3.3599980069</text:p>
          </table:table-cell>
          <table:table-cell office:value-type="float" office:value="36.3251942053">
            <text:p>36.3251942053</text:p>
          </table:table-cell>
          <table:table-cell table:number-columns-repeated="5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3617688057">
            <text:p>-3.3617688057</text:p>
          </table:table-cell>
          <table:table-cell office:value-type="float" office:value="36.3252682258">
            <text:p>36.3252682258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3760391545">
            <text:p>-3.3760391545</text:p>
          </table:table-cell>
          <table:table-cell office:value-type="float" office:value="36.3815594105">
            <text:p>36.3815594105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3742792425">
            <text:p>-3.3742792425</text:p>
          </table:table-cell>
          <table:table-cell office:value-type="float" office:value="36.3833125181">
            <text:p>36.3833125181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3769798438">
            <text:p>-3.3769798438</text:p>
          </table:table-cell>
          <table:table-cell office:value-type="float" office:value="36.384263783">
            <text:p>36.384263783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3796859388">
            <text:p>-3.3796859388</text:p>
          </table:table-cell>
          <table:table-cell office:value-type="float" office:value="36.3870339918">
            <text:p>36.3870339918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3824352772">
            <text:p>-3.3824352772</text:p>
          </table:table-cell>
          <table:table-cell office:value-type="float" office:value="36.3869982418">
            <text:p>36.3869982418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3624193687">
            <text:p>-3.3624193687</text:p>
          </table:table-cell>
          <table:table-cell office:value-type="float" office:value="36.3678378403">
            <text:p>36.3678378403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3632795771">
            <text:p>-3.3632795771</text:p>
          </table:table-cell>
          <table:table-cell office:value-type="float" office:value="36.3669828248">
            <text:p>36.3669828248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3570110962">
            <text:p>-3.3570110962</text:p>
          </table:table-cell>
          <table:table-cell office:value-type="float" office:value="36.3669286145">
            <text:p>36.3669286145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3560817078">
            <text:p>-3.3560817078</text:p>
          </table:table-cell>
          <table:table-cell office:value-type="float" office:value="36.366915831">
            <text:p>36.366915831</text:p>
          </table:table-cell>
          <table:table-cell table:number-columns-repeated="9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9" office:value-type="string">
            <text:p>N</text:p>
          </table:table-cell>
        </table:table-row>
        <table:table-row table:style-name="ro1">
          <table:table-cell office:value-type="float" office:value="-3.3614786576">
            <text:p>-3.3614786576</text:p>
          </table:table-cell>
          <table:table-cell office:value-type="float" office:value="36.3651571852">
            <text:p>36.3651571852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343677565">
            <text:p>-3.343677565</text:p>
          </table:table-cell>
          <table:table-cell office:value-type="float" office:value="36.3759055107">
            <text:p>36.3759055107</text:p>
          </table:table-cell>
          <table:table-cell table:number-columns-repeated="3" office:value-type="string">
            <text:p>Y</text:p>
          </table:table-cell>
          <table:table-cell table:number-columns-repeated="6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3418931596">
            <text:p>-3.3418931596</text:p>
          </table:table-cell>
          <table:table-cell office:value-type="float" office:value="36.3759064185">
            <text:p>36.3759064185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3409900882">
            <text:p>-3.3409900882</text:p>
          </table:table-cell>
          <table:table-cell office:value-type="float" office:value="36.37678456">
            <text:p>36.37678456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3419055738">
            <text:p>-3.3419055738</text:p>
          </table:table-cell>
          <table:table-cell office:value-type="float" office:value="36.37767566">
            <text:p>36.37767566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338343518">
            <text:p>-3.338343518</text:p>
          </table:table-cell>
          <table:table-cell office:value-type="float" office:value="36.377660504">
            <text:p>36.377660504</text:p>
          </table:table-cell>
          <table:table-cell table:number-columns-repeated="35" office:value-type="string">
            <text:p>N</text:p>
          </table:table-cell>
        </table:table-row>
        <table:table-row table:style-name="ro1">
          <table:table-cell office:value-type="float" office:value="-3.3277838228">
            <text:p>-3.3277838228</text:p>
          </table:table-cell>
          <table:table-cell office:value-type="float" office:value="36.3930337025">
            <text:p>36.3930337025</text:p>
          </table:table-cell>
          <table:table-cell table:number-columns-repeated="5"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3223009414">
            <text:p>-3.3223009414</text:p>
          </table:table-cell>
          <table:table-cell office:value-type="float" office:value="36.3911950673">
            <text:p>36.3911950673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3205463822">
            <text:p>-3.3205463822</text:p>
          </table:table-cell>
          <table:table-cell office:value-type="float" office:value="36.3930200093">
            <text:p>36.3930200093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3206046966">
            <text:p>-3.3206046966</text:p>
          </table:table-cell>
          <table:table-cell office:value-type="float" office:value="36.3974737374">
            <text:p>36.3974737374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3269364858">
            <text:p>-3.3269364858</text:p>
          </table:table-cell>
          <table:table-cell office:value-type="float" office:value="36.3966482638">
            <text:p>36.3966482638</text:p>
          </table:table-cell>
          <table:table-cell table:number-columns-repeated="9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9" office:value-type="string">
            <text:p>N</text:p>
          </table:table-cell>
        </table:table-row>
        <table:table-row table:style-name="ro1">
          <table:table-cell office:value-type="float" office:value="-3.3635721207">
            <text:p>-3.3635721207</text:p>
          </table:table-cell>
          <table:table-cell office:value-type="float" office:value="36.6337403627">
            <text:p>36.6337403627</text:p>
          </table:table-cell>
          <table:table-cell office:value-type="string">
            <text:p>Y</text:p>
          </table:table-cell>
          <table:table-cell table:number-columns-repeated="34" office:value-type="string">
            <text:p>N</text:p>
          </table:table-cell>
        </table:table-row>
        <table:table-row table:style-name="ro1">
          <table:table-cell office:value-type="float" office:value="-3.3263057908">
            <text:p>-3.3263057908</text:p>
          </table:table-cell>
          <table:table-cell office:value-type="float" office:value="35.5918937928">
            <text:p>35.5918937928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3254592972">
            <text:p>-3.3254592972</text:p>
          </table:table-cell>
          <table:table-cell office:value-type="float" office:value="35.5910238631">
            <text:p>35.5910238631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5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19" office:value-type="string">
            <text:p>N</text:p>
          </table:table-cell>
        </table:table-row>
        <table:table-row table:style-name="ro1">
          <table:table-cell office:value-type="float" office:value="-3.3241587839">
            <text:p>-3.3241587839</text:p>
          </table:table-cell>
          <table:table-cell office:value-type="float" office:value="35.5899935951">
            <text:p>35.5899935951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3.3246223847">
            <text:p>-3.3246223847</text:p>
          </table:table-cell>
          <table:table-cell office:value-type="float" office:value="35.5891381703">
            <text:p>35.5891381703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3.3244893796">
            <text:p>-3.3244893796</text:p>
          </table:table-cell>
          <table:table-cell office:value-type="float" office:value="35.586457444">
            <text:p>35.586457444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3226510982">
            <text:p>-3.3226510982</text:p>
          </table:table-cell>
          <table:table-cell office:value-type="float" office:value="35.5855065972">
            <text:p>35.5855065972</text:p>
          </table:table-cell>
          <table:table-cell office:value-type="string">
            <text:p>Y</text:p>
          </table:table-cell>
          <table:table-cell table:number-columns-repeated="9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19" office:value-type="string">
            <text:p>N</text:p>
          </table:table-cell>
        </table:table-row>
        <table:table-row table:style-name="ro1">
          <table:table-cell office:value-type="float" office:value="-3.3190467519">
            <text:p>-3.3190467519</text:p>
          </table:table-cell>
          <table:table-cell office:value-type="float" office:value="35.5845814353">
            <text:p>35.5845814353</text:p>
          </table:table-cell>
          <table:table-cell table:number-columns-repeated="2" office:value-type="string">
            <text:p>Y</text:p>
          </table:table-cell>
          <table:table-cell table:number-columns-repeated="5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3181248905">
            <text:p>-3.3181248905</text:p>
          </table:table-cell>
          <table:table-cell office:value-type="float" office:value="35.5818409789">
            <text:p>35.5818409789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19" office:value-type="string">
            <text:p>N</text:p>
          </table:table-cell>
        </table:table-row>
        <table:table-row table:style-name="ro1">
          <table:table-cell office:value-type="float" office:value="-3.3180522537">
            <text:p>-3.3180522537</text:p>
          </table:table-cell>
          <table:table-cell office:value-type="float" office:value="35.5782194421">
            <text:p>35.5782194421</text:p>
          </table:table-cell>
          <table:table-cell table:number-columns-repeated="9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7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3261210891">
            <text:p>-3.3261210891</text:p>
          </table:table-cell>
          <table:table-cell office:value-type="float" office:value="35.5792744405">
            <text:p>35.5792744405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3251032857">
            <text:p>-3.3251032857</text:p>
          </table:table-cell>
          <table:table-cell office:value-type="float" office:value="35.5791673388">
            <text:p>35.5791673388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3244749629">
            <text:p>-3.3244749629</text:p>
          </table:table-cell>
          <table:table-cell office:value-type="float" office:value="35.5819501869">
            <text:p>35.5819501869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3190153765">
            <text:p>-3.3190153765</text:p>
          </table:table-cell>
          <table:table-cell office:value-type="float" office:value="35.5899947013">
            <text:p>35.5899947013</text:p>
          </table:table-cell>
          <table:table-cell table:number-columns-repeated="5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5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19" office:value-type="string">
            <text:p>N</text:p>
          </table:table-cell>
        </table:table-row>
        <table:table-row table:style-name="ro1">
          <table:table-cell office:value-type="float" office:value="-3.3218598393">
            <text:p>-3.3218598393</text:p>
          </table:table-cell>
          <table:table-cell office:value-type="float" office:value="35.5910007589">
            <text:p>35.5910007589</text:p>
          </table:table-cell>
          <table:table-cell table:number-columns-repeated="10" office:value-type="string">
            <text:p>N</text:p>
          </table:table-cell>
          <table:table-cell table:number-columns-repeated="4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19" office:value-type="string">
            <text:p>N</text:p>
          </table:table-cell>
        </table:table-row>
        <table:table-row table:style-name="ro1">
          <table:table-cell office:value-type="float" office:value="-3.3227170336">
            <text:p>-3.3227170336</text:p>
          </table:table-cell>
          <table:table-cell office:value-type="float" office:value="35.5918625055">
            <text:p>35.5918625055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19" office:value-type="string">
            <text:p>N</text:p>
          </table:table-cell>
        </table:table-row>
        <table:table-row table:style-name="ro1">
          <table:table-cell office:value-type="float" office:value="-3.3139453022">
            <text:p>-3.3139453022</text:p>
          </table:table-cell>
          <table:table-cell office:value-type="float" office:value="35.6136414996">
            <text:p>35.6136414996</text:p>
          </table:table-cell>
          <table:table-cell table:number-columns-repeated="10" office:value-type="string">
            <text:p>N</text:p>
          </table:table-cell>
          <table:table-cell office:value-type="string">
            <text:p>Y</text:p>
          </table:table-cell>
          <table:table-cell table:number-columns-repeated="2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3132347996">
            <text:p>-3.3132347996</text:p>
          </table:table-cell>
          <table:table-cell office:value-type="float" office:value="35.614459848">
            <text:p>35.614459848</text:p>
          </table:table-cell>
          <table:table-cell table:number-columns-repeated="10" office:value-type="string">
            <text:p>N</text:p>
          </table:table-cell>
          <table:table-cell office:value-type="string">
            <text:p>Y</text:p>
          </table:table-cell>
          <table:table-cell table:number-columns-repeated="2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3096061479">
            <text:p>-3.3096061479</text:p>
          </table:table-cell>
          <table:table-cell office:value-type="float" office:value="35.6161670176">
            <text:p>35.6161670176</text:p>
          </table:table-cell>
          <table:table-cell table:number-columns-repeated="10" office:value-type="string">
            <text:p>N</text:p>
          </table:table-cell>
          <table:table-cell office:value-type="string">
            <text:p>Y</text:p>
          </table:table-cell>
          <table:table-cell table:number-columns-repeated="2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3104318013">
            <text:p>-3.3104318013</text:p>
          </table:table-cell>
          <table:table-cell office:value-type="float" office:value="35.6107614289">
            <text:p>35.6107614289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3093725245">
            <text:p>-3.3093725245</text:p>
          </table:table-cell>
          <table:table-cell office:value-type="float" office:value="35.6105173978">
            <text:p>35.6105173978</text:p>
          </table:table-cell>
          <table:table-cell table:number-columns-repeated="2" office:value-type="string">
            <text:p>Y</text:p>
          </table:table-cell>
          <table:table-cell table:number-columns-repeated="5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3323187367">
            <text:p>-3.3323187367</text:p>
          </table:table-cell>
          <table:table-cell office:value-type="float" office:value="35.6344674846">
            <text:p>35.6344674846</text:p>
          </table:table-cell>
          <table:table-cell table:number-columns-repeated="10" office:value-type="string">
            <text:p>N</text:p>
          </table:table-cell>
          <table:table-cell office:value-type="string">
            <text:p>Y</text:p>
          </table:table-cell>
          <table:table-cell table:number-columns-repeated="2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333182623">
            <text:p>-3.333182623</text:p>
          </table:table-cell>
          <table:table-cell office:value-type="float" office:value="35.6326899772">
            <text:p>35.6326899772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3332017859">
            <text:p>-3.3332017859</text:p>
          </table:table-cell>
          <table:table-cell office:value-type="float" office:value="35.6317376433">
            <text:p>35.6317376433</text:p>
          </table:table-cell>
          <table:table-cell table:number-columns-repeated="10" office:value-type="string">
            <text:p>N</text:p>
          </table:table-cell>
          <table:table-cell office:value-type="string">
            <text:p>Y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3340246479">
            <text:p>-3.3340246479</text:p>
          </table:table-cell>
          <table:table-cell office:value-type="float" office:value="35.6317827578">
            <text:p>35.6317827578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3304981595">
            <text:p>-3.3304981595</text:p>
          </table:table-cell>
          <table:table-cell office:value-type="float" office:value="35.6317707773">
            <text:p>35.6317707773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3161782723">
            <text:p>-3.3161782723</text:p>
          </table:table-cell>
          <table:table-cell office:value-type="float" office:value="35.6379854676">
            <text:p>35.6379854676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3171697399">
            <text:p>-3.3171697399</text:p>
          </table:table-cell>
          <table:table-cell office:value-type="float" office:value="35.644345028">
            <text:p>35.644345028</text:p>
          </table:table-cell>
          <table:table-cell table:number-columns-repeated="10" office:value-type="string">
            <text:p>N</text:p>
          </table:table-cell>
          <table:table-cell office:value-type="string">
            <text:p>Y</text:p>
          </table:table-cell>
          <table:table-cell table:number-columns-repeated="2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3154030347">
            <text:p>-3.3154030347</text:p>
          </table:table-cell>
          <table:table-cell office:value-type="float" office:value="35.6452249889">
            <text:p>35.6452249889</text:p>
          </table:table-cell>
          <table:table-cell table:number-columns-repeated="35" office:value-type="string">
            <text:p>N</text:p>
          </table:table-cell>
        </table:table-row>
        <table:table-row table:style-name="ro1">
          <table:table-cell office:value-type="float" office:value="-3.3136072815">
            <text:p>-3.3136072815</text:p>
          </table:table-cell>
          <table:table-cell office:value-type="float" office:value="35.644240626">
            <text:p>35.644240626</text:p>
          </table:table-cell>
          <table:table-cell table:number-columns-repeated="10" office:value-type="string">
            <text:p>N</text:p>
          </table:table-cell>
          <table:table-cell office:value-type="string">
            <text:p>Y</text:p>
          </table:table-cell>
          <table:table-cell table:number-columns-repeated="2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3118117207">
            <text:p>-3.3118117207</text:p>
          </table:table-cell>
          <table:table-cell office:value-type="float" office:value="35.6461746494">
            <text:p>35.6461746494</text:p>
          </table:table-cell>
          <table:table-cell table:number-columns-repeated="35" office:value-type="string">
            <text:p>N</text:p>
          </table:table-cell>
        </table:table-row>
        <table:table-row table:style-name="ro1">
          <table:table-cell office:value-type="float" office:value="-3.3246839889">
            <text:p>-3.3246839889</text:p>
          </table:table-cell>
          <table:table-cell office:value-type="float" office:value="35.6688281347">
            <text:p>35.6688281347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3238218804">
            <text:p>-3.3238218804</text:p>
          </table:table-cell>
          <table:table-cell office:value-type="float" office:value="35.6705980102">
            <text:p>35.6705980102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3229419297">
            <text:p>-3.3229419297</text:p>
          </table:table-cell>
          <table:table-cell office:value-type="float" office:value="35.6706389513">
            <text:p>35.6706389513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3192789918">
            <text:p>-3.3192789918</text:p>
          </table:table-cell>
          <table:table-cell office:value-type="float" office:value="35.6669615541">
            <text:p>35.6669615541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3247436208">
            <text:p>-3.3247436208</text:p>
          </table:table-cell>
          <table:table-cell office:value-type="float" office:value="35.6733925085">
            <text:p>35.6733925085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3309212024">
            <text:p>-3.3309212024</text:p>
          </table:table-cell>
          <table:table-cell office:value-type="float" office:value="35.6625006651">
            <text:p>35.6625006651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3.3337059265">
            <text:p>-3.3337059265</text:p>
          </table:table-cell>
          <table:table-cell office:value-type="float" office:value="35.663431288">
            <text:p>35.663431288</text:p>
          </table:table-cell>
          <table:table-cell table:number-columns-repeated="5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3308020352">
            <text:p>-3.3308020352</text:p>
          </table:table-cell>
          <table:table-cell office:value-type="float" office:value="35.6561081414">
            <text:p>35.6561081414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6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5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3297571974">
            <text:p>-3.3297571974</text:p>
          </table:table-cell>
          <table:table-cell office:value-type="float" office:value="35.6571633295">
            <text:p>35.6571633295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3309685837">
            <text:p>-3.3309685837</text:p>
          </table:table-cell>
          <table:table-cell office:value-type="float" office:value="35.6579663232">
            <text:p>35.6579663232</text:p>
          </table:table-cell>
          <table:table-cell table:number-columns-repeated="3" office:value-type="string">
            <text:p>Y</text:p>
          </table:table-cell>
          <table:table-cell table:number-columns-repeated="6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3.3556675181">
            <text:p>-3.3556675181</text:p>
          </table:table-cell>
          <table:table-cell office:value-type="float" office:value="35.6363682004">
            <text:p>35.6363682004</text:p>
          </table:table-cell>
          <table:table-cell table:number-columns-repeated="5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3.3565732864">
            <text:p>-3.3565732864</text:p>
          </table:table-cell>
          <table:table-cell office:value-type="float" office:value="35.636456153">
            <text:p>35.636456153</text:p>
          </table:table-cell>
          <table:table-cell table:number-columns-repeated="3" office:value-type="string">
            <text:p>Y</text:p>
          </table:table-cell>
          <table:table-cell table:number-columns-repeated="6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357442578">
            <text:p>-3.357442578</text:p>
          </table:table-cell>
          <table:table-cell office:value-type="float" office:value="35.6310334277">
            <text:p>35.6310334277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356611584">
            <text:p>-3.356611584</text:p>
          </table:table-cell>
          <table:table-cell office:value-type="float" office:value="35.6300101647">
            <text:p>35.6300101647</text:p>
          </table:table-cell>
          <table:table-cell table:number-columns-repeated="2" office:value-type="string">
            <text:p>Y</text:p>
          </table:table-cell>
          <table:table-cell table:number-columns-repeated="5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3546876224">
            <text:p>-3.3546876224</text:p>
          </table:table-cell>
          <table:table-cell office:value-type="float" office:value="35.6300260111">
            <text:p>35.6300260111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3172838265">
            <text:p>-3.3172838265</text:p>
          </table:table-cell>
          <table:table-cell office:value-type="float" office:value="35.7178088381">
            <text:p>35.7178088381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3.3163857658">
            <text:p>-3.3163857658</text:p>
          </table:table-cell>
          <table:table-cell office:value-type="float" office:value="35.7167952735">
            <text:p>35.7167952735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3146084718">
            <text:p>-3.3146084718</text:p>
          </table:table-cell>
          <table:table-cell office:value-type="float" office:value="35.7158991357">
            <text:p>35.7158991357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3.3110039651">
            <text:p>-3.3110039651</text:p>
          </table:table-cell>
          <table:table-cell office:value-type="float" office:value="35.7177029441">
            <text:p>35.7177029441</text:p>
          </table:table-cell>
          <table:table-cell table:number-columns-repeated="5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3.3144918166">
            <text:p>-3.3144918166</text:p>
          </table:table-cell>
          <table:table-cell office:value-type="float" office:value="35.7113954884">
            <text:p>35.7113954884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5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5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3490441234">
            <text:p>-3.3490441234</text:p>
          </table:table-cell>
          <table:table-cell office:value-type="float" office:value="35.6241293587">
            <text:p>35.6241293587</text:p>
          </table:table-cell>
          <table:table-cell office:value-type="string">
            <text:p>Y</text:p>
          </table:table-cell>
          <table:table-cell table:number-columns-repeated="9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3457294969">
            <text:p>-3.3457294969</text:p>
          </table:table-cell>
          <table:table-cell office:value-type="float" office:value="35.6245650037">
            <text:p>35.6245650037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3.3456142695">
            <text:p>-3.3456142695</text:p>
          </table:table-cell>
          <table:table-cell office:value-type="float" office:value="35.6228244517">
            <text:p>35.6228244517</text:p>
          </table:table-cell>
          <table:table-cell table:number-columns-repeated="10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9" office:value-type="string">
            <text:p>N</text:p>
          </table:table-cell>
        </table:table-row>
        <table:table-row table:style-name="ro1">
          <table:table-cell office:value-type="float" office:value="-3.3492326306">
            <text:p>-3.3492326306</text:p>
          </table:table-cell>
          <table:table-cell office:value-type="float" office:value="35.6200894765">
            <text:p>35.6200894765</text:p>
          </table:table-cell>
          <table:table-cell table:number-columns-repeated="10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3.3483892589">
            <text:p>-3.3483892589</text:p>
          </table:table-cell>
          <table:table-cell office:value-type="float" office:value="35.6245141421">
            <text:p>35.6245141421</text:p>
          </table:table-cell>
          <table:table-cell office:value-type="string">
            <text:p>Y</text:p>
          </table:table-cell>
          <table:table-cell table:number-columns-repeated="34" office:value-type="string">
            <text:p>N</text:p>
          </table:table-cell>
        </table:table-row>
        <table:table-row table:style-name="ro1">
          <table:table-cell office:value-type="float" office:value="-3.4194968131">
            <text:p>-3.4194968131</text:p>
          </table:table-cell>
          <table:table-cell office:value-type="float" office:value="35.6349385712">
            <text:p>35.6349385712</text:p>
          </table:table-cell>
          <table:table-cell table:number-columns-repeated="5"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4206004807">
            <text:p>-3.4206004807</text:p>
          </table:table-cell>
          <table:table-cell office:value-type="float" office:value="35.6347433761">
            <text:p>35.6347433761</text:p>
          </table:table-cell>
          <table:table-cell table:number-columns-repeated="5"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223185879">
            <text:p>-3.4223185879</text:p>
          </table:table-cell>
          <table:table-cell office:value-type="float" office:value="35.6331356897">
            <text:p>35.6331356897</text:p>
          </table:table-cell>
          <table:table-cell table:number-columns-repeated="5"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4252456735">
            <text:p>-3.4252456735</text:p>
          </table:table-cell>
          <table:table-cell office:value-type="float" office:value="35.634721031">
            <text:p>35.634721031</text:p>
          </table:table-cell>
          <table:table-cell table:number-columns-repeated="5"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3.4248052404">
            <text:p>-3.4248052404</text:p>
          </table:table-cell>
          <table:table-cell office:value-type="float" office:value="35.6339804938">
            <text:p>35.6339804938</text:p>
          </table:table-cell>
          <table:table-cell table:number-columns-repeated="5"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4263435409">
            <text:p>-3.4263435409</text:p>
          </table:table-cell>
          <table:table-cell office:value-type="float" office:value="35.634313422">
            <text:p>35.634313422</text:p>
          </table:table-cell>
          <table:table-cell table:number-columns-repeated="5"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278165502">
            <text:p>-3.4278165502</text:p>
          </table:table-cell>
          <table:table-cell office:value-type="float" office:value="35.6343122817">
            <text:p>35.6343122817</text:p>
          </table:table-cell>
          <table:table-cell table:number-columns-repeated="5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291883504">
            <text:p>-3.4291883504</text:p>
          </table:table-cell>
          <table:table-cell office:value-type="float" office:value="35.6348282151">
            <text:p>35.6348282151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270307066">
            <text:p>-3.4270307066</text:p>
          </table:table-cell>
          <table:table-cell office:value-type="float" office:value="35.6364133768">
            <text:p>35.6364133768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3.4261034215">
            <text:p>-3.4261034215</text:p>
          </table:table-cell>
          <table:table-cell office:value-type="float" office:value="35.6366811057">
            <text:p>35.6366811057</text:p>
          </table:table-cell>
          <table:table-cell table:number-columns-repeated="5"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3896208414">
            <text:p>-3.3896208414</text:p>
          </table:table-cell>
          <table:table-cell office:value-type="float" office:value="35.6891774037">
            <text:p>35.6891774037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3860502749">
            <text:p>-3.3860502749</text:p>
          </table:table-cell>
          <table:table-cell office:value-type="float" office:value="35.6909125665">
            <text:p>35.6909125665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3842565729">
            <text:p>-3.3842565729</text:p>
          </table:table-cell>
          <table:table-cell office:value-type="float" office:value="35.6901697975">
            <text:p>35.6901697975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3833303747">
            <text:p>-3.3833303747</text:p>
          </table:table-cell>
          <table:table-cell office:value-type="float" office:value="35.6837324017">
            <text:p>35.6837324017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3842595561">
            <text:p>-3.3842595561</text:p>
          </table:table-cell>
          <table:table-cell office:value-type="float" office:value="35.6837792747">
            <text:p>35.6837792747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3804770962">
            <text:p>-3.3804770962</text:p>
          </table:table-cell>
          <table:table-cell office:value-type="float" office:value="35.6821355815">
            <text:p>35.6821355815</text:p>
          </table:table-cell>
          <table:table-cell table:number-columns-repeated="5"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379220653">
            <text:p>-3.379220653</text:p>
          </table:table-cell>
          <table:table-cell office:value-type="float" office:value="35.6811918634">
            <text:p>35.6811918634</text:p>
          </table:table-cell>
          <table:table-cell table:number-columns-repeated="5"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6" office:value-type="string">
            <text:p>N</text:p>
          </table:table-cell>
          <table:table-cell office:value-type="string">
            <text:p>Y</text:p>
          </table:table-cell>
          <table:table-cell table:number-columns-repeated="5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3868414656">
            <text:p>-3.3868414656</text:p>
          </table:table-cell>
          <table:table-cell office:value-type="float" office:value="35.6828812855">
            <text:p>35.6828812855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3877033402">
            <text:p>-3.3877033402</text:p>
          </table:table-cell>
          <table:table-cell office:value-type="float" office:value="35.6810000854">
            <text:p>35.6810000854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3820553675">
            <text:p>-3.3820553675</text:p>
          </table:table-cell>
          <table:table-cell office:value-type="float" office:value="35.6740735598">
            <text:p>35.6740735598</text:p>
          </table:table-cell>
          <table:table-cell table:number-columns-repeated="4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3796166397">
            <text:p>-3.3796166397</text:p>
          </table:table-cell>
          <table:table-cell office:value-type="float" office:value="35.6763772753">
            <text:p>35.6763772753</text:p>
          </table:table-cell>
          <table:table-cell table:number-columns-repeated="5"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3.3774861012">
            <text:p>-3.3774861012</text:p>
          </table:table-cell>
          <table:table-cell office:value-type="float" office:value="35.6802781229">
            <text:p>35.6802781229</text:p>
          </table:table-cell>
          <table:table-cell table:number-columns-repeated="5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3.3748805403">
            <text:p>-3.3748805403</text:p>
          </table:table-cell>
          <table:table-cell office:value-type="float" office:value="35.6744276716">
            <text:p>35.6744276716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4" office:value-type="string">
            <text:p>N</text:p>
          </table:table-cell>
        </table:table-row>
        <table:table-row table:style-name="ro1">
          <table:table-cell office:value-type="float" office:value="-3.3868269046">
            <text:p>-3.3868269046</text:p>
          </table:table-cell>
          <table:table-cell office:value-type="float" office:value="35.6782732363">
            <text:p>35.6782732363</text:p>
          </table:table-cell>
          <table:table-cell table:number-columns-repeated="5"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3860270168">
            <text:p>-3.3860270168</text:p>
          </table:table-cell>
          <table:table-cell office:value-type="float" office:value="35.6773757015">
            <text:p>35.6773757015</text:p>
          </table:table-cell>
          <table:table-cell table:number-columns-repeated="5"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3851507851">
            <text:p>-3.3851507851</text:p>
          </table:table-cell>
          <table:table-cell office:value-type="float" office:value="35.6746631063">
            <text:p>35.6746631063</text:p>
          </table:table-cell>
          <table:table-cell table:number-columns-repeated="5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3695344186">
            <text:p>-3.3695344186</text:p>
          </table:table-cell>
          <table:table-cell office:value-type="float" office:value="35.6627661495">
            <text:p>35.6627661495</text:p>
          </table:table-cell>
          <table:table-cell table:number-columns-repeated="5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3695013146">
            <text:p>-3.3695013146</text:p>
          </table:table-cell>
          <table:table-cell office:value-type="float" office:value="35.6591492102">
            <text:p>35.6591492102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3678107388">
            <text:p>-3.3678107388</text:p>
          </table:table-cell>
          <table:table-cell office:value-type="float" office:value="35.6572804558">
            <text:p>35.6572804558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3684444815">
            <text:p>-3.3684444815</text:p>
          </table:table-cell>
          <table:table-cell office:value-type="float" office:value="35.6528217961">
            <text:p>35.6528217961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3.3694469035">
            <text:p>-3.3694469035</text:p>
          </table:table-cell>
          <table:table-cell office:value-type="float" office:value="35.6528045451">
            <text:p>35.6528045451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6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3720888547">
            <text:p>-3.3720888547</text:p>
          </table:table-cell>
          <table:table-cell office:value-type="float" office:value="35.6519248255">
            <text:p>35.6519248255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3.3725797307">
            <text:p>-3.3725797307</text:p>
          </table:table-cell>
          <table:table-cell office:value-type="float" office:value="35.6472430441">
            <text:p>35.6472430441</text:p>
          </table:table-cell>
          <table:table-cell table:number-columns-repeated="5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3642796681">
            <text:p>-3.3642796681</text:p>
          </table:table-cell>
          <table:table-cell office:value-type="float" office:value="35.6471845818">
            <text:p>35.6471845818</text:p>
          </table:table-cell>
          <table:table-cell table:number-columns-repeated="5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3641525545">
            <text:p>-3.3641525545</text:p>
          </table:table-cell>
          <table:table-cell office:value-type="float" office:value="35.6618538177">
            <text:p>35.6618538177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3651430799">
            <text:p>-3.3651430799</text:p>
          </table:table-cell>
          <table:table-cell office:value-type="float" office:value="35.6632551945">
            <text:p>35.6632551945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5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3635786453">
            <text:p>-3.3635786453</text:p>
          </table:table-cell>
          <table:table-cell office:value-type="float" office:value="35.6238460911">
            <text:p>35.6238460911</text:p>
          </table:table-cell>
          <table:table-cell table:number-columns-repeated="3"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0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371531715">
            <text:p>-3.371531715</text:p>
          </table:table-cell>
          <table:table-cell office:value-type="float" office:value="35.6218019547">
            <text:p>35.6218019547</text:p>
          </table:table-cell>
          <table:table-cell table:number-columns-repeated="5"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3704791561">
            <text:p>-3.3704791561</text:p>
          </table:table-cell>
          <table:table-cell office:value-type="float" office:value="35.6257833034">
            <text:p>35.6257833034</text:p>
          </table:table-cell>
          <table:table-cell table:number-columns-repeated="5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3719171927">
            <text:p>-3.3719171927</text:p>
          </table:table-cell>
          <table:table-cell office:value-type="float" office:value="35.6274369452">
            <text:p>35.6274369452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3643295553">
            <text:p>-3.3643295553</text:p>
          </table:table-cell>
          <table:table-cell office:value-type="float" office:value="35.6799157219">
            <text:p>35.6799157219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3.3708090631">
            <text:p>-3.3708090631</text:p>
          </table:table-cell>
          <table:table-cell office:value-type="float" office:value="35.6822041617">
            <text:p>35.6822041617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3670662001">
            <text:p>-3.3670662001</text:p>
          </table:table-cell>
          <table:table-cell office:value-type="float" office:value="35.6756232634">
            <text:p>35.6756232634</text:p>
          </table:table-cell>
          <table:table-cell table:number-columns-repeated="5"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7678683736">
            <text:p>-3.7678683736</text:p>
          </table:table-cell>
          <table:table-cell office:value-type="float" office:value="35.4288425075">
            <text:p>35.4288425075</text:p>
          </table:table-cell>
          <table:table-cell table:number-columns-repeated="9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table:number-columns-repeated="18" office:value-type="string">
            <text:p>N</text:p>
          </table:table-cell>
        </table:table-row>
        <table:table-row table:style-name="ro1">
          <table:table-cell office:value-type="float" office:value="-3.7653037647">
            <text:p>-3.7653037647</text:p>
          </table:table-cell>
          <table:table-cell office:value-type="float" office:value="35.4271919606">
            <text:p>35.4271919606</text:p>
          </table:table-cell>
          <table:table-cell table:number-columns-repeated="10" office:value-type="string">
            <text:p>N</text:p>
          </table:table-cell>
          <table:table-cell office:value-type="string">
            <text:p>Y</text:p>
          </table:table-cell>
          <table:table-cell table:number-columns-repeated="24" office:value-type="string">
            <text:p>N</text:p>
          </table:table-cell>
        </table:table-row>
        <table:table-row table:style-name="ro1">
          <table:table-cell office:value-type="float" office:value="-3.7722222349">
            <text:p>-3.7722222349</text:p>
          </table:table-cell>
          <table:table-cell office:value-type="float" office:value="35.427041936">
            <text:p>35.427041936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6" office:value-type="string">
            <text:p>N</text:p>
          </table:table-cell>
          <table:table-cell office:value-type="string">
            <text:p>Y</text:p>
          </table:table-cell>
          <table:table-cell table:number-columns-repeated="5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7733444764">
            <text:p>-3.7733444764</text:p>
          </table:table-cell>
          <table:table-cell office:value-type="float" office:value="35.4255254606">
            <text:p>35.4255254606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6" office:value-type="string">
            <text:p>N</text:p>
          </table:table-cell>
          <table:table-cell office:value-type="string">
            <text:p>Y</text:p>
          </table:table-cell>
          <table:table-cell table:number-columns-repeated="5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774157693">
            <text:p>-3.774157693</text:p>
          </table:table-cell>
          <table:table-cell office:value-type="float" office:value="35.4163739734">
            <text:p>35.4163739734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4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7759226937">
            <text:p>-3.7759226937</text:p>
          </table:table-cell>
          <table:table-cell office:value-type="float" office:value="35.4199886256">
            <text:p>35.4199886256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7812334105">
            <text:p>-3.7812334105</text:p>
          </table:table-cell>
          <table:table-cell office:value-type="float" office:value="35.4173613603">
            <text:p>35.4173613603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4" office:value-type="string">
            <text:p>N</text:p>
          </table:table-cell>
        </table:table-row>
        <table:table-row table:style-name="ro1">
          <table:table-cell office:value-type="float" office:value="-3.7794892664">
            <text:p>-3.7794892664</text:p>
          </table:table-cell>
          <table:table-cell office:value-type="float" office:value="35.4146304016">
            <text:p>35.4146304016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4" office:value-type="string">
            <text:p>N</text:p>
          </table:table-cell>
        </table:table-row>
        <table:table-row table:style-name="ro1">
          <table:table-cell office:value-type="float" office:value="-3.896526715">
            <text:p>-3.896526715</text:p>
          </table:table-cell>
          <table:table-cell office:value-type="float" office:value="35.5704086653">
            <text:p>35.5704086653</text:p>
          </table:table-cell>
          <table:table-cell table:number-columns-repeated="5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16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8992526954">
            <text:p>-3.8992526954</text:p>
          </table:table-cell>
          <table:table-cell office:value-type="float" office:value="35.5731337666">
            <text:p>35.5731337666</text:p>
          </table:table-cell>
          <table:table-cell table:number-columns-repeated="5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89749895">
            <text:p>-3.89749895</text:p>
          </table:table-cell>
          <table:table-cell office:value-type="float" office:value="35.5749677324">
            <text:p>35.5749677324</text:p>
          </table:table-cell>
          <table:table-cell table:number-columns-repeated="5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5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8939341299">
            <text:p>-3.8939341299</text:p>
          </table:table-cell>
          <table:table-cell office:value-type="float" office:value="35.5739377593">
            <text:p>35.5739377593</text:p>
          </table:table-cell>
          <table:table-cell table:number-columns-repeated="5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6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9127347473">
            <text:p>-3.9127347473</text:p>
          </table:table-cell>
          <table:table-cell office:value-type="float" office:value="35.5760074549">
            <text:p>35.5760074549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6" office:value-type="string">
            <text:p>N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table:number-columns-repeated="3" office:value-type="string">
            <text:p>Y</text:p>
          </table:table-cell>
        </table:table-row>
        <table:table-row table:style-name="ro1">
          <table:table-cell office:value-type="float" office:value="-3.9127836674">
            <text:p>-3.9127836674</text:p>
          </table:table-cell>
          <table:table-cell office:value-type="float" office:value="35.5742401753">
            <text:p>35.5742401753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6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5" office:value-type="string">
            <text:p>N</text:p>
          </table:table-cell>
          <table:table-cell table:number-columns-repeated="5"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9155258761">
            <text:p>-3.9155258761</text:p>
          </table:table-cell>
          <table:table-cell office:value-type="float" office:value="35.5751652842">
            <text:p>35.5751652842</text:p>
          </table:table-cell>
          <table:table-cell table:number-columns-repeated="5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6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</table:table-row>
        <table:table-row table:style-name="ro1">
          <table:table-cell office:value-type="float" office:value="-3.9166332069">
            <text:p>-3.9166332069</text:p>
          </table:table-cell>
          <table:table-cell office:value-type="float" office:value="35.5731113861">
            <text:p>35.5731113861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6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4" office:value-type="string">
            <text:p>N</text:p>
          </table:table-cell>
        </table:table-row>
        <table:table-row table:style-name="ro1">
          <table:table-cell office:value-type="float" office:value="-3.9118144842">
            <text:p>-3.9118144842</text:p>
          </table:table-cell>
          <table:table-cell office:value-type="float" office:value="35.5696408468">
            <text:p>35.5696408468</text:p>
          </table:table-cell>
          <table:table-cell table:number-columns-repeated="5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6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</table:table-row>
        <table:table-row table:style-name="ro1">
          <table:table-cell office:value-type="float" office:value="-3.8750950259">
            <text:p>-3.8750950259</text:p>
          </table:table-cell>
          <table:table-cell office:value-type="float" office:value="35.5721007583">
            <text:p>35.5721007583</text:p>
          </table:table-cell>
          <table:table-cell table:number-columns-repeated="5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4" office:value-type="string">
            <text:p>N</text:p>
          </table:table-cell>
        </table:table-row>
        <table:table-row table:style-name="ro1">
          <table:table-cell office:value-type="float" office:value="-3.875819629">
            <text:p>-3.875819629</text:p>
          </table:table-cell>
          <table:table-cell office:value-type="float" office:value="35.5702523653">
            <text:p>35.5702523653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4" office:value-type="string">
            <text:p>N</text:p>
          </table:table-cell>
        </table:table-row>
        <table:table-row table:style-name="ro1">
          <table:table-cell office:value-type="float" office:value="-3.875074062">
            <text:p>-3.875074062</text:p>
          </table:table-cell>
          <table:table-cell office:value-type="float" office:value="35.5756842643">
            <text:p>35.5756842643</text:p>
          </table:table-cell>
          <table:table-cell table:number-columns-repeated="5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9540564561">
            <text:p>-3.9540564561</text:p>
          </table:table-cell>
          <table:table-cell office:value-type="float" office:value="35.3607277928">
            <text:p>35.3607277928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8" office:value-type="string">
            <text:p>N</text:p>
          </table:table-cell>
        </table:table-row>
        <table:table-row table:style-name="ro1">
          <table:table-cell office:value-type="float" office:value="-3.9441209322">
            <text:p>-3.9441209322</text:p>
          </table:table-cell>
          <table:table-cell office:value-type="float" office:value="35.3597679374">
            <text:p>35.3597679374</text:p>
          </table:table-cell>
          <table:table-cell table:number-columns-repeated="5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6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9441173287">
            <text:p>-3.9441173287</text:p>
          </table:table-cell>
          <table:table-cell office:value-type="float" office:value="35.3579133208">
            <text:p>35.3579133208</text:p>
          </table:table-cell>
          <table:table-cell table:number-columns-repeated="5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5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9512502444">
            <text:p>-3.9512502444</text:p>
          </table:table-cell>
          <table:table-cell office:value-type="float" office:value="35.3525332536">
            <text:p>35.3525332536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9491145094">
            <text:p>-3.9491145094</text:p>
          </table:table-cell>
          <table:table-cell office:value-type="float" office:value="35.352422722">
            <text:p>35.352422722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8" office:value-type="string">
            <text:p>N</text:p>
          </table:table-cell>
        </table:table-row>
        <table:table-row table:style-name="ro1">
          <table:table-cell office:value-type="float" office:value="-3.9600298256">
            <text:p>-3.9600298256</text:p>
          </table:table-cell>
          <table:table-cell office:value-type="float" office:value="35.3396489144">
            <text:p>35.3396489144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8" office:value-type="string">
            <text:p>N</text:p>
          </table:table-cell>
        </table:table-row>
        <table:table-row table:style-name="ro1">
          <table:table-cell office:value-type="float" office:value="-3.9537746115">
            <text:p>-3.9537746115</text:p>
          </table:table-cell>
          <table:table-cell office:value-type="float" office:value="35.3389714564">
            <text:p>35.3389714564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9528811133">
            <text:p>-3.9528811133</text:p>
          </table:table-cell>
          <table:table-cell office:value-type="float" office:value="35.3398569791">
            <text:p>35.3398569791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9537953412">
            <text:p>-3.9537953412</text:p>
          </table:table-cell>
          <table:table-cell office:value-type="float" office:value="35.340727245">
            <text:p>35.340727245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9582168815">
            <text:p>-3.9582168815</text:p>
          </table:table-cell>
          <table:table-cell office:value-type="float" office:value="35.3344345576">
            <text:p>35.3344345576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9585118948">
            <text:p>-3.9585118948</text:p>
          </table:table-cell>
          <table:table-cell office:value-type="float" office:value="35.333411247">
            <text:p>35.333411247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9666345161">
            <text:p>-3.9666345161</text:p>
          </table:table-cell>
          <table:table-cell office:value-type="float" office:value="35.3491001253">
            <text:p>35.3491001253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9628971462">
            <text:p>-3.9628971462</text:p>
          </table:table-cell>
          <table:table-cell office:value-type="float" office:value="35.3507942754">
            <text:p>35.3507942754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8" office:value-type="string">
            <text:p>N</text:p>
          </table:table-cell>
        </table:table-row>
        <table:table-row table:style-name="ro1">
          <table:table-cell office:value-type="float" office:value="-3.9620619323">
            <text:p>-3.9620619323</text:p>
          </table:table-cell>
          <table:table-cell office:value-type="float" office:value="35.3509534892">
            <text:p>35.3509534892</text:p>
          </table:table-cell>
          <table:table-cell table:number-columns-repeated="5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16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9753349233">
            <text:p>-3.9753349233</text:p>
          </table:table-cell>
          <table:table-cell office:value-type="float" office:value="35.3409609975">
            <text:p>35.3409609975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9762388186">
            <text:p>-3.9762388186</text:p>
          </table:table-cell>
          <table:table-cell office:value-type="float" office:value="35.3400385657">
            <text:p>35.3400385657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9771122509">
            <text:p>-3.9771122509</text:p>
          </table:table-cell>
          <table:table-cell office:value-type="float" office:value="35.3374707832">
            <text:p>35.3374707832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9743386974">
            <text:p>-3.9743386974</text:p>
          </table:table-cell>
          <table:table-cell office:value-type="float" office:value="35.3346156644">
            <text:p>35.3346156644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9734697587">
            <text:p>-3.9734697587</text:p>
          </table:table-cell>
          <table:table-cell office:value-type="float" office:value="35.3346068263">
            <text:p>35.3346068263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3636053516">
            <text:p>-3.3636053516</text:p>
          </table:table-cell>
          <table:table-cell office:value-type="float" office:value="36.6337181396">
            <text:p>36.6337181396</text:p>
          </table:table-cell>
          <table:table-cell office:value-type="string">
            <text:p>Y</text:p>
          </table:table-cell>
          <table:table-cell table:number-columns-repeated="34" office:value-type="string">
            <text:p>N</text:p>
          </table:table-cell>
        </table:table-row>
        <table:table-row table:style-name="ro1">
          <table:table-cell office:value-type="float" office:value="-3.3635424319">
            <text:p>-3.3635424319</text:p>
          </table:table-cell>
          <table:table-cell office:value-type="float" office:value="36.6327343491">
            <text:p>36.6327343491</text:p>
          </table:table-cell>
          <table:table-cell table:number-columns-repeated="5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3.471769753">
            <text:p>-3.471769753</text:p>
          </table:table-cell>
          <table:table-cell office:value-type="float" office:value="35.6561908557">
            <text:p>35.6561908557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3.4717608873">
            <text:p>-3.4717608873</text:p>
          </table:table-cell>
          <table:table-cell office:value-type="float" office:value="35.6534718481">
            <text:p>35.6534718481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3.4717092396">
            <text:p>-3.4717092396</text:p>
          </table:table-cell>
          <table:table-cell office:value-type="float" office:value="35.6499155285">
            <text:p>35.6499155285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735261119">
            <text:p>-3.4735261119</text:p>
          </table:table-cell>
          <table:table-cell office:value-type="float" office:value="35.6489185565">
            <text:p>35.6489185565</text:p>
          </table:table-cell>
          <table:table-cell table:number-columns-repeated="2" office:value-type="string">
            <text:p>Y</text:p>
          </table:table-cell>
          <table:table-cell table:number-columns-repeated="5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79008039">
            <text:p>-3.479008039</text:p>
          </table:table-cell>
          <table:table-cell office:value-type="float" office:value="35.6562026398">
            <text:p>35.6562026398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52892192">
            <text:p>-3.452892192</text:p>
          </table:table-cell>
          <table:table-cell office:value-type="float" office:value="35.6542491917">
            <text:p>35.6542491917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4519357013">
            <text:p>-3.4519357013</text:p>
          </table:table-cell>
          <table:table-cell office:value-type="float" office:value="35.654628419">
            <text:p>35.654628419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4529969984">
            <text:p>-3.4529969984</text:p>
          </table:table-cell>
          <table:table-cell office:value-type="float" office:value="35.6537476449">
            <text:p>35.6537476449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4483911675">
            <text:p>-3.4483911675</text:p>
          </table:table-cell>
          <table:table-cell office:value-type="float" office:value="35.6496979969">
            <text:p>35.6496979969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4466639393">
            <text:p>-3.4466639393</text:p>
          </table:table-cell>
          <table:table-cell office:value-type="float" office:value="35.6533254665">
            <text:p>35.6533254665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3.4500423311">
            <text:p>-3.4500423311</text:p>
          </table:table-cell>
          <table:table-cell office:value-type="float" office:value="35.6593734051">
            <text:p>35.6593734051</text:p>
          </table:table-cell>
          <table:table-cell table:number-columns-repeated="10" office:value-type="string">
            <text:p>N</text:p>
          </table:table-cell>
          <table:table-cell office:value-type="string">
            <text:p>Y</text:p>
          </table:table-cell>
          <table:table-cell table:number-columns-repeated="24" office:value-type="string">
            <text:p>N</text:p>
          </table:table-cell>
        </table:table-row>
        <table:table-row table:style-name="ro1">
          <table:table-cell office:value-type="float" office:value="-3.4485672131">
            <text:p>-3.4485672131</text:p>
          </table:table-cell>
          <table:table-cell office:value-type="float" office:value="35.6632958937">
            <text:p>35.6632958937</text:p>
          </table:table-cell>
          <table:table-cell table:number-columns-repeated="5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4495105907">
            <text:p>-3.4495105907</text:p>
          </table:table-cell>
          <table:table-cell office:value-type="float" office:value="35.6640769315">
            <text:p>35.6640769315</text:p>
          </table:table-cell>
          <table:table-cell table:number-columns-repeated="2" office:value-type="string">
            <text:p>Y</text:p>
          </table:table-cell>
          <table:table-cell table:number-columns-repeated="5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4460737367">
            <text:p>-3.4460737367</text:p>
          </table:table-cell>
          <table:table-cell office:value-type="float" office:value="35.6650143495">
            <text:p>35.6650143495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3.4437274249">
            <text:p>-3.4437274249</text:p>
          </table:table-cell>
          <table:table-cell office:value-type="float" office:value="35.636940534">
            <text:p>35.636940534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3.4428051345">
            <text:p>-3.4428051345</text:p>
          </table:table-cell>
          <table:table-cell office:value-type="float" office:value="35.6360474011">
            <text:p>35.6360474011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3.4419240458">
            <text:p>-3.4419240458</text:p>
          </table:table-cell>
          <table:table-cell office:value-type="float" office:value="35.6360325848">
            <text:p>35.6360325848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3.4410009987">
            <text:p>-3.4410009987</text:p>
          </table:table-cell>
          <table:table-cell office:value-type="float" office:value="35.6360697666">
            <text:p>35.6360697666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4373720935">
            <text:p>-3.4373720935</text:p>
          </table:table-cell>
          <table:table-cell office:value-type="float" office:value="35.6360158787">
            <text:p>35.6360158787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3.464699077">
            <text:p>-3.464699077</text:p>
          </table:table-cell>
          <table:table-cell office:value-type="float" office:value="35.6289654157">
            <text:p>35.6289654157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4669896225">
            <text:p>-3.4669896225</text:p>
          </table:table-cell>
          <table:table-cell office:value-type="float" office:value="35.6280792119">
            <text:p>35.6280792119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4696789642">
            <text:p>-3.4696789642</text:p>
          </table:table-cell>
          <table:table-cell office:value-type="float" office:value="35.6271921179">
            <text:p>35.6271921179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3.4687310577">
            <text:p>-3.4687310577</text:p>
          </table:table-cell>
          <table:table-cell office:value-type="float" office:value="35.6254074175">
            <text:p>35.6254074175</text:p>
          </table:table-cell>
          <table:table-cell table:number-columns-repeated="5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3.4633034591">
            <text:p>-3.4633034591</text:p>
          </table:table-cell>
          <table:table-cell office:value-type="float" office:value="35.6207901058">
            <text:p>35.6207901058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4365627743">
            <text:p>-3.4365627743</text:p>
          </table:table-cell>
          <table:table-cell office:value-type="float" office:value="35.6369258383">
            <text:p>35.6369258383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3.4373850499">
            <text:p>-3.4373850499</text:p>
          </table:table-cell>
          <table:table-cell office:value-type="float" office:value="35.6333033665">
            <text:p>35.6333033665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3.4365002196">
            <text:p>-3.4365002196</text:p>
          </table:table-cell>
          <table:table-cell office:value-type="float" office:value="35.6333038393">
            <text:p>35.6333038393</text:p>
          </table:table-cell>
          <table:table-cell table:number-columns-repeated="3" office:value-type="string">
            <text:p>Y</text:p>
          </table:table-cell>
          <table:table-cell table:number-columns-repeated="6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3.4409437931">
            <text:p>-3.4409437931</text:p>
          </table:table-cell>
          <table:table-cell office:value-type="float" office:value="35.6296395005">
            <text:p>35.6296395005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439182279">
            <text:p>-3.439182279</text:p>
          </table:table-cell>
          <table:table-cell office:value-type="float" office:value="35.6323590939">
            <text:p>35.6323590939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3.4485807917">
            <text:p>-3.4485807917</text:p>
          </table:table-cell>
          <table:table-cell office:value-type="float" office:value="35.6187335822">
            <text:p>35.6187335822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4488439767">
            <text:p>-3.4488439767</text:p>
          </table:table-cell>
          <table:table-cell office:value-type="float" office:value="35.6171161877">
            <text:p>35.6171161877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4462154434">
            <text:p>-3.4462154434</text:p>
          </table:table-cell>
          <table:table-cell office:value-type="float" office:value="35.6157747947">
            <text:p>35.6157747947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4448793298">
            <text:p>-3.4448793298</text:p>
          </table:table-cell>
          <table:table-cell office:value-type="float" office:value="35.6137458842">
            <text:p>35.6137458842</text:p>
          </table:table-cell>
          <table:table-cell table:number-columns-repeated="10" office:value-type="string">
            <text:p>N</text:p>
          </table:table-cell>
          <table:table-cell office:value-type="string">
            <text:p>Y</text:p>
          </table:table-cell>
          <table:table-cell table:number-columns-repeated="24" office:value-type="string">
            <text:p>N</text:p>
          </table:table-cell>
        </table:table-row>
        <table:table-row table:style-name="ro1">
          <table:table-cell office:value-type="float" office:value="-3.4487528885">
            <text:p>-3.4487528885</text:p>
          </table:table-cell>
          <table:table-cell office:value-type="float" office:value="35.6133512637">
            <text:p>35.6133512637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4" office:value-type="string">
            <text:p>N</text:p>
          </table:table-cell>
        </table:table-row>
        <table:table-row table:style-name="ro1">
          <table:table-cell office:value-type="float" office:value="-3.4479032495">
            <text:p>-3.4479032495</text:p>
          </table:table-cell>
          <table:table-cell office:value-type="float" office:value="35.6116595526">
            <text:p>35.6116595526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4505822798">
            <text:p>-3.4505822798</text:p>
          </table:table-cell>
          <table:table-cell office:value-type="float" office:value="35.6117169312">
            <text:p>35.6117169312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4505850047">
            <text:p>-3.4505850047</text:p>
          </table:table-cell>
          <table:table-cell office:value-type="float" office:value="35.6133856426">
            <text:p>35.6133856426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4" office:value-type="string">
            <text:p>N</text:p>
          </table:table-cell>
        </table:table-row>
        <table:table-row table:style-name="ro1">
          <table:table-cell office:value-type="float" office:value="-3.4524624445">
            <text:p>-3.4524624445</text:p>
          </table:table-cell>
          <table:table-cell office:value-type="float" office:value="35.6198264302">
            <text:p>35.6198264302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4533530077">
            <text:p>-3.4533530077</text:p>
          </table:table-cell>
          <table:table-cell office:value-type="float" office:value="35.618902168">
            <text:p>35.618902168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4554426006">
            <text:p>-3.4554426006</text:p>
          </table:table-cell>
          <table:table-cell office:value-type="float" office:value="35.6189569222">
            <text:p>35.6189569222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4527466055">
            <text:p>-3.4527466055</text:p>
          </table:table-cell>
          <table:table-cell office:value-type="float" office:value="35.6148529226">
            <text:p>35.6148529226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4" office:value-type="string">
            <text:p>N</text:p>
          </table:table-cell>
        </table:table-row>
        <table:table-row table:style-name="ro1">
          <table:table-cell office:value-type="float" office:value="-3.4559938004">
            <text:p>-3.4559938004</text:p>
          </table:table-cell>
          <table:table-cell office:value-type="float" office:value="35.6162149288">
            <text:p>35.6162149288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4" office:value-type="string">
            <text:p>N</text:p>
          </table:table-cell>
        </table:table-row>
        <table:table-row table:style-name="ro1">
          <table:table-cell office:value-type="float" office:value="-3.4614168678">
            <text:p>-3.4614168678</text:p>
          </table:table-cell>
          <table:table-cell office:value-type="float" office:value="35.6153282896">
            <text:p>35.6153282896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4" office:value-type="string">
            <text:p>N</text:p>
          </table:table-cell>
        </table:table-row>
        <table:table-row table:style-name="ro1">
          <table:table-cell office:value-type="float" office:value="-3.4569033293">
            <text:p>-3.4569033293</text:p>
          </table:table-cell>
          <table:table-cell office:value-type="float" office:value="35.6134139295">
            <text:p>35.6134139295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0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8181610571">
            <text:p>-3.8181610571</text:p>
          </table:table-cell>
          <table:table-cell office:value-type="float" office:value="35.4846249794">
            <text:p>35.4846249794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3.816372873">
            <text:p>-3.816372873</text:p>
          </table:table-cell>
          <table:table-cell office:value-type="float" office:value="35.4855532256">
            <text:p>35.4855532256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814130627">
            <text:p>-3.814130627</text:p>
          </table:table-cell>
          <table:table-cell office:value-type="float" office:value="35.4866618676">
            <text:p>35.4866618676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8126314864">
            <text:p>-3.8126314864</text:p>
          </table:table-cell>
          <table:table-cell office:value-type="float" office:value="35.4792202827">
            <text:p>35.4792202827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8099835642">
            <text:p>-3.8099835642</text:p>
          </table:table-cell>
          <table:table-cell office:value-type="float" office:value="35.4791179528">
            <text:p>35.4791179528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8072824085">
            <text:p>-3.8072824085</text:p>
          </table:table-cell>
          <table:table-cell office:value-type="float" office:value="35.4791378378">
            <text:p>35.4791378378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3.8045173849">
            <text:p>-3.8045173849</text:p>
          </table:table-cell>
          <table:table-cell office:value-type="float" office:value="35.4845933641">
            <text:p>35.4845933641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8066206624">
            <text:p>-3.8066206624</text:p>
          </table:table-cell>
          <table:table-cell office:value-type="float" office:value="35.4819708314">
            <text:p>35.4819708314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9144626112">
            <text:p>-3.9144626112</text:p>
          </table:table-cell>
          <table:table-cell office:value-type="float" office:value="35.5576383923">
            <text:p>35.5576383923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4" office:value-type="string">
            <text:p>N</text:p>
          </table:table-cell>
        </table:table-row>
        <table:table-row table:style-name="ro1">
          <table:table-cell office:value-type="float" office:value="-3.9170240876">
            <text:p>-3.9170240876</text:p>
          </table:table-cell>
          <table:table-cell office:value-type="float" office:value="35.556039348">
            <text:p>35.556039348</text:p>
          </table:table-cell>
          <table:table-cell table:number-columns-repeated="35" office:value-type="string">
            <text:p>N</text:p>
          </table:table-cell>
        </table:table-row>
        <table:table-row table:style-name="ro1">
          <table:table-cell office:value-type="float" office:value="-3.9187752141">
            <text:p>-3.9187752141</text:p>
          </table:table-cell>
          <table:table-cell office:value-type="float" office:value="35.5555528062">
            <text:p>35.5555528062</text:p>
          </table:table-cell>
          <table:table-cell table:number-columns-repeated="3" office:value-type="string">
            <text:p>Y</text:p>
          </table:table-cell>
          <table:table-cell table:number-columns-repeated="6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9126141445">
            <text:p>-3.9126141445</text:p>
          </table:table-cell>
          <table:table-cell office:value-type="float" office:value="35.5550983625">
            <text:p>35.5550983625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15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9469480351">
            <text:p>-3.9469480351</text:p>
          </table:table-cell>
          <table:table-cell office:value-type="float" office:value="35.5507084919">
            <text:p>35.5507084919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20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9494045803">
            <text:p>-3.9494045803</text:p>
          </table:table-cell>
          <table:table-cell office:value-type="float" office:value="35.5500224487">
            <text:p>35.5500224487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9529867821">
            <text:p>-3.9529867821</text:p>
          </table:table-cell>
          <table:table-cell office:value-type="float" office:value="35.5510225668">
            <text:p>35.5510225668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9530054755">
            <text:p>-3.9530054755</text:p>
          </table:table-cell>
          <table:table-cell office:value-type="float" office:value="35.5440519726">
            <text:p>35.5440519726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9526769693">
            <text:p>-3.9526769693</text:p>
          </table:table-cell>
          <table:table-cell office:value-type="float" office:value="35.5430084445">
            <text:p>35.5430084445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9518621636">
            <text:p>-3.9518621636</text:p>
          </table:table-cell>
          <table:table-cell office:value-type="float" office:value="35.5400144687">
            <text:p>35.5400144687</text:p>
          </table:table-cell>
          <table:table-cell office:value-type="string">
            <text:p>Y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9504220304">
            <text:p>-3.9504220304</text:p>
          </table:table-cell>
          <table:table-cell office:value-type="float" office:value="35.5384175441">
            <text:p>35.5384175441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9464855545">
            <text:p>-3.9464855545</text:p>
          </table:table-cell>
          <table:table-cell office:value-type="float" office:value="35.5374028716">
            <text:p>35.5374028716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494308446">
            <text:p>-3.4494308446</text:p>
          </table:table-cell>
          <table:table-cell office:value-type="float" office:value="35.6614811344">
            <text:p>35.6614811344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9561218299">
            <text:p>-3.9561218299</text:p>
          </table:table-cell>
          <table:table-cell office:value-type="float" office:value="35.5314255521">
            <text:p>35.5314255521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9585639747">
            <text:p>-3.9585639747</text:p>
          </table:table-cell>
          <table:table-cell office:value-type="float" office:value="35.5288273104">
            <text:p>35.5288273104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9590251347">
            <text:p>-3.9590251347</text:p>
          </table:table-cell>
          <table:table-cell office:value-type="float" office:value="35.5297486105">
            <text:p>35.5297486105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9616195266">
            <text:p>-3.9616195266</text:p>
          </table:table-cell>
          <table:table-cell office:value-type="float" office:value="35.532036651">
            <text:p>35.532036651</text:p>
          </table:table-cell>
          <table:table-cell office:value-type="string">
            <text:p>Y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17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</table:table-row>
        <table:table-row table:style-name="ro1">
          <table:table-cell office:value-type="float" office:value="-3.9772661315">
            <text:p>-3.9772661315</text:p>
          </table:table-cell>
          <table:table-cell office:value-type="float" office:value="35.5202939048">
            <text:p>35.5202939048</text:p>
          </table:table-cell>
          <table:table-cell table:number-columns-repeated="2" office:value-type="string">
            <text:p>Y</text:p>
          </table:table-cell>
          <table:table-cell table:number-columns-repeated="6" office:value-type="string">
            <text:p>N</text:p>
          </table:table-cell>
          <table:table-cell table:number-columns-repeated="5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9767443763">
            <text:p>-3.9767443763</text:p>
          </table:table-cell>
          <table:table-cell office:value-type="float" office:value="35.5202387743">
            <text:p>35.5202387743</text:p>
          </table:table-cell>
          <table:table-cell table:number-columns-repeated="2" office:value-type="string">
            <text:p>Y</text:p>
          </table:table-cell>
          <table:table-cell table:number-columns-repeated="6" office:value-type="string">
            <text:p>N</text:p>
          </table:table-cell>
          <table:table-cell table:number-columns-repeated="5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9777172959">
            <text:p>-3.9777172959</text:p>
          </table:table-cell>
          <table:table-cell office:value-type="float" office:value="35.5194953166">
            <text:p>35.5194953166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97485127">
            <text:p>-3.97485127</text:p>
          </table:table-cell>
          <table:table-cell office:value-type="float" office:value="35.517627792">
            <text:p>35.517627792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6" office:value-type="string">
            <text:p>N</text:p>
          </table:table-cell>
          <table:table-cell table:number-columns-repeated="5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974177789">
            <text:p>-3.974177789</text:p>
          </table:table-cell>
          <table:table-cell office:value-type="float" office:value="35.5238119541">
            <text:p>35.5238119541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9721589884">
            <text:p>-3.9721589884</text:p>
          </table:table-cell>
          <table:table-cell office:value-type="float" office:value="35.5121107666">
            <text:p>35.5121107666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970301844">
            <text:p>-3.970301844</text:p>
          </table:table-cell>
          <table:table-cell office:value-type="float" office:value="35.5112237609">
            <text:p>35.5112237609</text:p>
          </table:table-cell>
          <table:table-cell table:number-columns-repeated="35" office:value-type="string">
            <text:p>N</text:p>
          </table:table-cell>
        </table:table-row>
        <table:table-row table:style-name="ro1">
          <table:table-cell office:value-type="float" office:value="-3.970362148">
            <text:p>-3.970362148</text:p>
          </table:table-cell>
          <table:table-cell office:value-type="float" office:value="35.5103201895">
            <text:p>35.5103201895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988536549">
            <text:p>-3.988536549</text:p>
          </table:table-cell>
          <table:table-cell office:value-type="float" office:value="35.5152179028">
            <text:p>35.5152179028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8568166627">
            <text:p>-3.8568166627</text:p>
          </table:table-cell>
          <table:table-cell office:value-type="float" office:value="35.5502318384">
            <text:p>35.5502318384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6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861299378">
            <text:p>-3.861299378</text:p>
          </table:table-cell>
          <table:table-cell office:value-type="float" office:value="35.5601708483">
            <text:p>35.5601708483</text:p>
          </table:table-cell>
          <table:table-cell table:number-columns-repeated="5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8606350083">
            <text:p>-3.8606350083</text:p>
          </table:table-cell>
          <table:table-cell office:value-type="float" office:value="35.5609317978">
            <text:p>35.5609317978</text:p>
          </table:table-cell>
          <table:table-cell table:number-columns-repeated="5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3.8612440623">
            <text:p>-3.8612440623</text:p>
          </table:table-cell>
          <table:table-cell office:value-type="float" office:value="35.5628417911">
            <text:p>35.5628417911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8598044631">
            <text:p>-3.8598044631</text:p>
          </table:table-cell>
          <table:table-cell office:value-type="float" office:value="35.5674105213">
            <text:p>35.5674105213</text:p>
          </table:table-cell>
          <table:table-cell table:number-columns-repeated="5"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8641489737">
            <text:p>-3.8641489737</text:p>
          </table:table-cell>
          <table:table-cell office:value-type="float" office:value="35.5674642142">
            <text:p>35.5674642142</text:p>
          </table:table-cell>
          <table:table-cell table:number-columns-repeated="5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3.859177144">
            <text:p>-3.859177144</text:p>
          </table:table-cell>
          <table:table-cell office:value-type="float" office:value="35.5416612779">
            <text:p>35.5416612779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8566773232">
            <text:p>-3.8566773232</text:p>
          </table:table-cell>
          <table:table-cell office:value-type="float" office:value="35.5428918756">
            <text:p>35.5428918756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8631992389">
            <text:p>-3.8631992389</text:p>
          </table:table-cell>
          <table:table-cell office:value-type="float" office:value="35.5432144712">
            <text:p>35.5432144712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8834883637">
            <text:p>-3.8834883637</text:p>
          </table:table-cell>
          <table:table-cell office:value-type="float" office:value="35.5268601589">
            <text:p>35.5268601589</text:p>
          </table:table-cell>
          <table:table-cell table:number-columns-repeated="5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</table:table-row>
        <table:table-row table:style-name="ro1">
          <table:table-cell office:value-type="float" office:value="-3.8920282222">
            <text:p>-3.8920282222</text:p>
          </table:table-cell>
          <table:table-cell office:value-type="float" office:value="35.5309965172">
            <text:p>35.5309965172</text:p>
          </table:table-cell>
          <table:table-cell table:number-columns-repeated="5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8918044053">
            <text:p>-3.8918044053</text:p>
          </table:table-cell>
          <table:table-cell office:value-type="float" office:value="35.529393334">
            <text:p>35.529393334</text:p>
          </table:table-cell>
          <table:table-cell table:number-columns-repeated="5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3.8879855052">
            <text:p>-3.8879855052</text:p>
          </table:table-cell>
          <table:table-cell office:value-type="float" office:value="35.52982496">
            <text:p>35.52982496</text:p>
          </table:table-cell>
          <table:table-cell table:number-columns-repeated="5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3.8865645448">
            <text:p>-3.8865645448</text:p>
          </table:table-cell>
          <table:table-cell office:value-type="float" office:value="35.5286088805">
            <text:p>35.5286088805</text:p>
          </table:table-cell>
          <table:table-cell table:number-columns-repeated="5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3.8861082717">
            <text:p>-3.8861082717</text:p>
          </table:table-cell>
          <table:table-cell office:value-type="float" office:value="35.5251297594">
            <text:p>35.5251297594</text:p>
          </table:table-cell>
          <table:table-cell table:number-columns-repeated="5"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3.8842303749">
            <text:p>-3.8842303749</text:p>
          </table:table-cell>
          <table:table-cell office:value-type="float" office:value="35.5231221805">
            <text:p>35.5231221805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3.883350276">
            <text:p>-3.883350276</text:p>
          </table:table-cell>
          <table:table-cell office:value-type="float" office:value="35.5232317663">
            <text:p>35.5232317663</text:p>
          </table:table-cell>
          <table:table-cell table:number-columns-repeated="5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</table:table-row>
        <table:table-row table:style-name="ro1">
          <table:table-cell office:value-type="float" office:value="-3.8886652824">
            <text:p>-3.8886652824</text:p>
          </table:table-cell>
          <table:table-cell office:value-type="float" office:value="35.5151126327">
            <text:p>35.5151126327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0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903553955">
            <text:p>-3.903553955</text:p>
          </table:table-cell>
          <table:table-cell office:value-type="float" office:value="35.5009510387">
            <text:p>35.5009510387</text:p>
          </table:table-cell>
          <table:table-cell table:number-columns-repeated="5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</table:table-row>
        <table:table-row table:style-name="ro1">
          <table:table-cell office:value-type="float" office:value="-3.9054484197">
            <text:p>-3.9054484197</text:p>
          </table:table-cell>
          <table:table-cell office:value-type="float" office:value="35.4934688755">
            <text:p>35.4934688755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904178673">
            <text:p>-3.904178673</text:p>
          </table:table-cell>
          <table:table-cell office:value-type="float" office:value="35.4933433596">
            <text:p>35.4933433596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9018501872">
            <text:p>-3.9018501872</text:p>
          </table:table-cell>
          <table:table-cell office:value-type="float" office:value="35.4970888816">
            <text:p>35.4970888816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9652228844">
            <text:p>-3.9652228844</text:p>
          </table:table-cell>
          <table:table-cell office:value-type="float" office:value="35.388827995">
            <text:p>35.388827995</text:p>
          </table:table-cell>
          <table:table-cell table:number-columns-repeated="5"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9628419797">
            <text:p>-3.9628419797</text:p>
          </table:table-cell>
          <table:table-cell office:value-type="float" office:value="35.3929601355">
            <text:p>35.3929601355</text:p>
          </table:table-cell>
          <table:table-cell table:number-columns-repeated="5"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9662007623">
            <text:p>-3.9662007623</text:p>
          </table:table-cell>
          <table:table-cell office:value-type="float" office:value="35.3951802976">
            <text:p>35.3951802976</text:p>
          </table:table-cell>
          <table:table-cell table:number-columns-repeated="5"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9705860838">
            <text:p>-3.9705860838</text:p>
          </table:table-cell>
          <table:table-cell office:value-type="float" office:value="35.3926194503">
            <text:p>35.3926194503</text:p>
          </table:table-cell>
          <table:table-cell table:number-columns-repeated="5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9910452264">
            <text:p>-3.9910452264</text:p>
          </table:table-cell>
          <table:table-cell office:value-type="float" office:value="35.3939814044">
            <text:p>35.3939814044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9963620749">
            <text:p>-3.9963620749</text:p>
          </table:table-cell>
          <table:table-cell office:value-type="float" office:value="35.3943254811">
            <text:p>35.3943254811</text:p>
          </table:table-cell>
          <table:table-cell table:number-columns-repeated="5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5" office:value-type="string">
            <text:p>N</text:p>
          </table:table-cell>
          <table:table-cell office:value-type="string">
            <text:p>Y</text:p>
          </table:table-cell>
          <table:table-cell table:number-columns-repeated="5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9617249578">
            <text:p>-3.9617249578</text:p>
          </table:table-cell>
          <table:table-cell office:value-type="float" office:value="35.3744771578">
            <text:p>35.3744771578</text:p>
          </table:table-cell>
          <table:table-cell table:number-columns-repeated="5"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9614484775">
            <text:p>-3.9614484775</text:p>
          </table:table-cell>
          <table:table-cell office:value-type="float" office:value="35.3727264268">
            <text:p>35.3727264268</text:p>
          </table:table-cell>
          <table:table-cell table:number-columns-repeated="5"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3.9602362119">
            <text:p>-3.9602362119</text:p>
          </table:table-cell>
          <table:table-cell office:value-type="float" office:value="35.371810471">
            <text:p>35.371810471</text:p>
          </table:table-cell>
          <table:table-cell table:number-columns-repeated="5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9602893059">
            <text:p>-3.9602893059</text:p>
          </table:table-cell>
          <table:table-cell office:value-type="float" office:value="35.3562755886">
            <text:p>35.3562755886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9528203033">
            <text:p>-3.9528203033</text:p>
          </table:table-cell>
          <table:table-cell office:value-type="float" office:value="35.3700214131">
            <text:p>35.3700214131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3.8204742121">
            <text:p>-3.8204742121</text:p>
          </table:table-cell>
          <table:table-cell office:value-type="float" office:value="35.8642631424">
            <text:p>35.8642631424</text:p>
          </table:table-cell>
          <table:table-cell table:number-columns-repeated="9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13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8303912089">
            <text:p>-3.8303912089</text:p>
          </table:table-cell>
          <table:table-cell office:value-type="float" office:value="35.8644372374">
            <text:p>35.8644372374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3.8321210804">
            <text:p>-3.8321210804</text:p>
          </table:table-cell>
          <table:table-cell office:value-type="float" office:value="35.8635106064">
            <text:p>35.8635106064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6" office:value-type="string">
            <text:p>N</text:p>
          </table:table-cell>
          <table:table-cell office:value-type="string">
            <text:p>Y</text:p>
          </table:table-cell>
          <table:table-cell table:number-columns-repeated="5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8365606621">
            <text:p>-3.8365606621</text:p>
          </table:table-cell>
          <table:table-cell office:value-type="float" office:value="35.8599003617">
            <text:p>35.8599003617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3.8383386558">
            <text:p>-3.8383386558</text:p>
          </table:table-cell>
          <table:table-cell office:value-type="float" office:value="35.8608610196">
            <text:p>35.8608610196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8420509439">
            <text:p>-3.8420509439</text:p>
          </table:table-cell>
          <table:table-cell office:value-type="float" office:value="35.8663174138">
            <text:p>35.8663174138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6" office:value-type="string">
            <text:p>N</text:p>
          </table:table-cell>
          <table:table-cell office:value-type="string">
            <text:p>Y</text:p>
          </table:table-cell>
          <table:table-cell table:number-columns-repeated="5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8464913489">
            <text:p>-3.8464913489</text:p>
          </table:table-cell>
          <table:table-cell office:value-type="float" office:value="35.8645412945">
            <text:p>35.8645412945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8455611512">
            <text:p>-3.8455611512</text:p>
          </table:table-cell>
          <table:table-cell office:value-type="float" office:value="35.8617967253">
            <text:p>35.8617967253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8455457773">
            <text:p>-3.8455457773</text:p>
          </table:table-cell>
          <table:table-cell office:value-type="float" office:value="35.8590941581">
            <text:p>35.8590941581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8473881735">
            <text:p>-3.8473881735</text:p>
          </table:table-cell>
          <table:table-cell office:value-type="float" office:value="35.8609205576">
            <text:p>35.8609205576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8482081161">
            <text:p>-3.8482081161</text:p>
          </table:table-cell>
          <table:table-cell office:value-type="float" office:value="35.867072767">
            <text:p>35.867072767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9452871178">
            <text:p>-3.9452871178</text:p>
          </table:table-cell>
          <table:table-cell office:value-type="float" office:value="35.8616887554">
            <text:p>35.8616887554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9470910167">
            <text:p>-3.9470910167</text:p>
          </table:table-cell>
          <table:table-cell office:value-type="float" office:value="35.8626392561">
            <text:p>35.8626392561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9453587407">
            <text:p>-3.9453587407</text:p>
          </table:table-cell>
          <table:table-cell office:value-type="float" office:value="35.8652959164">
            <text:p>35.8652959164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6" office:value-type="string">
            <text:p>N</text:p>
          </table:table-cell>
          <table:table-cell office:value-type="string">
            <text:p>Y</text:p>
          </table:table-cell>
          <table:table-cell table:number-columns-repeated="5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9426536784">
            <text:p>-3.9426536784</text:p>
          </table:table-cell>
          <table:table-cell office:value-type="float" office:value="35.8679999221">
            <text:p>35.8679999221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9439153006">
            <text:p>-3.9439153006</text:p>
          </table:table-cell>
          <table:table-cell office:value-type="float" office:value="35.8696662531">
            <text:p>35.8696662531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9454464628">
            <text:p>-3.9454464628</text:p>
          </table:table-cell>
          <table:table-cell office:value-type="float" office:value="35.8707575429">
            <text:p>35.8707575429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9436338316">
            <text:p>-3.9436338316</text:p>
          </table:table-cell>
          <table:table-cell office:value-type="float" office:value="35.8734807431">
            <text:p>35.8734807431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6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9366193967">
            <text:p>-3.9366193967</text:p>
          </table:table-cell>
          <table:table-cell office:value-type="float" office:value="35.8869940585">
            <text:p>35.8869940585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4.0483616246">
            <text:p>-4.0483616246</text:p>
          </table:table-cell>
          <table:table-cell office:value-type="float" office:value="35.7773204317">
            <text:p>35.7773204317</text:p>
          </table:table-cell>
          <table:table-cell table:number-columns-repeated="35" office:value-type="string">
            <text:p>N</text:p>
          </table:table-cell>
        </table:table-row>
        <table:table-row table:style-name="ro1">
          <table:table-cell office:value-type="float" office:value="-4.0483557673">
            <text:p>-4.0483557673</text:p>
          </table:table-cell>
          <table:table-cell office:value-type="float" office:value="35.7728470569">
            <text:p>35.7728470569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4.0491548697">
            <text:p>-4.0491548697</text:p>
          </table:table-cell>
          <table:table-cell office:value-type="float" office:value="35.7718624804">
            <text:p>35.7718624804</text:p>
          </table:table-cell>
          <table:table-cell table:number-columns-repeated="2" office:value-type="string">
            <text:p>Y</text:p>
          </table:table-cell>
          <table:table-cell table:number-columns-repeated="5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4.0529201071">
            <text:p>-4.0529201071</text:p>
          </table:table-cell>
          <table:table-cell office:value-type="float" office:value="35.7737101533">
            <text:p>35.7737101533</text:p>
          </table:table-cell>
          <table:table-cell table:number-columns-repeated="35" office:value-type="string">
            <text:p>N</text:p>
          </table:table-cell>
        </table:table-row>
        <table:table-row table:style-name="ro1">
          <table:table-cell office:value-type="float" office:value="-4.0583350856">
            <text:p>-4.0583350856</text:p>
          </table:table-cell>
          <table:table-cell office:value-type="float" office:value="35.7810706419">
            <text:p>35.7810706419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4.0611181057">
            <text:p>-4.0611181057</text:p>
          </table:table-cell>
          <table:table-cell office:value-type="float" office:value="35.7857392059">
            <text:p>35.7857392059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4.0610431462">
            <text:p>-4.0610431462</text:p>
          </table:table-cell>
          <table:table-cell office:value-type="float" office:value="35.7820451589">
            <text:p>35.7820451589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4" office:value-type="string">
            <text:p>N</text:p>
          </table:table-cell>
        </table:table-row>
        <table:table-row table:style-name="ro1">
          <table:table-cell office:value-type="float" office:value="-4.0618670078">
            <text:p>-4.0618670078</text:p>
          </table:table-cell>
          <table:table-cell office:value-type="float" office:value="35.779347232">
            <text:p>35.779347232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4" office:value-type="string">
            <text:p>N</text:p>
          </table:table-cell>
        </table:table-row>
        <table:table-row table:style-name="ro1">
          <table:table-cell office:value-type="float" office:value="-4.0764066351">
            <text:p>-4.0764066351</text:p>
          </table:table-cell>
          <table:table-cell office:value-type="float" office:value="35.7824482655">
            <text:p>35.7824482655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4.0803672828">
            <text:p>-4.0803672828</text:p>
          </table:table-cell>
          <table:table-cell office:value-type="float" office:value="35.7800195207">
            <text:p>35.7800195207</text:p>
          </table:table-cell>
          <table:table-cell table:number-columns-repeated="10" office:value-type="string">
            <text:p>N</text:p>
          </table:table-cell>
          <table:table-cell office:value-type="string">
            <text:p>Y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6" office:value-type="string">
            <text:p>N</text:p>
          </table:table-cell>
          <table:table-cell office:value-type="string">
            <text:p>Y</text:p>
          </table:table-cell>
          <table:table-cell table:number-columns-repeated="5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4.0817041583">
            <text:p>-4.0817041583</text:p>
          </table:table-cell>
          <table:table-cell office:value-type="float" office:value="35.7821866084">
            <text:p>35.7821866084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4.077217062">
            <text:p>-4.077217062</text:p>
          </table:table-cell>
          <table:table-cell office:value-type="float" office:value="35.7803459188">
            <text:p>35.7803459188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6" office:value-type="string">
            <text:p>N</text:p>
          </table:table-cell>
          <table:table-cell office:value-type="string">
            <text:p>Y</text:p>
          </table:table-cell>
          <table:table-cell table:number-columns-repeated="5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4.0799491885">
            <text:p>-4.0799491885</text:p>
          </table:table-cell>
          <table:table-cell office:value-type="float" office:value="35.7876754752">
            <text:p>35.7876754752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4.0596899117">
            <text:p>-4.0596899117</text:p>
          </table:table-cell>
          <table:table-cell office:value-type="float" office:value="35.8182559457">
            <text:p>35.8182559457</text:p>
          </table:table-cell>
          <table:table-cell table:number-columns-repeated="10" office:value-type="string">
            <text:p>N</text:p>
          </table:table-cell>
          <table:table-cell office:value-type="string">
            <text:p>Y</text:p>
          </table:table-cell>
          <table:table-cell table:number-columns-repeated="24" office:value-type="string">
            <text:p>N</text:p>
          </table:table-cell>
        </table:table-row>
        <table:table-row table:style-name="ro1">
          <table:table-cell office:value-type="float" office:value="-4.0630024175">
            <text:p>-4.0630024175</text:p>
          </table:table-cell>
          <table:table-cell office:value-type="float" office:value="35.8207998433">
            <text:p>35.8207998433</text:p>
          </table:table-cell>
          <table:table-cell table:number-columns-repeated="10" office:value-type="string">
            <text:p>N</text:p>
          </table:table-cell>
          <table:table-cell office:value-type="string">
            <text:p>Y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6" office:value-type="string">
            <text:p>N</text:p>
          </table:table-cell>
          <table:table-cell office:value-type="string">
            <text:p>Y</text:p>
          </table:table-cell>
          <table:table-cell table:number-columns-repeated="5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4.0649168754">
            <text:p>-4.0649168754</text:p>
          </table:table-cell>
          <table:table-cell office:value-type="float" office:value="35.8214097809">
            <text:p>35.8214097809</text:p>
          </table:table-cell>
          <table:table-cell table:number-columns-repeated="10" office:value-type="string">
            <text:p>N</text:p>
          </table:table-cell>
          <table:table-cell office:value-type="string">
            <text:p>Y</text:p>
          </table:table-cell>
          <table:table-cell table:number-columns-repeated="2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4.0659145122">
            <text:p>-4.0659145122</text:p>
          </table:table-cell>
          <table:table-cell office:value-type="float" office:value="35.8202684094">
            <text:p>35.8202684094</text:p>
          </table:table-cell>
          <table:table-cell table:number-columns-repeated="10" office:value-type="string">
            <text:p>N</text:p>
          </table:table-cell>
          <table:table-cell office:value-type="string">
            <text:p>Y</text:p>
          </table:table-cell>
          <table:table-cell table:number-columns-repeated="2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9960819018">
            <text:p>-3.9960819018</text:p>
          </table:table-cell>
          <table:table-cell office:value-type="float" office:value="35.3429271408">
            <text:p>35.3429271408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9933457757">
            <text:p>-3.9933457757</text:p>
          </table:table-cell>
          <table:table-cell office:value-type="float" office:value="35.3428443922">
            <text:p>35.3428443922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9968917356">
            <text:p>-3.9968917356</text:p>
          </table:table-cell>
          <table:table-cell office:value-type="float" office:value="35.3410486274">
            <text:p>35.3410486274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9941418522">
            <text:p>-3.9941418522</text:p>
          </table:table-cell>
          <table:table-cell office:value-type="float" office:value="35.336606563">
            <text:p>35.336606563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9941156231">
            <text:p>-3.9941156231</text:p>
          </table:table-cell>
          <table:table-cell office:value-type="float" office:value="35.3329402713">
            <text:p>35.3329402713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16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9940745898">
            <text:p>-3.9940745898</text:p>
          </table:table-cell>
          <table:table-cell office:value-type="float" office:value="35.3320335803">
            <text:p>35.3320335803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16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9967531019">
            <text:p>-3.9967531019</text:p>
          </table:table-cell>
          <table:table-cell office:value-type="float" office:value="35.3275591459">
            <text:p>35.3275591459</text:p>
          </table:table-cell>
          <table:table-cell table:number-columns-repeated="5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996862925">
            <text:p>-3.996862925</text:p>
          </table:table-cell>
          <table:table-cell office:value-type="float" office:value="35.3329367478">
            <text:p>35.3329367478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16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4.10216705">
            <text:p>-4.10216705</text:p>
          </table:table-cell>
          <table:table-cell office:value-type="float" office:value="35.771486174">
            <text:p>35.771486174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4.1059457001">
            <text:p>-4.1059457001</text:p>
          </table:table-cell>
          <table:table-cell office:value-type="float" office:value="35.7778173176">
            <text:p>35.7778173176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4.1066932126">
            <text:p>-4.1066932126</text:p>
          </table:table-cell>
          <table:table-cell office:value-type="float" office:value="35.7724776776">
            <text:p>35.7724776776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4.2251557277">
            <text:p>-4.2251557277</text:p>
          </table:table-cell>
          <table:table-cell office:value-type="float" office:value="35.7562193232">
            <text:p>35.7562193232</text:p>
          </table:table-cell>
          <table:table-cell table:number-columns-repeated="2" office:value-type="string">
            <text:p>Y</text:p>
          </table:table-cell>
          <table:table-cell table:number-columns-repeated="5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4.2260522403">
            <text:p>-4.2260522403</text:p>
          </table:table-cell>
          <table:table-cell office:value-type="float" office:value="35.7573712106">
            <text:p>35.7573712106</text:p>
          </table:table-cell>
          <table:table-cell office:value-type="string">
            <text:p>Y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4.2259578765">
            <text:p>-4.2259578765</text:p>
          </table:table-cell>
          <table:table-cell office:value-type="float" office:value="35.7589184014">
            <text:p>35.7589184014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</table:table-row>
        <table:table-row table:style-name="ro1">
          <table:table-cell office:value-type="float" office:value="-4.2224883601">
            <text:p>-4.2224883601</text:p>
          </table:table-cell>
          <table:table-cell office:value-type="float" office:value="35.7608545147">
            <text:p>35.7608545147</text:p>
          </table:table-cell>
          <table:table-cell office:value-type="string">
            <text:p>Y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4.2199951115">
            <text:p>-4.2199951115</text:p>
          </table:table-cell>
          <table:table-cell office:value-type="float" office:value="35.7590284241">
            <text:p>35.7590284241</text:p>
          </table:table-cell>
          <table:table-cell office:value-type="string">
            <text:p>Y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2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4.2724662365">
            <text:p>-4.2724662365</text:p>
          </table:table-cell>
          <table:table-cell office:value-type="float" office:value="35.7396044183">
            <text:p>35.7396044183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4.2805754608">
            <text:p>-4.2805754608</text:p>
          </table:table-cell>
          <table:table-cell office:value-type="float" office:value="35.7430441021">
            <text:p>35.7430441021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4.2949865406">
            <text:p>-4.2949865406</text:p>
          </table:table-cell>
          <table:table-cell office:value-type="float" office:value="35.745267366">
            <text:p>35.745267366</text:p>
          </table:table-cell>
          <table:table-cell table:number-columns-repeated="5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4.2986861176">
            <text:p>-4.2986861176</text:p>
          </table:table-cell>
          <table:table-cell office:value-type="float" office:value="35.7470244051">
            <text:p>35.7470244051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4.296939213">
            <text:p>-4.296939213</text:p>
          </table:table-cell>
          <table:table-cell office:value-type="float" office:value="35.7523885235">
            <text:p>35.7523885235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</table:table-row>
        <table:table-row table:style-name="ro1">
          <table:table-cell office:value-type="float" office:value="-4.2987249935">
            <text:p>-4.2987249935</text:p>
          </table:table-cell>
          <table:table-cell office:value-type="float" office:value="35.7515696163">
            <text:p>35.7515696163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4.2948977317">
            <text:p>-4.2948977317</text:p>
          </table:table-cell>
          <table:table-cell office:value-type="float" office:value="35.7569590042">
            <text:p>35.7569590042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4.2961624228">
            <text:p>-4.2961624228</text:p>
          </table:table-cell>
          <table:table-cell office:value-type="float" office:value="35.7596434854">
            <text:p>35.7596434854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4.2962120795">
            <text:p>-4.2962120795</text:p>
          </table:table-cell>
          <table:table-cell office:value-type="float" office:value="35.7605932639">
            <text:p>35.7605932639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4.2962090034">
            <text:p>-4.2962090034</text:p>
          </table:table-cell>
          <table:table-cell office:value-type="float" office:value="35.7623611138">
            <text:p>35.7623611138</text:p>
          </table:table-cell>
          <table:table-cell table:number-columns-repeated="35" office:value-type="string">
            <text:p>N</text:p>
          </table:table-cell>
        </table:table-row>
        <table:table-row table:style-name="ro1">
          <table:table-cell office:value-type="float" office:value="-4.2925532711">
            <text:p>-4.2925532711</text:p>
          </table:table-cell>
          <table:table-cell office:value-type="float" office:value="35.7624069122">
            <text:p>35.7624069122</text:p>
          </table:table-cell>
          <table:table-cell table:number-columns-repeated="9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13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4.2843684243">
            <text:p>-4.2843684243</text:p>
          </table:table-cell>
          <table:table-cell office:value-type="float" office:value="35.6806392025">
            <text:p>35.6806392025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4.2878216277">
            <text:p>-4.2878216277</text:p>
          </table:table-cell>
          <table:table-cell office:value-type="float" office:value="35.6767724438">
            <text:p>35.6767724438</text:p>
          </table:table-cell>
          <table:table-cell table:number-columns-repeated="5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4.2869925257">
            <text:p>-4.2869925257</text:p>
          </table:table-cell>
          <table:table-cell office:value-type="float" office:value="35.6762097939">
            <text:p>35.6762097939</text:p>
          </table:table-cell>
          <table:table-cell table:number-columns-repeated="5"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4.2843021444">
            <text:p>-4.2843021444</text:p>
          </table:table-cell>
          <table:table-cell office:value-type="float" office:value="35.6743126237">
            <text:p>35.6743126237</text:p>
          </table:table-cell>
          <table:table-cell table:number-columns-repeated="5"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4.206498154">
            <text:p>-4.206498154</text:p>
          </table:table-cell>
          <table:table-cell office:value-type="float" office:value="35.5621079783">
            <text:p>35.5621079783</text:p>
          </table:table-cell>
          <table:table-cell table:number-columns-repeated="5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4.202848208">
            <text:p>-4.202848208</text:p>
          </table:table-cell>
          <table:table-cell office:value-type="float" office:value="35.5612550257">
            <text:p>35.5612550257</text:p>
          </table:table-cell>
          <table:table-cell table:number-columns-repeated="5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4.1989084817">
            <text:p>-4.1989084817</text:p>
          </table:table-cell>
          <table:table-cell office:value-type="float" office:value="35.5592617492">
            <text:p>35.5592617492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4.1909766939">
            <text:p>-4.1909766939</text:p>
          </table:table-cell>
          <table:table-cell office:value-type="float" office:value="35.546493546">
            <text:p>35.546493546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4.1954455549">
            <text:p>-4.1954455549</text:p>
          </table:table-cell>
          <table:table-cell office:value-type="float" office:value="35.5448507608">
            <text:p>35.5448507608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6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4.1975660224">
            <text:p>-4.1975660224</text:p>
          </table:table-cell>
          <table:table-cell office:value-type="float" office:value="35.5493367564">
            <text:p>35.5493367564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4.2960775114">
            <text:p>-4.2960775114</text:p>
          </table:table-cell>
          <table:table-cell office:value-type="float" office:value="35.681691272">
            <text:p>35.681691272</text:p>
          </table:table-cell>
          <table:table-cell table:number-columns-repeated="9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table:number-columns-repeated="18" office:value-type="string">
            <text:p>N</text:p>
          </table:table-cell>
        </table:table-row>
        <table:table-row table:style-name="ro1">
          <table:table-cell office:value-type="float" office:value="-4.297924797">
            <text:p>-4.297924797</text:p>
          </table:table-cell>
          <table:table-cell office:value-type="float" office:value="35.6826106086">
            <text:p>35.6826106086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5" office:value-type="string">
            <text:p>N</text:p>
          </table:table-cell>
          <table:table-cell office:value-type="string">
            <text:p>Y</text:p>
          </table:table-cell>
          <table:table-cell table:number-columns-repeated="5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4.2970070202">
            <text:p>-4.2970070202</text:p>
          </table:table-cell>
          <table:table-cell office:value-type="float" office:value="35.6862818131">
            <text:p>35.6862818131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4.2808118249">
            <text:p>-4.2808118249</text:p>
          </table:table-cell>
          <table:table-cell office:value-type="float" office:value="35.6764301907">
            <text:p>35.6764301907</text:p>
          </table:table-cell>
          <table:table-cell table:number-columns-repeated="5"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</table:table-row>
        <table:table-row table:style-name="ro1">
          <table:table-cell office:value-type="float" office:value="-4.2792237212">
            <text:p>-4.2792237212</text:p>
          </table:table-cell>
          <table:table-cell office:value-type="float" office:value="35.6996433483">
            <text:p>35.6996433483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4.2784311991">
            <text:p>-4.2784311991</text:p>
          </table:table-cell>
          <table:table-cell office:value-type="float" office:value="35.7050990053">
            <text:p>35.7050990053</text:p>
          </table:table-cell>
          <table:table-cell table:number-columns-repeated="5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4.2756582284">
            <text:p>-4.2756582284</text:p>
          </table:table-cell>
          <table:table-cell office:value-type="float" office:value="35.7014801599">
            <text:p>35.7014801599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4.272889724">
            <text:p>-4.272889724</text:p>
          </table:table-cell>
          <table:table-cell office:value-type="float" office:value="35.700544975">
            <text:p>35.700544975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5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4.2767089774">
            <text:p>-4.2767089774</text:p>
          </table:table-cell>
          <table:table-cell office:value-type="float" office:value="35.7159946736">
            <text:p>35.7159946736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4.2776526376">
            <text:p>-4.2776526376</text:p>
          </table:table-cell>
          <table:table-cell office:value-type="float" office:value="35.7160327984">
            <text:p>35.7160327984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4" office:value-type="string">
            <text:p>N</text:p>
          </table:table-cell>
        </table:table-row>
        <table:table-row table:style-name="ro1">
          <table:table-cell office:value-type="float" office:value="-4.2793515446">
            <text:p>-4.2793515446</text:p>
          </table:table-cell>
          <table:table-cell office:value-type="float" office:value="35.7133264282">
            <text:p>35.7133264282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4.2802668052">
            <text:p>-4.2802668052</text:p>
          </table:table-cell>
          <table:table-cell office:value-type="float" office:value="35.7132491929">
            <text:p>35.7132491929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4.2721051633">
            <text:p>-4.2721051633</text:p>
          </table:table-cell>
          <table:table-cell office:value-type="float" office:value="35.7069149717">
            <text:p>35.7069149717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3413000529">
            <text:p>-3.3413000529</text:p>
          </table:table-cell>
          <table:table-cell office:value-type="float" office:value="35.699320776">
            <text:p>35.699320776</text:p>
          </table:table-cell>
          <table:table-cell table:number-columns-repeated="3" office:value-type="string">
            <text:p>Y</text:p>
          </table:table-cell>
          <table:table-cell table:number-columns-repeated="6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4.0121748749">
            <text:p>-4.0121748749</text:p>
          </table:table-cell>
          <table:table-cell office:value-type="float" office:value="35.3603984242">
            <text:p>35.3603984242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8" office:value-type="string">
            <text:p>N</text:p>
          </table:table-cell>
        </table:table-row>
        <table:table-row table:style-name="ro1">
          <table:table-cell office:value-type="float" office:value="-4.0115007843">
            <text:p>-4.0115007843</text:p>
          </table:table-cell>
          <table:table-cell office:value-type="float" office:value="35.354783694">
            <text:p>35.354783694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4.0119287859">
            <text:p>-4.0119287859</text:p>
          </table:table-cell>
          <table:table-cell office:value-type="float" office:value="35.3543070095">
            <text:p>35.3543070095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4.0159585613">
            <text:p>-4.0159585613</text:p>
          </table:table-cell>
          <table:table-cell office:value-type="float" office:value="35.3530555298">
            <text:p>35.3530555298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4.0187442056">
            <text:p>-4.0187442056</text:p>
          </table:table-cell>
          <table:table-cell office:value-type="float" office:value="35.3585681046">
            <text:p>35.3585681046</text:p>
          </table:table-cell>
          <table:table-cell table:number-columns-repeated="9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4.0196368224">
            <text:p>-4.0196368224</text:p>
          </table:table-cell>
          <table:table-cell office:value-type="float" office:value="35.3612842054">
            <text:p>35.3612842054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4.024032973">
            <text:p>-4.024032973</text:p>
          </table:table-cell>
          <table:table-cell office:value-type="float" office:value="35.3569794854">
            <text:p>35.3569794854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4.0242226368">
            <text:p>-4.0242226368</text:p>
          </table:table-cell>
          <table:table-cell office:value-type="float" office:value="35.3159475556">
            <text:p>35.3159475556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4" office:value-type="string">
            <text:p>N</text:p>
          </table:table-cell>
        </table:table-row>
        <table:table-row table:style-name="ro1">
          <table:table-cell office:value-type="float" office:value="-4.0307775655">
            <text:p>-4.0307775655</text:p>
          </table:table-cell>
          <table:table-cell office:value-type="float" office:value="35.3885398706">
            <text:p>35.3885398706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4.221114396">
            <text:p>-4.221114396</text:p>
          </table:table-cell>
          <table:table-cell office:value-type="float" office:value="35.7236261992">
            <text:p>35.7236261992</text:p>
          </table:table-cell>
          <table:table-cell table:number-columns-repeated="3"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4.2260019619">
            <text:p>-4.2260019619</text:p>
          </table:table-cell>
          <table:table-cell office:value-type="float" office:value="35.7185314936">
            <text:p>35.7185314936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4.2209714053">
            <text:p>-4.2209714053</text:p>
          </table:table-cell>
          <table:table-cell office:value-type="float" office:value="35.7154699917">
            <text:p>35.7154699917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4.2209929677">
            <text:p>-4.2209929677</text:p>
          </table:table-cell>
          <table:table-cell office:value-type="float" office:value="35.7136589858">
            <text:p>35.7136589858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4.2219179184">
            <text:p>-4.2219179184</text:p>
          </table:table-cell>
          <table:table-cell office:value-type="float" office:value="35.7137090325">
            <text:p>35.7137090325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4.2209127874">
            <text:p>-4.2209127874</text:p>
          </table:table-cell>
          <table:table-cell office:value-type="float" office:value="35.7099817978">
            <text:p>35.7099817978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2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4.2227509942">
            <text:p>-4.2227509942</text:p>
          </table:table-cell>
          <table:table-cell office:value-type="float" office:value="35.7091613941">
            <text:p>35.7091613941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4.2199462913">
            <text:p>-4.2199462913</text:p>
          </table:table-cell>
          <table:table-cell office:value-type="float" office:value="35.7353178462">
            <text:p>35.7353178462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0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4.2478319124">
            <text:p>-4.2478319124</text:p>
          </table:table-cell>
          <table:table-cell office:value-type="float" office:value="35.7039349764">
            <text:p>35.7039349764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4.2487059374">
            <text:p>-4.2487059374</text:p>
          </table:table-cell>
          <table:table-cell office:value-type="float" office:value="35.7021456524">
            <text:p>35.7021456524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4.2513999596">
            <text:p>-4.2513999596</text:p>
          </table:table-cell>
          <table:table-cell office:value-type="float" office:value="35.7021629943">
            <text:p>35.7021629943</text:p>
          </table:table-cell>
          <table:table-cell table:number-columns-repeated="2" office:value-type="string">
            <text:p>Y</text:p>
          </table:table-cell>
          <table:table-cell table:number-columns-repeated="5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4.2523185488">
            <text:p>-4.2523185488</text:p>
          </table:table-cell>
          <table:table-cell office:value-type="float" office:value="35.7021474161">
            <text:p>35.7021474161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4.2523563433">
            <text:p>-4.2523563433</text:p>
          </table:table-cell>
          <table:table-cell office:value-type="float" office:value="35.6993838979">
            <text:p>35.6993838979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4.2521655474">
            <text:p>-4.2521655474</text:p>
          </table:table-cell>
          <table:table-cell office:value-type="float" office:value="35.6885192786">
            <text:p>35.6885192786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4.2002839347">
            <text:p>-4.2002839347</text:p>
          </table:table-cell>
          <table:table-cell office:value-type="float" office:value="35.5005017695">
            <text:p>35.5005017695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3398351478">
            <text:p>-3.3398351478</text:p>
          </table:table-cell>
          <table:table-cell office:value-type="float" office:value="35.7251391188">
            <text:p>35.7251391188</text:p>
          </table:table-cell>
          <table:table-cell table:number-columns-repeated="2" office:value-type="string">
            <text:p>Y</text:p>
          </table:table-cell>
          <table:table-cell table:number-columns-repeated="5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3.3389161018">
            <text:p>-3.3389161018</text:p>
          </table:table-cell>
          <table:table-cell office:value-type="float" office:value="35.7260397413">
            <text:p>35.7260397413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3.3415678128">
            <text:p>-3.3415678128</text:p>
          </table:table-cell>
          <table:table-cell office:value-type="float" office:value="35.7277552645">
            <text:p>35.7277552645</text:p>
          </table:table-cell>
          <table:table-cell table:number-columns-repeated="3"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3.3416553394">
            <text:p>-3.3416553394</text:p>
          </table:table-cell>
          <table:table-cell office:value-type="float" office:value="35.724180261">
            <text:p>35.724180261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3.3595266738">
            <text:p>-3.3595266738</text:p>
          </table:table-cell>
          <table:table-cell office:value-type="float" office:value="35.7191143869">
            <text:p>35.7191143869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3.3245843356">
            <text:p>-3.3245843356</text:p>
          </table:table-cell>
          <table:table-cell office:value-type="float" office:value="35.7232206423">
            <text:p>35.7232206423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3263660895">
            <text:p>-3.3263660895</text:p>
          </table:table-cell>
          <table:table-cell office:value-type="float" office:value="35.7223394772">
            <text:p>35.7223394772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3281054385">
            <text:p>-3.3281054385</text:p>
          </table:table-cell>
          <table:table-cell office:value-type="float" office:value="35.7196440724">
            <text:p>35.7196440724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3.328301707">
            <text:p>-3.328301707</text:p>
          </table:table-cell>
          <table:table-cell office:value-type="float" office:value="35.7183708497">
            <text:p>35.7183708497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3200671535">
            <text:p>-3.3200671535</text:p>
          </table:table-cell>
          <table:table-cell office:value-type="float" office:value="35.7277362794">
            <text:p>35.7277362794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3220739989">
            <text:p>-3.3220739989</text:p>
          </table:table-cell>
          <table:table-cell office:value-type="float" office:value="35.7187844927">
            <text:p>35.7187844927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3.3621236373">
            <text:p>-3.3621236373</text:p>
          </table:table-cell>
          <table:table-cell office:value-type="float" office:value="35.7152706856">
            <text:p>35.7152706856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3640212316">
            <text:p>-3.3640212316</text:p>
          </table:table-cell>
          <table:table-cell office:value-type="float" office:value="35.7158017144">
            <text:p>35.7158017144</text:p>
          </table:table-cell>
          <table:table-cell table:number-columns-repeated="2" office:value-type="string">
            <text:p>Y</text:p>
          </table:table-cell>
          <table:table-cell table:number-columns-repeated="5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3.3626604525">
            <text:p>-3.3626604525</text:p>
          </table:table-cell>
          <table:table-cell office:value-type="float" office:value="35.7124579208">
            <text:p>35.7124579208</text:p>
          </table:table-cell>
          <table:table-cell table:number-columns-repeated="5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3.3643868758">
            <text:p>-3.3643868758</text:p>
          </table:table-cell>
          <table:table-cell office:value-type="float" office:value="35.7470303151">
            <text:p>35.7470303151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3608322136">
            <text:p>-3.3608322136</text:p>
          </table:table-cell>
          <table:table-cell office:value-type="float" office:value="35.7474702124">
            <text:p>35.7474702124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3581585466">
            <text:p>-3.3581585466</text:p>
          </table:table-cell>
          <table:table-cell office:value-type="float" office:value="35.7496736217">
            <text:p>35.7496736217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5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3573094832">
            <text:p>-3.3573094832</text:p>
          </table:table-cell>
          <table:table-cell office:value-type="float" office:value="35.7542212325">
            <text:p>35.7542212325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3563917041">
            <text:p>-3.3563917041</text:p>
          </table:table-cell>
          <table:table-cell office:value-type="float" office:value="35.7505953171">
            <text:p>35.7505953171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3591064554">
            <text:p>-3.3591064554</text:p>
          </table:table-cell>
          <table:table-cell office:value-type="float" office:value="35.7542508882">
            <text:p>35.7542508882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6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3618088262">
            <text:p>-3.3618088262</text:p>
          </table:table-cell>
          <table:table-cell office:value-type="float" office:value="35.7533201723">
            <text:p>35.7533201723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3635188512">
            <text:p>-3.3635188512</text:p>
          </table:table-cell>
          <table:table-cell office:value-type="float" office:value="35.7524797664">
            <text:p>35.7524797664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3644755353">
            <text:p>-3.3644755353</text:p>
          </table:table-cell>
          <table:table-cell office:value-type="float" office:value="35.7515537908">
            <text:p>35.7515537908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3622710433">
            <text:p>-3.3622710433</text:p>
          </table:table-cell>
          <table:table-cell office:value-type="float" office:value="35.749710107">
            <text:p>35.749710107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376866162">
            <text:p>-3.376866162</text:p>
          </table:table-cell>
          <table:table-cell office:value-type="float" office:value="35.7205189031">
            <text:p>35.7205189031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8170218992">
            <text:p>-3.8170218992</text:p>
          </table:table-cell>
          <table:table-cell office:value-type="float" office:value="35.3995147706">
            <text:p>35.3995147706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8135413036">
            <text:p>-3.8135413036</text:p>
          </table:table-cell>
          <table:table-cell office:value-type="float" office:value="35.4049598469">
            <text:p>35.4049598469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7740959721">
            <text:p>-3.7740959721</text:p>
          </table:table-cell>
          <table:table-cell office:value-type="float" office:value="35.4163918401">
            <text:p>35.4163918401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8453423756">
            <text:p>-3.8453423756</text:p>
          </table:table-cell>
          <table:table-cell office:value-type="float" office:value="35.4432671555">
            <text:p>35.4432671555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8446015953">
            <text:p>-3.8446015953</text:p>
          </table:table-cell>
          <table:table-cell office:value-type="float" office:value="35.4440579299">
            <text:p>35.4440579299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8447045831">
            <text:p>-3.8447045831</text:p>
          </table:table-cell>
          <table:table-cell office:value-type="float" office:value="35.4448288246">
            <text:p>35.4448288246</text:p>
          </table:table-cell>
          <table:table-cell table:number-columns-repeated="5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8428093335">
            <text:p>-3.8428093335</text:p>
          </table:table-cell>
          <table:table-cell office:value-type="float" office:value="35.4440271271">
            <text:p>35.4440271271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8364869737">
            <text:p>-3.8364869737</text:p>
          </table:table-cell>
          <table:table-cell office:value-type="float" office:value="35.4449081692">
            <text:p>35.4449081692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8339050719">
            <text:p>-3.8339050719</text:p>
          </table:table-cell>
          <table:table-cell office:value-type="float" office:value="35.4459204321">
            <text:p>35.4459204321</text:p>
          </table:table-cell>
          <table:table-cell table:number-columns-repeated="9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8332226793">
            <text:p>-3.8332226793</text:p>
          </table:table-cell>
          <table:table-cell office:value-type="float" office:value="35.4491909497">
            <text:p>35.4491909497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4.0080179055">
            <text:p>-4.0080179055</text:p>
          </table:table-cell>
          <table:table-cell office:value-type="float" office:value="35.3598565144">
            <text:p>35.3598565144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4" office:value-type="string">
            <text:p>N</text:p>
          </table:table-cell>
        </table:table-row>
        <table:table-row table:style-name="ro1">
          <table:table-cell office:value-type="float" office:value="-4.0307258519">
            <text:p>-4.0307258519</text:p>
          </table:table-cell>
          <table:table-cell office:value-type="float" office:value="35.3114854652">
            <text:p>35.3114854652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4.0325409178">
            <text:p>-4.0325409178</text:p>
          </table:table-cell>
          <table:table-cell office:value-type="float" office:value="35.31424034">
            <text:p>35.31424034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4.0184738994">
            <text:p>-4.0184738994</text:p>
          </table:table-cell>
          <table:table-cell office:value-type="float" office:value="35.3412934097">
            <text:p>35.3412934097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4.0219057753">
            <text:p>-4.0219057753</text:p>
          </table:table-cell>
          <table:table-cell office:value-type="float" office:value="35.3413286132">
            <text:p>35.3413286132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4.0315854096">
            <text:p>-4.0315854096</text:p>
          </table:table-cell>
          <table:table-cell office:value-type="float" office:value="35.3803524279">
            <text:p>35.3803524279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4.0324706691">
            <text:p>-4.0324706691</text:p>
          </table:table-cell>
          <table:table-cell office:value-type="float" office:value="35.3824991985">
            <text:p>35.3824991985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4.2183251201">
            <text:p>-4.2183251201</text:p>
          </table:table-cell>
          <table:table-cell office:value-type="float" office:value="35.717239417">
            <text:p>35.717239417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4.2192755372">
            <text:p>-4.2192755372</text:p>
          </table:table-cell>
          <table:table-cell office:value-type="float" office:value="35.7199708932">
            <text:p>35.7199708932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4.25300316">
            <text:p>-4.25300316</text:p>
          </table:table-cell>
          <table:table-cell office:value-type="float" office:value="35.6876386929">
            <text:p>35.6876386929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4.2520552852">
            <text:p>-4.2520552852</text:p>
          </table:table-cell>
          <table:table-cell office:value-type="float" office:value="35.684942406">
            <text:p>35.684942406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4.2512076166">
            <text:p>-4.2512076166</text:p>
          </table:table-cell>
          <table:table-cell office:value-type="float" office:value="35.6831405003">
            <text:p>35.6831405003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4.2569993918">
            <text:p>-4.2569993918</text:p>
          </table:table-cell>
          <table:table-cell office:value-type="float" office:value="35.7185358572">
            <text:p>35.7185358572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4.2597009032">
            <text:p>-4.2597009032</text:p>
          </table:table-cell>
          <table:table-cell office:value-type="float" office:value="35.7185567166">
            <text:p>35.7185567166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4.2543094811">
            <text:p>-4.2543094811</text:p>
          </table:table-cell>
          <table:table-cell office:value-type="float" office:value="35.7192990195">
            <text:p>35.7192990195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6" office:value-type="string">
            <text:p>N</text:p>
          </table:table-cell>
          <table:table-cell office:value-type="string">
            <text:p>Y</text:p>
          </table:table-cell>
          <table:table-cell table:number-columns-repeated="5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4.1893428719">
            <text:p>-4.1893428719</text:p>
          </table:table-cell>
          <table:table-cell office:value-type="float" office:value="35.4904057309">
            <text:p>35.4904057309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4.1957037065">
            <text:p>-4.1957037065</text:p>
          </table:table-cell>
          <table:table-cell office:value-type="float" office:value="35.4910427243">
            <text:p>35.4910427243</text:p>
          </table:table-cell>
          <table:table-cell table:number-columns-repeated="10" office:value-type="string">
            <text:p>N</text:p>
          </table:table-cell>
          <table:table-cell office:value-type="string">
            <text:p>Y</text:p>
          </table:table-cell>
          <table:table-cell table:number-columns-repeated="1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5" office:value-type="string">
            <text:p>N</text:p>
          </table:table-cell>
        </table:table-row>
        <table:table-row table:style-name="ro1">
          <table:table-cell office:value-type="float" office:value="-4.1930414181">
            <text:p>-4.1930414181</text:p>
          </table:table-cell>
          <table:table-cell office:value-type="float" office:value="35.496877567">
            <text:p>35.496877567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4.1912805032">
            <text:p>-4.1912805032</text:p>
          </table:table-cell>
          <table:table-cell office:value-type="float" office:value="35.4968212315">
            <text:p>35.4968212315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2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4.1931011529">
            <text:p>-4.1931011529</text:p>
          </table:table-cell>
          <table:table-cell office:value-type="float" office:value="35.4986359532">
            <text:p>35.4986359532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4" office:value-type="string">
            <text:p>N</text:p>
          </table:table-cell>
        </table:table-row>
        <table:table-row table:style-name="ro1">
          <table:table-cell office:value-type="float" office:value="-4.2002704861">
            <text:p>-4.2002704861</text:p>
          </table:table-cell>
          <table:table-cell office:value-type="float" office:value="35.5014334741">
            <text:p>35.5014334741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4.2047827753">
            <text:p>-4.2047827753</text:p>
          </table:table-cell>
          <table:table-cell office:value-type="float" office:value="35.5033213467">
            <text:p>35.5033213467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4.204858431">
            <text:p>-4.204858431</text:p>
          </table:table-cell>
          <table:table-cell office:value-type="float" office:value="35.5041722966">
            <text:p>35.5041722966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4.169691959">
            <text:p>-4.169691959</text:p>
          </table:table-cell>
          <table:table-cell office:value-type="float" office:value="35.4975460818">
            <text:p>35.4975460818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4.2177660843">
            <text:p>-4.2177660843</text:p>
          </table:table-cell>
          <table:table-cell office:value-type="float" office:value="35.674616923">
            <text:p>35.674616923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4.2222939926">
            <text:p>-4.2222939926</text:p>
          </table:table-cell>
          <table:table-cell office:value-type="float" office:value="35.6764929819">
            <text:p>35.6764929819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4.2250177311">
            <text:p>-4.2250177311</text:p>
          </table:table-cell>
          <table:table-cell office:value-type="float" office:value="35.6765666577">
            <text:p>35.6765666577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6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4.2250503267">
            <text:p>-4.2250503267</text:p>
          </table:table-cell>
          <table:table-cell office:value-type="float" office:value="35.6783363609">
            <text:p>35.6783363609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5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3402289367">
            <text:p>-3.3402289367</text:p>
          </table:table-cell>
          <table:table-cell office:value-type="float" office:value="35.6985911843">
            <text:p>35.6985911843</text:p>
          </table:table-cell>
          <table:table-cell table:number-columns-repeated="3" office:value-type="string">
            <text:p>Y</text:p>
          </table:table-cell>
          <table:table-cell table:number-columns-repeated="6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3.3430478846">
            <text:p>-3.3430478846</text:p>
          </table:table-cell>
          <table:table-cell office:value-type="float" office:value="35.6979566393">
            <text:p>35.6979566393</text:p>
          </table:table-cell>
          <table:table-cell table:number-columns-repeated="3" office:value-type="string">
            <text:p>Y</text:p>
          </table:table-cell>
          <table:table-cell table:number-columns-repeated="6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3.3457817974">
            <text:p>-3.3457817974</text:p>
          </table:table-cell>
          <table:table-cell office:value-type="float" office:value="35.6970890025">
            <text:p>35.6970890025</text:p>
          </table:table-cell>
          <table:table-cell table:number-columns-repeated="3" office:value-type="string">
            <text:p>Y</text:p>
          </table:table-cell>
          <table:table-cell table:number-columns-repeated="6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3.3439982136">
            <text:p>-3.3439982136</text:p>
          </table:table-cell>
          <table:table-cell office:value-type="float" office:value="35.6988875903">
            <text:p>35.6988875903</text:p>
          </table:table-cell>
          <table:table-cell table:number-columns-repeated="3" office:value-type="string">
            <text:p>Y</text:p>
          </table:table-cell>
          <table:table-cell table:number-columns-repeated="6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31784417">
            <text:p>-3.31784417</text:p>
          </table:table-cell>
          <table:table-cell office:value-type="float" office:value="35.6923127936">
            <text:p>35.6923127936</text:p>
          </table:table-cell>
          <table:table-cell table:number-columns-repeated="3"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0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3179219617">
            <text:p>-3.3179219617</text:p>
          </table:table-cell>
          <table:table-cell office:value-type="float" office:value="35.6951106565">
            <text:p>35.6951106565</text:p>
          </table:table-cell>
          <table:table-cell table:number-columns-repeated="5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317573171">
            <text:p>-3.317573171</text:p>
          </table:table-cell>
          <table:table-cell office:value-type="float" office:value="35.6958974219">
            <text:p>35.6958974219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3.3151083946">
            <text:p>-3.3151083946</text:p>
          </table:table-cell>
          <table:table-cell office:value-type="float" office:value="35.6951255656">
            <text:p>35.6951255656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3134246889">
            <text:p>-3.3134246889</text:p>
          </table:table-cell>
          <table:table-cell office:value-type="float" office:value="35.6995821903">
            <text:p>35.6995821903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3.332409221">
            <text:p>-3.332409221</text:p>
          </table:table-cell>
          <table:table-cell office:value-type="float" office:value="35.708837917">
            <text:p>35.708837917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3.3316171743">
            <text:p>-3.3316171743</text:p>
          </table:table-cell>
          <table:table-cell office:value-type="float" office:value="35.7090074686">
            <text:p>35.7090074686</text:p>
          </table:table-cell>
          <table:table-cell table:number-columns-repeated="3"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9" office:value-type="string">
            <text:p>N</text:p>
          </table:table-cell>
        </table:table-row>
        <table:table-row table:style-name="ro1">
          <table:table-cell office:value-type="float" office:value="-3.3360434813">
            <text:p>-3.3360434813</text:p>
          </table:table-cell>
          <table:table-cell office:value-type="float" office:value="35.7078912904">
            <text:p>35.7078912904</text:p>
          </table:table-cell>
          <table:table-cell table:number-columns-repeated="3"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3.3315305838">
            <text:p>-3.3315305838</text:p>
          </table:table-cell>
          <table:table-cell office:value-type="float" office:value="35.7078631712">
            <text:p>35.7078631712</text:p>
          </table:table-cell>
          <table:table-cell table:number-columns-repeated="3" office:value-type="string">
            <text:p>Y</text:p>
          </table:table-cell>
          <table:table-cell table:number-columns-repeated="6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3.330601593">
            <text:p>-3.330601593</text:p>
          </table:table-cell>
          <table:table-cell office:value-type="float" office:value="35.7042394285">
            <text:p>35.7042394285</text:p>
          </table:table-cell>
          <table:table-cell table:number-columns-repeated="3" office:value-type="string">
            <text:p>Y</text:p>
          </table:table-cell>
          <table:table-cell table:number-columns-repeated="6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3.3389445924">
            <text:p>-3.3389445924</text:p>
          </table:table-cell>
          <table:table-cell office:value-type="float" office:value="35.7232729591">
            <text:p>35.7232729591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3.3575583918">
            <text:p>-3.3575583918</text:p>
          </table:table-cell>
          <table:table-cell office:value-type="float" office:value="35.7124853638">
            <text:p>35.7124853638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8437172683">
            <text:p>-3.8437172683</text:p>
          </table:table-cell>
          <table:table-cell office:value-type="float" office:value="35.4458737378">
            <text:p>35.4458737378</text:p>
          </table:table-cell>
          <table:table-cell table:number-columns-repeated="9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4.0243851496">
            <text:p>-4.0243851496</text:p>
          </table:table-cell>
          <table:table-cell office:value-type="float" office:value="35.3087264352">
            <text:p>35.3087264352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4.0183939239">
            <text:p>-4.0183939239</text:p>
          </table:table-cell>
          <table:table-cell office:value-type="float" office:value="35.3358263123">
            <text:p>35.3358263123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4.0166665344">
            <text:p>-4.0166665344</text:p>
          </table:table-cell>
          <table:table-cell office:value-type="float" office:value="35.3385471113">
            <text:p>35.3385471113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24" office:value-type="string">
            <text:p>N</text:p>
          </table:table-cell>
        </table:table-row>
        <table:table-row table:style-name="ro1">
          <table:table-cell office:value-type="float" office:value="-4.2228891017">
            <text:p>-4.2228891017</text:p>
          </table:table-cell>
          <table:table-cell office:value-type="float" office:value="35.6800311997">
            <text:p>35.6800311997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4.0722731888">
            <text:p>-4.0722731888</text:p>
          </table:table-cell>
          <table:table-cell office:value-type="float" office:value="35.8155588353">
            <text:p>35.8155588353</text:p>
          </table:table-cell>
          <table:table-cell table:number-columns-repeated="5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5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4.0758711444">
            <text:p>-4.0758711444</text:p>
          </table:table-cell>
          <table:table-cell office:value-type="float" office:value="35.8203046578">
            <text:p>35.8203046578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4.0750301008">
            <text:p>-4.0750301008</text:p>
          </table:table-cell>
          <table:table-cell office:value-type="float" office:value="35.8228129118">
            <text:p>35.8228129118</text:p>
          </table:table-cell>
          <table:table-cell table:number-columns-repeated="5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4.0727042482">
            <text:p>-4.0727042482</text:p>
          </table:table-cell>
          <table:table-cell office:value-type="float" office:value="35.8227619284">
            <text:p>35.8227619284</text:p>
          </table:table-cell>
          <table:table-cell table:number-columns-repeated="5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4" office:value-type="string">
            <text:p>N</text:p>
          </table:table-cell>
        </table:table-row>
        <table:table-row table:style-name="ro1">
          <table:table-cell office:value-type="float" office:value="-4.0751101346">
            <text:p>-4.0751101346</text:p>
          </table:table-cell>
          <table:table-cell office:value-type="float" office:value="35.8238233798">
            <text:p>35.8238233798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4.0794898503">
            <text:p>-4.0794898503</text:p>
          </table:table-cell>
          <table:table-cell office:value-type="float" office:value="35.8193363621">
            <text:p>35.8193363621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4.0839011367">
            <text:p>-4.0839011367</text:p>
          </table:table-cell>
          <table:table-cell office:value-type="float" office:value="35.8193076442">
            <text:p>35.8193076442</text:p>
          </table:table-cell>
          <table:table-cell table:number-columns-repeated="2"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5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4.085725159">
            <text:p>-4.085725159</text:p>
          </table:table-cell>
          <table:table-cell office:value-type="float" office:value="35.8166823397">
            <text:p>35.8166823397</text:p>
          </table:table-cell>
          <table:table-cell table:number-columns-repeated="3" office:value-type="string">
            <text:p>Y</text:p>
          </table:table-cell>
          <table:table-cell table:number-columns-repeated="6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6" office:value-type="string">
            <text:p>N</text:p>
          </table:table-cell>
          <table:table-cell office:value-type="string">
            <text:p>Y</text:p>
          </table:table-cell>
          <table:table-cell table:number-columns-repeated="5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4.0866379249">
            <text:p>-4.0866379249</text:p>
          </table:table-cell>
          <table:table-cell office:value-type="float" office:value="35.8167174412">
            <text:p>35.8167174412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5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4.0822680737">
            <text:p>-4.0822680737</text:p>
          </table:table-cell>
          <table:table-cell office:value-type="float" office:value="35.8157636558">
            <text:p>35.8157636558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4.0760468665">
            <text:p>-4.0760468665</text:p>
          </table:table-cell>
          <table:table-cell office:value-type="float" office:value="35.8237144102">
            <text:p>35.8237144102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9" office:value-type="string">
            <text:p>N</text:p>
          </table:table-cell>
        </table:table-row>
        <table:table-row table:style-name="ro1">
          <table:table-cell office:value-type="float" office:value="-4.0963991834">
            <text:p>-4.0963991834</text:p>
          </table:table-cell>
          <table:table-cell office:value-type="float" office:value="35.8058894915">
            <text:p>35.8058894915</text:p>
          </table:table-cell>
          <table:table-cell table:number-columns-repeated="3" office:value-type="string">
            <text:p>Y</text:p>
          </table:table-cell>
          <table:table-cell table:number-columns-repeated="6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6" office:value-type="string">
            <text:p>N</text:p>
          </table:table-cell>
          <table:table-cell office:value-type="string">
            <text:p>Y</text:p>
          </table:table-cell>
          <table:table-cell table:number-columns-repeated="5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4.0963177386">
            <text:p>-4.0963177386</text:p>
          </table:table-cell>
          <table:table-cell office:value-type="float" office:value="35.8048838179">
            <text:p>35.8048838179</text:p>
          </table:table-cell>
          <table:table-cell table:number-columns-repeated="5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4.093486231">
            <text:p>-4.093486231</text:p>
          </table:table-cell>
          <table:table-cell office:value-type="float" office:value="35.800808451">
            <text:p>35.800808451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4.0979286769">
            <text:p>-4.0979286769</text:p>
          </table:table-cell>
          <table:table-cell office:value-type="float" office:value="35.8019029011">
            <text:p>35.8019029011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4.0999339459">
            <text:p>-4.0999339459</text:p>
          </table:table-cell>
          <table:table-cell office:value-type="float" office:value="35.8013984369">
            <text:p>35.8013984369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4.10134288">
            <text:p>-4.10134288</text:p>
          </table:table-cell>
          <table:table-cell office:value-type="float" office:value="35.8159844501">
            <text:p>35.8159844501</text:p>
          </table:table-cell>
          <table:table-cell table:number-columns-repeated="5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4.101580371">
            <text:p>-4.101580371</text:p>
          </table:table-cell>
          <table:table-cell office:value-type="float" office:value="35.8189798124">
            <text:p>35.8189798124</text:p>
          </table:table-cell>
          <table:table-cell table:number-columns-repeated="5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table:number-columns-repeated="18" office:value-type="string">
            <text:p>N</text:p>
          </table:table-cell>
        </table:table-row>
        <table:table-row table:style-name="ro1">
          <table:table-cell office:value-type="float" office:value="-4.0987548319">
            <text:p>-4.0987548319</text:p>
          </table:table-cell>
          <table:table-cell office:value-type="float" office:value="35.8213426726">
            <text:p>35.8213426726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5"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5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4.0948090784">
            <text:p>-4.0948090784</text:p>
          </table:table-cell>
          <table:table-cell office:value-type="float" office:value="35.82122152">
            <text:p>35.82122152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5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4.0915246619">
            <text:p>-4.0915246619</text:p>
          </table:table-cell>
          <table:table-cell office:value-type="float" office:value="35.8215302196">
            <text:p>35.8215302196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4.1077162024">
            <text:p>-4.1077162024</text:p>
          </table:table-cell>
          <table:table-cell office:value-type="float" office:value="35.8522284063">
            <text:p>35.8522284063</text:p>
          </table:table-cell>
          <table:table-cell table:number-columns-repeated="3" office:value-type="string">
            <text:p>Y</text:p>
          </table:table-cell>
          <table:table-cell table:number-columns-repeated="6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4.1068141044">
            <text:p>-4.1068141044</text:p>
          </table:table-cell>
          <table:table-cell office:value-type="float" office:value="35.8522505749">
            <text:p>35.8522505749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4.1051376116">
            <text:p>-4.1051376116</text:p>
          </table:table-cell>
          <table:table-cell office:value-type="float" office:value="35.8529411314">
            <text:p>35.8529411314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5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4.1069192986">
            <text:p>-4.1069192986</text:p>
          </table:table-cell>
          <table:table-cell office:value-type="float" office:value="35.855009964">
            <text:p>35.855009964</text:p>
          </table:table-cell>
          <table:table-cell table:number-columns-repeated="5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4.1095414793">
            <text:p>-4.1095414793</text:p>
          </table:table-cell>
          <table:table-cell office:value-type="float" office:value="35.8540795252">
            <text:p>35.8540795252</text:p>
          </table:table-cell>
          <table:table-cell table:number-columns-repeated="3" office:value-type="string">
            <text:p>Y</text:p>
          </table:table-cell>
          <table:table-cell table:number-columns-repeated="6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5" office:value-type="string">
            <text:p>N</text:p>
          </table:table-cell>
          <table:table-cell office:value-type="string">
            <text:p>Y</text:p>
          </table:table-cell>
          <table:table-cell table:number-columns-repeated="5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4.166035701">
            <text:p>-4.166035701</text:p>
          </table:table-cell>
          <table:table-cell office:value-type="float" office:value="35.5796094693">
            <text:p>35.5796094693</text:p>
          </table:table-cell>
          <table:table-cell table:number-columns-repeated="5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4.1652007625">
            <text:p>-4.1652007625</text:p>
          </table:table-cell>
          <table:table-cell office:value-type="float" office:value="35.5783160883">
            <text:p>35.5783160883</text:p>
          </table:table-cell>
          <table:table-cell table:number-columns-repeated="3"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4.1633820044">
            <text:p>-4.1633820044</text:p>
          </table:table-cell>
          <table:table-cell office:value-type="float" office:value="35.5774268856">
            <text:p>35.5774268856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6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0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4.1646982057">
            <text:p>-4.1646982057</text:p>
          </table:table-cell>
          <table:table-cell office:value-type="float" office:value="35.5772094236">
            <text:p>35.5772094236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6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4.1687406602">
            <text:p>-4.1687406602</text:p>
          </table:table-cell>
          <table:table-cell office:value-type="float" office:value="35.5718884498">
            <text:p>35.5718884498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4.1052121324">
            <text:p>-4.1052121324</text:p>
          </table:table-cell>
          <table:table-cell office:value-type="float" office:value="35.7941981724">
            <text:p>35.7941981724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4.1024808527">
            <text:p>-4.1024808527</text:p>
          </table:table-cell>
          <table:table-cell office:value-type="float" office:value="35.7932802498">
            <text:p>35.7932802498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4.1106436983">
            <text:p>-4.1106436983</text:p>
          </table:table-cell>
          <table:table-cell office:value-type="float" office:value="35.7969402568">
            <text:p>35.7969402568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4.0982236337">
            <text:p>-4.0982236337</text:p>
          </table:table-cell>
          <table:table-cell office:value-type="float" office:value="35.7717009945">
            <text:p>35.7717009945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4.0950943036">
            <text:p>-4.0950943036</text:p>
          </table:table-cell>
          <table:table-cell office:value-type="float" office:value="35.7731127072">
            <text:p>35.7731127072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4.0932312836">
            <text:p>-4.0932312836</text:p>
          </table:table-cell>
          <table:table-cell office:value-type="float" office:value="35.7738725873">
            <text:p>35.7738725873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4.0920736599">
            <text:p>-4.0920736599</text:p>
          </table:table-cell>
          <table:table-cell office:value-type="float" office:value="35.8161870751">
            <text:p>35.8161870751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4.0765302621">
            <text:p>-4.0765302621</text:p>
          </table:table-cell>
          <table:table-cell office:value-type="float" office:value="35.8078211084">
            <text:p>35.8078211084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4.0784521103">
            <text:p>-4.0784521103</text:p>
          </table:table-cell>
          <table:table-cell office:value-type="float" office:value="35.807535139">
            <text:p>35.807535139</text:p>
          </table:table-cell>
          <table:table-cell table:number-columns-repeated="5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4.0784851848">
            <text:p>-4.0784851848</text:p>
          </table:table-cell>
          <table:table-cell office:value-type="float" office:value="35.8093309806">
            <text:p>35.8093309806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4.0802607609">
            <text:p>-4.0802607609</text:p>
          </table:table-cell>
          <table:table-cell office:value-type="float" office:value="35.8093745542">
            <text:p>35.8093745542</text:p>
          </table:table-cell>
          <table:table-cell table:number-columns-repeated="5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5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4.0819067574">
            <text:p>-4.0819067574</text:p>
          </table:table-cell>
          <table:table-cell office:value-type="float" office:value="35.8080498591">
            <text:p>35.8080498591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table:number-columns-repeated="18" office:value-type="string">
            <text:p>N</text:p>
          </table:table-cell>
        </table:table-row>
        <table:table-row table:style-name="ro1">
          <table:table-cell office:value-type="float" office:value="-4.645604478">
            <text:p>-4.645604478</text:p>
          </table:table-cell>
          <table:table-cell office:value-type="float" office:value="35.3779504514">
            <text:p>35.3779504514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4.6480881694">
            <text:p>-4.6480881694</text:p>
          </table:table-cell>
          <table:table-cell office:value-type="float" office:value="35.3769762813">
            <text:p>35.3769762813</text:p>
          </table:table-cell>
          <table:table-cell table:number-columns-repeated="5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4.6053943453">
            <text:p>-4.6053943453</text:p>
          </table:table-cell>
          <table:table-cell office:value-type="float" office:value="35.5496910608">
            <text:p>35.5496910608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4.6089845186">
            <text:p>-4.6089845186</text:p>
          </table:table-cell>
          <table:table-cell office:value-type="float" office:value="35.5497387101">
            <text:p>35.5497387101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4.6134389908">
            <text:p>-4.6134389908</text:p>
          </table:table-cell>
          <table:table-cell office:value-type="float" office:value="35.54896128">
            <text:p>35.54896128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4.6151531745">
            <text:p>-4.6151531745</text:p>
          </table:table-cell>
          <table:table-cell office:value-type="float" office:value="35.546247382">
            <text:p>35.546247382</text:p>
          </table:table-cell>
          <table:table-cell table:number-columns-repeated="5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4.6125310874">
            <text:p>-4.6125310874</text:p>
          </table:table-cell>
          <table:table-cell office:value-type="float" office:value="35.5461861014">
            <text:p>35.5461861014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4.6171196525">
            <text:p>-4.6171196525</text:p>
          </table:table-cell>
          <table:table-cell office:value-type="float" office:value="35.5507822857">
            <text:p>35.5507822857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4.6171448777">
            <text:p>-4.6171448777</text:p>
          </table:table-cell>
          <table:table-cell office:value-type="float" office:value="35.5525293815">
            <text:p>35.5525293815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4.4110582067">
            <text:p>-4.4110582067</text:p>
          </table:table-cell>
          <table:table-cell office:value-type="float" office:value="35.5377743128">
            <text:p>35.5377743128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4.4102127281">
            <text:p>-4.4102127281</text:p>
          </table:table-cell>
          <table:table-cell office:value-type="float" office:value="35.5413912978">
            <text:p>35.5413912978</text:p>
          </table:table-cell>
          <table:table-cell table:number-columns-repeated="5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4.4075658207">
            <text:p>-4.4075658207</text:p>
          </table:table-cell>
          <table:table-cell office:value-type="float" office:value="35.5404678332">
            <text:p>35.5404678332</text:p>
          </table:table-cell>
          <table:table-cell table:number-columns-repeated="5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4.4049189409">
            <text:p>-4.4049189409</text:p>
          </table:table-cell>
          <table:table-cell office:value-type="float" office:value="35.5406035172">
            <text:p>35.5406035172</text:p>
          </table:table-cell>
          <table:table-cell table:number-columns-repeated="5"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4.400425605">
            <text:p>-4.400425605</text:p>
          </table:table-cell>
          <table:table-cell office:value-type="float" office:value="35.5485663145">
            <text:p>35.5485663145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4.4031643209">
            <text:p>-4.4031643209</text:p>
          </table:table-cell>
          <table:table-cell office:value-type="float" office:value="35.5503690977">
            <text:p>35.5503690977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4.4031725116">
            <text:p>-4.4031725116</text:p>
          </table:table-cell>
          <table:table-cell office:value-type="float" office:value="35.5512851166">
            <text:p>35.5512851166</text:p>
          </table:table-cell>
          <table:table-cell table:number-columns-repeated="35" office:value-type="string">
            <text:p>N</text:p>
          </table:table-cell>
        </table:table-row>
        <table:table-row table:style-name="ro1">
          <table:table-cell office:value-type="float" office:value="-4.4040727046">
            <text:p>-4.4040727046</text:p>
          </table:table-cell>
          <table:table-cell office:value-type="float" office:value="35.5512522976">
            <text:p>35.5512522976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4.3960133735">
            <text:p>-4.3960133735</text:p>
          </table:table-cell>
          <table:table-cell office:value-type="float" office:value="35.5537652623">
            <text:p>35.5537652623</text:p>
          </table:table-cell>
          <table:table-cell table:number-columns-repeated="5"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5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4.406924028">
            <text:p>-4.406924028</text:p>
          </table:table-cell>
          <table:table-cell office:value-type="float" office:value="35.565858668">
            <text:p>35.565858668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4" office:value-type="string">
            <text:p>N</text:p>
          </table:table-cell>
        </table:table-row>
        <table:table-row table:style-name="ro1">
          <table:table-cell office:value-type="float" office:value="-4.4079147848">
            <text:p>-4.4079147848</text:p>
          </table:table-cell>
          <table:table-cell office:value-type="float" office:value="35.5730877216">
            <text:p>35.5730877216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4.4106056438">
            <text:p>-4.4106056438</text:p>
          </table:table-cell>
          <table:table-cell office:value-type="float" office:value="35.5713175325">
            <text:p>35.5713175325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4.4123674674">
            <text:p>-4.4123674674</text:p>
          </table:table-cell>
          <table:table-cell office:value-type="float" office:value="35.5650071754">
            <text:p>35.5650071754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4.4123404201">
            <text:p>-4.4123404201</text:p>
          </table:table-cell>
          <table:table-cell office:value-type="float" office:value="35.5677092166">
            <text:p>35.5677092166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4.653109255">
            <text:p>-4.653109255</text:p>
          </table:table-cell>
          <table:table-cell office:value-type="float" office:value="35.3309029885">
            <text:p>35.3309029885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8" office:value-type="string">
            <text:p>N</text:p>
          </table:table-cell>
        </table:table-row>
        <table:table-row table:style-name="ro1">
          <table:table-cell office:value-type="float" office:value="-4.6473110974">
            <text:p>-4.6473110974</text:p>
          </table:table-cell>
          <table:table-cell office:value-type="float" office:value="35.3298058258">
            <text:p>35.3298058258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4" office:value-type="string">
            <text:p>N</text:p>
          </table:table-cell>
        </table:table-row>
        <table:table-row table:style-name="ro1">
          <table:table-cell office:value-type="float" office:value="-4.6511926788">
            <text:p>-4.6511926788</text:p>
          </table:table-cell>
          <table:table-cell office:value-type="float" office:value="35.323617303">
            <text:p>35.323617303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4" office:value-type="string">
            <text:p>N</text:p>
          </table:table-cell>
        </table:table-row>
        <table:table-row table:style-name="ro1">
          <table:table-cell office:value-type="float" office:value="-4.6299205786">
            <text:p>-4.6299205786</text:p>
          </table:table-cell>
          <table:table-cell office:value-type="float" office:value="35.3460403185">
            <text:p>35.3460403185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4.6326793279">
            <text:p>-4.6326793279</text:p>
          </table:table-cell>
          <table:table-cell office:value-type="float" office:value="35.3451849599">
            <text:p>35.3451849599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6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4" office:value-type="string">
            <text:p>N</text:p>
          </table:table-cell>
        </table:table-row>
        <table:table-row table:style-name="ro1">
          <table:table-cell office:value-type="float" office:value="-4.6298277629">
            <text:p>-4.6298277629</text:p>
          </table:table-cell>
          <table:table-cell office:value-type="float" office:value="35.343340525">
            <text:p>35.343340525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0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4.6311070091">
            <text:p>-4.6311070091</text:p>
          </table:table-cell>
          <table:table-cell office:value-type="float" office:value="35.3401823433">
            <text:p>35.3401823433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4.6255599488">
            <text:p>-4.6255599488</text:p>
          </table:table-cell>
          <table:table-cell office:value-type="float" office:value="35.3387378293">
            <text:p>35.3387378293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4.5769845604">
            <text:p>-4.5769845604</text:p>
          </table:table-cell>
          <table:table-cell office:value-type="float" office:value="35.5032015998">
            <text:p>35.5032015998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4.5833295234">
            <text:p>-4.5833295234</text:p>
          </table:table-cell>
          <table:table-cell office:value-type="float" office:value="35.5050756431">
            <text:p>35.5050756431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4.5799153888">
            <text:p>-4.5799153888</text:p>
          </table:table-cell>
          <table:table-cell office:value-type="float" office:value="35.5195134714">
            <text:p>35.5195134714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4.5770786776">
            <text:p>-4.5770786776</text:p>
          </table:table-cell>
          <table:table-cell office:value-type="float" office:value="35.5086265084">
            <text:p>35.5086265084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8" office:value-type="string">
            <text:p>N</text:p>
          </table:table-cell>
        </table:table-row>
        <table:table-row table:style-name="ro1">
          <table:table-cell office:value-type="float" office:value="-4.5824812508">
            <text:p>-4.5824812508</text:p>
          </table:table-cell>
          <table:table-cell office:value-type="float" office:value="35.5095769984">
            <text:p>35.5095769984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4" office:value-type="string">
            <text:p>N</text:p>
          </table:table-cell>
        </table:table-row>
        <table:table-row table:style-name="ro1">
          <table:table-cell office:value-type="float" office:value="-4.5780671417">
            <text:p>-4.5780671417</text:p>
          </table:table-cell>
          <table:table-cell office:value-type="float" office:value="35.5185847826">
            <text:p>35.5185847826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4.5807605975">
            <text:p>-4.5807605975</text:p>
          </table:table-cell>
          <table:table-cell office:value-type="float" office:value="35.5168202574">
            <text:p>35.5168202574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4.5887484031">
            <text:p>-4.5887484031</text:p>
          </table:table-cell>
          <table:table-cell office:value-type="float" office:value="35.5637490096">
            <text:p>35.5637490096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4" office:value-type="string">
            <text:p>N</text:p>
          </table:table-cell>
        </table:table-row>
        <table:table-row table:style-name="ro1">
          <table:table-cell office:value-type="float" office:value="-4.5893802612">
            <text:p>-4.5893802612</text:p>
          </table:table-cell>
          <table:table-cell office:value-type="float" office:value="35.5577344511">
            <text:p>35.5577344511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4" office:value-type="string">
            <text:p>N</text:p>
          </table:table-cell>
        </table:table-row>
        <table:table-row table:style-name="ro1">
          <table:table-cell office:value-type="float" office:value="-4.5903477109">
            <text:p>-4.5903477109</text:p>
          </table:table-cell>
          <table:table-cell office:value-type="float" office:value="35.5649725642">
            <text:p>35.5649725642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4" office:value-type="string">
            <text:p>N</text:p>
          </table:table-cell>
        </table:table-row>
        <table:table-row table:style-name="ro1">
          <table:table-cell office:value-type="float" office:value="-4.4170383885">
            <text:p>-4.4170383885</text:p>
          </table:table-cell>
          <table:table-cell office:value-type="float" office:value="35.1436968321">
            <text:p>35.1436968321</text:p>
          </table:table-cell>
          <table:table-cell table:number-columns-repeated="9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9" office:value-type="string">
            <text:p>N</text:p>
          </table:table-cell>
        </table:table-row>
        <table:table-row table:style-name="ro1">
          <table:table-cell office:value-type="float" office:value="-4.4143141569">
            <text:p>-4.4143141569</text:p>
          </table:table-cell>
          <table:table-cell office:value-type="float" office:value="35.1419218096">
            <text:p>35.1419218096</text:p>
          </table:table-cell>
          <table:table-cell table:number-columns-repeated="9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9" office:value-type="string">
            <text:p>N</text:p>
          </table:table-cell>
        </table:table-row>
        <table:table-row table:style-name="ro1">
          <table:table-cell office:value-type="float" office:value="-4.4124991683">
            <text:p>-4.4124991683</text:p>
          </table:table-cell>
          <table:table-cell office:value-type="float" office:value="35.1409746362">
            <text:p>35.1409746362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0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4.4089000682">
            <text:p>-4.4089000682</text:p>
          </table:table-cell>
          <table:table-cell office:value-type="float" office:value="35.1390515442">
            <text:p>35.1390515442</text:p>
          </table:table-cell>
          <table:table-cell table:number-columns-repeated="9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9" office:value-type="string">
            <text:p>N</text:p>
          </table:table-cell>
        </table:table-row>
        <table:table-row table:style-name="ro1">
          <table:table-cell office:value-type="float" office:value="-4.416999803">
            <text:p>-4.416999803</text:p>
          </table:table-cell>
          <table:table-cell office:value-type="float" office:value="35.1401150453">
            <text:p>35.1401150453</text:p>
          </table:table-cell>
          <table:table-cell table:number-columns-repeated="9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9" office:value-type="string">
            <text:p>N</text:p>
          </table:table-cell>
        </table:table-row>
        <table:table-row table:style-name="ro1">
          <table:table-cell office:value-type="float" office:value="-4.428703955">
            <text:p>-4.428703955</text:p>
          </table:table-cell>
          <table:table-cell office:value-type="float" office:value="35.1383832892">
            <text:p>35.1383832892</text:p>
          </table:table-cell>
          <table:table-cell table:number-columns-repeated="9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9" office:value-type="string">
            <text:p>N</text:p>
          </table:table-cell>
        </table:table-row>
        <table:table-row table:style-name="ro1">
          <table:table-cell office:value-type="float" office:value="-4.4268941841">
            <text:p>-4.4268941841</text:p>
          </table:table-cell>
          <table:table-cell office:value-type="float" office:value="35.134742447">
            <text:p>35.134742447</text:p>
          </table:table-cell>
          <table:table-cell table:number-columns-repeated="9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9" office:value-type="string">
            <text:p>N</text:p>
          </table:table-cell>
        </table:table-row>
        <table:table-row table:style-name="ro1">
          <table:table-cell office:value-type="float" office:value="-4.4286070278">
            <text:p>-4.4286070278</text:p>
          </table:table-cell>
          <table:table-cell office:value-type="float" office:value="35.1338636593">
            <text:p>35.1338636593</text:p>
          </table:table-cell>
          <table:table-cell table:number-columns-repeated="9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9" office:value-type="string">
            <text:p>N</text:p>
          </table:table-cell>
        </table:table-row>
        <table:table-row table:style-name="ro1">
          <table:table-cell office:value-type="float" office:value="-4.4295055955">
            <text:p>-4.4295055955</text:p>
          </table:table-cell>
          <table:table-cell office:value-type="float" office:value="35.1320645111">
            <text:p>35.1320645111</text:p>
          </table:table-cell>
          <table:table-cell table:number-columns-repeated="9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9" office:value-type="string">
            <text:p>N</text:p>
          </table:table-cell>
        </table:table-row>
        <table:table-row table:style-name="ro1">
          <table:table-cell office:value-type="float" office:value="-4.43132083">
            <text:p>-4.43132083</text:p>
          </table:table-cell>
          <table:table-cell office:value-type="float" office:value="35.1311741598">
            <text:p>35.1311741598</text:p>
          </table:table-cell>
          <table:table-cell table:number-columns-repeated="9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9" office:value-type="string">
            <text:p>N</text:p>
          </table:table-cell>
        </table:table-row>
        <table:table-row table:style-name="ro1">
          <table:table-cell office:value-type="float" office:value="-4.4394469906">
            <text:p>-4.4394469906</text:p>
          </table:table-cell>
          <table:table-cell office:value-type="float" office:value="35.1339216772">
            <text:p>35.1339216772</text:p>
          </table:table-cell>
          <table:table-cell table:number-columns-repeated="9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9" office:value-type="string">
            <text:p>N</text:p>
          </table:table-cell>
        </table:table-row>
        <table:table-row table:style-name="ro1">
          <table:table-cell office:value-type="float" office:value="-4.4394599625">
            <text:p>-4.4394599625</text:p>
          </table:table-cell>
          <table:table-cell office:value-type="float" office:value="35.1357498385">
            <text:p>35.1357498385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9" office:value-type="string">
            <text:p>N</text:p>
          </table:table-cell>
        </table:table-row>
        <table:table-row table:style-name="ro1">
          <table:table-cell office:value-type="float" office:value="-4.4367006901">
            <text:p>-4.4367006901</text:p>
          </table:table-cell>
          <table:table-cell office:value-type="float" office:value="35.1303250518">
            <text:p>35.1303250518</text:p>
          </table:table-cell>
          <table:table-cell table:number-columns-repeated="9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9" office:value-type="string">
            <text:p>N</text:p>
          </table:table-cell>
        </table:table-row>
        <table:table-row table:style-name="ro1">
          <table:table-cell office:value-type="float" office:value="-4.4299873309">
            <text:p>-4.4299873309</text:p>
          </table:table-cell>
          <table:table-cell office:value-type="float" office:value="35.3131569742">
            <text:p>35.3131569742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4.4299065353">
            <text:p>-4.4299065353</text:p>
          </table:table-cell>
          <table:table-cell office:value-type="float" office:value="35.3123366768">
            <text:p>35.3123366768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0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4.4327989208">
            <text:p>-4.4327989208</text:p>
          </table:table-cell>
          <table:table-cell office:value-type="float" office:value="35.315771728">
            <text:p>35.315771728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0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4.4543540873">
            <text:p>-4.4543540873</text:p>
          </table:table-cell>
          <table:table-cell office:value-type="float" office:value="35.3288488228">
            <text:p>35.3288488228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4.6530668689">
            <text:p>-4.6530668689</text:p>
          </table:table-cell>
          <table:table-cell office:value-type="float" office:value="35.3272998683">
            <text:p>35.3272998683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4.6264342381">
            <text:p>-4.6264342381</text:p>
          </table:table-cell>
          <table:table-cell office:value-type="float" office:value="35.3381751916">
            <text:p>35.3381751916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4.5797530783">
            <text:p>-4.5797530783</text:p>
          </table:table-cell>
          <table:table-cell office:value-type="float" office:value="35.5059663924">
            <text:p>35.5059663924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4.5825659677">
            <text:p>-4.5825659677</text:p>
          </table:table-cell>
          <table:table-cell office:value-type="float" office:value="35.5186655528">
            <text:p>35.5186655528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4.4326380075">
            <text:p>-4.4326380075</text:p>
          </table:table-cell>
          <table:table-cell office:value-type="float" office:value="35.3177917553">
            <text:p>35.3177917553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4.4290712131">
            <text:p>-4.4290712131</text:p>
          </table:table-cell>
          <table:table-cell office:value-type="float" office:value="35.3187123721">
            <text:p>35.3187123721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4.4372147736">
            <text:p>-4.4372147736</text:p>
          </table:table-cell>
          <table:table-cell office:value-type="float" office:value="35.3223816513">
            <text:p>35.3223816513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4.4364340487">
            <text:p>-4.4364340487</text:p>
          </table:table-cell>
          <table:table-cell office:value-type="float" office:value="35.3277674784">
            <text:p>35.3277674784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4.4497859709">
            <text:p>-4.4497859709</text:p>
          </table:table-cell>
          <table:table-cell office:value-type="float" office:value="35.3206757651">
            <text:p>35.3206757651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4" office:value-type="string">
            <text:p>N</text:p>
          </table:table-cell>
        </table:table-row>
        <table:table-row table:style-name="ro1">
          <table:table-cell office:value-type="float" office:value="-4.4488460649">
            <text:p>-4.4488460649</text:p>
          </table:table-cell>
          <table:table-cell office:value-type="float" office:value="35.3242627776">
            <text:p>35.3242627776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4.4525308556">
            <text:p>-4.4525308556</text:p>
          </table:table-cell>
          <table:table-cell office:value-type="float" office:value="35.3252384398">
            <text:p>35.3252384398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4" office:value-type="string">
            <text:p>N</text:p>
          </table:table-cell>
        </table:table-row>
        <table:table-row table:style-name="ro1">
          <table:table-cell office:value-type="float" office:value="-4.4525692836">
            <text:p>-4.4525692836</text:p>
          </table:table-cell>
          <table:table-cell office:value-type="float" office:value="35.3270222692">
            <text:p>35.3270222692</text:p>
          </table:table-cell>
          <table:table-cell table:number-columns-repeated="10" office:value-type="string">
            <text:p>N</text:p>
          </table:table-cell>
          <table:table-cell office:value-type="string">
            <text:p>Y</text:p>
          </table:table-cell>
          <table:table-cell table:number-columns-repeated="24" office:value-type="string">
            <text:p>N</text:p>
          </table:table-cell>
        </table:table-row>
        <table:table-row table:style-name="ro1">
          <table:table-cell office:value-type="float" office:value="-4.4369375893">
            <text:p>-4.4369375893</text:p>
          </table:table-cell>
          <table:table-cell office:value-type="float" office:value="35.1566193298">
            <text:p>35.1566193298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4.4397831038">
            <text:p>-4.4397831038</text:p>
          </table:table-cell>
          <table:table-cell office:value-type="float" office:value="35.1512403834">
            <text:p>35.1512403834</text:p>
          </table:table-cell>
          <table:table-cell table:number-columns-repeated="9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9" office:value-type="string">
            <text:p>N</text:p>
          </table:table-cell>
        </table:table-row>
        <table:table-row table:style-name="ro1">
          <table:table-cell office:value-type="float" office:value="-4.4503871693">
            <text:p>-4.4503871693</text:p>
          </table:table-cell>
          <table:table-cell office:value-type="float" office:value="35.1556489548">
            <text:p>35.1556489548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9" office:value-type="string">
            <text:p>N</text:p>
          </table:table-cell>
        </table:table-row>
        <table:table-row table:style-name="ro1">
          <table:table-cell office:value-type="float" office:value="-4.4522727284">
            <text:p>-4.4522727284</text:p>
          </table:table-cell>
          <table:table-cell office:value-type="float" office:value="35.1558308911">
            <text:p>35.1558308911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9" office:value-type="string">
            <text:p>N</text:p>
          </table:table-cell>
        </table:table-row>
        <table:table-row table:style-name="ro1">
          <table:table-cell office:value-type="float" office:value="-4.4522518071">
            <text:p>-4.4522518071</text:p>
          </table:table-cell>
          <table:table-cell office:value-type="float" office:value="35.1549092532">
            <text:p>35.1549092532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9" office:value-type="string">
            <text:p>N</text:p>
          </table:table-cell>
        </table:table-row>
        <table:table-row table:style-name="ro1">
          <table:table-cell office:value-type="float" office:value="-4.4531345055">
            <text:p>-4.4531345055</text:p>
          </table:table-cell>
          <table:table-cell office:value-type="float" office:value="35.150378808">
            <text:p>35.150378808</text:p>
          </table:table-cell>
          <table:table-cell table:number-columns-repeated="9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9" office:value-type="string">
            <text:p>N</text:p>
          </table:table-cell>
        </table:table-row>
        <table:table-row table:style-name="ro1">
          <table:table-cell office:value-type="float" office:value="-4.4504264301">
            <text:p>-4.4504264301</text:p>
          </table:table-cell>
          <table:table-cell office:value-type="float" office:value="35.1494796984">
            <text:p>35.1494796984</text:p>
          </table:table-cell>
          <table:table-cell table:number-columns-repeated="9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9" office:value-type="string">
            <text:p>N</text:p>
          </table:table-cell>
        </table:table-row>
        <table:table-row table:style-name="ro1">
          <table:table-cell office:value-type="float" office:value="-4.4639530446">
            <text:p>-4.4639530446</text:p>
          </table:table-cell>
          <table:table-cell office:value-type="float" office:value="35.1531940058">
            <text:p>35.1531940058</text:p>
          </table:table-cell>
          <table:table-cell table:number-columns-repeated="9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9" office:value-type="string">
            <text:p>N</text:p>
          </table:table-cell>
        </table:table-row>
        <table:table-row table:style-name="ro1">
          <table:table-cell office:value-type="float" office:value="-4.4648350568">
            <text:p>-4.4648350568</text:p>
          </table:table-cell>
          <table:table-cell office:value-type="float" office:value="35.1532905366">
            <text:p>35.1532905366</text:p>
          </table:table-cell>
          <table:table-cell table:number-columns-repeated="9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9" office:value-type="string">
            <text:p>N</text:p>
          </table:table-cell>
        </table:table-row>
        <table:table-row table:style-name="ro1">
          <table:table-cell office:value-type="float" office:value="-4.4656979018">
            <text:p>-4.4656979018</text:p>
          </table:table-cell>
          <table:table-cell office:value-type="float" office:value="35.1514297231">
            <text:p>35.1514297231</text:p>
          </table:table-cell>
          <table:table-cell table:number-columns-repeated="9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9" office:value-type="string">
            <text:p>N</text:p>
          </table:table-cell>
        </table:table-row>
        <table:table-row table:style-name="ro1">
          <table:table-cell office:value-type="float" office:value="-4.4647856175">
            <text:p>-4.4647856175</text:p>
          </table:table-cell>
          <table:table-cell office:value-type="float" office:value="35.1504644785">
            <text:p>35.1504644785</text:p>
          </table:table-cell>
          <table:table-cell table:number-columns-repeated="9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9" office:value-type="string">
            <text:p>N</text:p>
          </table:table-cell>
        </table:table-row>
        <table:table-row table:style-name="ro1">
          <table:table-cell office:value-type="float" office:value="-4.4693462638">
            <text:p>-4.4693462638</text:p>
          </table:table-cell>
          <table:table-cell office:value-type="float" office:value="35.1569245841">
            <text:p>35.1569245841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6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9" office:value-type="string">
            <text:p>N</text:p>
          </table:table-cell>
        </table:table-row>
        <table:table-row table:style-name="ro1">
          <table:table-cell office:value-type="float" office:value="-4.4035550309">
            <text:p>-4.4035550309</text:p>
          </table:table-cell>
          <table:table-cell office:value-type="float" office:value="35.3628593642">
            <text:p>35.3628593642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4.4070164088">
            <text:p>-4.4070164088</text:p>
          </table:table-cell>
          <table:table-cell office:value-type="float" office:value="35.3599964261">
            <text:p>35.3599964261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4.4079224105">
            <text:p>-4.4079224105</text:p>
          </table:table-cell>
          <table:table-cell office:value-type="float" office:value="35.3574502844">
            <text:p>35.3574502844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4.4097237109">
            <text:p>-4.4097237109</text:p>
          </table:table-cell>
          <table:table-cell office:value-type="float" office:value="35.3565343917">
            <text:p>35.3565343917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4.4294598606">
            <text:p>-4.4294598606</text:p>
          </table:table-cell>
          <table:table-cell office:value-type="float" office:value="35.3439282399">
            <text:p>35.3439282399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4.4329563096">
            <text:p>-4.4329563096</text:p>
          </table:table-cell>
          <table:table-cell office:value-type="float" office:value="35.3440965091">
            <text:p>35.3440965091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6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4.4347702434">
            <text:p>-4.4347702434</text:p>
          </table:table-cell>
          <table:table-cell office:value-type="float" office:value="35.3441005004">
            <text:p>35.3441005004</text:p>
          </table:table-cell>
          <table:table-cell table:number-columns-repeated="2" office:value-type="string">
            <text:p>Y</text:p>
          </table:table-cell>
          <table:table-cell table:number-columns-repeated="5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6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</table:table-row>
        <table:table-row table:style-name="ro1">
          <table:table-cell office:value-type="float" office:value="-3.3569448685">
            <text:p>-3.3569448685</text:p>
          </table:table-cell>
          <table:table-cell office:value-type="float" office:value="35.59657363">
            <text:p>35.59657363</text:p>
          </table:table-cell>
          <table:table-cell table:number-columns-repeated="9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9" office:value-type="string">
            <text:p>N</text:p>
          </table:table-cell>
        </table:table-row>
        <table:table-row table:style-name="ro1">
          <table:table-cell office:value-type="float" office:value="-3.8096021425">
            <text:p>-3.8096021425</text:p>
          </table:table-cell>
          <table:table-cell office:value-type="float" office:value="35.8588269807">
            <text:p>35.8588269807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8097026267">
            <text:p>-3.8097026267</text:p>
          </table:table-cell>
          <table:table-cell office:value-type="float" office:value="35.8615259341">
            <text:p>35.8615259341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8097034354">
            <text:p>-3.8097034354</text:p>
          </table:table-cell>
          <table:table-cell office:value-type="float" office:value="35.8651460029">
            <text:p>35.8651460029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8124219709">
            <text:p>-3.8124219709</text:p>
          </table:table-cell>
          <table:table-cell office:value-type="float" office:value="35.8669586359">
            <text:p>35.8669586359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8097716683">
            <text:p>-3.8097716683</text:p>
          </table:table-cell>
          <table:table-cell office:value-type="float" office:value="35.8688104937">
            <text:p>35.8688104937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8097580173">
            <text:p>-3.8097580173</text:p>
          </table:table-cell>
          <table:table-cell office:value-type="float" office:value="35.8715028083">
            <text:p>35.8715028083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8125107209">
            <text:p>-3.8125107209</text:p>
          </table:table-cell>
          <table:table-cell office:value-type="float" office:value="35.8733176737">
            <text:p>35.8733176737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8134078467">
            <text:p>-3.8134078467</text:p>
          </table:table-cell>
          <table:table-cell office:value-type="float" office:value="35.8742106887">
            <text:p>35.8742106887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8142371703">
            <text:p>-3.8142371703</text:p>
          </table:table-cell>
          <table:table-cell office:value-type="float" office:value="35.8697145963">
            <text:p>35.8697145963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814174644">
            <text:p>-3.814174644</text:p>
          </table:table-cell>
          <table:table-cell office:value-type="float" office:value="35.8624558558">
            <text:p>35.8624558558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8186711557">
            <text:p>-3.8186711557</text:p>
          </table:table-cell>
          <table:table-cell office:value-type="float" office:value="35.8633215041">
            <text:p>35.8633215041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823172706">
            <text:p>-3.823172706</text:p>
          </table:table-cell>
          <table:table-cell office:value-type="float" office:value="35.860734642">
            <text:p>35.860734642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8230790357">
            <text:p>-3.8230790357</text:p>
          </table:table-cell>
          <table:table-cell office:value-type="float" office:value="35.8597977752">
            <text:p>35.8597977752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8240005223">
            <text:p>-3.8240005223</text:p>
          </table:table-cell>
          <table:table-cell office:value-type="float" office:value="35.8597986425">
            <text:p>35.8597986425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8312377041">
            <text:p>-3.8312377041</text:p>
          </table:table-cell>
          <table:table-cell office:value-type="float" office:value="35.8653478812">
            <text:p>35.8653478812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8330491004">
            <text:p>-3.8330491004</text:p>
          </table:table-cell>
          <table:table-cell office:value-type="float" office:value="35.8644429675">
            <text:p>35.8644429675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830376073">
            <text:p>-3.830376073</text:p>
          </table:table-cell>
          <table:table-cell office:value-type="float" office:value="35.8671233037">
            <text:p>35.8671233037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3.8063242933">
            <text:p>-3.8063242933</text:p>
          </table:table-cell>
          <table:table-cell office:value-type="float" office:value="35.8814361656">
            <text:p>35.8814361656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8054183519">
            <text:p>-3.8054183519</text:p>
          </table:table-cell>
          <table:table-cell office:value-type="float" office:value="35.8822490016">
            <text:p>35.8822490016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8027807579">
            <text:p>-3.8027807579</text:p>
          </table:table-cell>
          <table:table-cell office:value-type="float" office:value="35.8849867301">
            <text:p>35.8849867301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7987313393">
            <text:p>-3.7987313393</text:p>
          </table:table-cell>
          <table:table-cell office:value-type="float" office:value="35.8842460135">
            <text:p>35.8842460135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8008428931">
            <text:p>-3.8008428931</text:p>
          </table:table-cell>
          <table:table-cell office:value-type="float" office:value="35.8750503425">
            <text:p>35.8750503425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8034941492">
            <text:p>-3.8034941492</text:p>
          </table:table-cell>
          <table:table-cell office:value-type="float" office:value="35.8723246032">
            <text:p>35.8723246032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7999103517">
            <text:p>-3.7999103517</text:p>
          </table:table-cell>
          <table:table-cell office:value-type="float" office:value="35.8714516882">
            <text:p>35.8714516882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0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7980443779">
            <text:p>-3.7980443779</text:p>
          </table:table-cell>
          <table:table-cell office:value-type="float" office:value="35.8686741236">
            <text:p>35.8686741236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4.1815586041">
            <text:p>-4.1815586041</text:p>
          </table:table-cell>
          <table:table-cell office:value-type="float" office:value="35.5758373033">
            <text:p>35.5758373033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4.1787541664">
            <text:p>-4.1787541664</text:p>
          </table:table-cell>
          <table:table-cell office:value-type="float" office:value="35.5773359076">
            <text:p>35.5773359076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4.1760939679">
            <text:p>-4.1760939679</text:p>
          </table:table-cell>
          <table:table-cell office:value-type="float" office:value="35.5781869245">
            <text:p>35.5781869245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4.1742661334">
            <text:p>-4.1742661334</text:p>
          </table:table-cell>
          <table:table-cell office:value-type="float" office:value="35.5745530119">
            <text:p>35.5745530119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4.1716825442">
            <text:p>-4.1716825442</text:p>
          </table:table-cell>
          <table:table-cell office:value-type="float" office:value="35.5736674207">
            <text:p>35.5736674207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7754420328">
            <text:p>-3.7754420328</text:p>
          </table:table-cell>
          <table:table-cell office:value-type="float" office:value="35.9220118329">
            <text:p>35.9220118329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7781392351">
            <text:p>-3.7781392351</text:p>
          </table:table-cell>
          <table:table-cell office:value-type="float" office:value="35.9238348375">
            <text:p>35.9238348375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7755240107">
            <text:p>-3.7755240107</text:p>
          </table:table-cell>
          <table:table-cell office:value-type="float" office:value="35.9283391433">
            <text:p>35.9283391433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7728920371">
            <text:p>-3.7728920371</text:p>
          </table:table-cell>
          <table:table-cell office:value-type="float" office:value="35.9319300757">
            <text:p>35.9319300757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7738886361">
            <text:p>-3.7738886361</text:p>
          </table:table-cell>
          <table:table-cell office:value-type="float" office:value="35.9392057334">
            <text:p>35.9392057334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7756854132">
            <text:p>-3.7756854132</text:p>
          </table:table-cell>
          <table:table-cell office:value-type="float" office:value="35.9391770266">
            <text:p>35.9391770266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3.776480768">
            <text:p>-3.776480768</text:p>
          </table:table-cell>
          <table:table-cell office:value-type="float" office:value="35.9402130042">
            <text:p>35.9402130042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7721255257">
            <text:p>-3.7721255257</text:p>
          </table:table-cell>
          <table:table-cell office:value-type="float" office:value="35.9436793659">
            <text:p>35.9436793659</text:p>
          </table:table-cell>
          <table:table-cell table:number-columns-repeated="35" office:value-type="string">
            <text:p>N</text:p>
          </table:table-cell>
        </table:table-row>
        <table:table-row table:style-name="ro1">
          <table:table-cell office:value-type="float" office:value="-3.7748841935">
            <text:p>-3.7748841935</text:p>
          </table:table-cell>
          <table:table-cell office:value-type="float" office:value="35.9482808504">
            <text:p>35.9482808504</text:p>
          </table:table-cell>
          <table:table-cell table:number-columns-repeated="35" office:value-type="string">
            <text:p>N</text:p>
          </table:table-cell>
        </table:table-row>
        <table:table-row table:style-name="ro1">
          <table:table-cell office:value-type="float" office:value="-3.7766601402">
            <text:p>-3.7766601402</text:p>
          </table:table-cell>
          <table:table-cell office:value-type="float" office:value="35.948288689">
            <text:p>35.948288689</text:p>
          </table:table-cell>
          <table:table-cell table:number-columns-repeated="10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13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4.6290822079">
            <text:p>-4.6290822079</text:p>
          </table:table-cell>
          <table:table-cell office:value-type="float" office:value="35.348798889">
            <text:p>35.348798889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0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4.6345473452">
            <text:p>-4.6345473452</text:p>
          </table:table-cell>
          <table:table-cell office:value-type="float" office:value="35.3542559007">
            <text:p>35.3542559007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0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382713805">
            <text:p>-3.4382713805</text:p>
          </table:table-cell>
          <table:table-cell office:value-type="float" office:value="36.5609677272">
            <text:p>36.5609677272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0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4.6097240961">
            <text:p>-4.6097240961</text:p>
          </table:table-cell>
          <table:table-cell office:value-type="float" office:value="35.3848718718">
            <text:p>35.3848718718</text:p>
          </table:table-cell>
          <table:table-cell table:number-columns-repeated="5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4.6097633447">
            <text:p>-4.6097633447</text:p>
          </table:table-cell>
          <table:table-cell office:value-type="float" office:value="35.3875754661">
            <text:p>35.3875754661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4.6125238644">
            <text:p>-4.6125238644</text:p>
          </table:table-cell>
          <table:table-cell office:value-type="float" office:value="35.3903519773">
            <text:p>35.3903519773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4.615121741">
            <text:p>-4.615121741</text:p>
          </table:table-cell>
          <table:table-cell office:value-type="float" office:value="35.3866365346">
            <text:p>35.3866365346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4.6151280796">
            <text:p>-4.6151280796</text:p>
          </table:table-cell>
          <table:table-cell office:value-type="float" office:value="35.3840260025">
            <text:p>35.3840260025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4.6168557627">
            <text:p>-4.6168557627</text:p>
          </table:table-cell>
          <table:table-cell office:value-type="float" office:value="35.3831047394">
            <text:p>35.3831047394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4.6153033891">
            <text:p>-4.6153033891</text:p>
          </table:table-cell>
          <table:table-cell office:value-type="float" office:value="35.3809722374">
            <text:p>35.3809722374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4.6304599941">
            <text:p>-4.6304599941</text:p>
          </table:table-cell>
          <table:table-cell office:value-type="float" office:value="35.3887037416">
            <text:p>35.3887037416</text:p>
          </table:table-cell>
          <table:table-cell table:number-columns-repeated="5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4.6304280715">
            <text:p>-4.6304280715</text:p>
          </table:table-cell>
          <table:table-cell office:value-type="float" office:value="35.386923964">
            <text:p>35.386923964</text:p>
          </table:table-cell>
          <table:table-cell table:number-columns-repeated="5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4.6348736722">
            <text:p>-4.6348736722</text:p>
          </table:table-cell>
          <table:table-cell office:value-type="float" office:value="35.3858916221">
            <text:p>35.3858916221</text:p>
          </table:table-cell>
          <table:table-cell table:number-columns-repeated="5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4.6287926911">
            <text:p>-4.6287926911</text:p>
          </table:table-cell>
          <table:table-cell office:value-type="float" office:value="35.392301945">
            <text:p>35.392301945</text:p>
          </table:table-cell>
          <table:table-cell table:number-columns-repeated="5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4.6143419257">
            <text:p>-4.6143419257</text:p>
          </table:table-cell>
          <table:table-cell office:value-type="float" office:value="35.3902195905">
            <text:p>35.3902195905</text:p>
          </table:table-cell>
          <table:table-cell table:number-columns-repeated="5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4.6222371538">
            <text:p>-4.6222371538</text:p>
          </table:table-cell>
          <table:table-cell office:value-type="float" office:value="35.5308372382">
            <text:p>35.5308372382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4.6262014106">
            <text:p>-4.6262014106</text:p>
          </table:table-cell>
          <table:table-cell office:value-type="float" office:value="35.5353544095">
            <text:p>35.5353544095</text:p>
          </table:table-cell>
          <table:table-cell table:number-columns-repeated="5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4.621436802">
            <text:p>-4.621436802</text:p>
          </table:table-cell>
          <table:table-cell office:value-type="float" office:value="35.5345460592">
            <text:p>35.5345460592</text:p>
          </table:table-cell>
          <table:table-cell table:number-columns-repeated="10" office:value-type="string">
            <text:p>N</text:p>
          </table:table-cell>
          <table:table-cell office:value-type="string">
            <text:p>Y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4.6419627386">
            <text:p>-4.6419627386</text:p>
          </table:table-cell>
          <table:table-cell office:value-type="float" office:value="35.5093243291">
            <text:p>35.5093243291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4.6434859389">
            <text:p>-4.6434859389</text:p>
          </table:table-cell>
          <table:table-cell office:value-type="float" office:value="35.5075738296">
            <text:p>35.5075738296</text:p>
          </table:table-cell>
          <table:table-cell table:number-columns-repeated="35" office:value-type="string">
            <text:p>N</text:p>
          </table:table-cell>
        </table:table-row>
        <table:table-row table:style-name="ro1">
          <table:table-cell office:value-type="float" office:value="-4.6435671392">
            <text:p>-4.6435671392</text:p>
          </table:table-cell>
          <table:table-cell office:value-type="float" office:value="35.5063666794">
            <text:p>35.5063666794</text:p>
          </table:table-cell>
          <table:table-cell table:number-columns-repeated="5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4.6245029963">
            <text:p>-4.6245029963</text:p>
          </table:table-cell>
          <table:table-cell office:value-type="float" office:value="35.4981327857">
            <text:p>35.4981327857</text:p>
          </table:table-cell>
          <table:table-cell table:number-columns-repeated="10" office:value-type="string">
            <text:p>N</text:p>
          </table:table-cell>
          <table:table-cell office:value-type="string">
            <text:p>Y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4.6228725126">
            <text:p>-4.6228725126</text:p>
          </table:table-cell>
          <table:table-cell office:value-type="float" office:value="35.4968289426">
            <text:p>35.4968289426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4.6209375306">
            <text:p>-4.6209375306</text:p>
          </table:table-cell>
          <table:table-cell office:value-type="float" office:value="35.4955213367">
            <text:p>35.4955213367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4.4701002879">
            <text:p>-4.4701002879</text:p>
          </table:table-cell>
          <table:table-cell office:value-type="float" office:value="35.5020609672">
            <text:p>35.5020609672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4.4707507409">
            <text:p>-4.4707507409</text:p>
          </table:table-cell>
          <table:table-cell office:value-type="float" office:value="35.5023541577">
            <text:p>35.5023541577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4.4701049542">
            <text:p>-4.4701049542</text:p>
          </table:table-cell>
          <table:table-cell office:value-type="float" office:value="35.509362827">
            <text:p>35.509362827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0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4.4709633226">
            <text:p>-4.4709633226</text:p>
          </table:table-cell>
          <table:table-cell office:value-type="float" office:value="35.5075572753">
            <text:p>35.5075572753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0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4.4727665153">
            <text:p>-4.4727665153</text:p>
          </table:table-cell>
          <table:table-cell office:value-type="float" office:value="35.5057933343">
            <text:p>35.5057933343</text:p>
          </table:table-cell>
          <table:table-cell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4.4826387127">
            <text:p>-4.4826387127</text:p>
          </table:table-cell>
          <table:table-cell office:value-type="float" office:value="35.5112086994">
            <text:p>35.5112086994</text:p>
          </table:table-cell>
          <table:table-cell table:number-columns-repeated="5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4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4.4815673116">
            <text:p>-4.4815673116</text:p>
          </table:table-cell>
          <table:table-cell office:value-type="float" office:value="35.511280222">
            <text:p>35.511280222</text:p>
          </table:table-cell>
          <table:table-cell table:number-columns-repeated="5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4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5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4.4828255206">
            <text:p>-4.4828255206</text:p>
          </table:table-cell>
          <table:table-cell office:value-type="float" office:value="35.5194725114">
            <text:p>35.5194725114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4.4792127038">
            <text:p>-4.4792127038</text:p>
          </table:table-cell>
          <table:table-cell office:value-type="float" office:value="35.519425282">
            <text:p>35.519425282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4.4773437788">
            <text:p>-4.4773437788</text:p>
          </table:table-cell>
          <table:table-cell office:value-type="float" office:value="35.5194149559">
            <text:p>35.5194149559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4.4498282333">
            <text:p>-4.4498282333</text:p>
          </table:table-cell>
          <table:table-cell office:value-type="float" office:value="35.5058223712">
            <text:p>35.5058223712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4.4433183552">
            <text:p>-4.4433183552</text:p>
          </table:table-cell>
          <table:table-cell office:value-type="float" office:value="35.1547960028">
            <text:p>35.1547960028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9" office:value-type="string">
            <text:p>N</text:p>
          </table:table-cell>
        </table:table-row>
        <table:table-row table:style-name="ro1">
          <table:table-cell office:value-type="float" office:value="-4.442765042">
            <text:p>-4.442765042</text:p>
          </table:table-cell>
          <table:table-cell office:value-type="float" office:value="35.1847152471">
            <text:p>35.1847152471</text:p>
          </table:table-cell>
          <table:table-cell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9" office:value-type="string">
            <text:p>N</text:p>
          </table:table-cell>
        </table:table-row>
        <table:table-row table:style-name="ro1">
          <table:table-cell office:value-type="float" office:value="-4.4400932996">
            <text:p>-4.4400932996</text:p>
          </table:table-cell>
          <table:table-cell office:value-type="float" office:value="35.1874913858">
            <text:p>35.1874913858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9" office:value-type="string">
            <text:p>N</text:p>
          </table:table-cell>
        </table:table-row>
        <table:table-row table:style-name="ro1">
          <table:table-cell office:value-type="float" office:value="-4.4401572377">
            <text:p>-4.4401572377</text:p>
          </table:table-cell>
          <table:table-cell office:value-type="float" office:value="35.1919591121">
            <text:p>35.1919591121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9" office:value-type="string">
            <text:p>N</text:p>
          </table:table-cell>
        </table:table-row>
        <table:table-row table:style-name="ro1">
          <table:table-cell office:value-type="float" office:value="-4.4336792043">
            <text:p>-4.4336792043</text:p>
          </table:table-cell>
          <table:table-cell office:value-type="float" office:value="35.189302038">
            <text:p>35.189302038</text:p>
          </table:table-cell>
          <table:table-cell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9" office:value-type="string">
            <text:p>N</text:p>
          </table:table-cell>
        </table:table-row>
        <table:table-row table:style-name="ro1">
          <table:table-cell office:value-type="float" office:value="-4.429278706">
            <text:p>-4.429278706</text:p>
          </table:table-cell>
          <table:table-cell office:value-type="float" office:value="35.1883144935">
            <text:p>35.1883144935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9" office:value-type="string">
            <text:p>N</text:p>
          </table:table-cell>
        </table:table-row>
        <table:table-row table:style-name="ro1">
          <table:table-cell office:value-type="float" office:value="-4.4283189316">
            <text:p>-4.4283189316</text:p>
          </table:table-cell>
          <table:table-cell office:value-type="float" office:value="35.1855587262">
            <text:p>35.1855587262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9" office:value-type="string">
            <text:p>N</text:p>
          </table:table-cell>
        </table:table-row>
        <table:table-row table:style-name="ro1">
          <table:table-cell office:value-type="float" office:value="-4.4213496726">
            <text:p>-4.4213496726</text:p>
          </table:table-cell>
          <table:table-cell office:value-type="float" office:value="35.1972397063">
            <text:p>35.1972397063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9" office:value-type="string">
            <text:p>N</text:p>
          </table:table-cell>
        </table:table-row>
        <table:table-row table:style-name="ro1">
          <table:table-cell office:value-type="float" office:value="-4.4235982869">
            <text:p>-4.4235982869</text:p>
          </table:table-cell>
          <table:table-cell office:value-type="float" office:value="35.1973936133">
            <text:p>35.1973936133</text:p>
          </table:table-cell>
          <table:table-cell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9" office:value-type="string">
            <text:p>N</text:p>
          </table:table-cell>
        </table:table-row>
        <table:table-row table:style-name="ro1">
          <table:table-cell office:value-type="float" office:value="-4.4202738761">
            <text:p>-4.4202738761</text:p>
          </table:table-cell>
          <table:table-cell office:value-type="float" office:value="35.2008650612">
            <text:p>35.2008650612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9" office:value-type="string">
            <text:p>N</text:p>
          </table:table-cell>
        </table:table-row>
        <table:table-row table:style-name="ro1">
          <table:table-cell office:value-type="float" office:value="-4.4267559797">
            <text:p>-4.4267559797</text:p>
          </table:table-cell>
          <table:table-cell office:value-type="float" office:value="35.2017398948">
            <text:p>35.2017398948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9" office:value-type="string">
            <text:p>N</text:p>
          </table:table-cell>
        </table:table-row>
        <table:table-row table:style-name="ro1">
          <table:table-cell office:value-type="float" office:value="-4.4259549729">
            <text:p>-4.4259549729</text:p>
          </table:table-cell>
          <table:table-cell office:value-type="float" office:value="35.2126566466">
            <text:p>35.2126566466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9" office:value-type="string">
            <text:p>N</text:p>
          </table:table-cell>
        </table:table-row>
        <table:table-row table:style-name="ro1">
          <table:table-cell office:value-type="float" office:value="-4.4232593344">
            <text:p>-4.4232593344</text:p>
          </table:table-cell>
          <table:table-cell office:value-type="float" office:value="35.2152000232">
            <text:p>35.2152000232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4.4234655619">
            <text:p>-4.4234655619</text:p>
          </table:table-cell>
          <table:table-cell office:value-type="float" office:value="35.2189392217">
            <text:p>35.2189392217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9" office:value-type="string">
            <text:p>N</text:p>
          </table:table-cell>
        </table:table-row>
        <table:table-row table:style-name="ro1">
          <table:table-cell office:value-type="float" office:value="-4.4197087613">
            <text:p>-4.4197087613</text:p>
          </table:table-cell>
          <table:table-cell office:value-type="float" office:value="35.212497828">
            <text:p>35.212497828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9" office:value-type="string">
            <text:p>N</text:p>
          </table:table-cell>
        </table:table-row>
        <table:table-row table:style-name="ro1">
          <table:table-cell office:value-type="float" office:value="-4.3941178795">
            <text:p>-4.3941178795</text:p>
          </table:table-cell>
          <table:table-cell office:value-type="float" office:value="35.3980767123">
            <text:p>35.3980767123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4.3944349974">
            <text:p>-4.3944349974</text:p>
          </table:table-cell>
          <table:table-cell office:value-type="float" office:value="35.3994855189">
            <text:p>35.3994855189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4.3971507864">
            <text:p>-4.3971507864</text:p>
          </table:table-cell>
          <table:table-cell office:value-type="float" office:value="35.3971146344">
            <text:p>35.3971146344</text:p>
          </table:table-cell>
          <table:table-cell table:number-columns-repeated="5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4.3991466372">
            <text:p>-4.3991466372</text:p>
          </table:table-cell>
          <table:table-cell office:value-type="float" office:value="35.396025968">
            <text:p>35.396025968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4.3949037503">
            <text:p>-4.3949037503</text:p>
          </table:table-cell>
          <table:table-cell office:value-type="float" office:value="35.3962867908">
            <text:p>35.3962867908</text:p>
          </table:table-cell>
          <table:table-cell table:number-columns-repeated="35" office:value-type="string">
            <text:p>N</text:p>
          </table:table-cell>
        </table:table-row>
        <table:table-row table:style-name="ro1">
          <table:table-cell office:value-type="float" office:value="-4.4007234688">
            <text:p>-4.4007234688</text:p>
          </table:table-cell>
          <table:table-cell office:value-type="float" office:value="35.3323162597">
            <text:p>35.3323162597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4.4004165857">
            <text:p>-4.4004165857</text:p>
          </table:table-cell>
          <table:table-cell office:value-type="float" office:value="35.3292774586">
            <text:p>35.3292774586</text:p>
          </table:table-cell>
          <table:table-cell table:number-columns-repeated="5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4.3941228931">
            <text:p>-4.3941228931</text:p>
          </table:table-cell>
          <table:table-cell office:value-type="float" office:value="35.32920357">
            <text:p>35.32920357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4.3968658328">
            <text:p>-4.3968658328</text:p>
          </table:table-cell>
          <table:table-cell office:value-type="float" office:value="35.3310602639">
            <text:p>35.3310602639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4.4004494158">
            <text:p>-4.4004494158</text:p>
          </table:table-cell>
          <table:table-cell office:value-type="float" office:value="35.335378256">
            <text:p>35.335378256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4.4520874268">
            <text:p>-4.4520874268</text:p>
          </table:table-cell>
          <table:table-cell office:value-type="float" office:value="35.5091838367">
            <text:p>35.5091838367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4.4575149072">
            <text:p>-4.4575149072</text:p>
          </table:table-cell>
          <table:table-cell office:value-type="float" office:value="35.5093088573">
            <text:p>35.5093088573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4.4538589821">
            <text:p>-4.4538589821</text:p>
          </table:table-cell>
          <table:table-cell office:value-type="float" office:value="35.5065188431">
            <text:p>35.5065188431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4.4529078176">
            <text:p>-4.4529078176</text:p>
          </table:table-cell>
          <table:table-cell office:value-type="float" office:value="35.5055967282">
            <text:p>35.5055967282</text:p>
          </table:table-cell>
          <table:table-cell table:number-columns-repeated="5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4.4457018173">
            <text:p>-4.4457018173</text:p>
          </table:table-cell>
          <table:table-cell office:value-type="float" office:value="35.574406152">
            <text:p>35.574406152</text:p>
          </table:table-cell>
          <table:table-cell table:number-columns-repeated="5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4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1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4.437684511">
            <text:p>-4.437684511</text:p>
          </table:table-cell>
          <table:table-cell office:value-type="float" office:value="35.5798004698">
            <text:p>35.5798004698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8" office:value-type="string">
            <text:p>N</text:p>
          </table:table-cell>
        </table:table-row>
        <table:table-row table:style-name="ro1">
          <table:table-cell office:value-type="float" office:value="-4.4386203104">
            <text:p>-4.4386203104</text:p>
          </table:table-cell>
          <table:table-cell office:value-type="float" office:value="35.5797417897">
            <text:p>35.5797417897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4.4448836109">
            <text:p>-4.4448836109</text:p>
          </table:table-cell>
          <table:table-cell office:value-type="float" office:value="35.5789011581">
            <text:p>35.5789011581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4.445332783">
            <text:p>-4.445332783</text:p>
          </table:table-cell>
          <table:table-cell office:value-type="float" office:value="35.5804421009">
            <text:p>35.5804421009</text:p>
          </table:table-cell>
          <table:table-cell table:number-columns-repeated="5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8" office:value-type="string">
            <text:p>N</text:p>
          </table:table-cell>
        </table:table-row>
        <table:table-row table:style-name="ro1">
          <table:table-cell office:value-type="float" office:value="-4.4467145191">
            <text:p>-4.4467145191</text:p>
          </table:table-cell>
          <table:table-cell office:value-type="float" office:value="35.5816336003">
            <text:p>35.5816336003</text:p>
          </table:table-cell>
          <table:table-cell table:number-columns-repeated="5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8" office:value-type="string">
            <text:p>N</text:p>
          </table:table-cell>
        </table:table-row>
        <table:table-row table:style-name="ro1">
          <table:table-cell office:value-type="float" office:value="-4.4473696957">
            <text:p>-4.4473696957</text:p>
          </table:table-cell>
          <table:table-cell office:value-type="float" office:value="35.5825483641">
            <text:p>35.5825483641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4.432389351">
            <text:p>-4.432389351</text:p>
          </table:table-cell>
          <table:table-cell office:value-type="float" office:value="35.5772229399">
            <text:p>35.5772229399</text:p>
          </table:table-cell>
          <table:table-cell table:number-columns-repeated="5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6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4.4341500947">
            <text:p>-4.4341500947</text:p>
          </table:table-cell>
          <table:table-cell office:value-type="float" office:value="35.5824369584">
            <text:p>35.5824369584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4.7891601698">
            <text:p>-4.7891601698</text:p>
          </table:table-cell>
          <table:table-cell office:value-type="float" office:value="35.3486256816">
            <text:p>35.3486256816</text:p>
          </table:table-cell>
          <table:table-cell table:number-columns-repeated="10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16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4.7891185385">
            <text:p>-4.7891185385</text:p>
          </table:table-cell>
          <table:table-cell office:value-type="float" office:value="35.3450145264">
            <text:p>35.3450145264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8" office:value-type="string">
            <text:p>N</text:p>
          </table:table-cell>
        </table:table-row>
        <table:table-row table:style-name="ro1">
          <table:table-cell office:value-type="float" office:value="-4.7899044979">
            <text:p>-4.7899044979</text:p>
          </table:table-cell>
          <table:table-cell office:value-type="float" office:value="35.3386729149">
            <text:p>35.3386729149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4.8175971543">
            <text:p>-4.8175971543</text:p>
          </table:table-cell>
          <table:table-cell office:value-type="float" office:value="35.3348061519">
            <text:p>35.3348061519</text:p>
          </table:table-cell>
          <table:table-cell table:number-columns-repeated="10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table:number-columns-repeated="18" office:value-type="string">
            <text:p>N</text:p>
          </table:table-cell>
        </table:table-row>
        <table:table-row table:style-name="ro1">
          <table:table-cell office:value-type="float" office:value="-4.8294813443">
            <text:p>-4.8294813443</text:p>
          </table:table-cell>
          <table:table-cell office:value-type="float" office:value="35.3354852774">
            <text:p>35.3354852774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4.828775597">
            <text:p>-4.828775597</text:p>
          </table:table-cell>
          <table:table-cell office:value-type="float" office:value="35.3343460593">
            <text:p>35.3343460593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4.8303338346">
            <text:p>-4.8303338346</text:p>
          </table:table-cell>
          <table:table-cell office:value-type="float" office:value="35.3264371881">
            <text:p>35.3264371881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4.830858882">
            <text:p>-4.830858882</text:p>
          </table:table-cell>
          <table:table-cell office:value-type="float" office:value="35.325854695">
            <text:p>35.325854695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4.1842074268">
            <text:p>-4.1842074268</text:p>
          </table:table-cell>
          <table:table-cell office:value-type="float" office:value="35.5782884095">
            <text:p>35.5782884095</text:p>
          </table:table-cell>
          <table:table-cell table:number-columns-repeated="35" office:value-type="string">
            <text:p>N</text:p>
          </table:table-cell>
        </table:table-row>
        <table:table-row table:style-name="ro1">
          <table:table-cell office:value-type="float" office:value="-4.1850710762">
            <text:p>-4.1850710762</text:p>
          </table:table-cell>
          <table:table-cell office:value-type="float" office:value="35.5773433108">
            <text:p>35.5773433108</text:p>
          </table:table-cell>
          <table:table-cell table:number-columns-repeated="10" office:value-type="string">
            <text:p>N</text:p>
          </table:table-cell>
          <table:table-cell office:value-type="string">
            <text:p>Y</text:p>
          </table:table-cell>
          <table:table-cell table:number-columns-repeated="24" office:value-type="string">
            <text:p>N</text:p>
          </table:table-cell>
        </table:table-row>
        <table:table-row table:style-name="ro1">
          <table:table-cell office:value-type="float" office:value="-4.1813560516">
            <text:p>-4.1813560516</text:p>
          </table:table-cell>
          <table:table-cell office:value-type="float" office:value="35.5755271412">
            <text:p>35.5755271412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4.1832202349">
            <text:p>-4.1832202349</text:p>
          </table:table-cell>
          <table:table-cell office:value-type="float" office:value="35.5737591058">
            <text:p>35.5737591058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4.1850489653">
            <text:p>-4.1850489653</text:p>
          </table:table-cell>
          <table:table-cell office:value-type="float" office:value="35.5746530834">
            <text:p>35.5746530834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4.6037552685">
            <text:p>-4.6037552685</text:p>
          </table:table-cell>
          <table:table-cell office:value-type="float" office:value="35.3394795192">
            <text:p>35.3394795192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6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4.6001699282">
            <text:p>-4.6001699282</text:p>
          </table:table-cell>
          <table:table-cell office:value-type="float" office:value="35.3403200764">
            <text:p>35.3403200764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4.6058139268">
            <text:p>-4.6058139268</text:p>
          </table:table-cell>
          <table:table-cell office:value-type="float" office:value="35.3432767945">
            <text:p>35.3432767945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4.6075393945">
            <text:p>-4.6075393945</text:p>
          </table:table-cell>
          <table:table-cell office:value-type="float" office:value="35.3443522746">
            <text:p>35.3443522746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4.6125001014">
            <text:p>-4.6125001014</text:p>
          </table:table-cell>
          <table:table-cell office:value-type="float" office:value="35.3466299183">
            <text:p>35.3466299183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5" office:value-type="string">
            <text:p>Y</text:p>
          </table:table-cell>
          <table:table-cell table:number-columns-repeated="21" office:value-type="string">
            <text:p>N</text:p>
          </table:table-cell>
        </table:table-row>
        <table:table-row table:style-name="ro1">
          <table:table-cell office:value-type="float" office:value="-4.6172329348">
            <text:p>-4.6172329348</text:p>
          </table:table-cell>
          <table:table-cell office:value-type="float" office:value="35.347027875">
            <text:p>35.347027875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6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4" office:value-type="string">
            <text:p>N</text:p>
          </table:table-cell>
        </table:table-row>
        <table:table-row table:style-name="ro1">
          <table:table-cell office:value-type="float" office:value="-4.617434292">
            <text:p>-4.617434292</text:p>
          </table:table-cell>
          <table:table-cell office:value-type="float" office:value="35.3486386705">
            <text:p>35.3486386705</text:p>
          </table:table-cell>
          <table:table-cell table:number-columns-repeated="4" office:value-type="string">
            <text:p>Y</text:p>
          </table:table-cell>
          <table:table-cell table:number-columns-repeated="5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4.6054406802">
            <text:p>-4.6054406802</text:p>
          </table:table-cell>
          <table:table-cell office:value-type="float" office:value="35.3322232444">
            <text:p>35.3322232444</text:p>
          </table:table-cell>
          <table:table-cell table:number-columns-repeated="3" office:value-type="string">
            <text:p>Y</text:p>
          </table:table-cell>
          <table:table-cell table:number-columns-repeated="6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4.5832827567">
            <text:p>-4.5832827567</text:p>
          </table:table-cell>
          <table:table-cell office:value-type="float" office:value="35.3270285041">
            <text:p>35.3270285041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4.6129568813">
            <text:p>-4.6129568813</text:p>
          </table:table-cell>
          <table:table-cell office:value-type="float" office:value="35.3593819834">
            <text:p>35.3593819834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4.6147843179">
            <text:p>-4.6147843179</text:p>
          </table:table-cell>
          <table:table-cell office:value-type="float" office:value="35.3613379608">
            <text:p>35.3613379608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4.6212344545">
            <text:p>-4.6212344545</text:p>
          </table:table-cell>
          <table:table-cell office:value-type="float" office:value="35.3740159101">
            <text:p>35.3740159101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4.6266467088">
            <text:p>-4.6266467088</text:p>
          </table:table-cell>
          <table:table-cell office:value-type="float" office:value="35.3723168971">
            <text:p>35.3723168971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4.6248210146">
            <text:p>-4.6248210146</text:p>
          </table:table-cell>
          <table:table-cell office:value-type="float" office:value="35.3687003461">
            <text:p>35.3687003461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6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4.6514987581">
            <text:p>-4.6514987581</text:p>
          </table:table-cell>
          <table:table-cell office:value-type="float" office:value="35.5674190559">
            <text:p>35.5674190559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4.6497171398">
            <text:p>-4.6497171398</text:p>
          </table:table-cell>
          <table:table-cell office:value-type="float" office:value="35.5710240118">
            <text:p>35.5710240118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4.654183279">
            <text:p>-4.654183279</text:p>
          </table:table-cell>
          <table:table-cell office:value-type="float" office:value="35.5711161122">
            <text:p>35.5711161122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4.6381606266">
            <text:p>-4.6381606266</text:p>
          </table:table-cell>
          <table:table-cell office:value-type="float" office:value="35.5808408741">
            <text:p>35.5808408741</text:p>
          </table:table-cell>
          <table:table-cell table:number-columns-repeated="35" office:value-type="string">
            <text:p>N</text:p>
          </table:table-cell>
        </table:table-row>
        <table:table-row table:style-name="ro1">
          <table:table-cell office:value-type="float" office:value="-4.6453761343">
            <text:p>-4.6453761343</text:p>
          </table:table-cell>
          <table:table-cell office:value-type="float" office:value="35.5636756386">
            <text:p>35.5636756386</text:p>
          </table:table-cell>
          <table:table-cell table:number-columns-repeated="35" office:value-type="string">
            <text:p>N</text:p>
          </table:table-cell>
        </table:table-row>
        <table:table-row table:style-name="ro1">
          <table:table-cell office:value-type="float" office:value="-4.6400817936">
            <text:p>-4.6400817936</text:p>
          </table:table-cell>
          <table:table-cell office:value-type="float" office:value="35.5608867215">
            <text:p>35.5608867215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4" office:value-type="string">
            <text:p>N</text:p>
          </table:table-cell>
        </table:table-row>
        <table:table-row table:style-name="ro1">
          <table:table-cell office:value-type="float" office:value="-4.6485662369">
            <text:p>-4.6485662369</text:p>
          </table:table-cell>
          <table:table-cell office:value-type="float" office:value="35.5511008547">
            <text:p>35.5511008547</text:p>
          </table:table-cell>
          <table:table-cell table:number-columns-repeated="10" office:value-type="string">
            <text:p>N</text:p>
          </table:table-cell>
          <table:table-cell office:value-type="string">
            <text:p>Y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4.6512702512">
            <text:p>-4.6512702512</text:p>
          </table:table-cell>
          <table:table-cell office:value-type="float" office:value="35.5511149261">
            <text:p>35.5511149261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4.6558892486">
            <text:p>-4.6558892486</text:p>
          </table:table-cell>
          <table:table-cell office:value-type="float" office:value="35.5547519012">
            <text:p>35.5547519012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4.6334698868">
            <text:p>-4.6334698868</text:p>
          </table:table-cell>
          <table:table-cell office:value-type="float" office:value="35.5808627041">
            <text:p>35.5808627041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8" office:value-type="string">
            <text:p>N</text:p>
          </table:table-cell>
        </table:table-row>
        <table:table-row table:style-name="ro1">
          <table:table-cell office:value-type="float" office:value="-4.6337090001">
            <text:p>-4.6337090001</text:p>
          </table:table-cell>
          <table:table-cell office:value-type="float" office:value="35.5798646191">
            <text:p>35.5798646191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4.6327238769">
            <text:p>-4.6327238769</text:p>
          </table:table-cell>
          <table:table-cell office:value-type="float" office:value="35.5780049814">
            <text:p>35.5780049814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4.635886728">
            <text:p>-4.635886728</text:p>
          </table:table-cell>
          <table:table-cell office:value-type="float" office:value="35.5766323921">
            <text:p>35.5766323921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4.3997307737">
            <text:p>-4.3997307737</text:p>
          </table:table-cell>
          <table:table-cell office:value-type="float" office:value="35.1970312053">
            <text:p>35.1970312053</text:p>
          </table:table-cell>
          <table:table-cell table:number-columns-repeated="10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9" office:value-type="string">
            <text:p>N</text:p>
          </table:table-cell>
        </table:table-row>
        <table:table-row table:style-name="ro1">
          <table:table-cell office:value-type="float" office:value="-4.3979749165">
            <text:p>-4.3979749165</text:p>
          </table:table-cell>
          <table:table-cell office:value-type="float" office:value="35.2005977242">
            <text:p>35.2005977242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4.3952448622">
            <text:p>-4.3952448622</text:p>
          </table:table-cell>
          <table:table-cell office:value-type="float" office:value="35.2005547254">
            <text:p>35.2005547254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4.3962683532">
            <text:p>-4.3962683532</text:p>
          </table:table-cell>
          <table:table-cell office:value-type="float" office:value="35.1951117479">
            <text:p>35.1951117479</text:p>
          </table:table-cell>
          <table:table-cell table:number-columns-repeated="3" office:value-type="string">
            <text:p>Y</text:p>
          </table:table-cell>
          <table:table-cell table:number-columns-repeated="6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4" office:value-type="string">
            <text:p>N</text:p>
          </table:table-cell>
        </table:table-row>
        <table:table-row table:style-name="ro1">
          <table:table-cell office:value-type="float" office:value="-4.3986164096">
            <text:p>-4.3986164096</text:p>
          </table:table-cell>
          <table:table-cell office:value-type="float" office:value="35.1728313798">
            <text:p>35.1728313798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4.3957745092">
            <text:p>-4.3957745092</text:p>
          </table:table-cell>
          <table:table-cell office:value-type="float" office:value="35.1694595441">
            <text:p>35.1694595441</text:p>
          </table:table-cell>
          <table:table-cell table:number-columns-repeated="5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4.3941727875">
            <text:p>-4.3941727875</text:p>
          </table:table-cell>
          <table:table-cell office:value-type="float" office:value="35.1670814085">
            <text:p>35.1670814085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4.3921822311">
            <text:p>-4.3921822311</text:p>
          </table:table-cell>
          <table:table-cell office:value-type="float" office:value="35.1707111882">
            <text:p>35.1707111882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4.3921982373">
            <text:p>-4.3921982373</text:p>
          </table:table-cell>
          <table:table-cell office:value-type="float" office:value="35.1724966563">
            <text:p>35.1724966563</text:p>
          </table:table-cell>
          <table:table-cell table:number-columns-repeated="10" office:value-type="string">
            <text:p>N</text:p>
          </table:table-cell>
          <table:table-cell office:value-type="string">
            <text:p>Y</text:p>
          </table:table-cell>
          <table:table-cell table:number-columns-repeated="24" office:value-type="string">
            <text:p>N</text:p>
          </table:table-cell>
        </table:table-row>
        <table:table-row table:style-name="ro1">
          <table:table-cell office:value-type="float" office:value="-4.4100176552">
            <text:p>-4.4100176552</text:p>
          </table:table-cell>
          <table:table-cell office:value-type="float" office:value="35.1536556508">
            <text:p>35.1536556508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6" office:value-type="string">
            <text:p>N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1" office:value-type="string">
            <text:p>N</text:p>
          </table:table-cell>
        </table:table-row>
        <table:table-row table:style-name="ro1">
          <table:table-cell office:value-type="float" office:value="-4.4144702886">
            <text:p>-4.4144702886</text:p>
          </table:table-cell>
          <table:table-cell office:value-type="float" office:value="35.153650399">
            <text:p>35.153650399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4.4153750928">
            <text:p>-4.4153750928</text:p>
          </table:table-cell>
          <table:table-cell office:value-type="float" office:value="35.151880727">
            <text:p>35.151880727</text:p>
          </table:table-cell>
          <table:table-cell table:number-columns-repeated="10" office:value-type="string">
            <text:p>N</text:p>
          </table:table-cell>
          <table:table-cell office:value-type="string">
            <text:p>Y</text:p>
          </table:table-cell>
          <table:table-cell table:number-columns-repeated="24" office:value-type="string">
            <text:p>N</text:p>
          </table:table-cell>
        </table:table-row>
        <table:table-row table:style-name="ro1">
          <table:table-cell office:value-type="float" office:value="-4.4167469724">
            <text:p>-4.4167469724</text:p>
          </table:table-cell>
          <table:table-cell office:value-type="float" office:value="35.1519377585">
            <text:p>35.1519377585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4.415407817">
            <text:p>-4.415407817</text:p>
          </table:table-cell>
          <table:table-cell office:value-type="float" office:value="35.1536745131">
            <text:p>35.1536745131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4.4715833937">
            <text:p>-4.4715833937</text:p>
          </table:table-cell>
          <table:table-cell office:value-type="float" office:value="35.3390150253">
            <text:p>35.3390150253</text:p>
          </table:table-cell>
          <table:table-cell office:value-type="string">
            <text:p>Y</text:p>
          </table:table-cell>
          <table:table-cell table:number-columns-repeated="9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4.4651555733">
            <text:p>-4.4651555733</text:p>
          </table:table-cell>
          <table:table-cell office:value-type="float" office:value="35.3424142061">
            <text:p>35.3424142061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4.4807946736">
            <text:p>-4.4807946736</text:p>
          </table:table-cell>
          <table:table-cell office:value-type="float" office:value="35.3571783381">
            <text:p>35.3571783381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4.4824489398">
            <text:p>-4.4824489398</text:p>
          </table:table-cell>
          <table:table-cell office:value-type="float" office:value="35.357194304">
            <text:p>35.357194304</text:p>
          </table:table-cell>
          <table:table-cell office:value-type="string">
            <text:p>Y</text:p>
          </table:table-cell>
          <table:table-cell table:number-columns-repeated="9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4.4763686434">
            <text:p>-4.4763686434</text:p>
          </table:table-cell>
          <table:table-cell office:value-type="float" office:value="35.3617067078">
            <text:p>35.3617067078</text:p>
          </table:table-cell>
          <table:table-cell office:value-type="string">
            <text:p>Y</text:p>
          </table:table-cell>
          <table:table-cell table:number-columns-repeated="9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4.4754415592">
            <text:p>-4.4754415592</text:p>
          </table:table-cell>
          <table:table-cell office:value-type="float" office:value="35.3608683354">
            <text:p>35.3608683354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4.4656635627">
            <text:p>-4.4656635627</text:p>
          </table:table-cell>
          <table:table-cell office:value-type="float" office:value="35.367078215">
            <text:p>35.367078215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4.4656871979">
            <text:p>-4.4656871979</text:p>
          </table:table-cell>
          <table:table-cell office:value-type="float" office:value="35.3715814067">
            <text:p>35.3715814067</text:p>
          </table:table-cell>
          <table:table-cell table:number-columns-repeated="3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4.4675015207">
            <text:p>-4.4675015207</text:p>
          </table:table-cell>
          <table:table-cell office:value-type="float" office:value="35.3742430821">
            <text:p>35.3742430821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0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4.4701657137">
            <text:p>-4.4701657137</text:p>
          </table:table-cell>
          <table:table-cell office:value-type="float" office:value="35.3743839717">
            <text:p>35.3743839717</text:p>
          </table:table-cell>
          <table:table-cell table:number-columns-repeated="3" office:value-type="string">
            <text:p>Y</text:p>
          </table:table-cell>
          <table:table-cell table:number-columns-repeated="6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4" office:value-type="string">
            <text:p>N</text:p>
          </table:table-cell>
        </table:table-row>
        <table:table-row table:style-name="ro1">
          <table:table-cell office:value-type="float" office:value="-4.4702088642">
            <text:p>-4.4702088642</text:p>
          </table:table-cell>
          <table:table-cell office:value-type="float" office:value="35.3733867742">
            <text:p>35.3733867742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4.4774314742">
            <text:p>-4.4774314742</text:p>
          </table:table-cell>
          <table:table-cell office:value-type="float" office:value="35.3753141336">
            <text:p>35.3753141336</text:p>
          </table:table-cell>
          <table:table-cell table:number-columns-repeated="2" office:value-type="string">
            <text:p>Y</text:p>
          </table:table-cell>
          <table:table-cell table:number-columns-repeated="5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4.4829264741">
            <text:p>-4.4829264741</text:p>
          </table:table-cell>
          <table:table-cell office:value-type="float" office:value="35.3834953532">
            <text:p>35.3834953532</text:p>
          </table:table-cell>
          <table:table-cell table:number-columns-repeated="35" office:value-type="string">
            <text:p>N</text:p>
          </table:table-cell>
        </table:table-row>
        <table:table-row table:style-name="ro1">
          <table:table-cell office:value-type="float" office:value="-4.4598676326">
            <text:p>-4.4598676326</text:p>
          </table:table-cell>
          <table:table-cell office:value-type="float" office:value="35.5537261496">
            <text:p>35.5537261496</text:p>
          </table:table-cell>
          <table:table-cell table:number-columns-repeated="10" office:value-type="string">
            <text:p>N</text:p>
          </table:table-cell>
          <table:table-cell office:value-type="string">
            <text:p>Y</text:p>
          </table:table-cell>
          <table:table-cell table:number-columns-repeated="24" office:value-type="string">
            <text:p>N</text:p>
          </table:table-cell>
        </table:table-row>
        <table:table-row table:style-name="ro1">
          <table:table-cell office:value-type="float" office:value="-4.4589092879">
            <text:p>-4.4589092879</text:p>
          </table:table-cell>
          <table:table-cell office:value-type="float" office:value="35.5545712091">
            <text:p>35.5545712091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4.465258797">
            <text:p>-4.465258797</text:p>
          </table:table-cell>
          <table:table-cell office:value-type="float" office:value="35.554665372">
            <text:p>35.554665372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4" office:value-type="string">
            <text:p>N</text:p>
          </table:table-cell>
        </table:table-row>
        <table:table-row table:style-name="ro1">
          <table:table-cell office:value-type="float" office:value="-4.4655443968">
            <text:p>-4.4655443968</text:p>
          </table:table-cell>
          <table:table-cell office:value-type="float" office:value="35.5517137215">
            <text:p>35.5517137215</text:p>
          </table:table-cell>
          <table:table-cell table:number-columns-repeated="5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5" office:value-type="string">
            <text:p>N</text:p>
          </table:table-cell>
          <table:table-cell office:value-type="string">
            <text:p>Y</text:p>
          </table:table-cell>
          <table:table-cell table:number-columns-repeated="16" office:value-type="string">
            <text:p>N</text:p>
          </table:table-cell>
        </table:table-row>
        <table:table-row table:style-name="ro1">
          <table:table-cell office:value-type="float" office:value="-4.4706440857">
            <text:p>-4.4706440857</text:p>
          </table:table-cell>
          <table:table-cell office:value-type="float" office:value="35.554690869">
            <text:p>35.554690869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3596597933">
            <text:p>-3.3596597933</text:p>
          </table:table-cell>
          <table:table-cell office:value-type="float" office:value="35.5974746194">
            <text:p>35.5974746194</text:p>
          </table:table-cell>
          <table:table-cell table:number-columns-repeated="9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9" office:value-type="string">
            <text:p>N</text:p>
          </table:table-cell>
        </table:table-row>
        <table:table-row table:style-name="ro1">
          <table:table-cell office:value-type="float" office:value="-3.3623315875">
            <text:p>-3.3623315875</text:p>
          </table:table-cell>
          <table:table-cell office:value-type="float" office:value="35.5975358325">
            <text:p>35.5975358325</text:p>
          </table:table-cell>
          <table:table-cell table:number-columns-repeated="9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9" office:value-type="string">
            <text:p>N</text:p>
          </table:table-cell>
        </table:table-row>
        <table:table-row table:style-name="ro1">
          <table:table-cell office:value-type="float" office:value="-3.3622918184">
            <text:p>-3.3622918184</text:p>
          </table:table-cell>
          <table:table-cell office:value-type="float" office:value="35.5938683603">
            <text:p>35.5938683603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3613626467">
            <text:p>-3.3613626467</text:p>
          </table:table-cell>
          <table:table-cell office:value-type="float" office:value="35.5930293412">
            <text:p>35.5930293412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9" office:value-type="string">
            <text:p>N</text:p>
          </table:table-cell>
        </table:table-row>
        <table:table-row table:style-name="ro1">
          <table:table-cell office:value-type="float" office:value="-3.3730346446">
            <text:p>-3.3730346446</text:p>
          </table:table-cell>
          <table:table-cell office:value-type="float" office:value="35.5903366133">
            <text:p>35.5903366133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3720976683">
            <text:p>-3.3720976683</text:p>
          </table:table-cell>
          <table:table-cell office:value-type="float" office:value="35.5876056515">
            <text:p>35.5876056515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373918149">
            <text:p>-3.373918149</text:p>
          </table:table-cell>
          <table:table-cell office:value-type="float" office:value="35.588512043">
            <text:p>35.588512043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3747150418">
            <text:p>-3.3747150418</text:p>
          </table:table-cell>
          <table:table-cell office:value-type="float" office:value="35.5849629929">
            <text:p>35.5849629929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3756880365">
            <text:p>-3.3756880365</text:p>
          </table:table-cell>
          <table:table-cell office:value-type="float" office:value="35.5875967627">
            <text:p>35.5875967627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3820368662">
            <text:p>-3.3820368662</text:p>
          </table:table-cell>
          <table:table-cell office:value-type="float" office:value="35.5806945564">
            <text:p>35.5806945564</text:p>
          </table:table-cell>
          <table:table-cell table:number-columns-repeated="5"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38207862">
            <text:p>-3.38207862</text:p>
          </table:table-cell>
          <table:table-cell office:value-type="float" office:value="35.5778366203">
            <text:p>35.5778366203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3845628157">
            <text:p>-3.3845628157</text:p>
          </table:table-cell>
          <table:table-cell office:value-type="float" office:value="35.5768436064">
            <text:p>35.5768436064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3863212043">
            <text:p>-3.3863212043</text:p>
          </table:table-cell>
          <table:table-cell office:value-type="float" office:value="35.5750371949">
            <text:p>35.5750371949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3872105423">
            <text:p>-3.3872105423</text:p>
          </table:table-cell>
          <table:table-cell office:value-type="float" office:value="35.5749826204">
            <text:p>35.5749826204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3811685256">
            <text:p>-3.3811685256</text:p>
          </table:table-cell>
          <table:table-cell office:value-type="float" office:value="35.5975989712">
            <text:p>35.5975989712</text:p>
          </table:table-cell>
          <table:table-cell office:value-type="string">
            <text:p>Y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2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3830653843">
            <text:p>-3.3830653843</text:p>
          </table:table-cell>
          <table:table-cell office:value-type="float" office:value="35.5994443907">
            <text:p>35.5994443907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3875324224">
            <text:p>-3.3875324224</text:p>
          </table:table-cell>
          <table:table-cell office:value-type="float" office:value="35.5994800628">
            <text:p>35.5994800628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3856987529">
            <text:p>-3.3856987529</text:p>
          </table:table-cell>
          <table:table-cell office:value-type="float" office:value="35.5976502768">
            <text:p>35.5976502768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3838733073">
            <text:p>-3.3838733073</text:p>
          </table:table-cell>
          <table:table-cell office:value-type="float" office:value="35.5940320935">
            <text:p>35.5940320935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009782948">
            <text:p>-3.4009782948</text:p>
          </table:table-cell>
          <table:table-cell office:value-type="float" office:value="35.5967965809">
            <text:p>35.5967965809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0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010002896">
            <text:p>-3.4010002896</text:p>
          </table:table-cell>
          <table:table-cell office:value-type="float" office:value="35.6004750616">
            <text:p>35.6004750616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3991962765">
            <text:p>-3.3991962765</text:p>
          </table:table-cell>
          <table:table-cell office:value-type="float" office:value="35.5986439107">
            <text:p>35.5986439107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037294446">
            <text:p>-3.4037294446</text:p>
          </table:table-cell>
          <table:table-cell office:value-type="float" office:value="35.6014038483">
            <text:p>35.6014038483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4063384568">
            <text:p>-3.4063384568</text:p>
          </table:table-cell>
          <table:table-cell office:value-type="float" office:value="35.5978086805">
            <text:p>35.5978086805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099447767">
            <text:p>-3.4099447767</text:p>
          </table:table-cell>
          <table:table-cell office:value-type="float" office:value="35.6014683043">
            <text:p>35.6014683043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4081452277">
            <text:p>-3.4081452277</text:p>
          </table:table-cell>
          <table:table-cell office:value-type="float" office:value="35.598760616">
            <text:p>35.598760616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099082015">
            <text:p>-3.4099082015</text:p>
          </table:table-cell>
          <table:table-cell office:value-type="float" office:value="35.5960056862">
            <text:p>35.5960056862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3.4108160462">
            <text:p>-3.4108160462</text:p>
          </table:table-cell>
          <table:table-cell office:value-type="float" office:value="35.5950916941">
            <text:p>35.5950916941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3.4108498449">
            <text:p>-3.4108498449</text:p>
          </table:table-cell>
          <table:table-cell office:value-type="float" office:value="35.5969277835">
            <text:p>35.5969277835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285809694">
            <text:p>-3.4285809694</text:p>
          </table:table-cell>
          <table:table-cell office:value-type="float" office:value="35.5779955278">
            <text:p>35.5779955278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3.4303466521">
            <text:p>-3.4303466521</text:p>
          </table:table-cell>
          <table:table-cell office:value-type="float" office:value="35.5779743703">
            <text:p>35.5779743703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4302753769">
            <text:p>-3.4302753769</text:p>
          </table:table-cell>
          <table:table-cell office:value-type="float" office:value="35.5752672407">
            <text:p>35.5752672407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4312984984">
            <text:p>-3.4312984984</text:p>
          </table:table-cell>
          <table:table-cell office:value-type="float" office:value="35.5816465111">
            <text:p>35.5816465111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4295085485">
            <text:p>-3.4295085485</text:p>
          </table:table-cell>
          <table:table-cell office:value-type="float" office:value="35.5825300898">
            <text:p>35.5825300898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4386448817">
            <text:p>-3.4386448817</text:p>
          </table:table-cell>
          <table:table-cell office:value-type="float" office:value="35.5943747868">
            <text:p>35.5943747868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4351505398">
            <text:p>-3.4351505398</text:p>
          </table:table-cell>
          <table:table-cell office:value-type="float" office:value="35.5997623031">
            <text:p>35.5997623031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4395924414">
            <text:p>-3.4395924414</text:p>
          </table:table-cell>
          <table:table-cell office:value-type="float" office:value="35.5979658013">
            <text:p>35.5979658013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0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405550941">
            <text:p>-3.4405550941</text:p>
          </table:table-cell>
          <table:table-cell office:value-type="float" office:value="35.6007506508">
            <text:p>35.6007506508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4414692337">
            <text:p>-3.4414692337</text:p>
          </table:table-cell>
          <table:table-cell office:value-type="float" office:value="35.6007359629">
            <text:p>35.6007359629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0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441062223">
            <text:p>-3.4441062223</text:p>
          </table:table-cell>
          <table:table-cell office:value-type="float" office:value="35.5989929501">
            <text:p>35.5989929501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4468053668">
            <text:p>-3.4468053668</text:p>
          </table:table-cell>
          <table:table-cell office:value-type="float" office:value="35.5989584423">
            <text:p>35.5989584423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4478274683">
            <text:p>-3.4478274683</text:p>
          </table:table-cell>
          <table:table-cell office:value-type="float" office:value="35.5987371185">
            <text:p>35.5987371185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0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4440836247">
            <text:p>-3.4440836247</text:p>
          </table:table-cell>
          <table:table-cell office:value-type="float" office:value="35.5944292156">
            <text:p>35.5944292156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4449448202">
            <text:p>-3.4449448202</text:p>
          </table:table-cell>
          <table:table-cell office:value-type="float" office:value="35.5935350753">
            <text:p>35.5935350753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3.3271773927">
            <text:p>-3.3271773927</text:p>
          </table:table-cell>
          <table:table-cell office:value-type="float" office:value="35.7160317719">
            <text:p>35.7160317719</text:p>
          </table:table-cell>
          <table:table-cell table:number-columns-repeated="3" office:value-type="string">
            <text:p>Y</text:p>
          </table:table-cell>
          <table:table-cell table:number-columns-repeated="6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3253246689">
            <text:p>-3.3253246689</text:p>
          </table:table-cell>
          <table:table-cell office:value-type="float" office:value="35.7142134421">
            <text:p>35.7142134421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3.3244253656">
            <text:p>-3.3244253656</text:p>
          </table:table-cell>
          <table:table-cell office:value-type="float" office:value="35.7141421644">
            <text:p>35.7141421644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3.3200912433">
            <text:p>-3.3200912433</text:p>
          </table:table-cell>
          <table:table-cell office:value-type="float" office:value="35.7134289038">
            <text:p>35.7134289038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7686233273">
            <text:p>-3.7686233273</text:p>
          </table:table-cell>
          <table:table-cell office:value-type="float" office:value="35.4851403619">
            <text:p>35.4851403619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6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3.7740691151">
            <text:p>-3.7740691151</text:p>
          </table:table-cell>
          <table:table-cell office:value-type="float" office:value="35.4834012372">
            <text:p>35.4834012372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3.7713691205">
            <text:p>-3.7713691205</text:p>
          </table:table-cell>
          <table:table-cell office:value-type="float" office:value="35.480673719">
            <text:p>35.480673719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7677094576">
            <text:p>-3.7677094576</text:p>
          </table:table-cell>
          <table:table-cell office:value-type="float" office:value="35.4779829761">
            <text:p>35.4779829761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3.7659316525">
            <text:p>-3.7659316525</text:p>
          </table:table-cell>
          <table:table-cell office:value-type="float" office:value="35.4769759368">
            <text:p>35.4769759368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7703915844">
            <text:p>-3.7703915844</text:p>
          </table:table-cell>
          <table:table-cell office:value-type="float" office:value="35.475239937">
            <text:p>35.475239937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3.7720914498">
            <text:p>-3.7720914498</text:p>
          </table:table-cell>
          <table:table-cell office:value-type="float" office:value="35.4697813208">
            <text:p>35.4697813208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7731885298">
            <text:p>-3.7731885298</text:p>
          </table:table-cell>
          <table:table-cell office:value-type="float" office:value="35.4751539446">
            <text:p>35.4751539446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8595764521">
            <text:p>-3.8595764521</text:p>
          </table:table-cell>
          <table:table-cell office:value-type="float" office:value="35.4922298524">
            <text:p>35.4922298524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8586146302">
            <text:p>-3.8586146302</text:p>
          </table:table-cell>
          <table:table-cell office:value-type="float" office:value="35.4921583061">
            <text:p>35.4921583061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-3.8631531295">
            <text:p>-3.8631531295</text:p>
          </table:table-cell>
          <table:table-cell office:value-type="float" office:value="35.4904279469">
            <text:p>35.4904279469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854920542">
            <text:p>-3.854920542</text:p>
          </table:table-cell>
          <table:table-cell office:value-type="float" office:value="35.4766927847">
            <text:p>35.4766927847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2" office:value-type="string">
            <text:p>N</text:p>
          </table:table-cell>
        </table:table-row>
        <table:table-row table:style-name="ro1">
          <table:table-cell office:value-type="float" office:value="-3.8494982858">
            <text:p>-3.8494982858</text:p>
          </table:table-cell>
          <table:table-cell office:value-type="float" office:value="35.4776546156">
            <text:p>35.4776546156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8493577893">
            <text:p>-3.8493577893</text:p>
          </table:table-cell>
          <table:table-cell office:value-type="float" office:value="35.4730846485">
            <text:p>35.4730846485</text:p>
          </table:table-cell>
          <table:table-cell table:number-columns-repeated="3" office:value-type="string">
            <text:p>Y</text:p>
          </table:table-cell>
          <table:table-cell table:number-columns-repeated="6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7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</table:table-row>
        <table:table-row table:style-name="ro1">
          <table:table-cell office:value-type="float" office:value="-3.8494671015">
            <text:p>-3.8494671015</text:p>
          </table:table-cell>
          <table:table-cell office:value-type="float" office:value="35.4740940996">
            <text:p>35.4740940996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10" office:value-type="string">
            <text:p>N</text:p>
          </table:table-cell>
        </table:table-row>
        <table:table-row table:style-name="ro1">
          <table:table-cell office:value-type="float" office:value="-3.9414465842">
            <text:p>-3.9414465842</text:p>
          </table:table-cell>
          <table:table-cell office:value-type="float" office:value="35.5743423699">
            <text:p>35.5743423699</text:p>
          </table:table-cell>
          <table:table-cell table:number-columns-repeated="10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9433660289">
            <text:p>-3.9433660289</text:p>
          </table:table-cell>
          <table:table-cell office:value-type="float" office:value="35.5782085805">
            <text:p>35.5782085805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9460406328">
            <text:p>-3.9460406328</text:p>
          </table:table-cell>
          <table:table-cell office:value-type="float" office:value="35.5744236601">
            <text:p>35.5744236601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</table:table-row>
        <table:table-row table:style-name="ro1">
          <table:table-cell office:value-type="float" office:value="-3.9415395174">
            <text:p>-3.9415395174</text:p>
          </table:table-cell>
          <table:table-cell office:value-type="float" office:value="35.5698208359">
            <text:p>35.5698208359</text:p>
          </table:table-cell>
          <table:table-cell table:number-columns-repeated="10" office:value-type="string">
            <text:p>N</text:p>
          </table:table-cell>
          <table:table-cell office:value-type="string">
            <text:p>Y</text:p>
          </table:table-cell>
          <table:table-cell table:number-columns-repeated="17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float" office:value="-3.9737693514">
            <text:p>-3.9737693514</text:p>
          </table:table-cell>
          <table:table-cell office:value-type="float" office:value="35.5646799456">
            <text:p>35.5646799456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979218115">
            <text:p>-3.979218115</text:p>
          </table:table-cell>
          <table:table-cell office:value-type="float" office:value="35.5647007499">
            <text:p>35.5647007499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9799321562">
            <text:p>-3.9799321562</text:p>
          </table:table-cell>
          <table:table-cell office:value-type="float" office:value="35.5674142927">
            <text:p>35.5674142927</text:p>
          </table:table-cell>
          <table:table-cell table:number-columns-repeated="35" office:value-type="string">
            <text:p>N</text:p>
          </table:table-cell>
        </table:table-row>
        <table:table-row table:style-name="ro1">
          <table:table-cell office:value-type="float" office:value="-3.9792070275">
            <text:p>-3.9792070275</text:p>
          </table:table-cell>
          <table:table-cell office:value-type="float" office:value="35.5683670627">
            <text:p>35.5683670627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9936068056">
            <text:p>-3.9936068056</text:p>
          </table:table-cell>
          <table:table-cell office:value-type="float" office:value="35.5703457796">
            <text:p>35.5703457796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table:number-columns-repeated="25" office:value-type="string">
            <text:p>N</text:p>
          </table:table-cell>
        </table:table-row>
        <table:table-row table:style-name="ro1">
          <table:table-cell office:value-type="float" office:value="-3.990879381">
            <text:p>-3.990879381</text:p>
          </table:table-cell>
          <table:table-cell office:value-type="float" office:value="35.5666435548">
            <text:p>35.5666435548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table:number-columns-repeated="2"/>
          <table:table-cell table:formula="of:=COUNTIF([.C2:.C1675];&quot;Y&quot;)" office:value-type="float" office:value="642">
            <text:p>642</text:p>
          </table:table-cell>
          <table:table-cell table:formula="of:=COUNTIF([.D2:.D1675];&quot;Y&quot;)" office:value-type="float" office:value="693">
            <text:p>693</text:p>
          </table:table-cell>
          <table:table-cell table:formula="of:=COUNTIF([.E2:.E1675];&quot;Y&quot;)" office:value-type="float" office:value="566">
            <text:p>566</text:p>
          </table:table-cell>
          <table:table-cell table:formula="of:=COUNTIF([.F2:.F1675];&quot;Y&quot;)" office:value-type="float" office:value="377">
            <text:p>377</text:p>
          </table:table-cell>
          <table:table-cell table:formula="of:=COUNTIF([.G2:.G1675];&quot;Y&quot;)" office:value-type="float" office:value="538">
            <text:p>538</text:p>
          </table:table-cell>
          <table:table-cell table:formula="of:=COUNTIF([.H2:.H1675];&quot;Y&quot;)" office:value-type="float" office:value="4">
            <text:p>4</text:p>
          </table:table-cell>
          <table:table-cell table:formula="of:=COUNTIF([.I2:.I1675];&quot;Y&quot;)" office:value-type="float" office:value="173">
            <text:p>173</text:p>
          </table:table-cell>
          <table:table-cell table:formula="of:=COUNTIF([.J2:.J1675];&quot;Y&quot;)" office:value-type="float" office:value="190">
            <text:p>190</text:p>
          </table:table-cell>
          <table:table-cell table:formula="of:=COUNTIF([.K2:.K1675];&quot;Y&quot;)" office:value-type="float" office:value="16">
            <text:p>16</text:p>
          </table:table-cell>
          <table:table-cell table:formula="of:=COUNTIF([.L2:.L1675];&quot;Y&quot;)" office:value-type="float" office:value="1374">
            <text:p>1374</text:p>
          </table:table-cell>
          <table:table-cell table:formula="of:=COUNTIF([.M2:.M1675];&quot;Y&quot;)" office:value-type="float" office:value="1365">
            <text:p>1365</text:p>
          </table:table-cell>
          <table:table-cell table:formula="of:=COUNTIF([.N2:.N1675];&quot;Y&quot;)" office:value-type="float" office:value="1110">
            <text:p>1110</text:p>
          </table:table-cell>
          <table:table-cell table:formula="of:=COUNTIF([.O2:.O1675];&quot;Y&quot;)" office:value-type="float" office:value="1012">
            <text:p>1012</text:p>
          </table:table-cell>
          <table:table-cell table:formula="of:=COUNTIF([.P2:.P1675];&quot;Y&quot;)" office:value-type="float" office:value="5">
            <text:p>5</text:p>
          </table:table-cell>
          <table:table-cell table:formula="of:=COUNTIF([.Q2:.Q1675];&quot;Y&quot;)" office:value-type="float" office:value="32">
            <text:p>32</text:p>
          </table:table-cell>
          <table:table-cell table:formula="of:=COUNTIF([.R2:.R1675];&quot;Y&quot;)" office:value-type="float" office:value="60">
            <text:p>60</text:p>
          </table:table-cell>
          <table:table-cell table:formula="of:=COUNTIF([.S2:.S1675];&quot;Y&quot;)" office:value-type="float" office:value="168">
            <text:p>168</text:p>
          </table:table-cell>
          <table:table-cell table:formula="of:=COUNTIF([.T2:.T1675];&quot;Y&quot;)" office:value-type="float" office:value="8">
            <text:p>8</text:p>
          </table:table-cell>
          <table:table-cell table:formula="of:=COUNTIF([.U2:.U1675];&quot;Y&quot;)" office:value-type="float" office:value="1">
            <text:p>1</text:p>
          </table:table-cell>
          <table:table-cell table:formula="of:=COUNTIF([.V2:.V1675];&quot;Y&quot;)" office:value-type="float" office:value="27">
            <text:p>27</text:p>
          </table:table-cell>
          <table:table-cell table:formula="of:=COUNTIF([.W2:.W1675];&quot;Y&quot;)" office:value-type="float" office:value="839">
            <text:p>839</text:p>
          </table:table-cell>
          <table:table-cell table:formula="of:=COUNTIF([.X2:.X1675];&quot;Y&quot;)" office:value-type="float" office:value="618">
            <text:p>618</text:p>
          </table:table-cell>
          <table:table-cell table:formula="of:=COUNTIF([.Y2:.Y1675];&quot;Y&quot;)" office:value-type="float" office:value="8">
            <text:p>8</text:p>
          </table:table-cell>
          <table:table-cell table:formula="of:=COUNTIF([.Z2:.Z1675];&quot;Y&quot;)" office:value-type="float" office:value="11">
            <text:p>11</text:p>
          </table:table-cell>
          <table:table-cell table:formula="of:=COUNTIF([.AA2:.AA1675];&quot;Y&quot;)" office:value-type="float" office:value="373">
            <text:p>373</text:p>
          </table:table-cell>
          <table:table-cell table:formula="of:=COUNTIF([.AB2:.AB1675];&quot;Y&quot;)" office:value-type="float" office:value="2">
            <text:p>2</text:p>
          </table:table-cell>
          <table:table-cell table:formula="of:=COUNTIF([.AC2:.AC1675];&quot;Y&quot;)" office:value-type="float" office:value="0">
            <text:p>0</text:p>
          </table:table-cell>
          <table:table-cell table:formula="of:=COUNTIF([.AD2:.AD1675];&quot;Y&quot;)" office:value-type="float" office:value="46">
            <text:p>46</text:p>
          </table:table-cell>
          <table:table-cell table:formula="of:=COUNTIF([.AE2:.AE1675];&quot;Y&quot;)" office:value-type="float" office:value="135">
            <text:p>135</text:p>
          </table:table-cell>
          <table:table-cell table:formula="of:=COUNTIF([.AF2:.AF1675];&quot;Y&quot;)" office:value-type="float" office:value="22">
            <text:p>22</text:p>
          </table:table-cell>
          <table:table-cell table:formula="of:=COUNTIF([.AG2:.AG1675];&quot;Y&quot;)" office:value-type="float" office:value="37">
            <text:p>37</text:p>
          </table:table-cell>
          <table:table-cell table:formula="of:=COUNTIF([.AH2:.AH1675];&quot;Y&quot;)" office:value-type="float" office:value="87">
            <text:p>87</text:p>
          </table:table-cell>
          <table:table-cell table:formula="of:=COUNTIF([.AI2:.AI1675];&quot;Y&quot;)" office:value-type="float" office:value="28">
            <text:p>28</text:p>
          </table:table-cell>
          <table:table-cell table:formula="of:=COUNTIF([.AJ2:.AJ1675];&quot;Y&quot;)" office:value-type="float" office:value="644">
            <text:p>644</text:p>
          </table:table-cell>
          <table:table-cell table:formula="of:=COUNTIF([.AK2:.AK1675];&quot;Y&quot;)" office:value-type="float" office:value="202">
            <text:p>20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N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A">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NA">$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4">2015/11/24</text:date>, <text:time>14:14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24T14:14:39</dc:date>
    <dc:creator>Alex Verlinden</dc:creator>
    <meta:generator>OpenOffice/4.1.1$Unix OpenOffice.org_project/411m6$Build-9775</meta:generator>
    <meta:editing-duration>PT15M52S</meta:editing-duration>
    <meta:editing-cycles>1</meta:editing-cycles>
    <meta:document-statistic meta:table-count="1" meta:cell-count="62008" meta:object-count="0"/>
  </office:meta>
</office:document-meta>
</file>